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71.09pt" svg:height="587.48pt" svg:x="371.79pt" svg:y="2.83pt">
            <draw:object draw:notify-on-update-of-ranges="'relay1.comm.sub.network'.E2:'relay1.comm.sub.network'.E361 'relay1.comm.sub.network'.F2:'relay1.comm.sub.network'.F3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11906.54578" calcext:value-type="float">
            <text:p>1456011906.54578</text:p>
          </table:table-cell>
          <table:table-cell office:value-type="float" office:value="1456011906.54625" calcext:value-type="float">
            <text:p>1456011906.54625</text:p>
          </table:table-cell>
          <table:table-cell office:value-type="float" office:value="7672" calcext:value-type="float">
            <text:p>7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11906.65406" calcext:value-type="float">
            <text:p>1456011906.65406</text:p>
          </table:table-cell>
          <table:table-cell office:value-type="float" office:value="1456011906.65433" calcext:value-type="float">
            <text:p>1456011906.65433</text:p>
          </table:table-cell>
          <table:table-cell office:value-type="float" office:value="4296" calcext:value-type="float">
            <text:p>4296</text:p>
          </table:table-cell>
          <table:table-cell table:formula="of:=[.B3]-[.B$2]" office:value-type="float" office:value="0.108272075653076" calcext:value-type="float">
            <text:p>0.1082720757</text:p>
          </table:table-cell>
          <table:table-cell table:formula="of:=[.D3]/([.E3]-[.E2])" office:value-type="float" office:value="39677.8206577029" calcext:value-type="float">
            <text:p>39677.8206577029</text:p>
          </table:table-cell>
          <table:table-cell table:formula="of:=[.E3]-[.E2]" office:value-type="float" office:value="0.108272075653076" calcext:value-type="float">
            <text:p>0.1082720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11906.75615" calcext:value-type="float">
            <text:p>1456011906.75615</text:p>
          </table:table-cell>
          <table:table-cell office:value-type="float" office:value="1456011906.75643" calcext:value-type="float">
            <text:p>1456011906.75643</text:p>
          </table:table-cell>
          <table:table-cell office:value-type="float" office:value="4296" calcext:value-type="float">
            <text:p>4296</text:p>
          </table:table-cell>
          <table:table-cell table:formula="of:=[.B4]-[.B$2]" office:value-type="float" office:value="0.210368394851685" calcext:value-type="float">
            <text:p>0.2103683949</text:p>
          </table:table-cell>
          <table:table-cell table:formula="of:=[.D4]/([.E4]-[.E3])" office:value-type="float" office:value="42077.9126389755" calcext:value-type="float">
            <text:p>42077.9126389755</text:p>
          </table:table-cell>
          <table:table-cell table:formula="of:=[.E4]-[.E3]" office:value-type="float" office:value="0.102096319198608" calcext:value-type="float">
            <text:p>0.1020963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11906.85892" calcext:value-type="float">
            <text:p>1456011906.85892</text:p>
          </table:table-cell>
          <table:table-cell office:value-type="float" office:value="1456011906.8592" calcext:value-type="float">
            <text:p>1456011906.8592</text:p>
          </table:table-cell>
          <table:table-cell office:value-type="float" office:value="4296" calcext:value-type="float">
            <text:p>4296</text:p>
          </table:table-cell>
          <table:table-cell table:formula="of:=[.B5]-[.B$2]" office:value-type="float" office:value="0.313132524490356" calcext:value-type="float">
            <text:p>0.3131325245</text:p>
          </table:table-cell>
          <table:table-cell table:formula="of:=[.D5]/([.E5]-[.E4])" office:value-type="float" office:value="41804.4702475964" calcext:value-type="float">
            <text:p>41804.4702475964</text:p>
          </table:table-cell>
          <table:table-cell table:formula="of:=[.E5]-[.E4]" office:value-type="float" office:value="0.102764129638672" calcext:value-type="float">
            <text:p>0.1027641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11906.96091" calcext:value-type="float">
            <text:p>1456011906.96091</text:p>
          </table:table-cell>
          <table:table-cell office:value-type="float" office:value="1456011906.96142" calcext:value-type="float">
            <text:p>1456011906.96142</text:p>
          </table:table-cell>
          <table:table-cell office:value-type="float" office:value="4304" calcext:value-type="float">
            <text:p>4304</text:p>
          </table:table-cell>
          <table:table-cell table:formula="of:=[.B6]-[.B$2]" office:value-type="float" office:value="0.415128707885742" calcext:value-type="float">
            <text:p>0.4151287079</text:p>
          </table:table-cell>
          <table:table-cell table:formula="of:=[.D6]/([.E6]-[.E5])" office:value-type="float" office:value="42197.6573703317" calcext:value-type="float">
            <text:p>42197.6573703317</text:p>
          </table:table-cell>
          <table:table-cell table:formula="of:=[.E6]-[.E5]" office:value-type="float" office:value="0.101996183395386" calcext:value-type="float">
            <text:p>0.1019961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11907.12411" calcext:value-type="float">
            <text:p>1456011907.12411</text:p>
          </table:table-cell>
          <table:table-cell office:value-type="float" office:value="1456011907.1244" calcext:value-type="float">
            <text:p>1456011907.1244</text:p>
          </table:table-cell>
          <table:table-cell office:value-type="float" office:value="4328" calcext:value-type="float">
            <text:p>4328</text:p>
          </table:table-cell>
          <table:table-cell table:formula="of:=[.B7]-[.B$2]" office:value-type="float" office:value="0.578328132629395" calcext:value-type="float">
            <text:p>0.5783281326</text:p>
          </table:table-cell>
          <table:table-cell table:formula="of:=[.D7]/([.E7]-[.E6])" office:value-type="float" office:value="26519.701321241" calcext:value-type="float">
            <text:p>26519.701321241</text:p>
          </table:table-cell>
          <table:table-cell table:formula="of:=[.E7]-[.E6]" office:value-type="float" office:value="0.163199424743652" calcext:value-type="float">
            <text:p>0.1631994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11907.22771" calcext:value-type="float">
            <text:p>1456011907.22771</text:p>
          </table:table-cell>
          <table:table-cell office:value-type="float" office:value="1456011907.228" calcext:value-type="float">
            <text:p>1456011907.228</text:p>
          </table:table-cell>
          <table:table-cell office:value-type="float" office:value="4384" calcext:value-type="float">
            <text:p>4384</text:p>
          </table:table-cell>
          <table:table-cell table:formula="of:=[.B8]-[.B$2]" office:value-type="float" office:value="0.681930065155029" calcext:value-type="float">
            <text:p>0.6819300652</text:p>
          </table:table-cell>
          <table:table-cell table:formula="of:=[.D8]/([.E8]-[.E7])" office:value-type="float" office:value="42315.8129691765" calcext:value-type="float">
            <text:p>42315.8129691765</text:p>
          </table:table-cell>
          <table:table-cell table:formula="of:=[.E8]-[.E7]" office:value-type="float" office:value="0.103601932525635" calcext:value-type="float">
            <text:p>0.10360193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11907.32959" calcext:value-type="float">
            <text:p>1456011907.32959</text:p>
          </table:table-cell>
          <table:table-cell office:value-type="float" office:value="1456011907.32987" calcext:value-type="float">
            <text:p>1456011907.32987</text:p>
          </table:table-cell>
          <table:table-cell office:value-type="float" office:value="4424" calcext:value-type="float">
            <text:p>4424</text:p>
          </table:table-cell>
          <table:table-cell table:formula="of:=[.B9]-[.B$2]" office:value-type="float" office:value="0.783806085586548" calcext:value-type="float">
            <text:p>0.7838060856</text:p>
          </table:table-cell>
          <table:table-cell table:formula="of:=[.D9]/([.E9]-[.E8])" office:value-type="float" office:value="43425.331901081" calcext:value-type="float">
            <text:p>43425.331901081</text:p>
          </table:table-cell>
          <table:table-cell table:formula="of:=[.E9]-[.E8]" office:value-type="float" office:value="0.101876020431519" calcext:value-type="float">
            <text:p>0.1018760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11907.43172" calcext:value-type="float">
            <text:p>1456011907.43172</text:p>
          </table:table-cell>
          <table:table-cell office:value-type="float" office:value="1456011907.43201" calcext:value-type="float">
            <text:p>1456011907.43201</text:p>
          </table:table-cell>
          <table:table-cell office:value-type="float" office:value="4480" calcext:value-type="float">
            <text:p>4480</text:p>
          </table:table-cell>
          <table:table-cell table:formula="of:=[.B10]-[.B$2]" office:value-type="float" office:value="0.885939598083496" calcext:value-type="float">
            <text:p>0.8859395981</text:p>
          </table:table-cell>
          <table:table-cell table:formula="of:=[.D10]/([.E10]-[.E9])" office:value-type="float" office:value="43864.1528179486" calcext:value-type="float">
            <text:p>43864.1528179486</text:p>
          </table:table-cell>
          <table:table-cell table:formula="of:=[.E10]-[.E9]" office:value-type="float" office:value="0.102133512496948" calcext:value-type="float">
            <text:p>0.1021335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11907.53303" calcext:value-type="float">
            <text:p>1456011907.53303</text:p>
          </table:table-cell>
          <table:table-cell office:value-type="float" office:value="1456011907.53334" calcext:value-type="float">
            <text:p>1456011907.53334</text:p>
          </table:table-cell>
          <table:table-cell office:value-type="float" office:value="4536" calcext:value-type="float">
            <text:p>4536</text:p>
          </table:table-cell>
          <table:table-cell table:formula="of:=[.B11]-[.B$2]" office:value-type="float" office:value="0.987251043319702" calcext:value-type="float">
            <text:p>0.9872510433</text:p>
          </table:table-cell>
          <table:table-cell table:formula="of:=[.D11]/([.E11]-[.E10])" office:value-type="float" office:value="44772.8288686869" calcext:value-type="float">
            <text:p>44772.8288686869</text:p>
          </table:table-cell>
          <table:table-cell table:formula="of:=[.E11]-[.E10]" office:value-type="float" office:value="0.101311445236206" calcext:value-type="float">
            <text:p>0.1013114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11907.6354" calcext:value-type="float">
            <text:p>1456011907.6354</text:p>
          </table:table-cell>
          <table:table-cell office:value-type="float" office:value="1456011907.6358" calcext:value-type="float">
            <text:p>1456011907.6358</text:p>
          </table:table-cell>
          <table:table-cell office:value-type="float" office:value="4608" calcext:value-type="float">
            <text:p>4608</text:p>
          </table:table-cell>
          <table:table-cell table:formula="of:=[.B12]-[.B$2]" office:value-type="float" office:value="1.08962035179138" calcext:value-type="float">
            <text:p>1.0896203518</text:p>
          </table:table-cell>
          <table:table-cell table:formula="of:=[.D12]/([.E12]-[.E11])" office:value-type="float" office:value="45013.4915317397" calcext:value-type="float">
            <text:p>45013.4915317397</text:p>
          </table:table-cell>
          <table:table-cell table:formula="of:=[.E12]-[.E11]" office:value-type="float" office:value="0.10236930847168" calcext:value-type="float">
            <text:p>0.10236930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11907.73713" calcext:value-type="float">
            <text:p>1456011907.73713</text:p>
          </table:table-cell>
          <table:table-cell office:value-type="float" office:value="1456011907.73741" calcext:value-type="float">
            <text:p>1456011907.73741</text:p>
          </table:table-cell>
          <table:table-cell office:value-type="float" office:value="4680" calcext:value-type="float">
            <text:p>4680</text:p>
          </table:table-cell>
          <table:table-cell table:formula="of:=[.B13]-[.B$2]" office:value-type="float" office:value="1.19134974479675" calcext:value-type="float">
            <text:p>1.1913497448</text:p>
          </table:table-cell>
          <table:table-cell table:formula="of:=[.D13]/([.E13]-[.E12])" office:value-type="float" office:value="46004.4030711252" calcext:value-type="float">
            <text:p>46004.4030711252</text:p>
          </table:table-cell>
          <table:table-cell table:formula="of:=[.E13]-[.E12]" office:value-type="float" office:value="0.101729393005371" calcext:value-type="float">
            <text:p>0.101729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11907.83988" calcext:value-type="float">
            <text:p>1456011907.83988</text:p>
          </table:table-cell>
          <table:table-cell office:value-type="float" office:value="1456011907.84016" calcext:value-type="float">
            <text:p>1456011907.84016</text:p>
          </table:table-cell>
          <table:table-cell office:value-type="float" office:value="4768" calcext:value-type="float">
            <text:p>4768</text:p>
          </table:table-cell>
          <table:table-cell table:formula="of:=[.B14]-[.B$2]" office:value-type="float" office:value="1.29409289360046" calcext:value-type="float">
            <text:p>1.2940928936</text:p>
          </table:table-cell>
          <table:table-cell table:formula="of:=[.D14]/([.E14]-[.E13])" office:value-type="float" office:value="46406.9872834945" calcext:value-type="float">
            <text:p>46406.9872834945</text:p>
          </table:table-cell>
          <table:table-cell table:formula="of:=[.E14]-[.E13]" office:value-type="float" office:value="0.102743148803711" calcext:value-type="float">
            <text:p>0.1027431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11907.94105" calcext:value-type="float">
            <text:p>1456011907.94105</text:p>
          </table:table-cell>
          <table:table-cell office:value-type="float" office:value="1456011907.94133" calcext:value-type="float">
            <text:p>1456011907.94133</text:p>
          </table:table-cell>
          <table:table-cell office:value-type="float" office:value="4856" calcext:value-type="float">
            <text:p>4856</text:p>
          </table:table-cell>
          <table:table-cell table:formula="of:=[.B15]-[.B$2]" office:value-type="float" office:value="1.39526700973511" calcext:value-type="float">
            <text:p>1.3952670097</text:p>
          </table:table-cell>
          <table:table-cell table:formula="of:=[.D15]/([.E15]-[.E14])" office:value-type="float" office:value="47996.4657515524" calcext:value-type="float">
            <text:p>47996.4657515524</text:p>
          </table:table-cell>
          <table:table-cell table:formula="of:=[.E15]-[.E14]" office:value-type="float" office:value="0.101174116134644" calcext:value-type="float">
            <text:p>0.1011741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11908.04246" calcext:value-type="float">
            <text:p>1456011908.04246</text:p>
          </table:table-cell>
          <table:table-cell office:value-type="float" office:value="1456011908.04274" calcext:value-type="float">
            <text:p>1456011908.04274</text:p>
          </table:table-cell>
          <table:table-cell office:value-type="float" office:value="4952" calcext:value-type="float">
            <text:p>4952</text:p>
          </table:table-cell>
          <table:table-cell table:formula="of:=[.B16]-[.B$2]" office:value-type="float" office:value="1.49667406082153" calcext:value-type="float">
            <text:p>1.4966740608</text:p>
          </table:table-cell>
          <table:table-cell table:formula="of:=[.D16]/([.E16]-[.E15])" office:value-type="float" office:value="48832.8962034364" calcext:value-type="float">
            <text:p>48832.8962034364</text:p>
          </table:table-cell>
          <table:table-cell table:formula="of:=[.E16]-[.E15]" office:value-type="float" office:value="0.101407051086426" calcext:value-type="float">
            <text:p>0.1014070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11908.14451" calcext:value-type="float">
            <text:p>1456011908.14451</text:p>
          </table:table-cell>
          <table:table-cell office:value-type="float" office:value="1456011908.1448" calcext:value-type="float">
            <text:p>1456011908.1448</text:p>
          </table:table-cell>
          <table:table-cell office:value-type="float" office:value="5056" calcext:value-type="float">
            <text:p>5056</text:p>
          </table:table-cell>
          <table:table-cell table:formula="of:=[.B17]-[.B$2]" office:value-type="float" office:value="1.59872961044312" calcext:value-type="float">
            <text:p>1.5987296104</text:p>
          </table:table-cell>
          <table:table-cell table:formula="of:=[.D17]/([.E17]-[.E16])" office:value-type="float" office:value="49541.6468653341" calcext:value-type="float">
            <text:p>49541.6468653341</text:p>
          </table:table-cell>
          <table:table-cell table:formula="of:=[.E17]-[.E16]" office:value-type="float" office:value="0.102055549621582" calcext:value-type="float">
            <text:p>0.1020555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11908.24704" calcext:value-type="float">
            <text:p>1456011908.24704</text:p>
          </table:table-cell>
          <table:table-cell office:value-type="float" office:value="1456011908.24733" calcext:value-type="float">
            <text:p>1456011908.24733</text:p>
          </table:table-cell>
          <table:table-cell office:value-type="float" office:value="5160" calcext:value-type="float">
            <text:p>5160</text:p>
          </table:table-cell>
          <table:table-cell table:formula="of:=[.B18]-[.B$2]" office:value-type="float" office:value="1.70125603675842" calcext:value-type="float">
            <text:p>1.7012560368</text:p>
          </table:table-cell>
          <table:table-cell table:formula="of:=[.D18]/([.E18]-[.E17])" office:value-type="float" office:value="50328.4878391357" calcext:value-type="float">
            <text:p>50328.4878391357</text:p>
          </table:table-cell>
          <table:table-cell table:formula="of:=[.E18]-[.E17]" office:value-type="float" office:value="0.102526426315308" calcext:value-type="float">
            <text:p>0.10252642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11908.35053" calcext:value-type="float">
            <text:p>1456011908.35053</text:p>
          </table:table-cell>
          <table:table-cell office:value-type="float" office:value="1456011908.35081" calcext:value-type="float">
            <text:p>1456011908.35081</text:p>
          </table:table-cell>
          <table:table-cell office:value-type="float" office:value="5272" calcext:value-type="float">
            <text:p>5272</text:p>
          </table:table-cell>
          <table:table-cell table:formula="of:=[.B19]-[.B$2]" office:value-type="float" office:value="1.80474638938904" calcext:value-type="float">
            <text:p>1.8047463894</text:p>
          </table:table-cell>
          <table:table-cell table:formula="of:=[.D19]/([.E19]-[.E18])" office:value-type="float" office:value="50941.946432603" calcext:value-type="float">
            <text:p>50941.946432603</text:p>
          </table:table-cell>
          <table:table-cell table:formula="of:=[.E19]-[.E18]" office:value-type="float" office:value="0.103490352630615" calcext:value-type="float">
            <text:p>0.10349035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11908.45225" calcext:value-type="float">
            <text:p>1456011908.45225</text:p>
          </table:table-cell>
          <table:table-cell office:value-type="float" office:value="1456011908.45253" calcext:value-type="float">
            <text:p>1456011908.45253</text:p>
          </table:table-cell>
          <table:table-cell office:value-type="float" office:value="5392" calcext:value-type="float">
            <text:p>5392</text:p>
          </table:table-cell>
          <table:table-cell table:formula="of:=[.B20]-[.B$2]" office:value-type="float" office:value="1.90646719932556" calcext:value-type="float">
            <text:p>1.9064671993</text:p>
          </table:table-cell>
          <table:table-cell table:formula="of:=[.D20]/([.E20]-[.E19])" office:value-type="float" office:value="53007.8358928203" calcext:value-type="float">
            <text:p>53007.8358928203</text:p>
          </table:table-cell>
          <table:table-cell table:formula="of:=[.E20]-[.E19]" office:value-type="float" office:value="0.101720809936523" calcext:value-type="float">
            <text:p>0.10172080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11908.55368" calcext:value-type="float">
            <text:p>1456011908.55368</text:p>
          </table:table-cell>
          <table:table-cell office:value-type="float" office:value="1456011908.55399" calcext:value-type="float">
            <text:p>1456011908.55399</text:p>
          </table:table-cell>
          <table:table-cell office:value-type="float" office:value="5512" calcext:value-type="float">
            <text:p>5512</text:p>
          </table:table-cell>
          <table:table-cell table:formula="of:=[.B21]-[.B$2]" office:value-type="float" office:value="2.00789737701416" calcext:value-type="float">
            <text:p>2.007897377</text:p>
          </table:table-cell>
          <table:table-cell table:formula="of:=[.D21]/([.E21]-[.E20])" office:value-type="float" office:value="54342.8013793136" calcext:value-type="float">
            <text:p>54342.8013793136</text:p>
          </table:table-cell>
          <table:table-cell table:formula="of:=[.E21]-[.E20]" office:value-type="float" office:value="0.101430177688599" calcext:value-type="float">
            <text:p>0.10143017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11908.65551" calcext:value-type="float">
            <text:p>1456011908.65551</text:p>
          </table:table-cell>
          <table:table-cell office:value-type="float" office:value="1456011908.65594" calcext:value-type="float">
            <text:p>1456011908.65594</text:p>
          </table:table-cell>
          <table:table-cell office:value-type="float" office:value="5632" calcext:value-type="float">
            <text:p>5632</text:p>
          </table:table-cell>
          <table:table-cell table:formula="of:=[.B22]-[.B$2]" office:value-type="float" office:value="2.10972809791565" calcext:value-type="float">
            <text:p>2.1097280979</text:p>
          </table:table-cell>
          <table:table-cell table:formula="of:=[.D22]/([.E22]-[.E21])" office:value-type="float" office:value="55307.4745041664" calcext:value-type="float">
            <text:p>55307.4745041664</text:p>
          </table:table-cell>
          <table:table-cell table:formula="of:=[.E22]-[.E21]" office:value-type="float" office:value="0.101830720901489" calcext:value-type="float">
            <text:p>0.10183072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11908.75792" calcext:value-type="float">
            <text:p>1456011908.75792</text:p>
          </table:table-cell>
          <table:table-cell office:value-type="float" office:value="1456011908.7582" calcext:value-type="float">
            <text:p>1456011908.7582</text:p>
          </table:table-cell>
          <table:table-cell office:value-type="float" office:value="5760" calcext:value-type="float">
            <text:p>5760</text:p>
          </table:table-cell>
          <table:table-cell table:formula="of:=[.B23]-[.B$2]" office:value-type="float" office:value="2.21213603019714" calcext:value-type="float">
            <text:p>2.2121360302</text:p>
          </table:table-cell>
          <table:table-cell table:formula="of:=[.D23]/([.E23]-[.E22])" office:value-type="float" office:value="56245.6430051452" calcext:value-type="float">
            <text:p>56245.6430051452</text:p>
          </table:table-cell>
          <table:table-cell table:formula="of:=[.E23]-[.E22]" office:value-type="float" office:value="0.102407932281494" calcext:value-type="float">
            <text:p>0.10240793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11908.85963" calcext:value-type="float">
            <text:p>1456011908.85963</text:p>
          </table:table-cell>
          <table:table-cell office:value-type="float" office:value="1456011908.8599" calcext:value-type="float">
            <text:p>1456011908.8599</text:p>
          </table:table-cell>
          <table:table-cell office:value-type="float" office:value="5888" calcext:value-type="float">
            <text:p>5888</text:p>
          </table:table-cell>
          <table:table-cell table:formula="of:=[.B24]-[.B$2]" office:value-type="float" office:value="2.31384229660034" calcext:value-type="float">
            <text:p>2.3138422966</text:p>
          </table:table-cell>
          <table:table-cell table:formula="of:=[.D24]/([.E24]-[.E23])" office:value-type="float" office:value="57892.2047601076" calcext:value-type="float">
            <text:p>57892.2047601076</text:p>
          </table:table-cell>
          <table:table-cell table:formula="of:=[.E24]-[.E23]" office:value-type="float" office:value="0.101706266403198" calcext:value-type="float">
            <text:p>0.10170626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11908.96245" calcext:value-type="float">
            <text:p>1456011908.96245</text:p>
          </table:table-cell>
          <table:table-cell office:value-type="float" office:value="1456011908.96274" calcext:value-type="float">
            <text:p>1456011908.96274</text:p>
          </table:table-cell>
          <table:table-cell office:value-type="float" office:value="6016" calcext:value-type="float">
            <text:p>6016</text:p>
          </table:table-cell>
          <table:table-cell table:formula="of:=[.B25]-[.B$2]" office:value-type="float" office:value="2.41666865348816" calcext:value-type="float">
            <text:p>2.4166686535</text:p>
          </table:table-cell>
          <table:table-cell table:formula="of:=[.D25]/([.E25]-[.E24])" office:value-type="float" office:value="58506.4003246113" calcext:value-type="float">
            <text:p>58506.4003246113</text:p>
          </table:table-cell>
          <table:table-cell table:formula="of:=[.E25]-[.E24]" office:value-type="float" office:value="0.102826356887817" calcext:value-type="float">
            <text:p>0.1028263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11909.06494" calcext:value-type="float">
            <text:p>1456011909.06494</text:p>
          </table:table-cell>
          <table:table-cell office:value-type="float" office:value="1456011909.06521" calcext:value-type="float">
            <text:p>1456011909.06521</text:p>
          </table:table-cell>
          <table:table-cell office:value-type="float" office:value="6144" calcext:value-type="float">
            <text:p>6144</text:p>
          </table:table-cell>
          <table:table-cell table:formula="of:=[.B26]-[.B$2]" office:value-type="float" office:value="2.51915693283081" calcext:value-type="float">
            <text:p>2.5191569328</text:p>
          </table:table-cell>
          <table:table-cell table:formula="of:=[.D26]/([.E26]-[.E25])" office:value-type="float" office:value="59948.3183775447" calcext:value-type="float">
            <text:p>59948.3183775447</text:p>
          </table:table-cell>
          <table:table-cell table:formula="of:=[.E26]-[.E25]" office:value-type="float" office:value="0.102488279342651" calcext:value-type="float">
            <text:p>0.10248827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11909.16682" calcext:value-type="float">
            <text:p>1456011909.16682</text:p>
          </table:table-cell>
          <table:table-cell office:value-type="float" office:value="1456011909.16709" calcext:value-type="float">
            <text:p>1456011909.16709</text:p>
          </table:table-cell>
          <table:table-cell office:value-type="float" office:value="6272" calcext:value-type="float">
            <text:p>6272</text:p>
          </table:table-cell>
          <table:table-cell table:formula="of:=[.B27]-[.B$2]" office:value-type="float" office:value="2.62103414535522" calcext:value-type="float">
            <text:p>2.6210341454</text:p>
          </table:table-cell>
          <table:table-cell table:formula="of:=[.D27]/([.E27]-[.E26])" office:value-type="float" office:value="61564.3071162451" calcext:value-type="float">
            <text:p>61564.3071162451</text:p>
          </table:table-cell>
          <table:table-cell table:formula="of:=[.E27]-[.E26]" office:value-type="float" office:value="0.101877212524414" calcext:value-type="float">
            <text:p>0.1018772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11909.26946" calcext:value-type="float">
            <text:p>1456011909.26946</text:p>
          </table:table-cell>
          <table:table-cell office:value-type="float" office:value="1456011909.26973" calcext:value-type="float">
            <text:p>1456011909.26973</text:p>
          </table:table-cell>
          <table:table-cell office:value-type="float" office:value="6400" calcext:value-type="float">
            <text:p>6400</text:p>
          </table:table-cell>
          <table:table-cell table:formula="of:=[.B28]-[.B$2]" office:value-type="float" office:value="2.72367238998413" calcext:value-type="float">
            <text:p>2.72367239</text:p>
          </table:table-cell>
          <table:table-cell table:formula="of:=[.D28]/([.E28]-[.E27])" office:value-type="float" office:value="62354.9245521445" calcext:value-type="float">
            <text:p>62354.9245521445</text:p>
          </table:table-cell>
          <table:table-cell table:formula="of:=[.E28]-[.E27]" office:value-type="float" office:value="0.102638244628906" calcext:value-type="float">
            <text:p>0.10263824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11909.37126" calcext:value-type="float">
            <text:p>1456011909.37126</text:p>
          </table:table-cell>
          <table:table-cell office:value-type="float" office:value="1456011909.37154" calcext:value-type="float">
            <text:p>1456011909.37154</text:p>
          </table:table-cell>
          <table:table-cell office:value-type="float" office:value="6520" calcext:value-type="float">
            <text:p>6520</text:p>
          </table:table-cell>
          <table:table-cell table:formula="of:=[.B29]-[.B$2]" office:value-type="float" office:value="2.82547807693481" calcext:value-type="float">
            <text:p>2.8254780769</text:p>
          </table:table-cell>
          <table:table-cell table:formula="of:=[.D29]/([.E29]-[.E28])" office:value-type="float" office:value="64043.5735496623" calcext:value-type="float">
            <text:p>64043.5735496623</text:p>
          </table:table-cell>
          <table:table-cell table:formula="of:=[.E29]-[.E28]" office:value-type="float" office:value="0.101805686950684" calcext:value-type="float">
            <text:p>0.1018056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11909.47386" calcext:value-type="float">
            <text:p>1456011909.47386</text:p>
          </table:table-cell>
          <table:table-cell office:value-type="float" office:value="1456011909.47414" calcext:value-type="float">
            <text:p>1456011909.47414</text:p>
          </table:table-cell>
          <table:table-cell office:value-type="float" office:value="6648" calcext:value-type="float">
            <text:p>6648</text:p>
          </table:table-cell>
          <table:table-cell table:formula="of:=[.B30]-[.B$2]" office:value-type="float" office:value="2.92807197570801" calcext:value-type="float">
            <text:p>2.9280719757</text:p>
          </table:table-cell>
          <table:table-cell table:formula="of:=[.D30]/([.E30]-[.E29])" office:value-type="float" office:value="64799.1749947712" calcext:value-type="float">
            <text:p>64799.1749947712</text:p>
          </table:table-cell>
          <table:table-cell table:formula="of:=[.E30]-[.E29]" office:value-type="float" office:value="0.102593898773193" calcext:value-type="float">
            <text:p>0.10259389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11909.57527" calcext:value-type="float">
            <text:p>1456011909.57527</text:p>
          </table:table-cell>
          <table:table-cell office:value-type="float" office:value="1456011909.57559" calcext:value-type="float">
            <text:p>1456011909.57559</text:p>
          </table:table-cell>
          <table:table-cell office:value-type="float" office:value="6768" calcext:value-type="float">
            <text:p>6768</text:p>
          </table:table-cell>
          <table:table-cell table:formula="of:=[.B31]-[.B$2]" office:value-type="float" office:value="3.02949023246765" calcext:value-type="float">
            <text:p>3.0294902325</text:p>
          </table:table-cell>
          <table:table-cell table:formula="of:=[.D31]/([.E31]-[.E30])" office:value-type="float" office:value="66733.5469592998" calcext:value-type="float">
            <text:p>66733.5469592998</text:p>
          </table:table-cell>
          <table:table-cell table:formula="of:=[.E31]-[.E30]" office:value-type="float" office:value="0.101418256759644" calcext:value-type="float">
            <text:p>0.1014182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11909.67725" calcext:value-type="float">
            <text:p>1456011909.67725</text:p>
          </table:table-cell>
          <table:table-cell office:value-type="float" office:value="1456011909.67777" calcext:value-type="float">
            <text:p>1456011909.67777</text:p>
          </table:table-cell>
          <table:table-cell office:value-type="float" office:value="6880" calcext:value-type="float">
            <text:p>6880</text:p>
          </table:table-cell>
          <table:table-cell table:formula="of:=[.B32]-[.B$2]" office:value-type="float" office:value="3.1314685344696" calcext:value-type="float">
            <text:p>3.1314685345</text:p>
          </table:table-cell>
          <table:table-cell table:formula="of:=[.D32]/([.E32]-[.E31])" office:value-type="float" office:value="67465.3319866831" calcext:value-type="float">
            <text:p>67465.3319866831</text:p>
          </table:table-cell>
          <table:table-cell table:formula="of:=[.E32]-[.E31]" office:value-type="float" office:value="0.101978302001953" calcext:value-type="float">
            <text:p>0.1019783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11909.77982" calcext:value-type="float">
            <text:p>1456011909.77982</text:p>
          </table:table-cell>
          <table:table-cell office:value-type="float" office:value="1456011909.7801" calcext:value-type="float">
            <text:p>1456011909.7801</text:p>
          </table:table-cell>
          <table:table-cell office:value-type="float" office:value="7000" calcext:value-type="float">
            <text:p>7000</text:p>
          </table:table-cell>
          <table:table-cell table:formula="of:=[.B33]-[.B$2]" office:value-type="float" office:value="3.2340350151062" calcext:value-type="float">
            <text:p>3.2340350151</text:p>
          </table:table-cell>
          <table:table-cell table:formula="of:=[.D33]/([.E33]-[.E32])" office:value-type="float" office:value="68248.4175780751" calcext:value-type="float">
            <text:p>68248.4175780751</text:p>
          </table:table-cell>
          <table:table-cell table:formula="of:=[.E33]-[.E32]" office:value-type="float" office:value="0.102566480636597" calcext:value-type="float">
            <text:p>0.10256648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11909.88309" calcext:value-type="float">
            <text:p>1456011909.88309</text:p>
          </table:table-cell>
          <table:table-cell office:value-type="float" office:value="1456011909.88337" calcext:value-type="float">
            <text:p>1456011909.88337</text:p>
          </table:table-cell>
          <table:table-cell office:value-type="float" office:value="7104" calcext:value-type="float">
            <text:p>7104</text:p>
          </table:table-cell>
          <table:table-cell table:formula="of:=[.B34]-[.B$2]" office:value-type="float" office:value="3.33730316162109" calcext:value-type="float">
            <text:p>3.3373031616</text:p>
          </table:table-cell>
          <table:table-cell table:formula="of:=[.D34]/([.E34]-[.E33])" office:value-type="float" office:value="68791.7837178913" calcext:value-type="float">
            <text:p>68791.7837178913</text:p>
          </table:table-cell>
          <table:table-cell table:formula="of:=[.E34]-[.E33]" office:value-type="float" office:value="0.103268146514893" calcext:value-type="float">
            <text:p>0.10326814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11909.98689" calcext:value-type="float">
            <text:p>1456011909.98689</text:p>
          </table:table-cell>
          <table:table-cell office:value-type="float" office:value="1456011909.98718" calcext:value-type="float">
            <text:p>1456011909.98718</text:p>
          </table:table-cell>
          <table:table-cell office:value-type="float" office:value="7208" calcext:value-type="float">
            <text:p>7208</text:p>
          </table:table-cell>
          <table:table-cell table:formula="of:=[.B35]-[.B$2]" office:value-type="float" office:value="3.4411084651947" calcext:value-type="float">
            <text:p>3.4411084652</text:p>
          </table:table-cell>
          <table:table-cell table:formula="of:=[.D35]/([.E35]-[.E34])" office:value-type="float" office:value="69437.6852805869" calcext:value-type="float">
            <text:p>69437.6852805869</text:p>
          </table:table-cell>
          <table:table-cell table:formula="of:=[.E35]-[.E34]" office:value-type="float" office:value="0.103805303573608" calcext:value-type="float">
            <text:p>0.1038053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11910.09895" calcext:value-type="float">
            <text:p>1456011910.09895</text:p>
          </table:table-cell>
          <table:table-cell office:value-type="float" office:value="1456011910.09923" calcext:value-type="float">
            <text:p>1456011910.09923</text:p>
          </table:table-cell>
          <table:table-cell office:value-type="float" office:value="7320" calcext:value-type="float">
            <text:p>7320</text:p>
          </table:table-cell>
          <table:table-cell table:formula="of:=[.B36]-[.B$2]" office:value-type="float" office:value="3.55316710472107" calcext:value-type="float">
            <text:p>3.5531671047</text:p>
          </table:table-cell>
          <table:table-cell table:formula="of:=[.D36]/([.E36]-[.E35])" office:value-type="float" office:value="65322.9419073718" calcext:value-type="float">
            <text:p>65322.9419073718</text:p>
          </table:table-cell>
          <table:table-cell table:formula="of:=[.E36]-[.E35]" office:value-type="float" office:value="0.112058639526367" calcext:value-type="float">
            <text:p>0.11205863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11910.2186" calcext:value-type="float">
            <text:p>1456011910.2186</text:p>
          </table:table-cell>
          <table:table-cell office:value-type="float" office:value="1456011910.21888" calcext:value-type="float">
            <text:p>1456011910.21888</text:p>
          </table:table-cell>
          <table:table-cell office:value-type="float" office:value="7424" calcext:value-type="float">
            <text:p>7424</text:p>
          </table:table-cell>
          <table:table-cell table:formula="of:=[.B37]-[.B$2]" office:value-type="float" office:value="3.67281341552734" calcext:value-type="float">
            <text:p>3.6728134155</text:p>
          </table:table-cell>
          <table:table-cell table:formula="of:=[.D37]/([.E37]-[.E36])" office:value-type="float" office:value="62049.5521338772" calcext:value-type="float">
            <text:p>62049.5521338772</text:p>
          </table:table-cell>
          <table:table-cell table:formula="of:=[.E37]-[.E36]" office:value-type="float" office:value="0.119646310806274" calcext:value-type="float">
            <text:p>0.11964631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11910.34" calcext:value-type="float">
            <text:p>1456011910.34</text:p>
          </table:table-cell>
          <table:table-cell office:value-type="float" office:value="1456011910.34053" calcext:value-type="float">
            <text:p>1456011910.34053</text:p>
          </table:table-cell>
          <table:table-cell office:value-type="float" office:value="7520" calcext:value-type="float">
            <text:p>7520</text:p>
          </table:table-cell>
          <table:table-cell table:formula="of:=[.B38]-[.B$2]" office:value-type="float" office:value="3.79421305656433" calcext:value-type="float">
            <text:p>3.7942130566</text:p>
          </table:table-cell>
          <table:table-cell table:formula="of:=[.D38]/([.E38]-[.E37])" office:value-type="float" office:value="61944.1699807733" calcext:value-type="float">
            <text:p>61944.1699807733</text:p>
          </table:table-cell>
          <table:table-cell table:formula="of:=[.E38]-[.E37]" office:value-type="float" office:value="0.121399641036987" calcext:value-type="float">
            <text:p>0.1213996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11910.46237" calcext:value-type="float">
            <text:p>1456011910.46237</text:p>
          </table:table-cell>
          <table:table-cell office:value-type="float" office:value="1456011910.46265" calcext:value-type="float">
            <text:p>1456011910.46265</text:p>
          </table:table-cell>
          <table:table-cell office:value-type="float" office:value="7608" calcext:value-type="float">
            <text:p>7608</text:p>
          </table:table-cell>
          <table:table-cell table:formula="of:=[.B39]-[.B$2]" office:value-type="float" office:value="3.91658902168274" calcext:value-type="float">
            <text:p>3.9165890217</text:p>
          </table:table-cell>
          <table:table-cell table:formula="of:=[.D39]/([.E39]-[.E38])" office:value-type="float" office:value="62169.0704758788" calcext:value-type="float">
            <text:p>62169.0704758788</text:p>
          </table:table-cell>
          <table:table-cell table:formula="of:=[.E39]-[.E38]" office:value-type="float" office:value="0.122375965118408" calcext:value-type="float">
            <text:p>0.12237596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11910.58608" calcext:value-type="float">
            <text:p>1456011910.58608</text:p>
          </table:table-cell>
          <table:table-cell office:value-type="float" office:value="1456011910.58635" calcext:value-type="float">
            <text:p>1456011910.58635</text:p>
          </table:table-cell>
          <table:table-cell office:value-type="float" office:value="7688" calcext:value-type="float">
            <text:p>7688</text:p>
          </table:table-cell>
          <table:table-cell table:formula="of:=[.B40]-[.B$2]" office:value-type="float" office:value="4.04029273986816" calcext:value-type="float">
            <text:p>4.0402927399</text:p>
          </table:table-cell>
          <table:table-cell table:formula="of:=[.D40]/([.E40]-[.E39])" office:value-type="float" office:value="62148.495718424" calcext:value-type="float">
            <text:p>62148.495718424</text:p>
          </table:table-cell>
          <table:table-cell table:formula="of:=[.E40]-[.E39]" office:value-type="float" office:value="0.123703718185425" calcext:value-type="float">
            <text:p>0.1237037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11910.71051" calcext:value-type="float">
            <text:p>1456011910.71051</text:p>
          </table:table-cell>
          <table:table-cell office:value-type="float" office:value="1456011910.71081" calcext:value-type="float">
            <text:p>1456011910.71081</text:p>
          </table:table-cell>
          <table:table-cell office:value-type="float" office:value="7752" calcext:value-type="float">
            <text:p>7752</text:p>
          </table:table-cell>
          <table:table-cell table:formula="of:=[.B41]-[.B$2]" office:value-type="float" office:value="4.16472864151001" calcext:value-type="float">
            <text:p>4.1647286415</text:p>
          </table:table-cell>
          <table:table-cell table:formula="of:=[.D41]/([.E41]-[.E40])" office:value-type="float" office:value="62297.1336866428" calcext:value-type="float">
            <text:p>62297.1336866428</text:p>
          </table:table-cell>
          <table:table-cell table:formula="of:=[.E41]-[.E40]" office:value-type="float" office:value="0.124435901641846" calcext:value-type="float">
            <text:p>0.1244359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11910.83594" calcext:value-type="float">
            <text:p>1456011910.83594</text:p>
          </table:table-cell>
          <table:table-cell office:value-type="float" office:value="1456011910.83622" calcext:value-type="float">
            <text:p>1456011910.83622</text:p>
          </table:table-cell>
          <table:table-cell office:value-type="float" office:value="7808" calcext:value-type="float">
            <text:p>7808</text:p>
          </table:table-cell>
          <table:table-cell table:formula="of:=[.B42]-[.B$2]" office:value-type="float" office:value="4.29016041755676" calcext:value-type="float">
            <text:p>4.2901604176</text:p>
          </table:table-cell>
          <table:table-cell table:formula="of:=[.D42]/([.E42]-[.E41])" office:value-type="float" office:value="62248.9790552729" calcext:value-type="float">
            <text:p>62248.9790552729</text:p>
          </table:table-cell>
          <table:table-cell table:formula="of:=[.E42]-[.E41]" office:value-type="float" office:value="0.125431776046753" calcext:value-type="float">
            <text:p>0.1254317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11910.96179" calcext:value-type="float">
            <text:p>1456011910.96179</text:p>
          </table:table-cell>
          <table:table-cell office:value-type="float" office:value="1456011910.96207" calcext:value-type="float">
            <text:p>1456011910.96207</text:p>
          </table:table-cell>
          <table:table-cell office:value-type="float" office:value="7848" calcext:value-type="float">
            <text:p>7848</text:p>
          </table:table-cell>
          <table:table-cell table:formula="of:=[.B43]-[.B$2]" office:value-type="float" office:value="4.41601085662842" calcext:value-type="float">
            <text:p>4.4160108566</text:p>
          </table:table-cell>
          <table:table-cell table:formula="of:=[.D43]/([.E43]-[.E42])" office:value-type="float" office:value="62359.7347604929" calcext:value-type="float">
            <text:p>62359.7347604929</text:p>
          </table:table-cell>
          <table:table-cell table:formula="of:=[.E43]-[.E42]" office:value-type="float" office:value="0.125850439071655" calcext:value-type="float">
            <text:p>0.12585043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11911.08814" calcext:value-type="float">
            <text:p>1456011911.08814</text:p>
          </table:table-cell>
          <table:table-cell office:value-type="float" office:value="1456011911.08842" calcext:value-type="float">
            <text:p>1456011911.08842</text:p>
          </table:table-cell>
          <table:table-cell office:value-type="float" office:value="7880" calcext:value-type="float">
            <text:p>7880</text:p>
          </table:table-cell>
          <table:table-cell table:formula="of:=[.B44]-[.B$2]" office:value-type="float" office:value="4.54236078262329" calcext:value-type="float">
            <text:p>4.5423607826</text:p>
          </table:table-cell>
          <table:table-cell table:formula="of:=[.D44]/([.E44]-[.E43])" office:value-type="float" office:value="62366.4789508444" calcext:value-type="float">
            <text:p>62366.4789508444</text:p>
          </table:table-cell>
          <table:table-cell table:formula="of:=[.E44]-[.E43]" office:value-type="float" office:value="0.126349925994873" calcext:value-type="float">
            <text:p>0.1263499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11911.21473" calcext:value-type="float">
            <text:p>1456011911.21473</text:p>
          </table:table-cell>
          <table:table-cell office:value-type="float" office:value="1456011911.21501" calcext:value-type="float">
            <text:p>1456011911.21501</text:p>
          </table:table-cell>
          <table:table-cell office:value-type="float" office:value="7888" calcext:value-type="float">
            <text:p>7888</text:p>
          </table:table-cell>
          <table:table-cell table:formula="of:=[.B45]-[.B$2]" office:value-type="float" office:value="4.6689453125" calcext:value-type="float">
            <text:p>4.6689453125</text:p>
          </table:table-cell>
          <table:table-cell table:formula="of:=[.D45]/([.E45]-[.E44])" office:value-type="float" office:value="62314.0916799452" calcext:value-type="float">
            <text:p>62314.0916799452</text:p>
          </table:table-cell>
          <table:table-cell table:formula="of:=[.E45]-[.E44]" office:value-type="float" office:value="0.126584529876709" calcext:value-type="float">
            <text:p>0.1265845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11911.34114" calcext:value-type="float">
            <text:p>1456011911.34114</text:p>
          </table:table-cell>
          <table:table-cell office:value-type="float" office:value="1456011911.34142" calcext:value-type="float">
            <text:p>1456011911.34142</text:p>
          </table:table-cell>
          <table:table-cell office:value-type="float" office:value="7888" calcext:value-type="float">
            <text:p>7888</text:p>
          </table:table-cell>
          <table:table-cell table:formula="of:=[.B46]-[.B$2]" office:value-type="float" office:value="4.79536056518555" calcext:value-type="float">
            <text:p>4.7953605652</text:p>
          </table:table-cell>
          <table:table-cell table:formula="of:=[.D46]/([.E46]-[.E45])" office:value-type="float" office:value="62397.5337819488" calcext:value-type="float">
            <text:p>62397.5337819488</text:p>
          </table:table-cell>
          <table:table-cell table:formula="of:=[.E46]-[.E45]" office:value-type="float" office:value="0.126415252685547" calcext:value-type="float">
            <text:p>0.12641525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11911.46769" calcext:value-type="float">
            <text:p>1456011911.46769</text:p>
          </table:table-cell>
          <table:table-cell office:value-type="float" office:value="1456011911.46797" calcext:value-type="float">
            <text:p>1456011911.46797</text:p>
          </table:table-cell>
          <table:table-cell office:value-type="float" office:value="7880" calcext:value-type="float">
            <text:p>7880</text:p>
          </table:table-cell>
          <table:table-cell table:formula="of:=[.B47]-[.B$2]" office:value-type="float" office:value="4.92191004753113" calcext:value-type="float">
            <text:p>4.9219100475</text:p>
          </table:table-cell>
          <table:table-cell table:formula="of:=[.D47]/([.E47]-[.E46])" office:value-type="float" office:value="62268.1330175758" calcext:value-type="float">
            <text:p>62268.1330175758</text:p>
          </table:table-cell>
          <table:table-cell table:formula="of:=[.E47]-[.E46]" office:value-type="float" office:value="0.126549482345581" calcext:value-type="float">
            <text:p>0.12654948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11911.59328" calcext:value-type="float">
            <text:p>1456011911.59328</text:p>
          </table:table-cell>
          <table:table-cell office:value-type="float" office:value="1456011911.59357" calcext:value-type="float">
            <text:p>1456011911.59357</text:p>
          </table:table-cell>
          <table:table-cell office:value-type="float" office:value="7848" calcext:value-type="float">
            <text:p>7848</text:p>
          </table:table-cell>
          <table:table-cell table:formula="of:=[.B48]-[.B$2]" office:value-type="float" office:value="5.0474967956543" calcext:value-type="float">
            <text:p>5.0474967957</text:p>
          </table:table-cell>
          <table:table-cell table:formula="of:=[.D48]/([.E48]-[.E47])" office:value-type="float" office:value="62490.6697345415" calcext:value-type="float">
            <text:p>62490.6697345415</text:p>
          </table:table-cell>
          <table:table-cell table:formula="of:=[.E48]-[.E47]" office:value-type="float" office:value="0.125586748123169" calcext:value-type="float">
            <text:p>0.12558674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11911.71856" calcext:value-type="float">
            <text:p>1456011911.71856</text:p>
          </table:table-cell>
          <table:table-cell office:value-type="float" office:value="1456011911.71884" calcext:value-type="float">
            <text:p>1456011911.71884</text:p>
          </table:table-cell>
          <table:table-cell office:value-type="float" office:value="7808" calcext:value-type="float">
            <text:p>7808</text:p>
          </table:table-cell>
          <table:table-cell table:formula="of:=[.B49]-[.B$2]" office:value-type="float" office:value="5.17277503013611" calcext:value-type="float">
            <text:p>5.1727750301</text:p>
          </table:table-cell>
          <table:table-cell table:formula="of:=[.D49]/([.E49]-[.E48])" office:value-type="float" office:value="62325.271682637" calcext:value-type="float">
            <text:p>62325.271682637</text:p>
          </table:table-cell>
          <table:table-cell table:formula="of:=[.E49]-[.E48]" office:value-type="float" office:value="0.125278234481812" calcext:value-type="float">
            <text:p>0.125278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11911.84284" calcext:value-type="float">
            <text:p>1456011911.84284</text:p>
          </table:table-cell>
          <table:table-cell office:value-type="float" office:value="1456011911.84312" calcext:value-type="float">
            <text:p>1456011911.84312</text:p>
          </table:table-cell>
          <table:table-cell office:value-type="float" office:value="7752" calcext:value-type="float">
            <text:p>7752</text:p>
          </table:table-cell>
          <table:table-cell table:formula="of:=[.B50]-[.B$2]" office:value-type="float" office:value="5.2970597743988" calcext:value-type="float">
            <text:p>5.2970597744</text:p>
          </table:table-cell>
          <table:table-cell table:formula="of:=[.D50]/([.E50]-[.E49])" office:value-type="float" office:value="62372.9006000522" calcext:value-type="float">
            <text:p>62372.9006000522</text:p>
          </table:table-cell>
          <table:table-cell table:formula="of:=[.E50]-[.E49]" office:value-type="float" office:value="0.124284744262695" calcext:value-type="float">
            <text:p>0.12428474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11911.96657" calcext:value-type="float">
            <text:p>1456011911.96657</text:p>
          </table:table-cell>
          <table:table-cell office:value-type="float" office:value="1456011911.96687" calcext:value-type="float">
            <text:p>1456011911.96687</text:p>
          </table:table-cell>
          <table:table-cell office:value-type="float" office:value="7688" calcext:value-type="float">
            <text:p>7688</text:p>
          </table:table-cell>
          <table:table-cell table:formula="of:=[.B51]-[.B$2]" office:value-type="float" office:value="5.42078828811646" calcext:value-type="float">
            <text:p>5.4207882881</text:p>
          </table:table-cell>
          <table:table-cell table:formula="of:=[.D51]/([.E51]-[.E50])" office:value-type="float" office:value="62136.0409900666" calcext:value-type="float">
            <text:p>62136.0409900666</text:p>
          </table:table-cell>
          <table:table-cell table:formula="of:=[.E51]-[.E50]" office:value-type="float" office:value="0.123728513717651" calcext:value-type="float">
            <text:p>0.12372851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11912.08885" calcext:value-type="float">
            <text:p>1456011912.08885</text:p>
          </table:table-cell>
          <table:table-cell office:value-type="float" office:value="1456011912.08913" calcext:value-type="float">
            <text:p>1456011912.08913</text:p>
          </table:table-cell>
          <table:table-cell office:value-type="float" office:value="7608" calcext:value-type="float">
            <text:p>7608</text:p>
          </table:table-cell>
          <table:table-cell table:formula="of:=[.B52]-[.B$2]" office:value-type="float" office:value="5.54306387901306" calcext:value-type="float">
            <text:p>5.543063879</text:p>
          </table:table-cell>
          <table:table-cell table:formula="of:=[.D52]/([.E52]-[.E51])" office:value-type="float" office:value="62220.1041451777" calcext:value-type="float">
            <text:p>62220.1041451777</text:p>
          </table:table-cell>
          <table:table-cell table:formula="of:=[.E52]-[.E51]" office:value-type="float" office:value="0.122275590896606" calcext:value-type="float">
            <text:p>0.12227559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11912.21031" calcext:value-type="float">
            <text:p>1456011912.21031</text:p>
          </table:table-cell>
          <table:table-cell office:value-type="float" office:value="1456011912.2106" calcext:value-type="float">
            <text:p>1456011912.2106</text:p>
          </table:table-cell>
          <table:table-cell office:value-type="float" office:value="7520" calcext:value-type="float">
            <text:p>7520</text:p>
          </table:table-cell>
          <table:table-cell table:formula="of:=[.B53]-[.B$2]" office:value-type="float" office:value="5.66453123092651" calcext:value-type="float">
            <text:p>5.6645312309</text:p>
          </table:table-cell>
          <table:table-cell table:formula="of:=[.D53]/([.E53]-[.E52])" office:value-type="float" office:value="61909.6397635979" calcext:value-type="float">
            <text:p>61909.6397635979</text:p>
          </table:table-cell>
          <table:table-cell table:formula="of:=[.E53]-[.E52]" office:value-type="float" office:value="0.121467351913452" calcext:value-type="float">
            <text:p>0.12146735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11912.33018" calcext:value-type="float">
            <text:p>1456011912.33018</text:p>
          </table:table-cell>
          <table:table-cell office:value-type="float" office:value="1456011912.33047" calcext:value-type="float">
            <text:p>1456011912.33047</text:p>
          </table:table-cell>
          <table:table-cell office:value-type="float" office:value="7424" calcext:value-type="float">
            <text:p>7424</text:p>
          </table:table-cell>
          <table:table-cell table:formula="of:=[.B54]-[.B$2]" office:value-type="float" office:value="5.78439903259277" calcext:value-type="float">
            <text:p>5.7843990326</text:p>
          </table:table-cell>
          <table:table-cell table:formula="of:=[.D54]/([.E54]-[.E53])" office:value-type="float" office:value="61934.8974186593" calcext:value-type="float">
            <text:p>61934.8974186593</text:p>
          </table:table-cell>
          <table:table-cell table:formula="of:=[.E54]-[.E53]" office:value-type="float" office:value="0.11986780166626" calcext:value-type="float">
            <text:p>0.11986780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11912.44846" calcext:value-type="float">
            <text:p>1456011912.44846</text:p>
          </table:table-cell>
          <table:table-cell office:value-type="float" office:value="1456011912.44899" calcext:value-type="float">
            <text:p>1456011912.44899</text:p>
          </table:table-cell>
          <table:table-cell office:value-type="float" office:value="7320" calcext:value-type="float">
            <text:p>7320</text:p>
          </table:table-cell>
          <table:table-cell table:formula="of:=[.B55]-[.B$2]" office:value-type="float" office:value="5.90267872810364" calcext:value-type="float">
            <text:p>5.9026787281</text:p>
          </table:table-cell>
          <table:table-cell table:formula="of:=[.D55]/([.E55]-[.E54])" office:value-type="float" office:value="61887.2070001875" calcext:value-type="float">
            <text:p>61887.2070001875</text:p>
          </table:table-cell>
          <table:table-cell table:formula="of:=[.E55]-[.E54]" office:value-type="float" office:value="0.118279695510864" calcext:value-type="float">
            <text:p>0.11827969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11912.56489" calcext:value-type="float">
            <text:p>1456011912.56489</text:p>
          </table:table-cell>
          <table:table-cell office:value-type="float" office:value="1456011912.56513" calcext:value-type="float">
            <text:p>1456011912.56513</text:p>
          </table:table-cell>
          <table:table-cell office:value-type="float" office:value="7208" calcext:value-type="float">
            <text:p>7208</text:p>
          </table:table-cell>
          <table:table-cell table:formula="of:=[.B56]-[.B$2]" office:value-type="float" office:value="6.01910352706909" calcext:value-type="float">
            <text:p>6.0191035271</text:p>
          </table:table-cell>
          <table:table-cell table:formula="of:=[.D56]/([.E56]-[.E55])" office:value-type="float" office:value="61911.2084714768" calcext:value-type="float">
            <text:p>61911.2084714768</text:p>
          </table:table-cell>
          <table:table-cell table:formula="of:=[.E56]-[.E55]" office:value-type="float" office:value="0.116424798965454" calcext:value-type="float">
            <text:p>0.1164247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11912.6804" calcext:value-type="float">
            <text:p>1456011912.6804</text:p>
          </table:table-cell>
          <table:table-cell office:value-type="float" office:value="1456011912.68064" calcext:value-type="float">
            <text:p>1456011912.68064</text:p>
          </table:table-cell>
          <table:table-cell office:value-type="float" office:value="7096" calcext:value-type="float">
            <text:p>7096</text:p>
          </table:table-cell>
          <table:table-cell table:formula="of:=[.B57]-[.B$2]" office:value-type="float" office:value="6.13461518287659" calcext:value-type="float">
            <text:p>6.1346151829</text:p>
          </table:table-cell>
          <table:table-cell table:formula="of:=[.D57]/([.E57]-[.E56])" office:value-type="float" office:value="61431.0300583499" calcext:value-type="float">
            <text:p>61431.0300583499</text:p>
          </table:table-cell>
          <table:table-cell table:formula="of:=[.E57]-[.E56]" office:value-type="float" office:value="0.115511655807495" calcext:value-type="float">
            <text:p>0.11551165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11912.79412" calcext:value-type="float">
            <text:p>1456011912.79412</text:p>
          </table:table-cell>
          <table:table-cell office:value-type="float" office:value="1456011912.7944" calcext:value-type="float">
            <text:p>1456011912.7944</text:p>
          </table:table-cell>
          <table:table-cell office:value-type="float" office:value="6968" calcext:value-type="float">
            <text:p>6968</text:p>
          </table:table-cell>
          <table:table-cell table:formula="of:=[.B58]-[.B$2]" office:value-type="float" office:value="6.24833178520203" calcext:value-type="float">
            <text:p>6.2483317852</text:p>
          </table:table-cell>
          <table:table-cell table:formula="of:=[.D58]/([.E58]-[.E57])" office:value-type="float" office:value="61275.1335997417" calcext:value-type="float">
            <text:p>61275.1335997417</text:p>
          </table:table-cell>
          <table:table-cell table:formula="of:=[.E58]-[.E57]" office:value-type="float" office:value="0.113716602325439" calcext:value-type="float">
            <text:p>0.11371660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11912.9062" calcext:value-type="float">
            <text:p>1456011912.9062</text:p>
          </table:table-cell>
          <table:table-cell office:value-type="float" office:value="1456011912.90649" calcext:value-type="float">
            <text:p>1456011912.90649</text:p>
          </table:table-cell>
          <table:table-cell office:value-type="float" office:value="6848" calcext:value-type="float">
            <text:p>6848</text:p>
          </table:table-cell>
          <table:table-cell table:formula="of:=[.B59]-[.B$2]" office:value-type="float" office:value="6.36042165756226" calcext:value-type="float">
            <text:p>6.3604216576</text:p>
          </table:table-cell>
          <table:table-cell table:formula="of:=[.D59]/([.E59]-[.E58])" office:value-type="float" office:value="61093.8335088134" calcext:value-type="float">
            <text:p>61093.8335088134</text:p>
          </table:table-cell>
          <table:table-cell table:formula="of:=[.E59]-[.E58]" office:value-type="float" office:value="0.11208987236023" calcext:value-type="float">
            <text:p>0.11208987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11913.01607" calcext:value-type="float">
            <text:p>1456011913.01607</text:p>
          </table:table-cell>
          <table:table-cell office:value-type="float" office:value="1456011913.01636" calcext:value-type="float">
            <text:p>1456011913.01636</text:p>
          </table:table-cell>
          <table:table-cell office:value-type="float" office:value="6720" calcext:value-type="float">
            <text:p>6720</text:p>
          </table:table-cell>
          <table:table-cell table:formula="of:=[.B60]-[.B$2]" office:value-type="float" office:value="6.47028994560242" calcext:value-type="float">
            <text:p>6.4702899456</text:p>
          </table:table-cell>
          <table:table-cell table:formula="of:=[.D60]/([.E60]-[.E59])" office:value-type="float" office:value="61164.145904809" calcext:value-type="float">
            <text:p>61164.145904809</text:p>
          </table:table-cell>
          <table:table-cell table:formula="of:=[.E60]-[.E59]" office:value-type="float" office:value="0.109868288040161" calcext:value-type="float">
            <text:p>0.1098682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11913.12421" calcext:value-type="float">
            <text:p>1456011913.12421</text:p>
          </table:table-cell>
          <table:table-cell office:value-type="float" office:value="1456011913.12451" calcext:value-type="float">
            <text:p>1456011913.12451</text:p>
          </table:table-cell>
          <table:table-cell office:value-type="float" office:value="6592" calcext:value-type="float">
            <text:p>6592</text:p>
          </table:table-cell>
          <table:table-cell table:formula="of:=[.B61]-[.B$2]" office:value-type="float" office:value="6.5784227848053" calcext:value-type="float">
            <text:p>6.5784227848</text:p>
          </table:table-cell>
          <table:table-cell table:formula="of:=[.D61]/([.E61]-[.E60])" office:value-type="float" office:value="60962.0541603644" calcext:value-type="float">
            <text:p>60962.0541603644</text:p>
          </table:table-cell>
          <table:table-cell table:formula="of:=[.E61]-[.E60]" office:value-type="float" office:value="0.108132839202881" calcext:value-type="float">
            <text:p>0.10813283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11913.23025" calcext:value-type="float">
            <text:p>1456011913.23025</text:p>
          </table:table-cell>
          <table:table-cell office:value-type="float" office:value="1456011913.23054" calcext:value-type="float">
            <text:p>1456011913.23054</text:p>
          </table:table-cell>
          <table:table-cell office:value-type="float" office:value="6456" calcext:value-type="float">
            <text:p>6456</text:p>
          </table:table-cell>
          <table:table-cell table:formula="of:=[.B62]-[.B$2]" office:value-type="float" office:value="6.68446946144104" calcext:value-type="float">
            <text:p>6.6844694614</text:p>
          </table:table-cell>
          <table:table-cell table:formula="of:=[.D62]/([.E62]-[.E61])" office:value-type="float" office:value="60878.8526412346" calcext:value-type="float">
            <text:p>60878.8526412346</text:p>
          </table:table-cell>
          <table:table-cell table:formula="of:=[.E62]-[.E61]" office:value-type="float" office:value="0.106046676635742" calcext:value-type="float">
            <text:p>0.10604667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11913.33513" calcext:value-type="float">
            <text:p>1456011913.33513</text:p>
          </table:table-cell>
          <table:table-cell office:value-type="float" office:value="1456011913.33542" calcext:value-type="float">
            <text:p>1456011913.33542</text:p>
          </table:table-cell>
          <table:table-cell office:value-type="float" office:value="6328" calcext:value-type="float">
            <text:p>6328</text:p>
          </table:table-cell>
          <table:table-cell table:formula="of:=[.B63]-[.B$2]" office:value-type="float" office:value="6.78934478759766" calcext:value-type="float">
            <text:p>6.7893447876</text:p>
          </table:table-cell>
          <table:table-cell table:formula="of:=[.D63]/([.E63]-[.E62])" office:value-type="float" office:value="60338.3105626775" calcext:value-type="float">
            <text:p>60338.3105626775</text:p>
          </table:table-cell>
          <table:table-cell table:formula="of:=[.E63]-[.E62]" office:value-type="float" office:value="0.104875326156616" calcext:value-type="float">
            <text:p>0.10487532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11913.43809" calcext:value-type="float">
            <text:p>1456011913.43809</text:p>
          </table:table-cell>
          <table:table-cell office:value-type="float" office:value="1456011913.43837" calcext:value-type="float">
            <text:p>1456011913.43837</text:p>
          </table:table-cell>
          <table:table-cell office:value-type="float" office:value="6200" calcext:value-type="float">
            <text:p>6200</text:p>
          </table:table-cell>
          <table:table-cell table:formula="of:=[.B64]-[.B$2]" office:value-type="float" office:value="6.89230966567993" calcext:value-type="float">
            <text:p>6.8923096657</text:p>
          </table:table-cell>
          <table:table-cell table:formula="of:=[.D64]/([.E64]-[.E63])" office:value-type="float" office:value="60214.7073397767" calcext:value-type="float">
            <text:p>60214.7073397767</text:p>
          </table:table-cell>
          <table:table-cell table:formula="of:=[.E64]-[.E63]" office:value-type="float" office:value="0.102964878082275" calcext:value-type="float">
            <text:p>0.10296487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11913.54017" calcext:value-type="float">
            <text:p>1456011913.54017</text:p>
          </table:table-cell>
          <table:table-cell office:value-type="float" office:value="1456011913.54047" calcext:value-type="float">
            <text:p>1456011913.54047</text:p>
          </table:table-cell>
          <table:table-cell office:value-type="float" office:value="6072" calcext:value-type="float">
            <text:p>6072</text:p>
          </table:table-cell>
          <table:table-cell table:formula="of:=[.B65]-[.B$2]" office:value-type="float" office:value="6.99438714981079" calcext:value-type="float">
            <text:p>6.9943871498</text:p>
          </table:table-cell>
          <table:table-cell table:formula="of:=[.D65]/([.E65]-[.E64])" office:value-type="float" office:value="59484.224672073" calcext:value-type="float">
            <text:p>59484.224672073</text:p>
          </table:table-cell>
          <table:table-cell table:formula="of:=[.E65]-[.E64]" office:value-type="float" office:value="0.102077484130859" calcext:value-type="float">
            <text:p>0.10207748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11913.64259" calcext:value-type="float">
            <text:p>1456011913.64259</text:p>
          </table:table-cell>
          <table:table-cell office:value-type="float" office:value="1456011913.64287" calcext:value-type="float">
            <text:p>1456011913.64287</text:p>
          </table:table-cell>
          <table:table-cell office:value-type="float" office:value="5944" calcext:value-type="float">
            <text:p>5944</text:p>
          </table:table-cell>
          <table:table-cell table:formula="of:=[.B66]-[.B$2]" office:value-type="float" office:value="7.09680581092835" calcext:value-type="float">
            <text:p>7.0968058109</text:p>
          </table:table-cell>
          <table:table-cell table:formula="of:=[.D66]/([.E66]-[.E65])" office:value-type="float" office:value="58036.2986114183" calcext:value-type="float">
            <text:p>58036.2986114183</text:p>
          </table:table-cell>
          <table:table-cell table:formula="of:=[.E66]-[.E65]" office:value-type="float" office:value="0.102418661117554" calcext:value-type="float">
            <text:p>0.1024186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11913.74748" calcext:value-type="float">
            <text:p>1456011913.74748</text:p>
          </table:table-cell>
          <table:table-cell office:value-type="float" office:value="1456011913.74776" calcext:value-type="float">
            <text:p>1456011913.74776</text:p>
          </table:table-cell>
          <table:table-cell office:value-type="float" office:value="5816" calcext:value-type="float">
            <text:p>5816</text:p>
          </table:table-cell>
          <table:table-cell table:formula="of:=[.B67]-[.B$2]" office:value-type="float" office:value="7.20169758796692" calcext:value-type="float">
            <text:p>7.201697588</text:p>
          </table:table-cell>
          <table:table-cell table:formula="of:=[.D67]/([.E67]-[.E66])" office:value-type="float" office:value="55447.6257739551" calcext:value-type="float">
            <text:p>55447.6257739551</text:p>
          </table:table-cell>
          <table:table-cell table:formula="of:=[.E67]-[.E66]" office:value-type="float" office:value="0.104891777038574" calcext:value-type="float">
            <text:p>0.1048917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11913.84894" calcext:value-type="float">
            <text:p>1456011913.84894</text:p>
          </table:table-cell>
          <table:table-cell office:value-type="float" office:value="1456011913.84922" calcext:value-type="float">
            <text:p>1456011913.84922</text:p>
          </table:table-cell>
          <table:table-cell office:value-type="float" office:value="5688" calcext:value-type="float">
            <text:p>5688</text:p>
          </table:table-cell>
          <table:table-cell table:formula="of:=[.B68]-[.B$2]" office:value-type="float" office:value="7.30315518379211" calcext:value-type="float">
            <text:p>7.3031551838</text:p>
          </table:table-cell>
          <table:table-cell table:formula="of:=[.D68]/([.E68]-[.E67])" office:value-type="float" office:value="56062.8305228132" calcext:value-type="float">
            <text:p>56062.8305228132</text:p>
          </table:table-cell>
          <table:table-cell table:formula="of:=[.E68]-[.E67]" office:value-type="float" office:value="0.101457595825195" calcext:value-type="float">
            <text:p>0.10145759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11913.94999" calcext:value-type="float">
            <text:p>1456011913.94999</text:p>
          </table:table-cell>
          <table:table-cell office:value-type="float" office:value="1456011913.95026" calcext:value-type="float">
            <text:p>1456011913.95026</text:p>
          </table:table-cell>
          <table:table-cell office:value-type="float" office:value="5568" calcext:value-type="float">
            <text:p>5568</text:p>
          </table:table-cell>
          <table:table-cell table:formula="of:=[.B69]-[.B$2]" office:value-type="float" office:value="7.40420818328857" calcext:value-type="float">
            <text:p>7.4042081833</text:p>
          </table:table-cell>
          <table:table-cell table:formula="of:=[.D69]/([.E69]-[.E68])" office:value-type="float" office:value="55099.7993898742" calcext:value-type="float">
            <text:p>55099.7993898742</text:p>
          </table:table-cell>
          <table:table-cell table:formula="of:=[.E69]-[.E68]" office:value-type="float" office:value="0.10105299949646" calcext:value-type="float">
            <text:p>0.10105299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11914.05142" calcext:value-type="float">
            <text:p>1456011914.05142</text:p>
          </table:table-cell>
          <table:table-cell office:value-type="float" office:value="1456011914.0517" calcext:value-type="float">
            <text:p>1456011914.0517</text:p>
          </table:table-cell>
          <table:table-cell office:value-type="float" office:value="5448" calcext:value-type="float">
            <text:p>5448</text:p>
          </table:table-cell>
          <table:table-cell table:formula="of:=[.B70]-[.B$2]" office:value-type="float" office:value="7.50563931465149" calcext:value-type="float">
            <text:p>7.5056393147</text:p>
          </table:table-cell>
          <table:table-cell table:formula="of:=[.D70]/([.E70]-[.E69])" office:value-type="float" office:value="53711.3204476381" calcext:value-type="float">
            <text:p>53711.3204476381</text:p>
          </table:table-cell>
          <table:table-cell table:formula="of:=[.E70]-[.E69]" office:value-type="float" office:value="0.101431131362915" calcext:value-type="float">
            <text:p>0.10143113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11914.15285" calcext:value-type="float">
            <text:p>1456011914.15285</text:p>
          </table:table-cell>
          <table:table-cell office:value-type="float" office:value="1456011914.15316" calcext:value-type="float">
            <text:p>1456011914.15316</text:p>
          </table:table-cell>
          <table:table-cell office:value-type="float" office:value="5328" calcext:value-type="float">
            <text:p>5328</text:p>
          </table:table-cell>
          <table:table-cell table:formula="of:=[.B71]-[.B$2]" office:value-type="float" office:value="7.60706949234009" calcext:value-type="float">
            <text:p>7.6070694923</text:p>
          </table:table-cell>
          <table:table-cell table:formula="of:=[.D71]/([.E71]-[.E70])" office:value-type="float" office:value="52528.7456003234" calcext:value-type="float">
            <text:p>52528.7456003234</text:p>
          </table:table-cell>
          <table:table-cell table:formula="of:=[.E71]-[.E70]" office:value-type="float" office:value="0.101430177688599" calcext:value-type="float">
            <text:p>0.10143017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11914.25455" calcext:value-type="float">
            <text:p>1456011914.25455</text:p>
          </table:table-cell>
          <table:table-cell office:value-type="float" office:value="1456011914.25484" calcext:value-type="float">
            <text:p>1456011914.25484</text:p>
          </table:table-cell>
          <table:table-cell office:value-type="float" office:value="5216" calcext:value-type="float">
            <text:p>5216</text:p>
          </table:table-cell>
          <table:table-cell table:formula="of:=[.B72]-[.B$2]" office:value-type="float" office:value="7.70876693725586" calcext:value-type="float">
            <text:p>7.7087669373</text:p>
          </table:table-cell>
          <table:table-cell table:formula="of:=[.D72]/([.E72]-[.E71])" office:value-type="float" office:value="51289.3908428086" calcext:value-type="float">
            <text:p>51289.3908428086</text:p>
          </table:table-cell>
          <table:table-cell table:formula="of:=[.E72]-[.E71]" office:value-type="float" office:value="0.101697444915771" calcext:value-type="float">
            <text:p>0.10169744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11914.35756" calcext:value-type="float">
            <text:p>1456011914.35756</text:p>
          </table:table-cell>
          <table:table-cell office:value-type="float" office:value="1456011914.35785" calcext:value-type="float">
            <text:p>1456011914.35785</text:p>
          </table:table-cell>
          <table:table-cell office:value-type="float" office:value="5104" calcext:value-type="float">
            <text:p>5104</text:p>
          </table:table-cell>
          <table:table-cell table:formula="of:=[.B73]-[.B$2]" office:value-type="float" office:value="7.81177949905396" calcext:value-type="float">
            <text:p>7.8117794991</text:p>
          </table:table-cell>
          <table:table-cell table:formula="of:=[.D73]/([.E73]-[.E72])" office:value-type="float" office:value="49547.3553021992" calcext:value-type="float">
            <text:p>49547.3553021992</text:p>
          </table:table-cell>
          <table:table-cell table:formula="of:=[.E73]-[.E72]" office:value-type="float" office:value="0.103012561798096" calcext:value-type="float">
            <text:p>0.1030125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11914.45912" calcext:value-type="float">
            <text:p>1456011914.45912</text:p>
          </table:table-cell>
          <table:table-cell office:value-type="float" office:value="1456011914.45966" calcext:value-type="float">
            <text:p>1456011914.45966</text:p>
          </table:table-cell>
          <table:table-cell office:value-type="float" office:value="5000" calcext:value-type="float">
            <text:p>5000</text:p>
          </table:table-cell>
          <table:table-cell table:formula="of:=[.B74]-[.B$2]" office:value-type="float" office:value="7.91333913803101" calcext:value-type="float">
            <text:p>7.913339138</text:p>
          </table:table-cell>
          <table:table-cell table:formula="of:=[.D74]/([.E74]-[.E73])" office:value-type="float" office:value="49232.1561041571" calcext:value-type="float">
            <text:p>49232.1561041571</text:p>
          </table:table-cell>
          <table:table-cell table:formula="of:=[.E74]-[.E73]" office:value-type="float" office:value="0.101559638977051" calcext:value-type="float">
            <text:p>0.1015596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11914.56157" calcext:value-type="float">
            <text:p>1456011914.56157</text:p>
          </table:table-cell>
          <table:table-cell office:value-type="float" office:value="1456011914.56186" calcext:value-type="float">
            <text:p>1456011914.56186</text:p>
          </table:table-cell>
          <table:table-cell office:value-type="float" office:value="4904" calcext:value-type="float">
            <text:p>4904</text:p>
          </table:table-cell>
          <table:table-cell table:formula="of:=[.B75]-[.B$2]" office:value-type="float" office:value="8.01578760147095" calcext:value-type="float">
            <text:p>8.0157876015</text:p>
          </table:table-cell>
          <table:table-cell table:formula="of:=[.D75]/([.E75]-[.E74])" office:value-type="float" office:value="47867.9702490109" calcext:value-type="float">
            <text:p>47867.9702490109</text:p>
          </table:table-cell>
          <table:table-cell table:formula="of:=[.E75]-[.E74]" office:value-type="float" office:value="0.102448463439941" calcext:value-type="float">
            <text:p>0.10244846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11914.66341" calcext:value-type="float">
            <text:p>1456011914.66341</text:p>
          </table:table-cell>
          <table:table-cell office:value-type="float" office:value="1456011914.66369" calcext:value-type="float">
            <text:p>1456011914.66369</text:p>
          </table:table-cell>
          <table:table-cell office:value-type="float" office:value="4808" calcext:value-type="float">
            <text:p>4808</text:p>
          </table:table-cell>
          <table:table-cell table:formula="of:=[.B76]-[.B$2]" office:value-type="float" office:value="8.11762642860413" calcext:value-type="float">
            <text:p>8.1176264286</text:p>
          </table:table-cell>
          <table:table-cell table:formula="of:=[.D76]/([.E76]-[.E75])" office:value-type="float" office:value="47211.855589346" calcext:value-type="float">
            <text:p>47211.855589346</text:p>
          </table:table-cell>
          <table:table-cell table:formula="of:=[.E76]-[.E75]" office:value-type="float" office:value="0.101838827133179" calcext:value-type="float">
            <text:p>0.10183882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11914.76492" calcext:value-type="float">
            <text:p>1456011914.76492</text:p>
          </table:table-cell>
          <table:table-cell office:value-type="float" office:value="1456011914.7652" calcext:value-type="float">
            <text:p>1456011914.7652</text:p>
          </table:table-cell>
          <table:table-cell office:value-type="float" office:value="4720" calcext:value-type="float">
            <text:p>4720</text:p>
          </table:table-cell>
          <table:table-cell table:formula="of:=[.B77]-[.B$2]" office:value-type="float" office:value="8.21913385391235" calcext:value-type="float">
            <text:p>8.2191338539</text:p>
          </table:table-cell>
          <table:table-cell table:formula="of:=[.D77]/([.E77]-[.E76])" office:value-type="float" office:value="46499.0613806597" calcext:value-type="float">
            <text:p>46499.0613806597</text:p>
          </table:table-cell>
          <table:table-cell table:formula="of:=[.E77]-[.E76]" office:value-type="float" office:value="0.101507425308228" calcext:value-type="float">
            <text:p>0.10150742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11914.86708" calcext:value-type="float">
            <text:p>1456011914.86708</text:p>
          </table:table-cell>
          <table:table-cell office:value-type="float" office:value="1456011914.86737" calcext:value-type="float">
            <text:p>1456011914.86737</text:p>
          </table:table-cell>
          <table:table-cell office:value-type="float" office:value="4640" calcext:value-type="float">
            <text:p>4640</text:p>
          </table:table-cell>
          <table:table-cell table:formula="of:=[.B78]-[.B$2]" office:value-type="float" office:value="8.32130026817322" calcext:value-type="float">
            <text:p>8.3213002682</text:p>
          </table:table-cell>
          <table:table-cell table:formula="of:=[.D78]/([.E78]-[.E77])" office:value-type="float" office:value="45416.0991512589" calcext:value-type="float">
            <text:p>45416.0991512589</text:p>
          </table:table-cell>
          <table:table-cell table:formula="of:=[.E78]-[.E77]" office:value-type="float" office:value="0.102166414260864" calcext:value-type="float">
            <text:p>0.1021664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11914.9682" calcext:value-type="float">
            <text:p>1456011914.9682</text:p>
          </table:table-cell>
          <table:table-cell office:value-type="float" office:value="1456011914.96848" calcext:value-type="float">
            <text:p>1456011914.96848</text:p>
          </table:table-cell>
          <table:table-cell office:value-type="float" office:value="4568" calcext:value-type="float">
            <text:p>4568</text:p>
          </table:table-cell>
          <table:table-cell table:formula="of:=[.B79]-[.B$2]" office:value-type="float" office:value="8.42242193222046" calcext:value-type="float">
            <text:p>8.4224219322</text:p>
          </table:table-cell>
          <table:table-cell table:formula="of:=[.D79]/([.E79]-[.E78])" office:value-type="float" office:value="45173.3072535867" calcext:value-type="float">
            <text:p>45173.3072535867</text:p>
          </table:table-cell>
          <table:table-cell table:formula="of:=[.E79]-[.E78]" office:value-type="float" office:value="0.101121664047241" calcext:value-type="float">
            <text:p>0.1011216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11915.07004" calcext:value-type="float">
            <text:p>1456011915.07004</text:p>
          </table:table-cell>
          <table:table-cell office:value-type="float" office:value="1456011915.07032" calcext:value-type="float">
            <text:p>1456011915.07032</text:p>
          </table:table-cell>
          <table:table-cell office:value-type="float" office:value="4504" calcext:value-type="float">
            <text:p>4504</text:p>
          </table:table-cell>
          <table:table-cell table:formula="of:=[.B80]-[.B$2]" office:value-type="float" office:value="8.52426099777222" calcext:value-type="float">
            <text:p>8.5242609978</text:p>
          </table:table-cell>
          <table:table-cell table:formula="of:=[.D80]/([.E80]-[.E79])" office:value-type="float" office:value="44226.6430430955" calcext:value-type="float">
            <text:p>44226.6430430955</text:p>
          </table:table-cell>
          <table:table-cell table:formula="of:=[.E80]-[.E79]" office:value-type="float" office:value="0.101839065551758" calcext:value-type="float">
            <text:p>0.1018390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11915.1719" calcext:value-type="float">
            <text:p>1456011915.1719</text:p>
          </table:table-cell>
          <table:table-cell office:value-type="float" office:value="1456011915.1722" calcext:value-type="float">
            <text:p>1456011915.1722</text:p>
          </table:table-cell>
          <table:table-cell office:value-type="float" office:value="4448" calcext:value-type="float">
            <text:p>4448</text:p>
          </table:table-cell>
          <table:table-cell table:formula="of:=[.B81]-[.B$2]" office:value-type="float" office:value="8.62611532211304" calcext:value-type="float">
            <text:p>8.6261153221</text:p>
          </table:table-cell>
          <table:table-cell table:formula="of:=[.D81]/([.E81]-[.E80])" office:value-type="float" office:value="43670.2126177412" calcext:value-type="float">
            <text:p>43670.2126177412</text:p>
          </table:table-cell>
          <table:table-cell table:formula="of:=[.E81]-[.E80]" office:value-type="float" office:value="0.10185432434082" calcext:value-type="float">
            <text:p>0.10185432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11915.27458" calcext:value-type="float">
            <text:p>1456011915.27458</text:p>
          </table:table-cell>
          <table:table-cell office:value-type="float" office:value="1456011915.27486" calcext:value-type="float">
            <text:p>1456011915.27486</text:p>
          </table:table-cell>
          <table:table-cell office:value-type="float" office:value="4400" calcext:value-type="float">
            <text:p>4400</text:p>
          </table:table-cell>
          <table:table-cell table:formula="of:=[.B82]-[.B$2]" office:value-type="float" office:value="8.72879576683044" calcext:value-type="float">
            <text:p>8.7287957668</text:p>
          </table:table-cell>
          <table:table-cell table:formula="of:=[.D82]/([.E82]-[.E81])" office:value-type="float" office:value="42851.3921234904" calcext:value-type="float">
            <text:p>42851.3921234904</text:p>
          </table:table-cell>
          <table:table-cell table:formula="of:=[.E82]-[.E81]" office:value-type="float" office:value="0.102680444717407" calcext:value-type="float">
            <text:p>0.10268044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11915.37718" calcext:value-type="float">
            <text:p>1456011915.37718</text:p>
          </table:table-cell>
          <table:table-cell office:value-type="float" office:value="1456011915.37746" calcext:value-type="float">
            <text:p>1456011915.37746</text:p>
          </table:table-cell>
          <table:table-cell office:value-type="float" office:value="4360" calcext:value-type="float">
            <text:p>4360</text:p>
          </table:table-cell>
          <table:table-cell table:formula="of:=[.B83]-[.B$2]" office:value-type="float" office:value="8.83139491081238" calcext:value-type="float">
            <text:p>8.8313949108</text:p>
          </table:table-cell>
          <table:table-cell table:formula="of:=[.D83]/([.E83]-[.E82])" office:value-type="float" office:value="42495.4812563323" calcext:value-type="float">
            <text:p>42495.4812563323</text:p>
          </table:table-cell>
          <table:table-cell table:formula="of:=[.E83]-[.E82]" office:value-type="float" office:value="0.102599143981934" calcext:value-type="float">
            <text:p>0.1025991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11915.47862" calcext:value-type="float">
            <text:p>1456011915.47862</text:p>
          </table:table-cell>
          <table:table-cell office:value-type="float" office:value="1456011915.47891" calcext:value-type="float">
            <text:p>1456011915.47891</text:p>
          </table:table-cell>
          <table:table-cell office:value-type="float" office:value="4328" calcext:value-type="float">
            <text:p>4328</text:p>
          </table:table-cell>
          <table:table-cell table:formula="of:=[.B84]-[.B$2]" office:value-type="float" office:value="8.93284177780151" calcext:value-type="float">
            <text:p>8.9328417778</text:p>
          </table:table-cell>
          <table:table-cell table:formula="of:=[.D84]/([.E84]-[.E83])" office:value-type="float" office:value="42662.72708514" calcext:value-type="float">
            <text:p>42662.72708514</text:p>
          </table:table-cell>
          <table:table-cell table:formula="of:=[.E84]-[.E83]" office:value-type="float" office:value="0.101446866989136" calcext:value-type="float">
            <text:p>0.1014468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11915.58028" calcext:value-type="float">
            <text:p>1456011915.58028</text:p>
          </table:table-cell>
          <table:table-cell office:value-type="float" office:value="1456011915.58056" calcext:value-type="float">
            <text:p>1456011915.58056</text:p>
          </table:table-cell>
          <table:table-cell office:value-type="float" office:value="4312" calcext:value-type="float">
            <text:p>4312</text:p>
          </table:table-cell>
          <table:table-cell table:formula="of:=[.B85]-[.B$2]" office:value-type="float" office:value="9.03449392318726" calcext:value-type="float">
            <text:p>9.0344939232</text:p>
          </table:table-cell>
          <table:table-cell table:formula="of:=[.D85]/([.E85]-[.E84])" office:value-type="float" office:value="42419.1735810114" calcext:value-type="float">
            <text:p>42419.1735810114</text:p>
          </table:table-cell>
          <table:table-cell table:formula="of:=[.E85]-[.E84]" office:value-type="float" office:value="0.101652145385742" calcext:value-type="float">
            <text:p>0.10165214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11915.68246" calcext:value-type="float">
            <text:p>1456011915.68246</text:p>
          </table:table-cell>
          <table:table-cell office:value-type="float" office:value="1456011915.68274" calcext:value-type="float">
            <text:p>1456011915.68274</text:p>
          </table:table-cell>
          <table:table-cell office:value-type="float" office:value="4296" calcext:value-type="float">
            <text:p>4296</text:p>
          </table:table-cell>
          <table:table-cell table:formula="of:=[.B86]-[.B$2]" office:value-type="float" office:value="9.1366753578186" calcext:value-type="float">
            <text:p>9.1366753578</text:p>
          </table:table-cell>
          <table:table-cell table:formula="of:=[.D86]/([.E86]-[.E85])" office:value-type="float" office:value="42042.8624387512" calcext:value-type="float">
            <text:p>42042.8624387512</text:p>
          </table:table-cell>
          <table:table-cell table:formula="of:=[.E86]-[.E85]" office:value-type="float" office:value="0.102181434631348" calcext:value-type="float">
            <text:p>0.10218143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11915.78452" calcext:value-type="float">
            <text:p>1456011915.78452</text:p>
          </table:table-cell>
          <table:table-cell office:value-type="float" office:value="1456011915.7848" calcext:value-type="float">
            <text:p>1456011915.7848</text:p>
          </table:table-cell>
          <table:table-cell office:value-type="float" office:value="4296" calcext:value-type="float">
            <text:p>4296</text:p>
          </table:table-cell>
          <table:table-cell table:formula="of:=[.B87]-[.B$2]" office:value-type="float" office:value="9.23873400688171" calcext:value-type="float">
            <text:p>9.2387340069</text:p>
          </table:table-cell>
          <table:table-cell table:formula="of:=[.D87]/([.E87]-[.E86])" office:value-type="float" office:value="42093.4437153236" calcext:value-type="float">
            <text:p>42093.4437153236</text:p>
          </table:table-cell>
          <table:table-cell table:formula="of:=[.E87]-[.E86]" office:value-type="float" office:value="0.10205864906311" calcext:value-type="float">
            <text:p>0.10205864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11915.88749" calcext:value-type="float">
            <text:p>1456011915.88749</text:p>
          </table:table-cell>
          <table:table-cell office:value-type="float" office:value="1456011915.88777" calcext:value-type="float">
            <text:p>1456011915.88777</text:p>
          </table:table-cell>
          <table:table-cell office:value-type="float" office:value="4296" calcext:value-type="float">
            <text:p>4296</text:p>
          </table:table-cell>
          <table:table-cell table:formula="of:=[.B88]-[.B$2]" office:value-type="float" office:value="9.34170937538147" calcext:value-type="float">
            <text:p>9.3417093754</text:p>
          </table:table-cell>
          <table:table-cell table:formula="of:=[.D88]/([.E88]-[.E87])" office:value-type="float" office:value="41718.7145099674" calcext:value-type="float">
            <text:p>41718.7145099674</text:p>
          </table:table-cell>
          <table:table-cell table:formula="of:=[.E88]-[.E87]" office:value-type="float" office:value="0.102975368499756" calcext:value-type="float">
            <text:p>0.10297536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11915.9891" calcext:value-type="float">
            <text:p>1456011915.9891</text:p>
          </table:table-cell>
          <table:table-cell office:value-type="float" office:value="1456011915.98939" calcext:value-type="float">
            <text:p>1456011915.98939</text:p>
          </table:table-cell>
          <table:table-cell office:value-type="float" office:value="4312" calcext:value-type="float">
            <text:p>4312</text:p>
          </table:table-cell>
          <table:table-cell table:formula="of:=[.B89]-[.B$2]" office:value-type="float" office:value="9.44332027435303" calcext:value-type="float">
            <text:p>9.4433202744</text:p>
          </table:table-cell>
          <table:table-cell table:formula="of:=[.D89]/([.E89]-[.E88])" office:value-type="float" office:value="42436.3925882301" calcext:value-type="float">
            <text:p>42436.3925882301</text:p>
          </table:table-cell>
          <table:table-cell table:formula="of:=[.E89]-[.E88]" office:value-type="float" office:value="0.101610898971558" calcext:value-type="float">
            <text:p>0.101610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11916.09109" calcext:value-type="float">
            <text:p>1456011916.09109</text:p>
          </table:table-cell>
          <table:table-cell office:value-type="float" office:value="1456011916.09138" calcext:value-type="float">
            <text:p>1456011916.09138</text:p>
          </table:table-cell>
          <table:table-cell office:value-type="float" office:value="4336" calcext:value-type="float">
            <text:p>4336</text:p>
          </table:table-cell>
          <table:table-cell table:formula="of:=[.B90]-[.B$2]" office:value-type="float" office:value="9.54531073570251" calcext:value-type="float">
            <text:p>9.5453107357</text:p>
          </table:table-cell>
          <table:table-cell table:formula="of:=[.D90]/([.E90]-[.E89])" office:value-type="float" office:value="42513.7796479023" calcext:value-type="float">
            <text:p>42513.7796479023</text:p>
          </table:table-cell>
          <table:table-cell table:formula="of:=[.E90]-[.E89]" office:value-type="float" office:value="0.101990461349487" calcext:value-type="float">
            <text:p>0.10199046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11916.19364" calcext:value-type="float">
            <text:p>1456011916.19364</text:p>
          </table:table-cell>
          <table:table-cell office:value-type="float" office:value="1456011916.19395" calcext:value-type="float">
            <text:p>1456011916.19395</text:p>
          </table:table-cell>
          <table:table-cell office:value-type="float" office:value="4368" calcext:value-type="float">
            <text:p>4368</text:p>
          </table:table-cell>
          <table:table-cell table:formula="of:=[.B91]-[.B$2]" office:value-type="float" office:value="9.6478590965271" calcext:value-type="float">
            <text:p>9.6478590965</text:p>
          </table:table-cell>
          <table:table-cell table:formula="of:=[.D91]/([.E91]-[.E90])" office:value-type="float" office:value="42594.5374931124" calcext:value-type="float">
            <text:p>42594.5374931124</text:p>
          </table:table-cell>
          <table:table-cell table:formula="of:=[.E91]-[.E90]" office:value-type="float" office:value="0.102548360824585" calcext:value-type="float">
            <text:p>0.10254836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11916.29628" calcext:value-type="float">
            <text:p>1456011916.29628</text:p>
          </table:table-cell>
          <table:table-cell office:value-type="float" office:value="1456011916.29656" calcext:value-type="float">
            <text:p>1456011916.29656</text:p>
          </table:table-cell>
          <table:table-cell office:value-type="float" office:value="4408" calcext:value-type="float">
            <text:p>4408</text:p>
          </table:table-cell>
          <table:table-cell table:formula="of:=[.B92]-[.B$2]" office:value-type="float" office:value="9.75050067901611" calcext:value-type="float">
            <text:p>9.750500679</text:p>
          </table:table-cell>
          <table:table-cell table:formula="of:=[.D92]/([.E92]-[.E91])" office:value-type="float" office:value="42945.5576688114" calcext:value-type="float">
            <text:p>42945.5576688114</text:p>
          </table:table-cell>
          <table:table-cell table:formula="of:=[.E92]-[.E91]" office:value-type="float" office:value="0.102641582489014" calcext:value-type="float">
            <text:p>0.10264158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11916.39871" calcext:value-type="float">
            <text:p>1456011916.39871</text:p>
          </table:table-cell>
          <table:table-cell office:value-type="float" office:value="1456011916.399" calcext:value-type="float">
            <text:p>1456011916.399</text:p>
          </table:table-cell>
          <table:table-cell office:value-type="float" office:value="4456" calcext:value-type="float">
            <text:p>4456</text:p>
          </table:table-cell>
          <table:table-cell table:formula="of:=[.B93]-[.B$2]" office:value-type="float" office:value="9.85293078422546" calcext:value-type="float">
            <text:p>9.8529307842</text:p>
          </table:table-cell>
          <table:table-cell table:formula="of:=[.D93]/([.E93]-[.E92])" office:value-type="float" office:value="43502.8353323728" calcext:value-type="float">
            <text:p>43502.8353323728</text:p>
          </table:table-cell>
          <table:table-cell table:formula="of:=[.E93]-[.E92]" office:value-type="float" office:value="0.102430105209351" calcext:value-type="float">
            <text:p>0.10243010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11916.50045" calcext:value-type="float">
            <text:p>1456011916.50045</text:p>
          </table:table-cell>
          <table:table-cell office:value-type="float" office:value="1456011916.50073" calcext:value-type="float">
            <text:p>1456011916.50073</text:p>
          </table:table-cell>
          <table:table-cell office:value-type="float" office:value="4520" calcext:value-type="float">
            <text:p>4520</text:p>
          </table:table-cell>
          <table:table-cell table:formula="of:=[.B94]-[.B$2]" office:value-type="float" office:value="9.95466303825378" calcext:value-type="float">
            <text:p>9.9546630383</text:p>
          </table:table-cell>
          <table:table-cell table:formula="of:=[.D94]/([.E94]-[.E93])" office:value-type="float" office:value="44430.3534132028" calcext:value-type="float">
            <text:p>44430.3534132028</text:p>
          </table:table-cell>
          <table:table-cell table:formula="of:=[.E94]-[.E93]" office:value-type="float" office:value="0.10173225402832" calcext:value-type="float">
            <text:p>0.1017322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11916.60214" calcext:value-type="float">
            <text:p>1456011916.60214</text:p>
          </table:table-cell>
          <table:table-cell office:value-type="float" office:value="1456011916.60243" calcext:value-type="float">
            <text:p>1456011916.60243</text:p>
          </table:table-cell>
          <table:table-cell office:value-type="float" office:value="4584" calcext:value-type="float">
            <text:p>4584</text:p>
          </table:table-cell>
          <table:table-cell table:formula="of:=[.B95]-[.B$2]" office:value-type="float" office:value="10.0563609600067" calcext:value-type="float">
            <text:p>10.05636096</text:p>
          </table:table-cell>
          <table:table-cell table:formula="of:=[.D95]/([.E95]-[.E94])" office:value-type="float" office:value="45074.6674168683" calcext:value-type="float">
            <text:p>45074.6674168683</text:p>
          </table:table-cell>
          <table:table-cell table:formula="of:=[.E95]-[.E94]" office:value-type="float" office:value="0.10169792175293" calcext:value-type="float">
            <text:p>0.10169792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11916.70453" calcext:value-type="float">
            <text:p>1456011916.70453</text:p>
          </table:table-cell>
          <table:table-cell office:value-type="float" office:value="1456011916.70481" calcext:value-type="float">
            <text:p>1456011916.70481</text:p>
          </table:table-cell>
          <table:table-cell office:value-type="float" office:value="4656" calcext:value-type="float">
            <text:p>4656</text:p>
          </table:table-cell>
          <table:table-cell table:formula="of:=[.B96]-[.B$2]" office:value-type="float" office:value="10.1587433815002" calcext:value-type="float">
            <text:p>10.1587433815</text:p>
          </table:table-cell>
          <table:table-cell table:formula="of:=[.D96]/([.E96]-[.E95])" office:value-type="float" office:value="45476.5567377621" calcext:value-type="float">
            <text:p>45476.5567377621</text:p>
          </table:table-cell>
          <table:table-cell table:formula="of:=[.E96]-[.E95]" office:value-type="float" office:value="0.10238242149353" calcext:value-type="float">
            <text:p>0.10238242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11916.80642" calcext:value-type="float">
            <text:p>1456011916.80642</text:p>
          </table:table-cell>
          <table:table-cell office:value-type="float" office:value="1456011916.8067" calcext:value-type="float">
            <text:p>1456011916.8067</text:p>
          </table:table-cell>
          <table:table-cell office:value-type="float" office:value="4736" calcext:value-type="float">
            <text:p>4736</text:p>
          </table:table-cell>
          <table:table-cell table:formula="of:=[.B97]-[.B$2]" office:value-type="float" office:value="10.2606353759766" calcext:value-type="float">
            <text:p>10.260635376</text:p>
          </table:table-cell>
          <table:table-cell table:formula="of:=[.D97]/([.E97]-[.E96])" office:value-type="float" office:value="46480.5898082674" calcext:value-type="float">
            <text:p>46480.5898082674</text:p>
          </table:table-cell>
          <table:table-cell table:formula="of:=[.E97]-[.E96]" office:value-type="float" office:value="0.101891994476318" calcext:value-type="float">
            <text:p>0.10189199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11916.90884" calcext:value-type="float">
            <text:p>1456011916.90884</text:p>
          </table:table-cell>
          <table:table-cell office:value-type="float" office:value="1456011916.90912" calcext:value-type="float">
            <text:p>1456011916.90912</text:p>
          </table:table-cell>
          <table:table-cell office:value-type="float" office:value="4824" calcext:value-type="float">
            <text:p>4824</text:p>
          </table:table-cell>
          <table:table-cell table:formula="of:=[.B98]-[.B$2]" office:value-type="float" office:value="10.3630585670471" calcext:value-type="float">
            <text:p>10.363058567</text:p>
          </table:table-cell>
          <table:table-cell table:formula="of:=[.D98]/([.E98]-[.E97])" office:value-type="float" office:value="47098.7083059819" calcext:value-type="float">
            <text:p>47098.7083059819</text:p>
          </table:table-cell>
          <table:table-cell table:formula="of:=[.E98]-[.E97]" office:value-type="float" office:value="0.102423191070557" calcext:value-type="float">
            <text:p>0.10242319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11917.0109" calcext:value-type="float">
            <text:p>1456011917.0109</text:p>
          </table:table-cell>
          <table:table-cell office:value-type="float" office:value="1456011917.01117" calcext:value-type="float">
            <text:p>1456011917.01117</text:p>
          </table:table-cell>
          <table:table-cell office:value-type="float" office:value="4920" calcext:value-type="float">
            <text:p>4920</text:p>
          </table:table-cell>
          <table:table-cell table:formula="of:=[.B99]-[.B$2]" office:value-type="float" office:value="10.4651162624359" calcext:value-type="float">
            <text:p>10.4651162624</text:p>
          </table:table-cell>
          <table:table-cell table:formula="of:=[.D99]/([.E99]-[.E98])" office:value-type="float" office:value="48208.0256785832" calcext:value-type="float">
            <text:p>48208.0256785832</text:p>
          </table:table-cell>
          <table:table-cell table:formula="of:=[.E99]-[.E98]" office:value-type="float" office:value="0.102057695388794" calcext:value-type="float">
            <text:p>0.10205769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11917.11193" calcext:value-type="float">
            <text:p>1456011917.11193</text:p>
          </table:table-cell>
          <table:table-cell office:value-type="float" office:value="1456011917.1122" calcext:value-type="float">
            <text:p>1456011917.1122</text:p>
          </table:table-cell>
          <table:table-cell office:value-type="float" office:value="5024" calcext:value-type="float">
            <text:p>5024</text:p>
          </table:table-cell>
          <table:table-cell table:formula="of:=[.B100]-[.B$2]" office:value-type="float" office:value="10.566150188446" calcext:value-type="float">
            <text:p>10.5661501884</text:p>
          </table:table-cell>
          <table:table-cell table:formula="of:=[.D100]/([.E100]-[.E99])" office:value-type="float" office:value="49725.87128304" calcext:value-type="float">
            <text:p>49725.87128304</text:p>
          </table:table-cell>
          <table:table-cell table:formula="of:=[.E100]-[.E99]" office:value-type="float" office:value="0.101033926010132" calcext:value-type="float">
            <text:p>0.1010339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11917.21253" calcext:value-type="float">
            <text:p>1456011917.21253</text:p>
          </table:table-cell>
          <table:table-cell office:value-type="float" office:value="1456011917.21282" calcext:value-type="float">
            <text:p>1456011917.21282</text:p>
          </table:table-cell>
          <table:table-cell office:value-type="float" office:value="5128" calcext:value-type="float">
            <text:p>5128</text:p>
          </table:table-cell>
          <table:table-cell table:formula="of:=[.B101]-[.B$2]" office:value-type="float" office:value="10.6667466163635" calcext:value-type="float">
            <text:p>10.6667466164</text:p>
          </table:table-cell>
          <table:table-cell table:formula="of:=[.D101]/([.E101]-[.E100])" office:value-type="float" office:value="50975.9651128618" calcext:value-type="float">
            <text:p>50975.9651128618</text:p>
          </table:table-cell>
          <table:table-cell table:formula="of:=[.E101]-[.E100]" office:value-type="float" office:value="0.10059642791748" calcext:value-type="float">
            <text:p>0.10059642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11917.31313" calcext:value-type="float">
            <text:p>1456011917.31313</text:p>
          </table:table-cell>
          <table:table-cell office:value-type="float" office:value="1456011917.3134" calcext:value-type="float">
            <text:p>1456011917.3134</text:p>
          </table:table-cell>
          <table:table-cell office:value-type="float" office:value="5232" calcext:value-type="float">
            <text:p>5232</text:p>
          </table:table-cell>
          <table:table-cell table:formula="of:=[.B102]-[.B$2]" office:value-type="float" office:value="10.7673461437225" calcext:value-type="float">
            <text:p>10.7673461437</text:p>
          </table:table-cell>
          <table:table-cell table:formula="of:=[.D102]/([.E102]-[.E101])" office:value-type="float" office:value="52008.1966322625" calcext:value-type="float">
            <text:p>52008.1966322625</text:p>
          </table:table-cell>
          <table:table-cell table:formula="of:=[.E102]-[.E101]" office:value-type="float" office:value="0.100599527359009" calcext:value-type="float">
            <text:p>0.10059952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11917.41457" calcext:value-type="float">
            <text:p>1456011917.41457</text:p>
          </table:table-cell>
          <table:table-cell office:value-type="float" office:value="1456011917.41484" calcext:value-type="float">
            <text:p>1456011917.41484</text:p>
          </table:table-cell>
          <table:table-cell office:value-type="float" office:value="5352" calcext:value-type="float">
            <text:p>5352</text:p>
          </table:table-cell>
          <table:table-cell table:formula="of:=[.B103]-[.B$2]" office:value-type="float" office:value="10.8687891960144" calcext:value-type="float">
            <text:p>10.868789196</text:p>
          </table:table-cell>
          <table:table-cell table:formula="of:=[.D103]/([.E103]-[.E102])" office:value-type="float" office:value="52758.6648773277" calcext:value-type="float">
            <text:p>52758.6648773277</text:p>
          </table:table-cell>
          <table:table-cell table:formula="of:=[.E103]-[.E102]" office:value-type="float" office:value="0.10144305229187" calcext:value-type="float">
            <text:p>0.10144305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11917.51505" calcext:value-type="float">
            <text:p>1456011917.51505</text:p>
          </table:table-cell>
          <table:table-cell office:value-type="float" office:value="1456011917.51532" calcext:value-type="float">
            <text:p>1456011917.51532</text:p>
          </table:table-cell>
          <table:table-cell office:value-type="float" office:value="5464" calcext:value-type="float">
            <text:p>5464</text:p>
          </table:table-cell>
          <table:table-cell table:formula="of:=[.B104]-[.B$2]" office:value-type="float" office:value="10.9692640304565" calcext:value-type="float">
            <text:p>10.9692640305</text:p>
          </table:table-cell>
          <table:table-cell table:formula="of:=[.D104]/([.E104]-[.E103])" office:value-type="float" office:value="54381.7765944825" calcext:value-type="float">
            <text:p>54381.7765944825</text:p>
          </table:table-cell>
          <table:table-cell table:formula="of:=[.E104]-[.E103]" office:value-type="float" office:value="0.100474834442139" calcext:value-type="float">
            <text:p>0.10047483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11917.61539" calcext:value-type="float">
            <text:p>1456011917.61539</text:p>
          </table:table-cell>
          <table:table-cell office:value-type="float" office:value="1456011917.61579" calcext:value-type="float">
            <text:p>1456011917.61579</text:p>
          </table:table-cell>
          <table:table-cell office:value-type="float" office:value="5584" calcext:value-type="float">
            <text:p>5584</text:p>
          </table:table-cell>
          <table:table-cell table:formula="of:=[.B105]-[.B$2]" office:value-type="float" office:value="11.0696077346802" calcext:value-type="float">
            <text:p>11.0696077347</text:p>
          </table:table-cell>
          <table:table-cell table:formula="of:=[.D105]/([.E105]-[.E104])" office:value-type="float" office:value="55648.7329544375" calcext:value-type="float">
            <text:p>55648.7329544375</text:p>
          </table:table-cell>
          <table:table-cell table:formula="of:=[.E105]-[.E104]" office:value-type="float" office:value="0.100343704223633" calcext:value-type="float">
            <text:p>0.10034370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11917.71722" calcext:value-type="float">
            <text:p>1456011917.71722</text:p>
          </table:table-cell>
          <table:table-cell office:value-type="float" office:value="1456011917.71749" calcext:value-type="float">
            <text:p>1456011917.71749</text:p>
          </table:table-cell>
          <table:table-cell office:value-type="float" office:value="5704" calcext:value-type="float">
            <text:p>5704</text:p>
          </table:table-cell>
          <table:table-cell table:formula="of:=[.B106]-[.B$2]" office:value-type="float" office:value="11.1714346408844" calcext:value-type="float">
            <text:p>11.1714346409</text:p>
          </table:table-cell>
          <table:table-cell table:formula="of:=[.D106]/([.E106]-[.E105])" office:value-type="float" office:value="56016.6287342569" calcext:value-type="float">
            <text:p>56016.6287342569</text:p>
          </table:table-cell>
          <table:table-cell table:formula="of:=[.E106]-[.E105]" office:value-type="float" office:value="0.101826906204224" calcext:value-type="float">
            <text:p>0.10182690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11917.81943" calcext:value-type="float">
            <text:p>1456011917.81943</text:p>
          </table:table-cell>
          <table:table-cell office:value-type="float" office:value="1456011917.8197" calcext:value-type="float">
            <text:p>1456011917.8197</text:p>
          </table:table-cell>
          <table:table-cell office:value-type="float" office:value="5832" calcext:value-type="float">
            <text:p>5832</text:p>
          </table:table-cell>
          <table:table-cell table:formula="of:=[.B107]-[.B$2]" office:value-type="float" office:value="11.2736442089081" calcext:value-type="float">
            <text:p>11.2736442089</text:p>
          </table:table-cell>
          <table:table-cell table:formula="of:=[.D107]/([.E107]-[.E106])" office:value-type="float" office:value="57059.2373372397" calcext:value-type="float">
            <text:p>57059.2373372397</text:p>
          </table:table-cell>
          <table:table-cell table:formula="of:=[.E107]-[.E106]" office:value-type="float" office:value="0.102209568023682" calcext:value-type="float">
            <text:p>0.1022095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11917.92" calcext:value-type="float">
            <text:p>1456011917.92</text:p>
          </table:table-cell>
          <table:table-cell office:value-type="float" office:value="1456011917.92028" calcext:value-type="float">
            <text:p>1456011917.92028</text:p>
          </table:table-cell>
          <table:table-cell office:value-type="float" office:value="5960" calcext:value-type="float">
            <text:p>5960</text:p>
          </table:table-cell>
          <table:table-cell table:formula="of:=[.B108]-[.B$2]" office:value-type="float" office:value="11.3742158412933" calcext:value-type="float">
            <text:p>11.3742158413</text:p>
          </table:table-cell>
          <table:table-cell table:formula="of:=[.D108]/([.E108]-[.E107])" office:value-type="float" office:value="59261.2435400211" calcext:value-type="float">
            <text:p>59261.2435400211</text:p>
          </table:table-cell>
          <table:table-cell table:formula="of:=[.E108]-[.E107]" office:value-type="float" office:value="0.100571632385254" calcext:value-type="float">
            <text:p>0.10057163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11918.0208" calcext:value-type="float">
            <text:p>1456011918.0208</text:p>
          </table:table-cell>
          <table:table-cell office:value-type="float" office:value="1456011918.02107" calcext:value-type="float">
            <text:p>1456011918.02107</text:p>
          </table:table-cell>
          <table:table-cell office:value-type="float" office:value="6088" calcext:value-type="float">
            <text:p>6088</text:p>
          </table:table-cell>
          <table:table-cell table:formula="of:=[.B109]-[.B$2]" office:value-type="float" office:value="11.4750123023987" calcext:value-type="float">
            <text:p>11.4750123024</text:p>
          </table:table-cell>
          <table:table-cell table:formula="of:=[.D109]/([.E109]-[.E108])" office:value-type="float" office:value="60398.945887963" calcext:value-type="float">
            <text:p>60398.945887963</text:p>
          </table:table-cell>
          <table:table-cell table:formula="of:=[.E109]-[.E108]" office:value-type="float" office:value="0.100796461105347" calcext:value-type="float">
            <text:p>0.10079646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11918.12171" calcext:value-type="float">
            <text:p>1456011918.12171</text:p>
          </table:table-cell>
          <table:table-cell office:value-type="float" office:value="1456011918.12198" calcext:value-type="float">
            <text:p>1456011918.12198</text:p>
          </table:table-cell>
          <table:table-cell office:value-type="float" office:value="6216" calcext:value-type="float">
            <text:p>6216</text:p>
          </table:table-cell>
          <table:table-cell table:formula="of:=[.B110]-[.B$2]" office:value-type="float" office:value="11.5759296417236" calcext:value-type="float">
            <text:p>11.5759296417</text:p>
          </table:table-cell>
          <table:table-cell table:formula="of:=[.D110]/([.E110]-[.E109])" office:value-type="float" office:value="61594.9651623756" calcext:value-type="float">
            <text:p>61594.9651623756</text:p>
          </table:table-cell>
          <table:table-cell table:formula="of:=[.E110]-[.E109]" office:value-type="float" office:value="0.100917339324951" calcext:value-type="float">
            <text:p>0.10091733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11918.22345" calcext:value-type="float">
            <text:p>1456011918.22345</text:p>
          </table:table-cell>
          <table:table-cell office:value-type="float" office:value="1456011918.22374" calcext:value-type="float">
            <text:p>1456011918.22374</text:p>
          </table:table-cell>
          <table:table-cell office:value-type="float" office:value="6344" calcext:value-type="float">
            <text:p>6344</text:p>
          </table:table-cell>
          <table:table-cell table:formula="of:=[.B111]-[.B$2]" office:value-type="float" office:value="11.6776716709137" calcext:value-type="float">
            <text:p>11.6776716709</text:p>
          </table:table-cell>
          <table:table-cell table:formula="of:=[.D111]/([.E111]-[.E110])" office:value-type="float" office:value="62353.778969248" calcext:value-type="float">
            <text:p>62353.778969248</text:p>
          </table:table-cell>
          <table:table-cell table:formula="of:=[.E111]-[.E110]" office:value-type="float" office:value="0.101742029190063" calcext:value-type="float">
            <text:p>0.1017420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11918.32636" calcext:value-type="float">
            <text:p>1456011918.32636</text:p>
          </table:table-cell>
          <table:table-cell office:value-type="float" office:value="1456011918.32663" calcext:value-type="float">
            <text:p>1456011918.32663</text:p>
          </table:table-cell>
          <table:table-cell office:value-type="float" office:value="6464" calcext:value-type="float">
            <text:p>6464</text:p>
          </table:table-cell>
          <table:table-cell table:formula="of:=[.B112]-[.B$2]" office:value-type="float" office:value="11.7805788516998" calcext:value-type="float">
            <text:p>11.7805788517</text:p>
          </table:table-cell>
          <table:table-cell table:formula="of:=[.D112]/([.E112]-[.E111])" office:value-type="float" office:value="62813.8867532853" calcext:value-type="float">
            <text:p>62813.8867532853</text:p>
          </table:table-cell>
          <table:table-cell table:formula="of:=[.E112]-[.E111]" office:value-type="float" office:value="0.102907180786133" calcext:value-type="float">
            <text:p>0.10290718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11918.4269" calcext:value-type="float">
            <text:p>1456011918.4269</text:p>
          </table:table-cell>
          <table:table-cell office:value-type="float" office:value="1456011918.42716" calcext:value-type="float">
            <text:p>1456011918.42716</text:p>
          </table:table-cell>
          <table:table-cell office:value-type="float" office:value="6592" calcext:value-type="float">
            <text:p>6592</text:p>
          </table:table-cell>
          <table:table-cell table:formula="of:=[.B113]-[.B$2]" office:value-type="float" office:value="11.8811211585999" calcext:value-type="float">
            <text:p>11.8811211586</text:p>
          </table:table-cell>
          <table:table-cell table:formula="of:=[.D113]/([.E113]-[.E112])" office:value-type="float" office:value="65564.4395205179" calcext:value-type="float">
            <text:p>65564.4395205179</text:p>
          </table:table-cell>
          <table:table-cell table:formula="of:=[.E113]-[.E112]" office:value-type="float" office:value="0.100542306900024" calcext:value-type="float">
            <text:p>0.10054230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11918.52725" calcext:value-type="float">
            <text:p>1456011918.52725</text:p>
          </table:table-cell>
          <table:table-cell office:value-type="float" office:value="1456011918.52751" calcext:value-type="float">
            <text:p>1456011918.52751</text:p>
          </table:table-cell>
          <table:table-cell office:value-type="float" office:value="6712" calcext:value-type="float">
            <text:p>6712</text:p>
          </table:table-cell>
          <table:table-cell table:formula="of:=[.B114]-[.B$2]" office:value-type="float" office:value="11.9814622402191" calcext:value-type="float">
            <text:p>11.9814622402</text:p>
          </table:table-cell>
          <table:table-cell table:formula="of:=[.D114]/([.E114]-[.E113])" office:value-type="float" office:value="66891.8442145982" calcext:value-type="float">
            <text:p>66891.8442145982</text:p>
          </table:table-cell>
          <table:table-cell table:formula="of:=[.E114]-[.E113]" office:value-type="float" office:value="0.100341081619263" calcext:value-type="float">
            <text:p>0.10034108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11918.62777" calcext:value-type="float">
            <text:p>1456011918.62777</text:p>
          </table:table-cell>
          <table:table-cell office:value-type="float" office:value="1456011918.62804" calcext:value-type="float">
            <text:p>1456011918.62804</text:p>
          </table:table-cell>
          <table:table-cell office:value-type="float" office:value="6824" calcext:value-type="float">
            <text:p>6824</text:p>
          </table:table-cell>
          <table:table-cell table:formula="of:=[.B115]-[.B$2]" office:value-type="float" office:value="12.0819861888886" calcext:value-type="float">
            <text:p>12.0819861889</text:p>
          </table:table-cell>
          <table:table-cell table:formula="of:=[.D115]/([.E115]-[.E114])" office:value-type="float" office:value="67884.3210033489" calcext:value-type="float">
            <text:p>67884.3210033489</text:p>
          </table:table-cell>
          <table:table-cell table:formula="of:=[.E115]-[.E114]" office:value-type="float" office:value="0.100523948669434" calcext:value-type="float">
            <text:p>0.10052394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11918.72941" calcext:value-type="float">
            <text:p>1456011918.72941</text:p>
          </table:table-cell>
          <table:table-cell office:value-type="float" office:value="1456011918.72967" calcext:value-type="float">
            <text:p>1456011918.72967</text:p>
          </table:table-cell>
          <table:table-cell office:value-type="float" office:value="6944" calcext:value-type="float">
            <text:p>6944</text:p>
          </table:table-cell>
          <table:table-cell table:formula="of:=[.B116]-[.B$2]" office:value-type="float" office:value="12.1836228370667" calcext:value-type="float">
            <text:p>12.1836228371</text:p>
          </table:table-cell>
          <table:table-cell table:formula="of:=[.D116]/([.E116]-[.E115])" office:value-type="float" office:value="68321.8123036864" calcext:value-type="float">
            <text:p>68321.8123036864</text:p>
          </table:table-cell>
          <table:table-cell table:formula="of:=[.E116]-[.E115]" office:value-type="float" office:value="0.101636648178101" calcext:value-type="float">
            <text:p>0.10163664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11918.83189" calcext:value-type="float">
            <text:p>1456011918.83189</text:p>
          </table:table-cell>
          <table:table-cell office:value-type="float" office:value="1456011918.83216" calcext:value-type="float">
            <text:p>1456011918.83216</text:p>
          </table:table-cell>
          <table:table-cell office:value-type="float" office:value="7056" calcext:value-type="float">
            <text:p>7056</text:p>
          </table:table-cell>
          <table:table-cell table:formula="of:=[.B117]-[.B$2]" office:value-type="float" office:value="12.2861049175262" calcext:value-type="float">
            <text:p>12.2861049175</text:p>
          </table:table-cell>
          <table:table-cell table:formula="of:=[.D117]/([.E117]-[.E116])" office:value-type="float" office:value="68851.0612621877" calcext:value-type="float">
            <text:p>68851.0612621877</text:p>
          </table:table-cell>
          <table:table-cell table:formula="of:=[.E117]-[.E116]" office:value-type="float" office:value="0.102482080459595" calcext:value-type="float">
            <text:p>0.10248208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11918.93293" calcext:value-type="float">
            <text:p>1456011918.93293</text:p>
          </table:table-cell>
          <table:table-cell office:value-type="float" office:value="1456011918.9332" calcext:value-type="float">
            <text:p>1456011918.9332</text:p>
          </table:table-cell>
          <table:table-cell office:value-type="float" office:value="7160" calcext:value-type="float">
            <text:p>7160</text:p>
          </table:table-cell>
          <table:table-cell table:formula="of:=[.B118]-[.B$2]" office:value-type="float" office:value="12.3871517181396" calcext:value-type="float">
            <text:p>12.3871517181</text:p>
          </table:table-cell>
          <table:table-cell table:formula="of:=[.D118]/([.E118]-[.E117])" office:value-type="float" office:value="70858.2553483664" calcext:value-type="float">
            <text:p>70858.2553483664</text:p>
          </table:table-cell>
          <table:table-cell table:formula="of:=[.E118]-[.E117]" office:value-type="float" office:value="0.101046800613403" calcext:value-type="float">
            <text:p>0.10104680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11919.04617" calcext:value-type="float">
            <text:p>1456011919.04617</text:p>
          </table:table-cell>
          <table:table-cell office:value-type="float" office:value="1456011919.0465" calcext:value-type="float">
            <text:p>1456011919.0465</text:p>
          </table:table-cell>
          <table:table-cell office:value-type="float" office:value="7264" calcext:value-type="float">
            <text:p>7264</text:p>
          </table:table-cell>
          <table:table-cell table:formula="of:=[.B119]-[.B$2]" office:value-type="float" office:value="12.5003886222839" calcext:value-type="float">
            <text:p>12.5003886223</text:p>
          </table:table-cell>
          <table:table-cell table:formula="of:=[.D119]/([.E119]-[.E118])" office:value-type="float" office:value="64148.6982966628" calcext:value-type="float">
            <text:p>64148.6982966628</text:p>
          </table:table-cell>
          <table:table-cell table:formula="of:=[.E119]-[.E118]" office:value-type="float" office:value="0.113236904144287" calcext:value-type="float">
            <text:p>0.11323690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11919.16524" calcext:value-type="float">
            <text:p>1456011919.16524</text:p>
          </table:table-cell>
          <table:table-cell office:value-type="float" office:value="1456011919.16552" calcext:value-type="float">
            <text:p>1456011919.16552</text:p>
          </table:table-cell>
          <table:table-cell office:value-type="float" office:value="7376" calcext:value-type="float">
            <text:p>7376</text:p>
          </table:table-cell>
          <table:table-cell table:formula="of:=[.B120]-[.B$2]" office:value-type="float" office:value="12.6194531917572" calcext:value-type="float">
            <text:p>12.6194531918</text:p>
          </table:table-cell>
          <table:table-cell table:formula="of:=[.D120]/([.E120]-[.E119])" office:value-type="float" office:value="61949.5793973884" calcext:value-type="float">
            <text:p>61949.5793973884</text:p>
          </table:table-cell>
          <table:table-cell table:formula="of:=[.E120]-[.E119]" office:value-type="float" office:value="0.119064569473267" calcext:value-type="float">
            <text:p>0.11906456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11919.28605" calcext:value-type="float">
            <text:p>1456011919.28605</text:p>
          </table:table-cell>
          <table:table-cell office:value-type="float" office:value="1456011919.28633" calcext:value-type="float">
            <text:p>1456011919.28633</text:p>
          </table:table-cell>
          <table:table-cell office:value-type="float" office:value="7472" calcext:value-type="float">
            <text:p>7472</text:p>
          </table:table-cell>
          <table:table-cell table:formula="of:=[.B121]-[.B$2]" office:value-type="float" office:value="12.7402675151825" calcext:value-type="float">
            <text:p>12.7402675152</text:p>
          </table:table-cell>
          <table:table-cell table:formula="of:=[.D121]/([.E121]-[.E120])" office:value-type="float" office:value="61846.9713536939" calcext:value-type="float">
            <text:p>61846.9713536939</text:p>
          </table:table-cell>
          <table:table-cell table:formula="of:=[.E121]-[.E120]" office:value-type="float" office:value="0.120814323425293" calcext:value-type="float">
            <text:p>0.12081432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11919.40765" calcext:value-type="float">
            <text:p>1456011919.40765</text:p>
          </table:table-cell>
          <table:table-cell office:value-type="float" office:value="1456011919.40792" calcext:value-type="float">
            <text:p>1456011919.40792</text:p>
          </table:table-cell>
          <table:table-cell office:value-type="float" office:value="7568" calcext:value-type="float">
            <text:p>7568</text:p>
          </table:table-cell>
          <table:table-cell table:formula="of:=[.B122]-[.B$2]" office:value-type="float" office:value="12.8618695735931" calcext:value-type="float">
            <text:p>12.8618695736</text:p>
          </table:table-cell>
          <table:table-cell table:formula="of:=[.D122]/([.E122]-[.E121])" office:value-type="float" office:value="62235.7885953148" calcext:value-type="float">
            <text:p>62235.7885953148</text:p>
          </table:table-cell>
          <table:table-cell table:formula="of:=[.E122]-[.E121]" office:value-type="float" office:value="0.121602058410645" calcext:value-type="float">
            <text:p>0.12160205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11919.53057" calcext:value-type="float">
            <text:p>1456011919.53057</text:p>
          </table:table-cell>
          <table:table-cell office:value-type="float" office:value="1456011919.53084" calcext:value-type="float">
            <text:p>1456011919.53084</text:p>
          </table:table-cell>
          <table:table-cell office:value-type="float" office:value="7648" calcext:value-type="float">
            <text:p>7648</text:p>
          </table:table-cell>
          <table:table-cell table:formula="of:=[.B123]-[.B$2]" office:value-type="float" office:value="12.9847910404205" calcext:value-type="float">
            <text:p>12.9847910404</text:p>
          </table:table-cell>
          <table:table-cell table:formula="of:=[.D123]/([.E123]-[.E122])" office:value-type="float" office:value="62218.5871792385" calcext:value-type="float">
            <text:p>62218.5871792385</text:p>
          </table:table-cell>
          <table:table-cell table:formula="of:=[.E123]-[.E122]" office:value-type="float" office:value="0.122921466827393" calcext:value-type="float">
            <text:p>0.12292146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11919.65473" calcext:value-type="float">
            <text:p>1456011919.65473</text:p>
          </table:table-cell>
          <table:table-cell office:value-type="float" office:value="1456011919.65499" calcext:value-type="float">
            <text:p>1456011919.65499</text:p>
          </table:table-cell>
          <table:table-cell office:value-type="float" office:value="7720" calcext:value-type="float">
            <text:p>7720</text:p>
          </table:table-cell>
          <table:table-cell table:formula="of:=[.B124]-[.B$2]" office:value-type="float" office:value="13.1089425086975" calcext:value-type="float">
            <text:p>13.1089425087</text:p>
          </table:table-cell>
          <table:table-cell table:formula="of:=[.D124]/([.E124]-[.E123])" office:value-type="float" office:value="62182.1079294604" calcext:value-type="float">
            <text:p>62182.1079294604</text:p>
          </table:table-cell>
          <table:table-cell table:formula="of:=[.E124]-[.E123]" office:value-type="float" office:value="0.124151468276978" calcext:value-type="float">
            <text:p>0.12415146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11919.77967" calcext:value-type="float">
            <text:p>1456011919.77967</text:p>
          </table:table-cell>
          <table:table-cell office:value-type="float" office:value="1456011919.78021" calcext:value-type="float">
            <text:p>1456011919.78021</text:p>
          </table:table-cell>
          <table:table-cell office:value-type="float" office:value="7784" calcext:value-type="float">
            <text:p>7784</text:p>
          </table:table-cell>
          <table:table-cell table:formula="of:=[.B125]-[.B$2]" office:value-type="float" office:value="13.2338893413544" calcext:value-type="float">
            <text:p>13.2338893414</text:p>
          </table:table-cell>
          <table:table-cell table:formula="of:=[.D125]/([.E125]-[.E124])" office:value-type="float" office:value="62298.4979649471" calcext:value-type="float">
            <text:p>62298.4979649471</text:p>
          </table:table-cell>
          <table:table-cell table:formula="of:=[.E125]-[.E124]" office:value-type="float" office:value="0.12494683265686" calcext:value-type="float">
            <text:p>0.12494683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11919.90534" calcext:value-type="float">
            <text:p>1456011919.90534</text:p>
          </table:table-cell>
          <table:table-cell office:value-type="float" office:value="1456011919.90573" calcext:value-type="float">
            <text:p>1456011919.90573</text:p>
          </table:table-cell>
          <table:table-cell office:value-type="float" office:value="7832" calcext:value-type="float">
            <text:p>7832</text:p>
          </table:table-cell>
          <table:table-cell table:formula="of:=[.B126]-[.B$2]" office:value-type="float" office:value="13.3595612049103" calcext:value-type="float">
            <text:p>13.3595612049</text:p>
          </table:table-cell>
          <table:table-cell table:formula="of:=[.D126]/([.E126]-[.E125])" office:value-type="float" office:value="62321.030168505" calcext:value-type="float">
            <text:p>62321.030168505</text:p>
          </table:table-cell>
          <table:table-cell table:formula="of:=[.E126]-[.E125]" office:value-type="float" office:value="0.125671863555908" calcext:value-type="float">
            <text:p>0.12567186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11920.03156" calcext:value-type="float">
            <text:p>1456011920.03156</text:p>
          </table:table-cell>
          <table:table-cell office:value-type="float" office:value="1456011920.03183" calcext:value-type="float">
            <text:p>1456011920.03183</text:p>
          </table:table-cell>
          <table:table-cell office:value-type="float" office:value="7864" calcext:value-type="float">
            <text:p>7864</text:p>
          </table:table-cell>
          <table:table-cell table:formula="of:=[.B127]-[.B$2]" office:value-type="float" office:value="13.4857761859894" calcext:value-type="float">
            <text:p>13.485776186</text:p>
          </table:table-cell>
          <table:table-cell table:formula="of:=[.D127]/([.E127]-[.E126])" office:value-type="float" office:value="62306.391307633" calcext:value-type="float">
            <text:p>62306.391307633</text:p>
          </table:table-cell>
          <table:table-cell table:formula="of:=[.E127]-[.E126]" office:value-type="float" office:value="0.126214981079102" calcext:value-type="float">
            <text:p>0.12621498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11920.15801" calcext:value-type="float">
            <text:p>1456011920.15801</text:p>
          </table:table-cell>
          <table:table-cell office:value-type="float" office:value="1456011920.15827" calcext:value-type="float">
            <text:p>1456011920.15827</text:p>
          </table:table-cell>
          <table:table-cell office:value-type="float" office:value="7888" calcext:value-type="float">
            <text:p>7888</text:p>
          </table:table-cell>
          <table:table-cell table:formula="of:=[.B128]-[.B$2]" office:value-type="float" office:value="13.6122224330902" calcext:value-type="float">
            <text:p>13.6122224331</text:p>
          </table:table-cell>
          <table:table-cell table:formula="of:=[.D128]/([.E128]-[.E127])" office:value-type="float" office:value="62382.2389422914" calcext:value-type="float">
            <text:p>62382.2389422914</text:p>
          </table:table-cell>
          <table:table-cell table:formula="of:=[.E128]-[.E127]" office:value-type="float" office:value="0.12644624710083" calcext:value-type="float">
            <text:p>0.12644624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11920.28493" calcext:value-type="float">
            <text:p>1456011920.28493</text:p>
          </table:table-cell>
          <table:table-cell office:value-type="float" office:value="1456011920.28522" calcext:value-type="float">
            <text:p>1456011920.28522</text:p>
          </table:table-cell>
          <table:table-cell office:value-type="float" office:value="7888" calcext:value-type="float">
            <text:p>7888</text:p>
          </table:table-cell>
          <table:table-cell table:formula="of:=[.B129]-[.B$2]" office:value-type="float" office:value="13.7391426563263" calcext:value-type="float">
            <text:p>13.7391426563</text:p>
          </table:table-cell>
          <table:table-cell table:formula="of:=[.D129]/([.E129]-[.E128])" office:value-type="float" office:value="62149.2761270011" calcext:value-type="float">
            <text:p>62149.2761270011</text:p>
          </table:table-cell>
          <table:table-cell table:formula="of:=[.E129]-[.E128]" office:value-type="float" office:value="0.126920223236084" calcext:value-type="float">
            <text:p>0.1269202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11920.41082" calcext:value-type="float">
            <text:p>1456011920.41082</text:p>
          </table:table-cell>
          <table:table-cell office:value-type="float" office:value="1456011920.41109" calcext:value-type="float">
            <text:p>1456011920.41109</text:p>
          </table:table-cell>
          <table:table-cell office:value-type="float" office:value="7888" calcext:value-type="float">
            <text:p>7888</text:p>
          </table:table-cell>
          <table:table-cell table:formula="of:=[.B130]-[.B$2]" office:value-type="float" office:value="13.8650376796722" calcext:value-type="float">
            <text:p>13.8650376797</text:p>
          </table:table-cell>
          <table:table-cell table:formula="of:=[.D130]/([.E130]-[.E129])" office:value-type="float" office:value="62655.3758072275" calcext:value-type="float">
            <text:p>62655.3758072275</text:p>
          </table:table-cell>
          <table:table-cell table:formula="of:=[.E130]-[.E129]" office:value-type="float" office:value="0.125895023345947" calcext:value-type="float">
            <text:p>0.12589502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11920.54468" calcext:value-type="float">
            <text:p>1456011920.54468</text:p>
          </table:table-cell>
          <table:table-cell office:value-type="float" office:value="1456011920.545" calcext:value-type="float">
            <text:p>1456011920.545</text:p>
          </table:table-cell>
          <table:table-cell office:value-type="float" office:value="7864" calcext:value-type="float">
            <text:p>7864</text:p>
          </table:table-cell>
          <table:table-cell table:formula="of:=[.B131]-[.B$2]" office:value-type="float" office:value="13.9988989830017" calcext:value-type="float">
            <text:p>13.998898983</text:p>
          </table:table-cell>
          <table:table-cell table:formula="of:=[.D131]/([.E131]-[.E130])" office:value-type="float" office:value="58747.3736203258" calcext:value-type="float">
            <text:p>58747.3736203258</text:p>
          </table:table-cell>
          <table:table-cell table:formula="of:=[.E131]-[.E130]" office:value-type="float" office:value="0.133861303329468" calcext:value-type="float">
            <text:p>0.13386130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11920.67006" calcext:value-type="float">
            <text:p>1456011920.67006</text:p>
          </table:table-cell>
          <table:table-cell office:value-type="float" office:value="1456011920.67035" calcext:value-type="float">
            <text:p>1456011920.67035</text:p>
          </table:table-cell>
          <table:table-cell office:value-type="float" office:value="7824" calcext:value-type="float">
            <text:p>7824</text:p>
          </table:table-cell>
          <table:table-cell table:formula="of:=[.B132]-[.B$2]" office:value-type="float" office:value="14.124281167984" calcext:value-type="float">
            <text:p>14.124281168</text:p>
          </table:table-cell>
          <table:table-cell table:formula="of:=[.D132]/([.E132]-[.E131])" office:value-type="float" office:value="62401.2095586348" calcext:value-type="float">
            <text:p>62401.2095586348</text:p>
          </table:table-cell>
          <table:table-cell table:formula="of:=[.E132]-[.E131]" office:value-type="float" office:value="0.1253821849823" calcext:value-type="float">
            <text:p>0.1253821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11920.79478" calcext:value-type="float">
            <text:p>1456011920.79478</text:p>
          </table:table-cell>
          <table:table-cell office:value-type="float" office:value="1456011920.79506" calcext:value-type="float">
            <text:p>1456011920.79506</text:p>
          </table:table-cell>
          <table:table-cell office:value-type="float" office:value="7776" calcext:value-type="float">
            <text:p>7776</text:p>
          </table:table-cell>
          <table:table-cell table:formula="of:=[.B133]-[.B$2]" office:value-type="float" office:value="14.2489929199219" calcext:value-type="float">
            <text:p>14.2489929199</text:p>
          </table:table-cell>
          <table:table-cell table:formula="of:=[.D133]/([.E133]-[.E132])" office:value-type="float" office:value="62351.7822432176" calcext:value-type="float">
            <text:p>62351.7822432176</text:p>
          </table:table-cell>
          <table:table-cell table:formula="of:=[.E133]-[.E132]" office:value-type="float" office:value="0.124711751937866" calcext:value-type="float">
            <text:p>0.12471175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11920.91881" calcext:value-type="float">
            <text:p>1456011920.91881</text:p>
          </table:table-cell>
          <table:table-cell office:value-type="float" office:value="1456011920.9191" calcext:value-type="float">
            <text:p>1456011920.9191</text:p>
          </table:table-cell>
          <table:table-cell office:value-type="float" office:value="7720" calcext:value-type="float">
            <text:p>7720</text:p>
          </table:table-cell>
          <table:table-cell table:formula="of:=[.B134]-[.B$2]" office:value-type="float" office:value="14.3730301856995" calcext:value-type="float">
            <text:p>14.3730301857</text:p>
          </table:table-cell>
          <table:table-cell table:formula="of:=[.D134]/([.E134]-[.E133])" office:value-type="float" office:value="62239.3596924556" calcext:value-type="float">
            <text:p>62239.3596924556</text:p>
          </table:table-cell>
          <table:table-cell table:formula="of:=[.E134]-[.E133]" office:value-type="float" office:value="0.124037265777588" calcext:value-type="float">
            <text:p>0.12403726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11921.04172" calcext:value-type="float">
            <text:p>1456011921.04172</text:p>
          </table:table-cell>
          <table:table-cell office:value-type="float" office:value="1456011921.042" calcext:value-type="float">
            <text:p>1456011921.042</text:p>
          </table:table-cell>
          <table:table-cell office:value-type="float" office:value="7640" calcext:value-type="float">
            <text:p>7640</text:p>
          </table:table-cell>
          <table:table-cell table:formula="of:=[.B135]-[.B$2]" office:value-type="float" office:value="14.4959406852722" calcext:value-type="float">
            <text:p>14.4959406853</text:p>
          </table:table-cell>
          <table:table-cell table:formula="of:=[.D135]/([.E135]-[.E134])" office:value-type="float" office:value="62159.0509074262" calcext:value-type="float">
            <text:p>62159.0509074262</text:p>
          </table:table-cell>
          <table:table-cell table:formula="of:=[.E135]-[.E134]" office:value-type="float" office:value="0.122910499572754" calcext:value-type="float">
            <text:p>0.12291049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11921.16354" calcext:value-type="float">
            <text:p>1456011921.16354</text:p>
          </table:table-cell>
          <table:table-cell office:value-type="float" office:value="1456011921.16382" calcext:value-type="float">
            <text:p>1456011921.16382</text:p>
          </table:table-cell>
          <table:table-cell office:value-type="float" office:value="7560" calcext:value-type="float">
            <text:p>7560</text:p>
          </table:table-cell>
          <table:table-cell table:formula="of:=[.B136]-[.B$2]" office:value-type="float" office:value="14.6177606582642" calcext:value-type="float">
            <text:p>14.6177606583</text:p>
          </table:table-cell>
          <table:table-cell table:formula="of:=[.D136]/([.E136]-[.E135])" office:value-type="float" office:value="62058.7890008807" calcext:value-type="float">
            <text:p>62058.7890008807</text:p>
          </table:table-cell>
          <table:table-cell table:formula="of:=[.E136]-[.E135]" office:value-type="float" office:value="0.121819972991943" calcext:value-type="float">
            <text:p>0.1218199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11921.28406" calcext:value-type="float">
            <text:p>1456011921.28406</text:p>
          </table:table-cell>
          <table:table-cell office:value-type="float" office:value="1456011921.28434" calcext:value-type="float">
            <text:p>1456011921.28434</text:p>
          </table:table-cell>
          <table:table-cell office:value-type="float" office:value="7464" calcext:value-type="float">
            <text:p>7464</text:p>
          </table:table-cell>
          <table:table-cell table:formula="of:=[.B137]-[.B$2]" office:value-type="float" office:value="14.7382814884186" calcext:value-type="float">
            <text:p>14.7382814884</text:p>
          </table:table-cell>
          <table:table-cell table:formula="of:=[.D137]/([.E137]-[.E136])" office:value-type="float" office:value="61931.2030164134" calcext:value-type="float">
            <text:p>61931.2030164134</text:p>
          </table:table-cell>
          <table:table-cell table:formula="of:=[.E137]-[.E136]" office:value-type="float" office:value="0.120520830154419" calcext:value-type="float">
            <text:p>0.12052083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11921.40314" calcext:value-type="float">
            <text:p>1456011921.40314</text:p>
          </table:table-cell>
          <table:table-cell office:value-type="float" office:value="1456011921.40342" calcext:value-type="float">
            <text:p>1456011921.40342</text:p>
          </table:table-cell>
          <table:table-cell office:value-type="float" office:value="7368" calcext:value-type="float">
            <text:p>7368</text:p>
          </table:table-cell>
          <table:table-cell table:formula="of:=[.B138]-[.B$2]" office:value-type="float" office:value="14.8573522567749" calcext:value-type="float">
            <text:p>14.8573522568</text:p>
          </table:table-cell>
          <table:table-cell table:formula="of:=[.D138]/([.E138]-[.E137])" office:value-type="float" office:value="61879.167336445" calcext:value-type="float">
            <text:p>61879.167336445</text:p>
          </table:table-cell>
          <table:table-cell table:formula="of:=[.E138]-[.E137]" office:value-type="float" office:value="0.119070768356323" calcext:value-type="float">
            <text:p>0.11907076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11921.52063" calcext:value-type="float">
            <text:p>1456011921.52063</text:p>
          </table:table-cell>
          <table:table-cell office:value-type="float" office:value="1456011921.52091" calcext:value-type="float">
            <text:p>1456011921.52091</text:p>
          </table:table-cell>
          <table:table-cell office:value-type="float" office:value="7256" calcext:value-type="float">
            <text:p>7256</text:p>
          </table:table-cell>
          <table:table-cell table:formula="of:=[.B139]-[.B$2]" office:value-type="float" office:value="14.9748423099518" calcext:value-type="float">
            <text:p>14.97484231</text:p>
          </table:table-cell>
          <table:table-cell table:formula="of:=[.D139]/([.E139]-[.E138])" office:value-type="float" office:value="61758.4195751123" calcext:value-type="float">
            <text:p>61758.4195751123</text:p>
          </table:table-cell>
          <table:table-cell table:formula="of:=[.E139]-[.E138]" office:value-type="float" office:value="0.11749005317688" calcext:value-type="float">
            <text:p>0.11749005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11921.63729" calcext:value-type="float">
            <text:p>1456011921.63729</text:p>
          </table:table-cell>
          <table:table-cell office:value-type="float" office:value="1456011921.63757" calcext:value-type="float">
            <text:p>1456011921.63757</text:p>
          </table:table-cell>
          <table:table-cell office:value-type="float" office:value="7144" calcext:value-type="float">
            <text:p>7144</text:p>
          </table:table-cell>
          <table:table-cell table:formula="of:=[.B140]-[.B$2]" office:value-type="float" office:value="15.0915038585663" calcext:value-type="float">
            <text:p>15.0915038586</text:p>
          </table:table-cell>
          <table:table-cell table:formula="of:=[.D140]/([.E140]-[.E139])" office:value-type="float" office:value="61236.9721201519" calcext:value-type="float">
            <text:p>61236.9721201519</text:p>
          </table:table-cell>
          <table:table-cell table:formula="of:=[.E140]-[.E139]" office:value-type="float" office:value="0.116661548614502" calcext:value-type="float">
            <text:p>0.11666154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11921.751" calcext:value-type="float">
            <text:p>1456011921.751</text:p>
          </table:table-cell>
          <table:table-cell office:value-type="float" office:value="1456011921.7513" calcext:value-type="float">
            <text:p>1456011921.7513</text:p>
          </table:table-cell>
          <table:table-cell office:value-type="float" office:value="7024" calcext:value-type="float">
            <text:p>7024</text:p>
          </table:table-cell>
          <table:table-cell table:formula="of:=[.B141]-[.B$2]" office:value-type="float" office:value="15.2052142620087" calcext:value-type="float">
            <text:p>15.205214262</text:p>
          </table:table-cell>
          <table:table-cell table:formula="of:=[.D141]/([.E141]-[.E140])" office:value-type="float" office:value="61770.9531173994" calcext:value-type="float">
            <text:p>61770.9531173994</text:p>
          </table:table-cell>
          <table:table-cell table:formula="of:=[.E141]-[.E140]" office:value-type="float" office:value="0.113710403442383" calcext:value-type="float">
            <text:p>0.11371040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11921.8634" calcext:value-type="float">
            <text:p>1456011921.8634</text:p>
          </table:table-cell>
          <table:table-cell office:value-type="float" office:value="1456011921.86368" calcext:value-type="float">
            <text:p>1456011921.86368</text:p>
          </table:table-cell>
          <table:table-cell office:value-type="float" office:value="6896" calcext:value-type="float">
            <text:p>6896</text:p>
          </table:table-cell>
          <table:table-cell table:formula="of:=[.B142]-[.B$2]" office:value-type="float" office:value="15.317613363266" calcext:value-type="float">
            <text:p>15.3176133633</text:p>
          </table:table-cell>
          <table:table-cell table:formula="of:=[.D142]/([.E142]-[.E141])" office:value-type="float" office:value="61352.8037400623" calcext:value-type="float">
            <text:p>61352.8037400623</text:p>
          </table:table-cell>
          <table:table-cell table:formula="of:=[.E142]-[.E141]" office:value-type="float" office:value="0.112399101257324" calcext:value-type="float">
            <text:p>0.11239910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11921.97401" calcext:value-type="float">
            <text:p>1456011921.97401</text:p>
          </table:table-cell>
          <table:table-cell office:value-type="float" office:value="1456011921.97429" calcext:value-type="float">
            <text:p>1456011921.97429</text:p>
          </table:table-cell>
          <table:table-cell office:value-type="float" office:value="6768" calcext:value-type="float">
            <text:p>6768</text:p>
          </table:table-cell>
          <table:table-cell table:formula="of:=[.B143]-[.B$2]" office:value-type="float" office:value="15.42822265625" calcext:value-type="float">
            <text:p>15.4282226563</text:p>
          </table:table-cell>
          <table:table-cell table:formula="of:=[.D143]/([.E143]-[.E142])" office:value-type="float" office:value="61188.3488033729" calcext:value-type="float">
            <text:p>61188.3488033729</text:p>
          </table:table-cell>
          <table:table-cell table:formula="of:=[.E143]-[.E142]" office:value-type="float" office:value="0.110609292984009" calcext:value-type="float">
            <text:p>0.1106092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11922.0829" calcext:value-type="float">
            <text:p>1456011922.0829</text:p>
          </table:table-cell>
          <table:table-cell office:value-type="float" office:value="1456011922.08318" calcext:value-type="float">
            <text:p>1456011922.08318</text:p>
          </table:table-cell>
          <table:table-cell office:value-type="float" office:value="6640" calcext:value-type="float">
            <text:p>6640</text:p>
          </table:table-cell>
          <table:table-cell table:formula="of:=[.B144]-[.B$2]" office:value-type="float" office:value="15.5371177196503" calcext:value-type="float">
            <text:p>15.5371177197</text:p>
          </table:table-cell>
          <table:table-cell table:formula="of:=[.D144]/([.E144]-[.E143])" office:value-type="float" office:value="60976.1342035605" calcext:value-type="float">
            <text:p>60976.1342035605</text:p>
          </table:table-cell>
          <table:table-cell table:formula="of:=[.E144]-[.E143]" office:value-type="float" office:value="0.108895063400269" calcext:value-type="float">
            <text:p>0.10889506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11922.19006" calcext:value-type="float">
            <text:p>1456011922.19006</text:p>
          </table:table-cell>
          <table:table-cell office:value-type="float" office:value="1456011922.19058" calcext:value-type="float">
            <text:p>1456011922.19058</text:p>
          </table:table-cell>
          <table:table-cell office:value-type="float" office:value="6512" calcext:value-type="float">
            <text:p>6512</text:p>
          </table:table-cell>
          <table:table-cell table:formula="of:=[.B145]-[.B$2]" office:value-type="float" office:value="15.6442787647247" calcext:value-type="float">
            <text:p>15.6442787647</text:p>
          </table:table-cell>
          <table:table-cell table:formula="of:=[.D145]/([.E145]-[.E144])" office:value-type="float" office:value="60768.350994291" calcext:value-type="float">
            <text:p>60768.350994291</text:p>
          </table:table-cell>
          <table:table-cell table:formula="of:=[.E145]-[.E144]" office:value-type="float" office:value="0.107161045074463" calcext:value-type="float">
            <text:p>0.1071610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11922.29516" calcext:value-type="float">
            <text:p>1456011922.29516</text:p>
          </table:table-cell>
          <table:table-cell office:value-type="float" office:value="1456011922.29545" calcext:value-type="float">
            <text:p>1456011922.29545</text:p>
          </table:table-cell>
          <table:table-cell office:value-type="float" office:value="6384" calcext:value-type="float">
            <text:p>6384</text:p>
          </table:table-cell>
          <table:table-cell table:formula="of:=[.B146]-[.B$2]" office:value-type="float" office:value="15.7493784427643" calcext:value-type="float">
            <text:p>15.7493784428</text:p>
          </table:table-cell>
          <table:table-cell table:formula="of:=[.D146]/([.E146]-[.E145])" office:value-type="float" office:value="60742.3364094188" calcext:value-type="float">
            <text:p>60742.3364094188</text:p>
          </table:table-cell>
          <table:table-cell table:formula="of:=[.E146]-[.E145]" office:value-type="float" office:value="0.105099678039551" calcext:value-type="float">
            <text:p>0.1050996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11922.39895" calcext:value-type="float">
            <text:p>1456011922.39895</text:p>
          </table:table-cell>
          <table:table-cell office:value-type="float" office:value="1456011922.39923" calcext:value-type="float">
            <text:p>1456011922.39923</text:p>
          </table:table-cell>
          <table:table-cell office:value-type="float" office:value="6248" calcext:value-type="float">
            <text:p>6248</text:p>
          </table:table-cell>
          <table:table-cell table:formula="of:=[.B147]-[.B$2]" office:value-type="float" office:value="15.8531692028046" calcext:value-type="float">
            <text:p>15.8531692028</text:p>
          </table:table-cell>
          <table:table-cell table:formula="of:=[.D147]/([.E147]-[.E146])" office:value-type="float" office:value="60198.0368731767" calcext:value-type="float">
            <text:p>60198.0368731767</text:p>
          </table:table-cell>
          <table:table-cell table:formula="of:=[.E147]-[.E146]" office:value-type="float" office:value="0.103790760040283" calcext:value-type="float">
            <text:p>0.103790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11922.50079" calcext:value-type="float">
            <text:p>1456011922.50079</text:p>
          </table:table-cell>
          <table:table-cell office:value-type="float" office:value="1456011922.50106" calcext:value-type="float">
            <text:p>1456011922.50106</text:p>
          </table:table-cell>
          <table:table-cell office:value-type="float" office:value="6120" calcext:value-type="float">
            <text:p>6120</text:p>
          </table:table-cell>
          <table:table-cell table:formula="of:=[.B148]-[.B$2]" office:value-type="float" office:value="15.9550065994263" calcext:value-type="float">
            <text:p>15.9550065994</text:p>
          </table:table-cell>
          <table:table-cell table:formula="of:=[.D148]/([.E148]-[.E147])" office:value-type="float" office:value="60095.8017685192" calcext:value-type="float">
            <text:p>60095.8017685192</text:p>
          </table:table-cell>
          <table:table-cell table:formula="of:=[.E148]-[.E147]" office:value-type="float" office:value="0.101837396621704" calcext:value-type="float">
            <text:p>0.10183739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11922.60332" calcext:value-type="float">
            <text:p>1456011922.60332</text:p>
          </table:table-cell>
          <table:table-cell office:value-type="float" office:value="1456011922.6036" calcext:value-type="float">
            <text:p>1456011922.6036</text:p>
          </table:table-cell>
          <table:table-cell office:value-type="float" office:value="5992" calcext:value-type="float">
            <text:p>5992</text:p>
          </table:table-cell>
          <table:table-cell table:formula="of:=[.B149]-[.B$2]" office:value-type="float" office:value="16.0575320720673" calcext:value-type="float">
            <text:p>16.0575320721</text:p>
          </table:table-cell>
          <table:table-cell table:formula="of:=[.D149]/([.E149]-[.E148])" office:value-type="float" office:value="58444.0124551478" calcext:value-type="float">
            <text:p>58444.0124551478</text:p>
          </table:table-cell>
          <table:table-cell table:formula="of:=[.E149]-[.E148]" office:value-type="float" office:value="0.102525472640991" calcext:value-type="float">
            <text:p>0.10252547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11922.70586" calcext:value-type="float">
            <text:p>1456011922.70586</text:p>
          </table:table-cell>
          <table:table-cell office:value-type="float" office:value="1456011922.70614" calcext:value-type="float">
            <text:p>1456011922.70614</text:p>
          </table:table-cell>
          <table:table-cell office:value-type="float" office:value="5864" calcext:value-type="float">
            <text:p>5864</text:p>
          </table:table-cell>
          <table:table-cell table:formula="of:=[.B150]-[.B$2]" office:value-type="float" office:value="16.1600794792175" calcext:value-type="float">
            <text:p>16.1600794792</text:p>
          </table:table-cell>
          <table:table-cell table:formula="of:=[.D150]/([.E150]-[.E149])" office:value-type="float" office:value="57183.308315218" calcext:value-type="float">
            <text:p>57183.308315218</text:p>
          </table:table-cell>
          <table:table-cell table:formula="of:=[.E150]-[.E149]" office:value-type="float" office:value="0.102547407150269" calcext:value-type="float">
            <text:p>0.10254740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11922.80729" calcext:value-type="float">
            <text:p>1456011922.80729</text:p>
          </table:table-cell>
          <table:table-cell office:value-type="float" office:value="1456011922.80759" calcext:value-type="float">
            <text:p>1456011922.80759</text:p>
          </table:table-cell>
          <table:table-cell office:value-type="float" office:value="5744" calcext:value-type="float">
            <text:p>5744</text:p>
          </table:table-cell>
          <table:table-cell table:formula="of:=[.B151]-[.B$2]" office:value-type="float" office:value="16.2615094184876" calcext:value-type="float">
            <text:p>16.2615094185</text:p>
          </table:table-cell>
          <table:table-cell table:formula="of:=[.D151]/([.E151]-[.E150])" office:value-type="float" office:value="56630.2222138646" calcext:value-type="float">
            <text:p>56630.2222138646</text:p>
          </table:table-cell>
          <table:table-cell table:formula="of:=[.E151]-[.E150]" office:value-type="float" office:value="0.10142993927002" calcext:value-type="float">
            <text:p>0.1014299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11922.90896" calcext:value-type="float">
            <text:p>1456011922.90896</text:p>
          </table:table-cell>
          <table:table-cell office:value-type="float" office:value="1456011922.90925" calcext:value-type="float">
            <text:p>1456011922.90925</text:p>
          </table:table-cell>
          <table:table-cell office:value-type="float" office:value="5616" calcext:value-type="float">
            <text:p>5616</text:p>
          </table:table-cell>
          <table:table-cell table:formula="of:=[.B152]-[.B$2]" office:value-type="float" office:value="16.363180398941" calcext:value-type="float">
            <text:p>16.3631803989</text:p>
          </table:table-cell>
          <table:table-cell table:formula="of:=[.D152]/([.E152]-[.E151])" office:value-type="float" office:value="55237.0005182453" calcext:value-type="float">
            <text:p>55237.0005182453</text:p>
          </table:table-cell>
          <table:table-cell table:formula="of:=[.E152]-[.E151]" office:value-type="float" office:value="0.101670980453491" calcext:value-type="float">
            <text:p>0.10167098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11923.01119" calcext:value-type="float">
            <text:p>1456011923.01119</text:p>
          </table:table-cell>
          <table:table-cell office:value-type="float" office:value="1456011923.01147" calcext:value-type="float">
            <text:p>1456011923.01147</text:p>
          </table:table-cell>
          <table:table-cell office:value-type="float" office:value="5496" calcext:value-type="float">
            <text:p>5496</text:p>
          </table:table-cell>
          <table:table-cell table:formula="of:=[.B153]-[.B$2]" office:value-type="float" office:value="16.4654040336609" calcext:value-type="float">
            <text:p>16.4654040337</text:p>
          </table:table-cell>
          <table:table-cell table:formula="of:=[.D153]/([.E153]-[.E152])" office:value-type="float" office:value="53764.4744785508" calcext:value-type="float">
            <text:p>53764.4744785508</text:p>
          </table:table-cell>
          <table:table-cell table:formula="of:=[.E153]-[.E152]" office:value-type="float" office:value="0.102223634719849" calcext:value-type="float">
            <text:p>0.10222363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11923.11422" calcext:value-type="float">
            <text:p>1456011923.11422</text:p>
          </table:table-cell>
          <table:table-cell office:value-type="float" office:value="1456011923.11451" calcext:value-type="float">
            <text:p>1456011923.11451</text:p>
          </table:table-cell>
          <table:table-cell office:value-type="float" office:value="5376" calcext:value-type="float">
            <text:p>5376</text:p>
          </table:table-cell>
          <table:table-cell table:formula="of:=[.B154]-[.B$2]" office:value-type="float" office:value="16.568439245224" calcext:value-type="float">
            <text:p>16.5684392452</text:p>
          </table:table-cell>
          <table:table-cell table:formula="of:=[.D154]/([.E154]-[.E153])" office:value-type="float" office:value="52176.3377630096" calcext:value-type="float">
            <text:p>52176.3377630096</text:p>
          </table:table-cell>
          <table:table-cell table:formula="of:=[.E154]-[.E153]" office:value-type="float" office:value="0.10303521156311" calcext:value-type="float">
            <text:p>0.10303521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11923.21644" calcext:value-type="float">
            <text:p>1456011923.21644</text:p>
          </table:table-cell>
          <table:table-cell office:value-type="float" office:value="1456011923.21672" calcext:value-type="float">
            <text:p>1456011923.21672</text:p>
          </table:table-cell>
          <table:table-cell office:value-type="float" office:value="5256" calcext:value-type="float">
            <text:p>5256</text:p>
          </table:table-cell>
          <table:table-cell table:formula="of:=[.B155]-[.B$2]" office:value-type="float" office:value="16.6706564426422" calcext:value-type="float">
            <text:p>16.6706564426</text:p>
          </table:table-cell>
          <table:table-cell table:formula="of:=[.D155]/([.E155]-[.E154])" office:value-type="float" office:value="51419.9188860122" calcext:value-type="float">
            <text:p>51419.9188860122</text:p>
          </table:table-cell>
          <table:table-cell table:formula="of:=[.E155]-[.E154]" office:value-type="float" office:value="0.102217197418213" calcext:value-type="float">
            <text:p>0.10221719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11923.31748" calcext:value-type="float">
            <text:p>1456011923.31748</text:p>
          </table:table-cell>
          <table:table-cell office:value-type="float" office:value="1456011923.31777" calcext:value-type="float">
            <text:p>1456011923.31777</text:p>
          </table:table-cell>
          <table:table-cell office:value-type="float" office:value="5144" calcext:value-type="float">
            <text:p>5144</text:p>
          </table:table-cell>
          <table:table-cell table:formula="of:=[.B156]-[.B$2]" office:value-type="float" office:value="16.7717006206512" calcext:value-type="float">
            <text:p>16.7717006207</text:p>
          </table:table-cell>
          <table:table-cell table:formula="of:=[.D156]/([.E156]-[.E155])" office:value-type="float" office:value="50908.4254170501" calcext:value-type="float">
            <text:p>50908.4254170501</text:p>
          </table:table-cell>
          <table:table-cell table:formula="of:=[.E156]-[.E155]" office:value-type="float" office:value="0.101044178009033" calcext:value-type="float">
            <text:p>0.1010441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11923.41937" calcext:value-type="float">
            <text:p>1456011923.41937</text:p>
          </table:table-cell>
          <table:table-cell office:value-type="float" office:value="1456011923.41965" calcext:value-type="float">
            <text:p>1456011923.41965</text:p>
          </table:table-cell>
          <table:table-cell office:value-type="float" office:value="5040" calcext:value-type="float">
            <text:p>5040</text:p>
          </table:table-cell>
          <table:table-cell table:formula="of:=[.B157]-[.B$2]" office:value-type="float" office:value="16.8735857009888" calcext:value-type="float">
            <text:p>16.873585701</text:p>
          </table:table-cell>
          <table:table-cell table:formula="of:=[.D157]/([.E157]-[.E156])" office:value-type="float" office:value="49467.4979231847" calcext:value-type="float">
            <text:p>49467.4979231847</text:p>
          </table:table-cell>
          <table:table-cell table:formula="of:=[.E157]-[.E156]" office:value-type="float" office:value="0.101885080337524" calcext:value-type="float">
            <text:p>0.10188508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11923.52046" calcext:value-type="float">
            <text:p>1456011923.52046</text:p>
          </table:table-cell>
          <table:table-cell office:value-type="float" office:value="1456011923.52074" calcext:value-type="float">
            <text:p>1456011923.52074</text:p>
          </table:table-cell>
          <table:table-cell office:value-type="float" office:value="4936" calcext:value-type="float">
            <text:p>4936</text:p>
          </table:table-cell>
          <table:table-cell table:formula="of:=[.B158]-[.B$2]" office:value-type="float" office:value="16.9746763706207" calcext:value-type="float">
            <text:p>16.9746763706</text:p>
          </table:table-cell>
          <table:table-cell table:formula="of:=[.D158]/([.E158]-[.E157])" office:value-type="float" office:value="48827.45378946" calcext:value-type="float">
            <text:p>48827.45378946</text:p>
          </table:table-cell>
          <table:table-cell table:formula="of:=[.E158]-[.E157]" office:value-type="float" office:value="0.101090669631958" calcext:value-type="float">
            <text:p>0.10109066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11923.62294" calcext:value-type="float">
            <text:p>1456011923.62294</text:p>
          </table:table-cell>
          <table:table-cell office:value-type="float" office:value="1456011923.62322" calcext:value-type="float">
            <text:p>1456011923.62322</text:p>
          </table:table-cell>
          <table:table-cell office:value-type="float" office:value="4840" calcext:value-type="float">
            <text:p>4840</text:p>
          </table:table-cell>
          <table:table-cell table:formula="of:=[.B159]-[.B$2]" office:value-type="float" office:value="17.0771539211273" calcext:value-type="float">
            <text:p>17.0771539211</text:p>
          </table:table-cell>
          <table:table-cell table:formula="of:=[.D159]/([.E159]-[.E158])" office:value-type="float" office:value="47229.8564522058" calcext:value-type="float">
            <text:p>47229.8564522058</text:p>
          </table:table-cell>
          <table:table-cell table:formula="of:=[.E159]-[.E158]" office:value-type="float" office:value="0.102477550506592" calcext:value-type="float">
            <text:p>0.10247755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11923.72464" calcext:value-type="float">
            <text:p>1456011923.72464</text:p>
          </table:table-cell>
          <table:table-cell office:value-type="float" office:value="1456011923.72493" calcext:value-type="float">
            <text:p>1456011923.72493</text:p>
          </table:table-cell>
          <table:table-cell office:value-type="float" office:value="4752" calcext:value-type="float">
            <text:p>4752</text:p>
          </table:table-cell>
          <table:table-cell table:formula="of:=[.B160]-[.B$2]" office:value-type="float" office:value="17.1788606643677" calcext:value-type="float">
            <text:p>17.1788606644</text:p>
          </table:table-cell>
          <table:table-cell table:formula="of:=[.D160]/([.E160]-[.E159])" office:value-type="float" office:value="46722.5657670498" calcext:value-type="float">
            <text:p>46722.5657670498</text:p>
          </table:table-cell>
          <table:table-cell table:formula="of:=[.E160]-[.E159]" office:value-type="float" office:value="0.101706743240356" calcext:value-type="float">
            <text:p>0.10170674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11923.82584" calcext:value-type="float">
            <text:p>1456011923.82584</text:p>
          </table:table-cell>
          <table:table-cell office:value-type="float" office:value="1456011923.82613" calcext:value-type="float">
            <text:p>1456011923.82613</text:p>
          </table:table-cell>
          <table:table-cell office:value-type="float" office:value="4672" calcext:value-type="float">
            <text:p>4672</text:p>
          </table:table-cell>
          <table:table-cell table:formula="of:=[.B161]-[.B$2]" office:value-type="float" office:value="17.2800579071045" calcext:value-type="float">
            <text:p>17.2800579071</text:p>
          </table:table-cell>
          <table:table-cell table:formula="of:=[.D161]/([.E161]-[.E160])" office:value-type="float" office:value="46167.2657638555" calcext:value-type="float">
            <text:p>46167.2657638555</text:p>
          </table:table-cell>
          <table:table-cell table:formula="of:=[.E161]-[.E160]" office:value-type="float" office:value="0.101197242736816" calcext:value-type="float">
            <text:p>0.10119724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11923.92795" calcext:value-type="float">
            <text:p>1456011923.92795</text:p>
          </table:table-cell>
          <table:table-cell office:value-type="float" office:value="1456011923.92823" calcext:value-type="float">
            <text:p>1456011923.92823</text:p>
          </table:table-cell>
          <table:table-cell office:value-type="float" office:value="4600" calcext:value-type="float">
            <text:p>4600</text:p>
          </table:table-cell>
          <table:table-cell table:formula="of:=[.B162]-[.B$2]" office:value-type="float" office:value="17.3821635246277" calcext:value-type="float">
            <text:p>17.3821635246</text:p>
          </table:table-cell>
          <table:table-cell table:formula="of:=[.D162]/([.E162]-[.E161])" office:value-type="float" office:value="45051.39003694" calcext:value-type="float">
            <text:p>45051.39003694</text:p>
          </table:table-cell>
          <table:table-cell table:formula="of:=[.E162]-[.E161]" office:value-type="float" office:value="0.102105617523193" calcext:value-type="float">
            <text:p>0.10210561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11924.02865" calcext:value-type="float">
            <text:p>1456011924.02865</text:p>
          </table:table-cell>
          <table:table-cell office:value-type="float" office:value="1456011924.02893" calcext:value-type="float">
            <text:p>1456011924.02893</text:p>
          </table:table-cell>
          <table:table-cell office:value-type="float" office:value="4528" calcext:value-type="float">
            <text:p>4528</text:p>
          </table:table-cell>
          <table:table-cell table:formula="of:=[.B163]-[.B$2]" office:value-type="float" office:value="17.4828708171844" calcext:value-type="float">
            <text:p>17.4828708172</text:p>
          </table:table-cell>
          <table:table-cell table:formula="of:=[.D163]/([.E163]-[.E162])" office:value-type="float" office:value="44961.9872110834" calcext:value-type="float">
            <text:p>44961.9872110834</text:p>
          </table:table-cell>
          <table:table-cell table:formula="of:=[.E163]-[.E162]" office:value-type="float" office:value="0.100707292556763" calcext:value-type="float">
            <text:p>0.10070729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11924.13039" calcext:value-type="float">
            <text:p>1456011924.13039</text:p>
          </table:table-cell>
          <table:table-cell office:value-type="float" office:value="1456011924.13067" calcext:value-type="float">
            <text:p>1456011924.13067</text:p>
          </table:table-cell>
          <table:table-cell office:value-type="float" office:value="4472" calcext:value-type="float">
            <text:p>4472</text:p>
          </table:table-cell>
          <table:table-cell table:formula="of:=[.B164]-[.B$2]" office:value-type="float" office:value="17.5846059322357" calcext:value-type="float">
            <text:p>17.5846059322</text:p>
          </table:table-cell>
          <table:table-cell table:formula="of:=[.D164]/([.E164]-[.E163])" office:value-type="float" office:value="43957.2904374889" calcext:value-type="float">
            <text:p>43957.2904374889</text:p>
          </table:table-cell>
          <table:table-cell table:formula="of:=[.E164]-[.E163]" office:value-type="float" office:value="0.10173511505127" calcext:value-type="float">
            <text:p>0.10173511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11924.23272" calcext:value-type="float">
            <text:p>1456011924.23272</text:p>
          </table:table-cell>
          <table:table-cell office:value-type="float" office:value="1456011924.233" calcext:value-type="float">
            <text:p>1456011924.233</text:p>
          </table:table-cell>
          <table:table-cell office:value-type="float" office:value="4416" calcext:value-type="float">
            <text:p>4416</text:p>
          </table:table-cell>
          <table:table-cell table:formula="of:=[.B165]-[.B$2]" office:value-type="float" office:value="17.6869373321533" calcext:value-type="float">
            <text:p>17.6869373322</text:p>
          </table:table-cell>
          <table:table-cell table:formula="of:=[.D165]/([.E165]-[.E164])" office:value-type="float" office:value="43153.9097828797" calcext:value-type="float">
            <text:p>43153.9097828797</text:p>
          </table:table-cell>
          <table:table-cell table:formula="of:=[.E165]-[.E164]" office:value-type="float" office:value="0.102331399917603" calcext:value-type="float">
            <text:p>0.10233139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11924.33372" calcext:value-type="float">
            <text:p>1456011924.33372</text:p>
          </table:table-cell>
          <table:table-cell office:value-type="float" office:value="1456011924.334" calcext:value-type="float">
            <text:p>1456011924.334</text:p>
          </table:table-cell>
          <table:table-cell office:value-type="float" office:value="4376" calcext:value-type="float">
            <text:p>4376</text:p>
          </table:table-cell>
          <table:table-cell table:formula="of:=[.B166]-[.B$2]" office:value-type="float" office:value="17.7879323959351" calcext:value-type="float">
            <text:p>17.7879323959</text:p>
          </table:table-cell>
          <table:table-cell table:formula="of:=[.D166]/([.E166]-[.E165])" office:value-type="float" office:value="43328.8503035854" calcext:value-type="float">
            <text:p>43328.8503035854</text:p>
          </table:table-cell>
          <table:table-cell table:formula="of:=[.E166]-[.E165]" office:value-type="float" office:value="0.100995063781738" calcext:value-type="float">
            <text:p>0.10099506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11924.43483" calcext:value-type="float">
            <text:p>1456011924.43483</text:p>
          </table:table-cell>
          <table:table-cell office:value-type="float" office:value="1456011924.43512" calcext:value-type="float">
            <text:p>1456011924.43512</text:p>
          </table:table-cell>
          <table:table-cell office:value-type="float" office:value="4344" calcext:value-type="float">
            <text:p>4344</text:p>
          </table:table-cell>
          <table:table-cell table:formula="of:=[.B167]-[.B$2]" office:value-type="float" office:value="17.8890461921692" calcext:value-type="float">
            <text:p>17.8890461922</text:p>
          </table:table-cell>
          <table:table-cell table:formula="of:=[.D167]/([.E167]-[.E166])" office:value-type="float" office:value="42961.4964701888" calcext:value-type="float">
            <text:p>42961.4964701888</text:p>
          </table:table-cell>
          <table:table-cell table:formula="of:=[.E167]-[.E166]" office:value-type="float" office:value="0.101113796234131" calcext:value-type="float">
            <text:p>0.10111379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11924.5365" calcext:value-type="float">
            <text:p>1456011924.5365</text:p>
          </table:table-cell>
          <table:table-cell office:value-type="float" office:value="1456011924.53678" calcext:value-type="float">
            <text:p>1456011924.53678</text:p>
          </table:table-cell>
          <table:table-cell office:value-type="float" office:value="4320" calcext:value-type="float">
            <text:p>4320</text:p>
          </table:table-cell>
          <table:table-cell table:formula="of:=[.B168]-[.B$2]" office:value-type="float" office:value="17.9907145500183" calcext:value-type="float">
            <text:p>17.99071455</text:p>
          </table:table-cell>
          <table:table-cell table:formula="of:=[.D168]/([.E168]-[.E167])" office:value-type="float" office:value="42491.0964570807" calcext:value-type="float">
            <text:p>42491.0964570807</text:p>
          </table:table-cell>
          <table:table-cell table:formula="of:=[.E168]-[.E167]" office:value-type="float" office:value="0.101668357849121" calcext:value-type="float">
            <text:p>0.10166835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11924.63842" calcext:value-type="float">
            <text:p>1456011924.63842</text:p>
          </table:table-cell>
          <table:table-cell office:value-type="float" office:value="1456011924.63874" calcext:value-type="float">
            <text:p>1456011924.63874</text:p>
          </table:table-cell>
          <table:table-cell office:value-type="float" office:value="4304" calcext:value-type="float">
            <text:p>4304</text:p>
          </table:table-cell>
          <table:table-cell table:formula="of:=[.B169]-[.B$2]" office:value-type="float" office:value="18.092634677887" calcext:value-type="float">
            <text:p>18.0926346779</text:p>
          </table:table-cell>
          <table:table-cell table:formula="of:=[.D169]/([.E169]-[.E168])" office:value-type="float" office:value="42229.1463914439" calcext:value-type="float">
            <text:p>42229.1463914439</text:p>
          </table:table-cell>
          <table:table-cell table:formula="of:=[.E169]-[.E168]" office:value-type="float" office:value="0.101920127868652" calcext:value-type="float">
            <text:p>0.10192012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11924.74088" calcext:value-type="float">
            <text:p>1456011924.74088</text:p>
          </table:table-cell>
          <table:table-cell office:value-type="float" office:value="1456011924.74117" calcext:value-type="float">
            <text:p>1456011924.74117</text:p>
          </table:table-cell>
          <table:table-cell office:value-type="float" office:value="4296" calcext:value-type="float">
            <text:p>4296</text:p>
          </table:table-cell>
          <table:table-cell table:formula="of:=[.B170]-[.B$2]" office:value-type="float" office:value="18.1950964927673" calcext:value-type="float">
            <text:p>18.1950964928</text:p>
          </table:table-cell>
          <table:table-cell table:formula="of:=[.D170]/([.E170]-[.E169])" office:value-type="float" office:value="41927.814815849" calcext:value-type="float">
            <text:p>41927.814815849</text:p>
          </table:table-cell>
          <table:table-cell table:formula="of:=[.E170]-[.E169]" office:value-type="float" office:value="0.102461814880371" calcext:value-type="float">
            <text:p>0.10246181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11924.84197" calcext:value-type="float">
            <text:p>1456011924.84197</text:p>
          </table:table-cell>
          <table:table-cell office:value-type="float" office:value="1456011924.84227" calcext:value-type="float">
            <text:p>1456011924.84227</text:p>
          </table:table-cell>
          <table:table-cell office:value-type="float" office:value="4296" calcext:value-type="float">
            <text:p>4296</text:p>
          </table:table-cell>
          <table:table-cell table:formula="of:=[.B171]-[.B$2]" office:value-type="float" office:value="18.2961912155151" calcext:value-type="float">
            <text:p>18.2961912155</text:p>
          </table:table-cell>
          <table:table-cell table:formula="of:=[.D171]/([.E171]-[.E170])" office:value-type="float" office:value="42494.7997603898" calcext:value-type="float">
            <text:p>42494.7997603898</text:p>
          </table:table-cell>
          <table:table-cell table:formula="of:=[.E171]-[.E170]" office:value-type="float" office:value="0.101094722747803" calcext:value-type="float">
            <text:p>0.10109472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11924.94188" calcext:value-type="float">
            <text:p>1456011924.94188</text:p>
          </table:table-cell>
          <table:table-cell office:value-type="float" office:value="1456011924.94215" calcext:value-type="float">
            <text:p>1456011924.94215</text:p>
          </table:table-cell>
          <table:table-cell office:value-type="float" office:value="4304" calcext:value-type="float">
            <text:p>4304</text:p>
          </table:table-cell>
          <table:table-cell table:formula="of:=[.B172]-[.B$2]" office:value-type="float" office:value="18.3960976600647" calcext:value-type="float">
            <text:p>18.3960976601</text:p>
          </table:table-cell>
          <table:table-cell table:formula="of:=[.D172]/([.E172]-[.E171])" office:value-type="float" office:value="43080.3039724321" calcext:value-type="float">
            <text:p>43080.3039724321</text:p>
          </table:table-cell>
          <table:table-cell table:formula="of:=[.E172]-[.E171]" office:value-type="float" office:value="0.0999064445495606" calcext:value-type="float">
            <text:p>0.09990644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11925.04172" calcext:value-type="float">
            <text:p>1456011925.04172</text:p>
          </table:table-cell>
          <table:table-cell office:value-type="float" office:value="1456011925.042" calcext:value-type="float">
            <text:p>1456011925.042</text:p>
          </table:table-cell>
          <table:table-cell office:value-type="float" office:value="4320" calcext:value-type="float">
            <text:p>4320</text:p>
          </table:table-cell>
          <table:table-cell table:formula="of:=[.B173]-[.B$2]" office:value-type="float" office:value="18.4959402084351" calcext:value-type="float">
            <text:p>18.4959402084</text:p>
          </table:table-cell>
          <table:table-cell table:formula="of:=[.D173]/([.E173]-[.E172])" office:value-type="float" office:value="43268.1263700838" calcext:value-type="float">
            <text:p>43268.1263700838</text:p>
          </table:table-cell>
          <table:table-cell table:formula="of:=[.E173]-[.E172]" office:value-type="float" office:value="0.0998425483703613" calcext:value-type="float">
            <text:p>0.09984254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11925.14172" calcext:value-type="float">
            <text:p>1456011925.14172</text:p>
          </table:table-cell>
          <table:table-cell office:value-type="float" office:value="1456011925.142" calcext:value-type="float">
            <text:p>1456011925.142</text:p>
          </table:table-cell>
          <table:table-cell office:value-type="float" office:value="4352" calcext:value-type="float">
            <text:p>4352</text:p>
          </table:table-cell>
          <table:table-cell table:formula="of:=[.B174]-[.B$2]" office:value-type="float" office:value="18.5959393978119" calcext:value-type="float">
            <text:p>18.5959393978</text:p>
          </table:table-cell>
          <table:table-cell table:formula="of:=[.D174]/([.E174]-[.E173])" office:value-type="float" office:value="43520.3527860629" calcext:value-type="float">
            <text:p>43520.3527860629</text:p>
          </table:table-cell>
          <table:table-cell table:formula="of:=[.E174]-[.E173]" office:value-type="float" office:value="0.0999991893768311" calcext:value-type="float">
            <text:p>0.09999918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11925.24285" calcext:value-type="float">
            <text:p>1456011925.24285</text:p>
          </table:table-cell>
          <table:table-cell office:value-type="float" office:value="1456011925.24312" calcext:value-type="float">
            <text:p>1456011925.24312</text:p>
          </table:table-cell>
          <table:table-cell office:value-type="float" office:value="4384" calcext:value-type="float">
            <text:p>4384</text:p>
          </table:table-cell>
          <table:table-cell table:formula="of:=[.B175]-[.B$2]" office:value-type="float" office:value="18.6970670223236" calcext:value-type="float">
            <text:p>18.6970670223</text:p>
          </table:table-cell>
          <table:table-cell table:formula="of:=[.D175]/([.E175]-[.E174])" office:value-type="float" office:value="43351.1616748397" calcext:value-type="float">
            <text:p>43351.1616748397</text:p>
          </table:table-cell>
          <table:table-cell table:formula="of:=[.E175]-[.E174]" office:value-type="float" office:value="0.101127624511719" calcext:value-type="float">
            <text:p>0.1011276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11925.34336" calcext:value-type="float">
            <text:p>1456011925.34336</text:p>
          </table:table-cell>
          <table:table-cell office:value-type="float" office:value="1456011925.34363" calcext:value-type="float">
            <text:p>1456011925.34363</text:p>
          </table:table-cell>
          <table:table-cell office:value-type="float" office:value="4432" calcext:value-type="float">
            <text:p>4432</text:p>
          </table:table-cell>
          <table:table-cell table:formula="of:=[.B176]-[.B$2]" office:value-type="float" office:value="18.7975785732269" calcext:value-type="float">
            <text:p>18.7975785732</text:p>
          </table:table-cell>
          <table:table-cell table:formula="of:=[.D176]/([.E176]-[.E175])" office:value-type="float" office:value="44094.4345218893" calcext:value-type="float">
            <text:p>44094.4345218893</text:p>
          </table:table-cell>
          <table:table-cell table:formula="of:=[.E176]-[.E175]" office:value-type="float" office:value="0.10051155090332" calcext:value-type="float">
            <text:p>0.10051155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11925.44283" calcext:value-type="float">
            <text:p>1456011925.44283</text:p>
          </table:table-cell>
          <table:table-cell office:value-type="float" office:value="1456011925.4431" calcext:value-type="float">
            <text:p>1456011925.4431</text:p>
          </table:table-cell>
          <table:table-cell office:value-type="float" office:value="4488" calcext:value-type="float">
            <text:p>4488</text:p>
          </table:table-cell>
          <table:table-cell table:formula="of:=[.B177]-[.B$2]" office:value-type="float" office:value="18.8970420360565" calcext:value-type="float">
            <text:p>18.8970420361</text:p>
          </table:table-cell>
          <table:table-cell table:formula="of:=[.D177]/([.E177]-[.E176])" office:value-type="float" office:value="45122.0968215159" calcext:value-type="float">
            <text:p>45122.0968215159</text:p>
          </table:table-cell>
          <table:table-cell table:formula="of:=[.E177]-[.E176]" office:value-type="float" office:value="0.0994634628295898" calcext:value-type="float">
            <text:p>0.09946346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11925.54303" calcext:value-type="float">
            <text:p>1456011925.54303</text:p>
          </table:table-cell>
          <table:table-cell office:value-type="float" office:value="1456011925.5433" calcext:value-type="float">
            <text:p>1456011925.5433</text:p>
          </table:table-cell>
          <table:table-cell office:value-type="float" office:value="4544" calcext:value-type="float">
            <text:p>4544</text:p>
          </table:table-cell>
          <table:table-cell table:formula="of:=[.B178]-[.B$2]" office:value-type="float" office:value="18.9972434043884" calcext:value-type="float">
            <text:p>18.9972434044</text:p>
          </table:table-cell>
          <table:table-cell table:formula="of:=[.D178]/([.E178]-[.E177])" office:value-type="float" office:value="45348.6821152817" calcext:value-type="float">
            <text:p>45348.6821152817</text:p>
          </table:table-cell>
          <table:table-cell table:formula="of:=[.E178]-[.E177]" office:value-type="float" office:value="0.100201368331909" calcext:value-type="float">
            <text:p>0.10020136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11925.64397" calcext:value-type="float">
            <text:p>1456011925.64397</text:p>
          </table:table-cell>
          <table:table-cell office:value-type="float" office:value="1456011925.64425" calcext:value-type="float">
            <text:p>1456011925.64425</text:p>
          </table:table-cell>
          <table:table-cell office:value-type="float" office:value="4616" calcext:value-type="float">
            <text:p>4616</text:p>
          </table:table-cell>
          <table:table-cell table:formula="of:=[.B179]-[.B$2]" office:value-type="float" office:value="19.0981914997101" calcext:value-type="float">
            <text:p>19.0981914997</text:p>
          </table:table-cell>
          <table:table-cell table:formula="of:=[.D179]/([.E179]-[.E178])" office:value-type="float" office:value="45726.4694820823" calcext:value-type="float">
            <text:p>45726.4694820823</text:p>
          </table:table-cell>
          <table:table-cell table:formula="of:=[.E179]-[.E178]" office:value-type="float" office:value="0.100948095321655" calcext:value-type="float">
            <text:p>0.10094809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11925.74597" calcext:value-type="float">
            <text:p>1456011925.74597</text:p>
          </table:table-cell>
          <table:table-cell office:value-type="float" office:value="1456011925.74624" calcext:value-type="float">
            <text:p>1456011925.74624</text:p>
          </table:table-cell>
          <table:table-cell office:value-type="float" office:value="4688" calcext:value-type="float">
            <text:p>4688</text:p>
          </table:table-cell>
          <table:table-cell table:formula="of:=[.B180]-[.B$2]" office:value-type="float" office:value="19.2001864910126" calcext:value-type="float">
            <text:p>19.200186491</text:p>
          </table:table-cell>
          <table:table-cell table:formula="of:=[.D180]/([.E180]-[.E179])" office:value-type="float" office:value="45963.0413232413" calcext:value-type="float">
            <text:p>45963.0413232413</text:p>
          </table:table-cell>
          <table:table-cell table:formula="of:=[.E180]-[.E179]" office:value-type="float" office:value="0.10199499130249" calcext:value-type="float">
            <text:p>0.10199499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11925.8466" calcext:value-type="float">
            <text:p>1456011925.8466</text:p>
          </table:table-cell>
          <table:table-cell office:value-type="float" office:value="1456011925.8469" calcext:value-type="float">
            <text:p>1456011925.8469</text:p>
          </table:table-cell>
          <table:table-cell office:value-type="float" office:value="4776" calcext:value-type="float">
            <text:p>4776</text:p>
          </table:table-cell>
          <table:table-cell table:formula="of:=[.B181]-[.B$2]" office:value-type="float" office:value="19.3008191585541" calcext:value-type="float">
            <text:p>19.3008191586</text:p>
          </table:table-cell>
          <table:table-cell table:formula="of:=[.D181]/([.E181]-[.E180])" office:value-type="float" office:value="47459.7376446395" calcext:value-type="float">
            <text:p>47459.7376446395</text:p>
          </table:table-cell>
          <table:table-cell table:formula="of:=[.E181]-[.E180]" office:value-type="float" office:value="0.100632667541504" calcext:value-type="float">
            <text:p>0.10063266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11925.94696" calcext:value-type="float">
            <text:p>1456011925.94696</text:p>
          </table:table-cell>
          <table:table-cell office:value-type="float" office:value="1456011925.94723" calcext:value-type="float">
            <text:p>1456011925.94723</text:p>
          </table:table-cell>
          <table:table-cell office:value-type="float" office:value="4864" calcext:value-type="float">
            <text:p>4864</text:p>
          </table:table-cell>
          <table:table-cell table:formula="of:=[.B182]-[.B$2]" office:value-type="float" office:value="19.4011740684509" calcext:value-type="float">
            <text:p>19.4011740685</text:p>
          </table:table-cell>
          <table:table-cell table:formula="of:=[.D182]/([.E182]-[.E181])" office:value-type="float" office:value="48467.9823338932" calcext:value-type="float">
            <text:p>48467.9823338932</text:p>
          </table:table-cell>
          <table:table-cell table:formula="of:=[.E182]-[.E181]" office:value-type="float" office:value="0.100354909896851" calcext:value-type="float">
            <text:p>0.10035490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11926.04745" calcext:value-type="float">
            <text:p>1456011926.04745</text:p>
          </table:table-cell>
          <table:table-cell office:value-type="float" office:value="1456011926.04772" calcext:value-type="float">
            <text:p>1456011926.04772</text:p>
          </table:table-cell>
          <table:table-cell office:value-type="float" office:value="4960" calcext:value-type="float">
            <text:p>4960</text:p>
          </table:table-cell>
          <table:table-cell table:formula="of:=[.B183]-[.B$2]" office:value-type="float" office:value="19.5016624927521" calcext:value-type="float">
            <text:p>19.5016624928</text:p>
          </table:table-cell>
          <table:table-cell table:formula="of:=[.D183]/([.E183]-[.E182])" office:value-type="float" office:value="49358.9190446025" calcext:value-type="float">
            <text:p>49358.9190446025</text:p>
          </table:table-cell>
          <table:table-cell table:formula="of:=[.E183]-[.E182]" office:value-type="float" office:value="0.100488424301147" calcext:value-type="float">
            <text:p>0.10048842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11926.14803" calcext:value-type="float">
            <text:p>1456011926.14803</text:p>
          </table:table-cell>
          <table:table-cell office:value-type="float" office:value="1456011926.14831" calcext:value-type="float">
            <text:p>1456011926.14831</text:p>
          </table:table-cell>
          <table:table-cell office:value-type="float" office:value="5056" calcext:value-type="float">
            <text:p>5056</text:p>
          </table:table-cell>
          <table:table-cell table:formula="of:=[.B184]-[.B$2]" office:value-type="float" office:value="19.6022508144379" calcext:value-type="float">
            <text:p>19.6022508144</text:p>
          </table:table-cell>
          <table:table-cell table:formula="of:=[.D184]/([.E184]-[.E183])" office:value-type="float" office:value="50264.2843151662" calcext:value-type="float">
            <text:p>50264.2843151662</text:p>
          </table:table-cell>
          <table:table-cell table:formula="of:=[.E184]-[.E183]" office:value-type="float" office:value="0.100588321685791" calcext:value-type="float">
            <text:p>0.10058832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11926.24934" calcext:value-type="float">
            <text:p>1456011926.24934</text:p>
          </table:table-cell>
          <table:table-cell office:value-type="float" office:value="1456011926.24961" calcext:value-type="float">
            <text:p>1456011926.24961</text:p>
          </table:table-cell>
          <table:table-cell office:value-type="float" office:value="5160" calcext:value-type="float">
            <text:p>5160</text:p>
          </table:table-cell>
          <table:table-cell table:formula="of:=[.B185]-[.B$2]" office:value-type="float" office:value="19.7035524845123" calcext:value-type="float">
            <text:p>19.7035524845</text:p>
          </table:table-cell>
          <table:table-cell table:formula="of:=[.D185]/([.E185]-[.E184])" office:value-type="float" office:value="50936.9687213161" calcext:value-type="float">
            <text:p>50936.9687213161</text:p>
          </table:table-cell>
          <table:table-cell table:formula="of:=[.E185]-[.E184]" office:value-type="float" office:value="0.101301670074463" calcext:value-type="float">
            <text:p>0.10130167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11926.35091" calcext:value-type="float">
            <text:p>1456011926.35091</text:p>
          </table:table-cell>
          <table:table-cell office:value-type="float" office:value="1456011926.35118" calcext:value-type="float">
            <text:p>1456011926.35118</text:p>
          </table:table-cell>
          <table:table-cell office:value-type="float" office:value="5272" calcext:value-type="float">
            <text:p>5272</text:p>
          </table:table-cell>
          <table:table-cell table:formula="of:=[.B186]-[.B$2]" office:value-type="float" office:value="19.8051285743713" calcext:value-type="float">
            <text:p>19.8051285744</text:p>
          </table:table-cell>
          <table:table-cell table:formula="of:=[.D186]/([.E186]-[.E185])" office:value-type="float" office:value="51901.9781851981" calcext:value-type="float">
            <text:p>51901.9781851981</text:p>
          </table:table-cell>
          <table:table-cell table:formula="of:=[.E186]-[.E185]" office:value-type="float" office:value="0.101576089859009" calcext:value-type="float">
            <text:p>0.10157608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11926.45064" calcext:value-type="float">
            <text:p>1456011926.45064</text:p>
          </table:table-cell>
          <table:table-cell office:value-type="float" office:value="1456011926.45091" calcext:value-type="float">
            <text:p>1456011926.45091</text:p>
          </table:table-cell>
          <table:table-cell office:value-type="float" office:value="5392" calcext:value-type="float">
            <text:p>5392</text:p>
          </table:table-cell>
          <table:table-cell table:formula="of:=[.B187]-[.B$2]" office:value-type="float" office:value="19.9048578739166" calcext:value-type="float">
            <text:p>19.9048578739</text:p>
          </table:table-cell>
          <table:table-cell table:formula="of:=[.D187]/([.E187]-[.E186])" office:value-type="float" office:value="54066.3578766182" calcext:value-type="float">
            <text:p>54066.3578766182</text:p>
          </table:table-cell>
          <table:table-cell table:formula="of:=[.E187]-[.E186]" office:value-type="float" office:value="0.0997292995452881" calcext:value-type="float">
            <text:p>0.09972929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11926.55102" calcext:value-type="float">
            <text:p>1456011926.55102</text:p>
          </table:table-cell>
          <table:table-cell office:value-type="float" office:value="1456011926.55131" calcext:value-type="float">
            <text:p>1456011926.55131</text:p>
          </table:table-cell>
          <table:table-cell office:value-type="float" office:value="5504" calcext:value-type="float">
            <text:p>5504</text:p>
          </table:table-cell>
          <table:table-cell table:formula="of:=[.B188]-[.B$2]" office:value-type="float" office:value="20.0052406787872" calcext:value-type="float">
            <text:p>20.0052406788</text:p>
          </table:table-cell>
          <table:table-cell table:formula="of:=[.D188]/([.E188]-[.E187])" office:value-type="float" office:value="54830.1076772533" calcext:value-type="float">
            <text:p>54830.1076772533</text:p>
          </table:table-cell>
          <table:table-cell table:formula="of:=[.E188]-[.E187]" office:value-type="float" office:value="0.100382804870605" calcext:value-type="float">
            <text:p>0.10038280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11926.65239" calcext:value-type="float">
            <text:p>1456011926.65239</text:p>
          </table:table-cell>
          <table:table-cell office:value-type="float" office:value="1456011926.65265" calcext:value-type="float">
            <text:p>1456011926.65265</text:p>
          </table:table-cell>
          <table:table-cell office:value-type="float" office:value="5632" calcext:value-type="float">
            <text:p>5632</text:p>
          </table:table-cell>
          <table:table-cell table:formula="of:=[.B189]-[.B$2]" office:value-type="float" office:value="20.1066019535065" calcext:value-type="float">
            <text:p>20.1066019535</text:p>
          </table:table-cell>
          <table:table-cell table:formula="of:=[.D189]/([.E189]-[.E188])" office:value-type="float" office:value="55563.6264007151" calcext:value-type="float">
            <text:p>55563.6264007151</text:p>
          </table:table-cell>
          <table:table-cell table:formula="of:=[.E189]-[.E188]" office:value-type="float" office:value="0.101361274719238" calcext:value-type="float">
            <text:p>0.10136127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11926.7538" calcext:value-type="float">
            <text:p>1456011926.7538</text:p>
          </table:table-cell>
          <table:table-cell office:value-type="float" office:value="1456011926.75407" calcext:value-type="float">
            <text:p>1456011926.75407</text:p>
          </table:table-cell>
          <table:table-cell office:value-type="float" office:value="5752" calcext:value-type="float">
            <text:p>5752</text:p>
          </table:table-cell>
          <table:table-cell table:formula="of:=[.B190]-[.B$2]" office:value-type="float" office:value="20.2080175876617" calcext:value-type="float">
            <text:p>20.2080175877</text:p>
          </table:table-cell>
          <table:table-cell table:formula="of:=[.D190]/([.E190]-[.E189])" office:value-type="float" office:value="56717.0934531982" calcext:value-type="float">
            <text:p>56717.0934531982</text:p>
          </table:table-cell>
          <table:table-cell table:formula="of:=[.E190]-[.E189]" office:value-type="float" office:value="0.101415634155273" calcext:value-type="float">
            <text:p>0.10141563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11926.85495" calcext:value-type="float">
            <text:p>1456011926.85495</text:p>
          </table:table-cell>
          <table:table-cell office:value-type="float" office:value="1456011926.85524" calcext:value-type="float">
            <text:p>1456011926.85524</text:p>
          </table:table-cell>
          <table:table-cell office:value-type="float" office:value="5880" calcext:value-type="float">
            <text:p>5880</text:p>
          </table:table-cell>
          <table:table-cell table:formula="of:=[.B191]-[.B$2]" office:value-type="float" office:value="20.3091707229614" calcext:value-type="float">
            <text:p>20.309170723</text:p>
          </table:table-cell>
          <table:table-cell table:formula="of:=[.D191]/([.E191]-[.E190])" office:value-type="float" office:value="58129.6860703284" calcext:value-type="float">
            <text:p>58129.6860703284</text:p>
          </table:table-cell>
          <table:table-cell table:formula="of:=[.E191]-[.E190]" office:value-type="float" office:value="0.101153135299683" calcext:value-type="float">
            <text:p>0.10115313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11926.95538" calcext:value-type="float">
            <text:p>1456011926.95538</text:p>
          </table:table-cell>
          <table:table-cell office:value-type="float" office:value="1456011926.95576" calcext:value-type="float">
            <text:p>1456011926.95576</text:p>
          </table:table-cell>
          <table:table-cell office:value-type="float" office:value="6008" calcext:value-type="float">
            <text:p>6008</text:p>
          </table:table-cell>
          <table:table-cell table:formula="of:=[.B192]-[.B$2]" office:value-type="float" office:value="20.409595489502" calcext:value-type="float">
            <text:p>20.4095954895</text:p>
          </table:table-cell>
          <table:table-cell table:formula="of:=[.D192]/([.E192]-[.E191])" office:value-type="float" office:value="59825.8796805409" calcext:value-type="float">
            <text:p>59825.8796805409</text:p>
          </table:table-cell>
          <table:table-cell table:formula="of:=[.E192]-[.E191]" office:value-type="float" office:value="0.100424766540527" calcext:value-type="float">
            <text:p>0.10042476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11927.05705" calcext:value-type="float">
            <text:p>1456011927.05705</text:p>
          </table:table-cell>
          <table:table-cell office:value-type="float" office:value="1456011927.05734" calcext:value-type="float">
            <text:p>1456011927.05734</text:p>
          </table:table-cell>
          <table:table-cell office:value-type="float" office:value="6128" calcext:value-type="float">
            <text:p>6128</text:p>
          </table:table-cell>
          <table:table-cell table:formula="of:=[.B193]-[.B$2]" office:value-type="float" office:value="20.511269569397" calcext:value-type="float">
            <text:p>20.5112695694</text:p>
          </table:table-cell>
          <table:table-cell table:formula="of:=[.D193]/([.E193]-[.E192])" office:value-type="float" office:value="60271.0150544493" calcext:value-type="float">
            <text:p>60271.0150544493</text:p>
          </table:table-cell>
          <table:table-cell table:formula="of:=[.E193]-[.E192]" office:value-type="float" office:value="0.10167407989502" calcext:value-type="float">
            <text:p>0.10167407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11927.15872" calcext:value-type="float">
            <text:p>1456011927.15872</text:p>
          </table:table-cell>
          <table:table-cell office:value-type="float" office:value="1456011927.15899" calcext:value-type="float">
            <text:p>1456011927.15899</text:p>
          </table:table-cell>
          <table:table-cell office:value-type="float" office:value="6256" calcext:value-type="float">
            <text:p>6256</text:p>
          </table:table-cell>
          <table:table-cell table:formula="of:=[.B194]-[.B$2]" office:value-type="float" office:value="20.612939119339" calcext:value-type="float">
            <text:p>20.6129391193</text:p>
          </table:table-cell>
          <table:table-cell table:formula="of:=[.D194]/([.E194]-[.E193])" office:value-type="float" office:value="61532.6811574151" calcext:value-type="float">
            <text:p>61532.6811574151</text:p>
          </table:table-cell>
          <table:table-cell table:formula="of:=[.E194]-[.E193]" office:value-type="float" office:value="0.101669549942017" calcext:value-type="float">
            <text:p>0.10166954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11927.26012" calcext:value-type="float">
            <text:p>1456011927.26012</text:p>
          </table:table-cell>
          <table:table-cell office:value-type="float" office:value="1456011927.2604" calcext:value-type="float">
            <text:p>1456011927.2604</text:p>
          </table:table-cell>
          <table:table-cell office:value-type="float" office:value="6384" calcext:value-type="float">
            <text:p>6384</text:p>
          </table:table-cell>
          <table:table-cell table:formula="of:=[.B195]-[.B$2]" office:value-type="float" office:value="20.7143414020538" calcext:value-type="float">
            <text:p>20.7143414021</text:p>
          </table:table-cell>
          <table:table-cell table:formula="of:=[.D195]/([.E195]-[.E194])" office:value-type="float" office:value="62957.1625912272" calcext:value-type="float">
            <text:p>62957.1625912272</text:p>
          </table:table-cell>
          <table:table-cell table:formula="of:=[.E195]-[.E194]" office:value-type="float" office:value="0.101402282714844" calcext:value-type="float">
            <text:p>0.10140228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11927.36225" calcext:value-type="float">
            <text:p>1456011927.36225</text:p>
          </table:table-cell>
          <table:table-cell office:value-type="float" office:value="1456011927.36252" calcext:value-type="float">
            <text:p>1456011927.36252</text:p>
          </table:table-cell>
          <table:table-cell office:value-type="float" office:value="6512" calcext:value-type="float">
            <text:p>6512</text:p>
          </table:table-cell>
          <table:table-cell table:formula="of:=[.B196]-[.B$2]" office:value-type="float" office:value="20.8164646625519" calcext:value-type="float">
            <text:p>20.8164646626</text:p>
          </table:table-cell>
          <table:table-cell table:formula="of:=[.D196]/([.E196]-[.E195])" office:value-type="float" office:value="63766.0800119532" calcext:value-type="float">
            <text:p>63766.0800119532</text:p>
          </table:table-cell>
          <table:table-cell table:formula="of:=[.E196]-[.E195]" office:value-type="float" office:value="0.102123260498047" calcext:value-type="float">
            <text:p>0.10212326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11927.46284" calcext:value-type="float">
            <text:p>1456011927.46284</text:p>
          </table:table-cell>
          <table:table-cell office:value-type="float" office:value="1456011927.46311" calcext:value-type="float">
            <text:p>1456011927.46311</text:p>
          </table:table-cell>
          <table:table-cell office:value-type="float" office:value="6632" calcext:value-type="float">
            <text:p>6632</text:p>
          </table:table-cell>
          <table:table-cell table:formula="of:=[.B197]-[.B$2]" office:value-type="float" office:value="20.9170541763306" calcext:value-type="float">
            <text:p>20.9170541763</text:p>
          </table:table-cell>
          <table:table-cell table:formula="of:=[.D197]/([.E197]-[.E196])" office:value-type="float" office:value="65931.3257502317" calcext:value-type="float">
            <text:p>65931.3257502317</text:p>
          </table:table-cell>
          <table:table-cell table:formula="of:=[.E197]-[.E196]" office:value-type="float" office:value="0.100589513778687" calcext:value-type="float">
            <text:p>0.10058951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11927.56398" calcext:value-type="float">
            <text:p>1456011927.56398</text:p>
          </table:table-cell>
          <table:table-cell office:value-type="float" office:value="1456011927.56424" calcext:value-type="float">
            <text:p>1456011927.56424</text:p>
          </table:table-cell>
          <table:table-cell office:value-type="float" office:value="6752" calcext:value-type="float">
            <text:p>6752</text:p>
          </table:table-cell>
          <table:table-cell table:formula="of:=[.B198]-[.B$2]" office:value-type="float" office:value="21.018196105957" calcext:value-type="float">
            <text:p>21.018196106</text:p>
          </table:table-cell>
          <table:table-cell table:formula="of:=[.D198]/([.E198]-[.E197])" office:value-type="float" office:value="66757.6743387865" calcext:value-type="float">
            <text:p>66757.6743387865</text:p>
          </table:table-cell>
          <table:table-cell table:formula="of:=[.E198]-[.E197]" office:value-type="float" office:value="0.101141929626465" calcext:value-type="float">
            <text:p>0.10114192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11927.66517" calcext:value-type="float">
            <text:p>1456011927.66517</text:p>
          </table:table-cell>
          <table:table-cell office:value-type="float" office:value="1456011927.66544" calcext:value-type="float">
            <text:p>1456011927.66544</text:p>
          </table:table-cell>
          <table:table-cell office:value-type="float" office:value="6872" calcext:value-type="float">
            <text:p>6872</text:p>
          </table:table-cell>
          <table:table-cell table:formula="of:=[.B199]-[.B$2]" office:value-type="float" office:value="21.1193830966949" calcext:value-type="float">
            <text:p>21.1193830967</text:p>
          </table:table-cell>
          <table:table-cell table:formula="of:=[.D199]/([.E199]-[.E198])" office:value-type="float" office:value="67913.8686691376" calcext:value-type="float">
            <text:p>67913.8686691376</text:p>
          </table:table-cell>
          <table:table-cell table:formula="of:=[.E199]-[.E198]" office:value-type="float" office:value="0.101186990737915" calcext:value-type="float">
            <text:p>0.10118699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11927.76627" calcext:value-type="float">
            <text:p>1456011927.76627</text:p>
          </table:table-cell>
          <table:table-cell office:value-type="float" office:value="1456011927.76666" calcext:value-type="float">
            <text:p>1456011927.76666</text:p>
          </table:table-cell>
          <table:table-cell office:value-type="float" office:value="6984" calcext:value-type="float">
            <text:p>6984</text:p>
          </table:table-cell>
          <table:table-cell table:formula="of:=[.B200]-[.B$2]" office:value-type="float" office:value="21.2204823493958" calcext:value-type="float">
            <text:p>21.2204823494</text:p>
          </table:table-cell>
          <table:table-cell table:formula="of:=[.D200]/([.E200]-[.E199])" office:value-type="float" office:value="69080.6293165048" calcext:value-type="float">
            <text:p>69080.6293165048</text:p>
          </table:table-cell>
          <table:table-cell table:formula="of:=[.E200]-[.E199]" office:value-type="float" office:value="0.101099252700806" calcext:value-type="float">
            <text:p>0.10109925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11927.86826" calcext:value-type="float">
            <text:p>1456011927.86826</text:p>
          </table:table-cell>
          <table:table-cell office:value-type="float" office:value="1456011927.86855" calcext:value-type="float">
            <text:p>1456011927.86855</text:p>
          </table:table-cell>
          <table:table-cell office:value-type="float" office:value="7088" calcext:value-type="float">
            <text:p>7088</text:p>
          </table:table-cell>
          <table:table-cell table:formula="of:=[.B201]-[.B$2]" office:value-type="float" office:value="21.3224811553955" calcext:value-type="float">
            <text:p>21.3224811554</text:p>
          </table:table-cell>
          <table:table-cell table:formula="of:=[.D201]/([.E201]-[.E200])" office:value-type="float" office:value="69491.0095321799" calcext:value-type="float">
            <text:p>69491.0095321799</text:p>
          </table:table-cell>
          <table:table-cell table:formula="of:=[.E201]-[.E200]" office:value-type="float" office:value="0.101998805999756" calcext:value-type="float">
            <text:p>0.1019988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11927.97042" calcext:value-type="float">
            <text:p>1456011927.97042</text:p>
          </table:table-cell>
          <table:table-cell office:value-type="float" office:value="1456011927.97069" calcext:value-type="float">
            <text:p>1456011927.97069</text:p>
          </table:table-cell>
          <table:table-cell office:value-type="float" office:value="7192" calcext:value-type="float">
            <text:p>7192</text:p>
          </table:table-cell>
          <table:table-cell table:formula="of:=[.B202]-[.B$2]" office:value-type="float" office:value="21.4246382713318" calcext:value-type="float">
            <text:p>21.4246382713</text:p>
          </table:table-cell>
          <table:table-cell table:formula="of:=[.D202]/([.E202]-[.E201])" office:value-type="float" office:value="70401.3610220362" calcext:value-type="float">
            <text:p>70401.3610220362</text:p>
          </table:table-cell>
          <table:table-cell table:formula="of:=[.E202]-[.E201]" office:value-type="float" office:value="0.102157115936279" calcext:value-type="float">
            <text:p>0.10215711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11928.08854" calcext:value-type="float">
            <text:p>1456011928.08854</text:p>
          </table:table-cell>
          <table:table-cell office:value-type="float" office:value="1456011928.0888" calcext:value-type="float">
            <text:p>1456011928.0888</text:p>
          </table:table-cell>
          <table:table-cell office:value-type="float" office:value="7304" calcext:value-type="float">
            <text:p>7304</text:p>
          </table:table-cell>
          <table:table-cell table:formula="of:=[.B203]-[.B$2]" office:value-type="float" office:value="21.5427520275116" calcext:value-type="float">
            <text:p>21.5427520275</text:p>
          </table:table-cell>
          <table:table-cell table:formula="of:=[.D203]/([.E203]-[.E202])" office:value-type="float" office:value="61838.6903967461" calcext:value-type="float">
            <text:p>61838.6903967461</text:p>
          </table:table-cell>
          <table:table-cell table:formula="of:=[.E203]-[.E202]" office:value-type="float" office:value="0.11811375617981" calcext:value-type="float">
            <text:p>0.11811375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11928.20844" calcext:value-type="float">
            <text:p>1456011928.20844</text:p>
          </table:table-cell>
          <table:table-cell office:value-type="float" office:value="1456011928.20871" calcext:value-type="float">
            <text:p>1456011928.20871</text:p>
          </table:table-cell>
          <table:table-cell office:value-type="float" office:value="7408" calcext:value-type="float">
            <text:p>7408</text:p>
          </table:table-cell>
          <table:table-cell table:formula="of:=[.B204]-[.B$2]" office:value-type="float" office:value="21.6626522541046" calcext:value-type="float">
            <text:p>21.6626522541</text:p>
          </table:table-cell>
          <table:table-cell table:formula="of:=[.D204]/([.E204]-[.E203])" office:value-type="float" office:value="61784.7039200792" calcext:value-type="float">
            <text:p>61784.7039200792</text:p>
          </table:table-cell>
          <table:table-cell table:formula="of:=[.E204]-[.E203]" office:value-type="float" office:value="0.119900226593018" calcext:value-type="float">
            <text:p>0.11990022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11928.32928" calcext:value-type="float">
            <text:p>1456011928.32928</text:p>
          </table:table-cell>
          <table:table-cell office:value-type="float" office:value="1456011928.32955" calcext:value-type="float">
            <text:p>1456011928.32955</text:p>
          </table:table-cell>
          <table:table-cell office:value-type="float" office:value="7512" calcext:value-type="float">
            <text:p>7512</text:p>
          </table:table-cell>
          <table:table-cell table:formula="of:=[.B205]-[.B$2]" office:value-type="float" office:value="21.7835001945496" calcext:value-type="float">
            <text:p>21.7835001945</text:p>
          </table:table-cell>
          <table:table-cell table:formula="of:=[.D205]/([.E205]-[.E204])" office:value-type="float" office:value="62160.7614688492" calcext:value-type="float">
            <text:p>62160.7614688492</text:p>
          </table:table-cell>
          <table:table-cell table:formula="of:=[.E205]-[.E204]" office:value-type="float" office:value="0.120847940444946" calcext:value-type="float">
            <text:p>0.12084794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11928.45181" calcext:value-type="float">
            <text:p>1456011928.45181</text:p>
          </table:table-cell>
          <table:table-cell office:value-type="float" office:value="1456011928.45208" calcext:value-type="float">
            <text:p>1456011928.45208</text:p>
          </table:table-cell>
          <table:table-cell office:value-type="float" office:value="7600" calcext:value-type="float">
            <text:p>7600</text:p>
          </table:table-cell>
          <table:table-cell table:formula="of:=[.B206]-[.B$2]" office:value-type="float" office:value="21.9060270786285" calcext:value-type="float">
            <text:p>21.9060270786</text:p>
          </table:table-cell>
          <table:table-cell table:formula="of:=[.D206]/([.E206]-[.E205])" office:value-type="float" office:value="62027.2037204596" calcext:value-type="float">
            <text:p>62027.2037204596</text:p>
          </table:table-cell>
          <table:table-cell table:formula="of:=[.E206]-[.E205]" office:value-type="float" office:value="0.12252688407898" calcext:value-type="float">
            <text:p>0.12252688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11928.57516" calcext:value-type="float">
            <text:p>1456011928.57516</text:p>
          </table:table-cell>
          <table:table-cell office:value-type="float" office:value="1456011928.57549" calcext:value-type="float">
            <text:p>1456011928.57549</text:p>
          </table:table-cell>
          <table:table-cell office:value-type="float" office:value="7680" calcext:value-type="float">
            <text:p>7680</text:p>
          </table:table-cell>
          <table:table-cell table:formula="of:=[.B207]-[.B$2]" office:value-type="float" office:value="22.0293729305267" calcext:value-type="float">
            <text:p>22.0293729305</text:p>
          </table:table-cell>
          <table:table-cell table:formula="of:=[.D207]/([.E207]-[.E206])" office:value-type="float" office:value="62263.9503624239" calcext:value-type="float">
            <text:p>62263.9503624239</text:p>
          </table:table-cell>
          <table:table-cell table:formula="of:=[.E207]-[.E206]" office:value-type="float" office:value="0.123345851898193" calcext:value-type="float">
            <text:p>0.12334585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11928.6996" calcext:value-type="float">
            <text:p>1456011928.6996</text:p>
          </table:table-cell>
          <table:table-cell office:value-type="float" office:value="1456011928.69988" calcext:value-type="float">
            <text:p>1456011928.69988</text:p>
          </table:table-cell>
          <table:table-cell office:value-type="float" office:value="7744" calcext:value-type="float">
            <text:p>7744</text:p>
          </table:table-cell>
          <table:table-cell table:formula="of:=[.B208]-[.B$2]" office:value-type="float" office:value="22.1538193225861" calcext:value-type="float">
            <text:p>22.1538193226</text:p>
          </table:table-cell>
          <table:table-cell table:formula="of:=[.D208]/([.E208]-[.E207])" office:value-type="float" office:value="62227.5975370043" calcext:value-type="float">
            <text:p>62227.5975370043</text:p>
          </table:table-cell>
          <table:table-cell table:formula="of:=[.E208]-[.E207]" office:value-type="float" office:value="0.124446392059326" calcext:value-type="float">
            <text:p>0.12444639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11928.82484" calcext:value-type="float">
            <text:p>1456011928.82484</text:p>
          </table:table-cell>
          <table:table-cell office:value-type="float" office:value="1456011928.82512" calcext:value-type="float">
            <text:p>1456011928.82512</text:p>
          </table:table-cell>
          <table:table-cell office:value-type="float" office:value="7800" calcext:value-type="float">
            <text:p>7800</text:p>
          </table:table-cell>
          <table:table-cell table:formula="of:=[.B209]-[.B$2]" office:value-type="float" office:value="22.2790586948395" calcext:value-type="float">
            <text:p>22.2790586948</text:p>
          </table:table-cell>
          <table:table-cell table:formula="of:=[.D209]/([.E209]-[.E208])" office:value-type="float" office:value="62280.7337633164" calcext:value-type="float">
            <text:p>62280.7337633164</text:p>
          </table:table-cell>
          <table:table-cell table:formula="of:=[.E209]-[.E208]" office:value-type="float" office:value="0.125239372253418" calcext:value-type="float">
            <text:p>0.12523937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11928.95086" calcext:value-type="float">
            <text:p>1456011928.95086</text:p>
          </table:table-cell>
          <table:table-cell office:value-type="float" office:value="1456011928.95113" calcext:value-type="float">
            <text:p>1456011928.95113</text:p>
          </table:table-cell>
          <table:table-cell office:value-type="float" office:value="7848" calcext:value-type="float">
            <text:p>7848</text:p>
          </table:table-cell>
          <table:table-cell table:formula="of:=[.B210]-[.B$2]" office:value-type="float" office:value="22.4050748348236" calcext:value-type="float">
            <text:p>22.4050748348</text:p>
          </table:table-cell>
          <table:table-cell table:formula="of:=[.D210]/([.E210]-[.E209])" office:value-type="float" office:value="62277.7368120329" calcext:value-type="float">
            <text:p>62277.7368120329</text:p>
          </table:table-cell>
          <table:table-cell table:formula="of:=[.E210]-[.E209]" office:value-type="float" office:value="0.126016139984131" calcext:value-type="float">
            <text:p>0.126016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11929.07727" calcext:value-type="float">
            <text:p>1456011929.07727</text:p>
          </table:table-cell>
          <table:table-cell office:value-type="float" office:value="1456011929.07756" calcext:value-type="float">
            <text:p>1456011929.07756</text:p>
          </table:table-cell>
          <table:table-cell office:value-type="float" office:value="7872" calcext:value-type="float">
            <text:p>7872</text:p>
          </table:table-cell>
          <table:table-cell table:formula="of:=[.B211]-[.B$2]" office:value-type="float" office:value="22.5314855575562" calcext:value-type="float">
            <text:p>22.5314855576</text:p>
          </table:table-cell>
          <table:table-cell table:formula="of:=[.D211]/([.E211]-[.E210])" office:value-type="float" office:value="62273.1982685942" calcext:value-type="float">
            <text:p>62273.1982685942</text:p>
          </table:table-cell>
          <table:table-cell table:formula="of:=[.E211]-[.E210]" office:value-type="float" office:value="0.126410722732544" calcext:value-type="float">
            <text:p>0.12641072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11929.2037" calcext:value-type="float">
            <text:p>1456011929.2037</text:p>
          </table:table-cell>
          <table:table-cell office:value-type="float" office:value="1456011929.20398" calcext:value-type="float">
            <text:p>1456011929.20398</text:p>
          </table:table-cell>
          <table:table-cell office:value-type="float" office:value="7888" calcext:value-type="float">
            <text:p>7888</text:p>
          </table:table-cell>
          <table:table-cell table:formula="of:=[.B212]-[.B$2]" office:value-type="float" office:value="22.6579196453094" calcext:value-type="float">
            <text:p>22.6579196453</text:p>
          </table:table-cell>
          <table:table-cell table:formula="of:=[.D212]/([.E212]-[.E211])" office:value-type="float" office:value="62388.2383316708" calcext:value-type="float">
            <text:p>62388.2383316708</text:p>
          </table:table-cell>
          <table:table-cell table:formula="of:=[.E212]-[.E211]" office:value-type="float" office:value="0.126434087753296" calcext:value-type="float">
            <text:p>0.12643408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11929.32974" calcext:value-type="float">
            <text:p>1456011929.32974</text:p>
          </table:table-cell>
          <table:table-cell office:value-type="float" office:value="1456011929.33002" calcext:value-type="float">
            <text:p>1456011929.33002</text:p>
          </table:table-cell>
          <table:table-cell office:value-type="float" office:value="7888" calcext:value-type="float">
            <text:p>7888</text:p>
          </table:table-cell>
          <table:table-cell table:formula="of:=[.B213]-[.B$2]" office:value-type="float" office:value="22.783961057663" calcext:value-type="float">
            <text:p>22.7839610577</text:p>
          </table:table-cell>
          <table:table-cell table:formula="of:=[.D213]/([.E213]-[.E212])" office:value-type="float" office:value="62582.6056112103" calcext:value-type="float">
            <text:p>62582.6056112103</text:p>
          </table:table-cell>
          <table:table-cell table:formula="of:=[.E213]-[.E212]" office:value-type="float" office:value="0.126041412353516" calcext:value-type="float">
            <text:p>0.12604141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11929.46385" calcext:value-type="float">
            <text:p>1456011929.46385</text:p>
          </table:table-cell>
          <table:table-cell office:value-type="float" office:value="1456011929.46413" calcext:value-type="float">
            <text:p>1456011929.46413</text:p>
          </table:table-cell>
          <table:table-cell office:value-type="float" office:value="7880" calcext:value-type="float">
            <text:p>7880</text:p>
          </table:table-cell>
          <table:table-cell table:formula="of:=[.B214]-[.B$2]" office:value-type="float" office:value="22.9180655479431" calcext:value-type="float">
            <text:p>22.9180655479</text:p>
          </table:table-cell>
          <table:table-cell table:formula="of:=[.D214]/([.E214]-[.E213])" office:value-type="float" office:value="58760.1502644562" calcext:value-type="float">
            <text:p>58760.1502644562</text:p>
          </table:table-cell>
          <table:table-cell table:formula="of:=[.E214]-[.E213]" office:value-type="float" office:value="0.134104490280151" calcext:value-type="float">
            <text:p>0.13410449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11929.5901" calcext:value-type="float">
            <text:p>1456011929.5901</text:p>
          </table:table-cell>
          <table:table-cell office:value-type="float" office:value="1456011929.59039" calcext:value-type="float">
            <text:p>1456011929.59039</text:p>
          </table:table-cell>
          <table:table-cell office:value-type="float" office:value="7848" calcext:value-type="float">
            <text:p>7848</text:p>
          </table:table-cell>
          <table:table-cell table:formula="of:=[.B215]-[.B$2]" office:value-type="float" office:value="23.0443203449249" calcext:value-type="float">
            <text:p>23.0443203449</text:p>
          </table:table-cell>
          <table:table-cell table:formula="of:=[.D215]/([.E215]-[.E214])" office:value-type="float" office:value="62160.0144122096" calcext:value-type="float">
            <text:p>62160.0144122096</text:p>
          </table:table-cell>
          <table:table-cell table:formula="of:=[.E215]-[.E214]" office:value-type="float" office:value="0.126254796981812" calcext:value-type="float">
            <text:p>0.1262547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11929.71485" calcext:value-type="float">
            <text:p>1456011929.71485</text:p>
          </table:table-cell>
          <table:table-cell office:value-type="float" office:value="1456011929.71514" calcext:value-type="float">
            <text:p>1456011929.71514</text:p>
          </table:table-cell>
          <table:table-cell office:value-type="float" office:value="7808" calcext:value-type="float">
            <text:p>7808</text:p>
          </table:table-cell>
          <table:table-cell table:formula="of:=[.B216]-[.B$2]" office:value-type="float" office:value="23.1690695285797" calcext:value-type="float">
            <text:p>23.1690695286</text:p>
          </table:table-cell>
          <table:table-cell table:formula="of:=[.D216]/([.E216]-[.E215])" office:value-type="float" office:value="62589.587933552" calcext:value-type="float">
            <text:p>62589.587933552</text:p>
          </table:table-cell>
          <table:table-cell table:formula="of:=[.E216]-[.E215]" office:value-type="float" office:value="0.124749183654785" calcext:value-type="float">
            <text:p>0.12474918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11929.83951" calcext:value-type="float">
            <text:p>1456011929.83951</text:p>
          </table:table-cell>
          <table:table-cell office:value-type="float" office:value="1456011929.8398" calcext:value-type="float">
            <text:p>1456011929.8398</text:p>
          </table:table-cell>
          <table:table-cell office:value-type="float" office:value="7760" calcext:value-type="float">
            <text:p>7760</text:p>
          </table:table-cell>
          <table:table-cell table:formula="of:=[.B217]-[.B$2]" office:value-type="float" office:value="23.2937297821045" calcext:value-type="float">
            <text:p>23.2937297821</text:p>
          </table:table-cell>
          <table:table-cell table:formula="of:=[.D217]/([.E217]-[.E216])" office:value-type="float" office:value="62249.1915473078" calcext:value-type="float">
            <text:p>62249.1915473078</text:p>
          </table:table-cell>
          <table:table-cell table:formula="of:=[.E217]-[.E216]" office:value-type="float" office:value="0.12466025352478" calcext:value-type="float">
            <text:p>0.12466025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11929.96301" calcext:value-type="float">
            <text:p>1456011929.96301</text:p>
          </table:table-cell>
          <table:table-cell office:value-type="float" office:value="1456011929.96329" calcext:value-type="float">
            <text:p>1456011929.96329</text:p>
          </table:table-cell>
          <table:table-cell office:value-type="float" office:value="7688" calcext:value-type="float">
            <text:p>7688</text:p>
          </table:table-cell>
          <table:table-cell table:formula="of:=[.B218]-[.B$2]" office:value-type="float" office:value="23.4172298908234" calcext:value-type="float">
            <text:p>23.4172298908</text:p>
          </table:table-cell>
          <table:table-cell table:formula="of:=[.D218]/([.E218]-[.E217])" office:value-type="float" office:value="62250.9573453128" calcext:value-type="float">
            <text:p>62250.9573453128</text:p>
          </table:table-cell>
          <table:table-cell table:formula="of:=[.E218]-[.E217]" office:value-type="float" office:value="0.123500108718872" calcext:value-type="float">
            <text:p>0.12350010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11930.08576" calcext:value-type="float">
            <text:p>1456011930.08576</text:p>
          </table:table-cell>
          <table:table-cell office:value-type="float" office:value="1456011930.08604" calcext:value-type="float">
            <text:p>1456011930.08604</text:p>
          </table:table-cell>
          <table:table-cell office:value-type="float" office:value="7616" calcext:value-type="float">
            <text:p>7616</text:p>
          </table:table-cell>
          <table:table-cell table:formula="of:=[.B219]-[.B$2]" office:value-type="float" office:value="23.5399720668793" calcext:value-type="float">
            <text:p>23.5399720669</text:p>
          </table:table-cell>
          <table:table-cell table:formula="of:=[.D219]/([.E219]-[.E218])" office:value-type="float" office:value="62048.7614341379" calcext:value-type="float">
            <text:p>62048.7614341379</text:p>
          </table:table-cell>
          <table:table-cell table:formula="of:=[.E219]-[.E218]" office:value-type="float" office:value="0.122742176055908" calcext:value-type="float">
            <text:p>0.12274217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11930.20721" calcext:value-type="float">
            <text:p>1456011930.20721</text:p>
          </table:table-cell>
          <table:table-cell office:value-type="float" office:value="1456011930.2075" calcext:value-type="float">
            <text:p>1456011930.2075</text:p>
          </table:table-cell>
          <table:table-cell office:value-type="float" office:value="7528" calcext:value-type="float">
            <text:p>7528</text:p>
          </table:table-cell>
          <table:table-cell table:formula="of:=[.B220]-[.B$2]" office:value-type="float" office:value="23.6614294052124" calcext:value-type="float">
            <text:p>23.6614294052</text:p>
          </table:table-cell>
          <table:table-cell table:formula="of:=[.D220]/([.E220]-[.E219])" office:value-type="float" office:value="61980.6106680224" calcext:value-type="float">
            <text:p>61980.6106680224</text:p>
          </table:table-cell>
          <table:table-cell table:formula="of:=[.E220]-[.E219]" office:value-type="float" office:value="0.12145733833313" calcext:value-type="float">
            <text:p>0.12145733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11930.32723" calcext:value-type="float">
            <text:p>1456011930.32723</text:p>
          </table:table-cell>
          <table:table-cell office:value-type="float" office:value="1456011930.32754" calcext:value-type="float">
            <text:p>1456011930.32754</text:p>
          </table:table-cell>
          <table:table-cell office:value-type="float" office:value="7432" calcext:value-type="float">
            <text:p>7432</text:p>
          </table:table-cell>
          <table:table-cell table:formula="of:=[.B221]-[.B$2]" office:value-type="float" office:value="23.7814512252808" calcext:value-type="float">
            <text:p>23.7814512253</text:p>
          </table:table-cell>
          <table:table-cell table:formula="of:=[.D221]/([.E221]-[.E220])" office:value-type="float" office:value="61922.0738009726" calcext:value-type="float">
            <text:p>61922.0738009726</text:p>
          </table:table-cell>
          <table:table-cell table:formula="of:=[.E221]-[.E220]" office:value-type="float" office:value="0.120021820068359" calcext:value-type="float">
            <text:p>0.12002182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11930.44575" calcext:value-type="float">
            <text:p>1456011930.44575</text:p>
          </table:table-cell>
          <table:table-cell office:value-type="float" office:value="1456011930.44603" calcext:value-type="float">
            <text:p>1456011930.44603</text:p>
          </table:table-cell>
          <table:table-cell office:value-type="float" office:value="7328" calcext:value-type="float">
            <text:p>7328</text:p>
          </table:table-cell>
          <table:table-cell table:formula="of:=[.B222]-[.B$2]" office:value-type="float" office:value="23.8999691009521" calcext:value-type="float">
            <text:p>23.899969101</text:p>
          </table:table-cell>
          <table:table-cell table:formula="of:=[.D222]/([.E222]-[.E221])" office:value-type="float" office:value="61830.335369141" calcext:value-type="float">
            <text:p>61830.335369141</text:p>
          </table:table-cell>
          <table:table-cell table:formula="of:=[.E222]-[.E221]" office:value-type="float" office:value="0.118517875671387" calcext:value-type="float">
            <text:p>0.11851787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11930.5625" calcext:value-type="float">
            <text:p>1456011930.5625</text:p>
          </table:table-cell>
          <table:table-cell office:value-type="float" office:value="1456011930.56278" calcext:value-type="float">
            <text:p>1456011930.56278</text:p>
          </table:table-cell>
          <table:table-cell office:value-type="float" office:value="7216" calcext:value-type="float">
            <text:p>7216</text:p>
          </table:table-cell>
          <table:table-cell table:formula="of:=[.B223]-[.B$2]" office:value-type="float" office:value="24.0167214870453" calcext:value-type="float">
            <text:p>24.016721487</text:p>
          </table:table-cell>
          <table:table-cell table:formula="of:=[.D223]/([.E223]-[.E222])" office:value-type="float" office:value="61806.0173454906" calcext:value-type="float">
            <text:p>61806.0173454906</text:p>
          </table:table-cell>
          <table:table-cell table:formula="of:=[.E223]-[.E222]" office:value-type="float" office:value="0.11675238609314" calcext:value-type="float">
            <text:p>0.11675238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11930.67802" calcext:value-type="float">
            <text:p>1456011930.67802</text:p>
          </table:table-cell>
          <table:table-cell office:value-type="float" office:value="1456011930.67831" calcext:value-type="float">
            <text:p>1456011930.67831</text:p>
          </table:table-cell>
          <table:table-cell office:value-type="float" office:value="7096" calcext:value-type="float">
            <text:p>7096</text:p>
          </table:table-cell>
          <table:table-cell table:formula="of:=[.B224]-[.B$2]" office:value-type="float" office:value="24.1322405338287" calcext:value-type="float">
            <text:p>24.1322405338</text:p>
          </table:table-cell>
          <table:table-cell table:formula="of:=[.D224]/([.E224]-[.E223])" office:value-type="float" office:value="61427.0996652371" calcext:value-type="float">
            <text:p>61427.0996652371</text:p>
          </table:table-cell>
          <table:table-cell table:formula="of:=[.E224]-[.E223]" office:value-type="float" office:value="0.115519046783447" calcext:value-type="float">
            <text:p>0.11551904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11930.79152" calcext:value-type="float">
            <text:p>1456011930.79152</text:p>
          </table:table-cell>
          <table:table-cell office:value-type="float" office:value="1456011930.79214" calcext:value-type="float">
            <text:p>1456011930.79214</text:p>
          </table:table-cell>
          <table:table-cell office:value-type="float" office:value="6976" calcext:value-type="float">
            <text:p>6976</text:p>
          </table:table-cell>
          <table:table-cell table:formula="of:=[.B225]-[.B$2]" office:value-type="float" office:value="24.2457389831543" calcext:value-type="float">
            <text:p>24.2457389832</text:p>
          </table:table-cell>
          <table:table-cell table:formula="of:=[.D225]/([.E225]-[.E224])" office:value-type="float" office:value="61463.394799253" calcext:value-type="float">
            <text:p>61463.394799253</text:p>
          </table:table-cell>
          <table:table-cell table:formula="of:=[.E225]-[.E224]" office:value-type="float" office:value="0.113498449325562" calcext:value-type="float">
            <text:p>0.11349844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11930.90322" calcext:value-type="float">
            <text:p>1456011930.90322</text:p>
          </table:table-cell>
          <table:table-cell office:value-type="float" office:value="1456011930.9035" calcext:value-type="float">
            <text:p>1456011930.9035</text:p>
          </table:table-cell>
          <table:table-cell office:value-type="float" office:value="6848" calcext:value-type="float">
            <text:p>6848</text:p>
          </table:table-cell>
          <table:table-cell table:formula="of:=[.B226]-[.B$2]" office:value-type="float" office:value="24.357435464859" calcext:value-type="float">
            <text:p>24.3574354649</text:p>
          </table:table-cell>
          <table:table-cell table:formula="of:=[.D226]/([.E226]-[.E225])" office:value-type="float" office:value="61309.0036094764" calcext:value-type="float">
            <text:p>61309.0036094764</text:p>
          </table:table-cell>
          <table:table-cell table:formula="of:=[.E226]-[.E225]" office:value-type="float" office:value="0.111696481704712" calcext:value-type="float">
            <text:p>0.11169648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11931.01317" calcext:value-type="float">
            <text:p>1456011931.01317</text:p>
          </table:table-cell>
          <table:table-cell office:value-type="float" office:value="1456011931.01345" calcext:value-type="float">
            <text:p>1456011931.01345</text:p>
          </table:table-cell>
          <table:table-cell office:value-type="float" office:value="6720" calcext:value-type="float">
            <text:p>6720</text:p>
          </table:table-cell>
          <table:table-cell table:formula="of:=[.B227]-[.B$2]" office:value-type="float" office:value="24.4673821926117" calcext:value-type="float">
            <text:p>24.4673821926</text:p>
          </table:table-cell>
          <table:table-cell table:formula="of:=[.D227]/([.E227]-[.E226])" office:value-type="float" office:value="61120.5093353573" calcext:value-type="float">
            <text:p>61120.5093353573</text:p>
          </table:table-cell>
          <table:table-cell table:formula="of:=[.E227]-[.E226]" office:value-type="float" office:value="0.109946727752686" calcext:value-type="float">
            <text:p>0.10994672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11931.12138" calcext:value-type="float">
            <text:p>1456011931.12138</text:p>
          </table:table-cell>
          <table:table-cell office:value-type="float" office:value="1456011931.12166" calcext:value-type="float">
            <text:p>1456011931.12166</text:p>
          </table:table-cell>
          <table:table-cell office:value-type="float" office:value="6592" calcext:value-type="float">
            <text:p>6592</text:p>
          </table:table-cell>
          <table:table-cell table:formula="of:=[.B228]-[.B$2]" office:value-type="float" office:value="24.5755960941315" calcext:value-type="float">
            <text:p>24.5755960941</text:p>
          </table:table-cell>
          <table:table-cell table:formula="of:=[.D228]/([.E228]-[.E227])" office:value-type="float" office:value="60916.3878893633" calcext:value-type="float">
            <text:p>60916.3878893633</text:p>
          </table:table-cell>
          <table:table-cell table:formula="of:=[.E228]-[.E227]" office:value-type="float" office:value="0.108213901519775" calcext:value-type="float">
            <text:p>0.10821390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11931.22843" calcext:value-type="float">
            <text:p>1456011931.22843</text:p>
          </table:table-cell>
          <table:table-cell office:value-type="float" office:value="1456011931.22871" calcext:value-type="float">
            <text:p>1456011931.22871</text:p>
          </table:table-cell>
          <table:table-cell office:value-type="float" office:value="6464" calcext:value-type="float">
            <text:p>6464</text:p>
          </table:table-cell>
          <table:table-cell table:formula="of:=[.B229]-[.B$2]" office:value-type="float" office:value="24.6826453208923" calcext:value-type="float">
            <text:p>24.6826453209</text:p>
          </table:table-cell>
          <table:table-cell table:formula="of:=[.D229]/([.E229]-[.E228])" office:value-type="float" office:value="60383.434757916" calcext:value-type="float">
            <text:p>60383.434757916</text:p>
          </table:table-cell>
          <table:table-cell table:formula="of:=[.E229]-[.E228]" office:value-type="float" office:value="0.107049226760864" calcext:value-type="float">
            <text:p>0.107049226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11931.33264" calcext:value-type="float">
            <text:p>1456011931.33264</text:p>
          </table:table-cell>
          <table:table-cell office:value-type="float" office:value="1456011931.33293" calcext:value-type="float">
            <text:p>1456011931.33293</text:p>
          </table:table-cell>
          <table:table-cell office:value-type="float" office:value="6336" calcext:value-type="float">
            <text:p>6336</text:p>
          </table:table-cell>
          <table:table-cell table:formula="of:=[.B230]-[.B$2]" office:value-type="float" office:value="24.7868614196777" calcext:value-type="float">
            <text:p>24.7868614197</text:p>
          </table:table-cell>
          <table:table-cell table:formula="of:=[.D230]/([.E230]-[.E229])" office:value-type="float" office:value="60796.7490036924" calcext:value-type="float">
            <text:p>60796.7490036924</text:p>
          </table:table-cell>
          <table:table-cell table:formula="of:=[.E230]-[.E229]" office:value-type="float" office:value="0.1042160987854" calcext:value-type="float">
            <text:p>0.10421609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11931.43551" calcext:value-type="float">
            <text:p>1456011931.43551</text:p>
          </table:table-cell>
          <table:table-cell office:value-type="float" office:value="1456011931.43594" calcext:value-type="float">
            <text:p>1456011931.43594</text:p>
          </table:table-cell>
          <table:table-cell office:value-type="float" office:value="6208" calcext:value-type="float">
            <text:p>6208</text:p>
          </table:table-cell>
          <table:table-cell table:formula="of:=[.B231]-[.B$2]" office:value-type="float" office:value="24.8897314071655" calcext:value-type="float">
            <text:p>24.8897314072</text:p>
          </table:table-cell>
          <table:table-cell table:formula="of:=[.D231]/([.E231]-[.E230])" office:value-type="float" office:value="60348.019394254" calcext:value-type="float">
            <text:p>60348.019394254</text:p>
          </table:table-cell>
          <table:table-cell table:formula="of:=[.E231]-[.E230]" office:value-type="float" office:value="0.102869987487793" calcext:value-type="float">
            <text:p>0.1028699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11931.53782" calcext:value-type="float">
            <text:p>1456011931.53782</text:p>
          </table:table-cell>
          <table:table-cell office:value-type="float" office:value="1456011931.5381" calcext:value-type="float">
            <text:p>1456011931.5381</text:p>
          </table:table-cell>
          <table:table-cell office:value-type="float" office:value="6080" calcext:value-type="float">
            <text:p>6080</text:p>
          </table:table-cell>
          <table:table-cell table:formula="of:=[.B232]-[.B$2]" office:value-type="float" office:value="24.9920327663422" calcext:value-type="float">
            <text:p>24.9920327663</text:p>
          </table:table-cell>
          <table:table-cell table:formula="of:=[.D232]/([.E232]-[.E231])" office:value-type="float" office:value="59432.2504503791" calcext:value-type="float">
            <text:p>59432.2504503791</text:p>
          </table:table-cell>
          <table:table-cell table:formula="of:=[.E232]-[.E231]" office:value-type="float" office:value="0.102301359176636" calcext:value-type="float">
            <text:p>0.10230135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11931.64027" calcext:value-type="float">
            <text:p>1456011931.64027</text:p>
          </table:table-cell>
          <table:table-cell office:value-type="float" office:value="1456011931.64056" calcext:value-type="float">
            <text:p>1456011931.64056</text:p>
          </table:table-cell>
          <table:table-cell office:value-type="float" office:value="5952" calcext:value-type="float">
            <text:p>5952</text:p>
          </table:table-cell>
          <table:table-cell table:formula="of:=[.B233]-[.B$2]" office:value-type="float" office:value="25.0944833755493" calcext:value-type="float">
            <text:p>25.0944833755</text:p>
          </table:table-cell>
          <table:table-cell table:formula="of:=[.D233]/([.E233]-[.E232])" office:value-type="float" office:value="58096.2870407648" calcext:value-type="float">
            <text:p>58096.2870407648</text:p>
          </table:table-cell>
          <table:table-cell table:formula="of:=[.E233]-[.E232]" office:value-type="float" office:value="0.102450609207153" calcext:value-type="float">
            <text:p>0.10245060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11931.74254" calcext:value-type="float">
            <text:p>1456011931.74254</text:p>
          </table:table-cell>
          <table:table-cell office:value-type="float" office:value="1456011931.74282" calcext:value-type="float">
            <text:p>1456011931.74282</text:p>
          </table:table-cell>
          <table:table-cell office:value-type="float" office:value="5824" calcext:value-type="float">
            <text:p>5824</text:p>
          </table:table-cell>
          <table:table-cell table:formula="of:=[.B234]-[.B$2]" office:value-type="float" office:value="25.1967537403107" calcext:value-type="float">
            <text:p>25.1967537403</text:p>
          </table:table-cell>
          <table:table-cell table:formula="of:=[.D234]/([.E234]-[.E233])" office:value-type="float" office:value="56947.0932619658" calcext:value-type="float">
            <text:p>56947.0932619658</text:p>
          </table:table-cell>
          <table:table-cell table:formula="of:=[.E234]-[.E233]" office:value-type="float" office:value="0.102270364761353" calcext:value-type="float">
            <text:p>0.10227036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11931.8447" calcext:value-type="float">
            <text:p>1456011931.8447</text:p>
          </table:table-cell>
          <table:table-cell office:value-type="float" office:value="1456011931.845" calcext:value-type="float">
            <text:p>1456011931.845</text:p>
          </table:table-cell>
          <table:table-cell office:value-type="float" office:value="5696" calcext:value-type="float">
            <text:p>5696</text:p>
          </table:table-cell>
          <table:table-cell table:formula="of:=[.B235]-[.B$2]" office:value-type="float" office:value="25.2989192008972" calcext:value-type="float">
            <text:p>25.2989192009</text:p>
          </table:table-cell>
          <table:table-cell table:formula="of:=[.D235]/([.E235]-[.E234])" office:value-type="float" office:value="55752.6973137338" calcext:value-type="float">
            <text:p>55752.6973137338</text:p>
          </table:table-cell>
          <table:table-cell table:formula="of:=[.E235]-[.E234]" office:value-type="float" office:value="0.102165460586548" calcext:value-type="float">
            <text:p>0.10216546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11931.94613" calcext:value-type="float">
            <text:p>1456011931.94613</text:p>
          </table:table-cell>
          <table:table-cell office:value-type="float" office:value="1456011931.94641" calcext:value-type="float">
            <text:p>1456011931.94641</text:p>
          </table:table-cell>
          <table:table-cell office:value-type="float" office:value="5568" calcext:value-type="float">
            <text:p>5568</text:p>
          </table:table-cell>
          <table:table-cell table:formula="of:=[.B236]-[.B$2]" office:value-type="float" office:value="25.4003450870514" calcext:value-type="float">
            <text:p>25.4003450871</text:p>
          </table:table-cell>
          <table:table-cell table:formula="of:=[.D236]/([.E236]-[.E235])" office:value-type="float" office:value="54897.2280265437" calcext:value-type="float">
            <text:p>54897.2280265437</text:p>
          </table:table-cell>
          <table:table-cell table:formula="of:=[.E236]-[.E235]" office:value-type="float" office:value="0.101425886154175" calcext:value-type="float">
            <text:p>0.10142588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11932.04773" calcext:value-type="float">
            <text:p>1456011932.04773</text:p>
          </table:table-cell>
          <table:table-cell office:value-type="float" office:value="1456011932.04801" calcext:value-type="float">
            <text:p>1456011932.04801</text:p>
          </table:table-cell>
          <table:table-cell office:value-type="float" office:value="5448" calcext:value-type="float">
            <text:p>5448</text:p>
          </table:table-cell>
          <table:table-cell table:formula="of:=[.B237]-[.B$2]" office:value-type="float" office:value="25.5019419193268" calcext:value-type="float">
            <text:p>25.5019419193</text:p>
          </table:table-cell>
          <table:table-cell table:formula="of:=[.D237]/([.E237]-[.E236])" office:value-type="float" office:value="53623.7191454211" calcext:value-type="float">
            <text:p>53623.7191454211</text:p>
          </table:table-cell>
          <table:table-cell table:formula="of:=[.E237]-[.E236]" office:value-type="float" office:value="0.101596832275391" calcext:value-type="float">
            <text:p>0.10159683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11932.1498" calcext:value-type="float">
            <text:p>1456011932.1498</text:p>
          </table:table-cell>
          <table:table-cell office:value-type="float" office:value="1456011932.15009" calcext:value-type="float">
            <text:p>1456011932.15009</text:p>
          </table:table-cell>
          <table:table-cell office:value-type="float" office:value="5336" calcext:value-type="float">
            <text:p>5336</text:p>
          </table:table-cell>
          <table:table-cell table:formula="of:=[.B238]-[.B$2]" office:value-type="float" office:value="25.6040210723877" calcext:value-type="float">
            <text:p>25.6040210724</text:p>
          </table:table-cell>
          <table:table-cell table:formula="of:=[.D238]/([.E238]-[.E237])" office:value-type="float" office:value="52273.1609735818" calcext:value-type="float">
            <text:p>52273.1609735818</text:p>
          </table:table-cell>
          <table:table-cell table:formula="of:=[.E238]-[.E237]" office:value-type="float" office:value="0.102079153060913" calcext:value-type="float">
            <text:p>0.10207915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11932.25228" calcext:value-type="float">
            <text:p>1456011932.25228</text:p>
          </table:table-cell>
          <table:table-cell office:value-type="float" office:value="1456011932.25257" calcext:value-type="float">
            <text:p>1456011932.25257</text:p>
          </table:table-cell>
          <table:table-cell office:value-type="float" office:value="5216" calcext:value-type="float">
            <text:p>5216</text:p>
          </table:table-cell>
          <table:table-cell table:formula="of:=[.B239]-[.B$2]" office:value-type="float" office:value="25.7064974308014" calcext:value-type="float">
            <text:p>25.7064974308</text:p>
          </table:table-cell>
          <table:table-cell table:formula="of:=[.D239]/([.E239]-[.E238])" office:value-type="float" office:value="50899.54483885" calcext:value-type="float">
            <text:p>50899.54483885</text:p>
          </table:table-cell>
          <table:table-cell table:formula="of:=[.E239]-[.E238]" office:value-type="float" office:value="0.102476358413696" calcext:value-type="float">
            <text:p>0.10247635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11932.35392" calcext:value-type="float">
            <text:p>1456011932.35392</text:p>
          </table:table-cell>
          <table:table-cell office:value-type="float" office:value="1456011932.35421" calcext:value-type="float">
            <text:p>1456011932.35421</text:p>
          </table:table-cell>
          <table:table-cell office:value-type="float" office:value="5112" calcext:value-type="float">
            <text:p>5112</text:p>
          </table:table-cell>
          <table:table-cell table:formula="of:=[.B240]-[.B$2]" office:value-type="float" office:value="25.8081381320953" calcext:value-type="float">
            <text:p>25.8081381321</text:p>
          </table:table-cell>
          <table:table-cell table:formula="of:=[.D240]/([.E240]-[.E239])" office:value-type="float" office:value="50294.8123627766" calcext:value-type="float">
            <text:p>50294.8123627766</text:p>
          </table:table-cell>
          <table:table-cell table:formula="of:=[.E240]-[.E239]" office:value-type="float" office:value="0.101640701293945" calcext:value-type="float">
            <text:p>0.10164070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11932.45508" calcext:value-type="float">
            <text:p>1456011932.45508</text:p>
          </table:table-cell>
          <table:table-cell office:value-type="float" office:value="1456011932.45538" calcext:value-type="float">
            <text:p>1456011932.45538</text:p>
          </table:table-cell>
          <table:table-cell office:value-type="float" office:value="5008" calcext:value-type="float">
            <text:p>5008</text:p>
          </table:table-cell>
          <table:table-cell table:formula="of:=[.B241]-[.B$2]" office:value-type="float" office:value="25.9092936515808" calcext:value-type="float">
            <text:p>25.9092936516</text:p>
          </table:table-cell>
          <table:table-cell table:formula="of:=[.D241]/([.E241]-[.E240])" office:value-type="float" office:value="49507.9262651522" calcext:value-type="float">
            <text:p>49507.9262651522</text:p>
          </table:table-cell>
          <table:table-cell table:formula="of:=[.E241]-[.E240]" office:value-type="float" office:value="0.101155519485474" calcext:value-type="float">
            <text:p>0.10115551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11932.55682" calcext:value-type="float">
            <text:p>1456011932.55682</text:p>
          </table:table-cell>
          <table:table-cell office:value-type="float" office:value="1456011932.55711" calcext:value-type="float">
            <text:p>1456011932.55711</text:p>
          </table:table-cell>
          <table:table-cell office:value-type="float" office:value="4904" calcext:value-type="float">
            <text:p>4904</text:p>
          </table:table-cell>
          <table:table-cell table:formula="of:=[.B242]-[.B$2]" office:value-type="float" office:value="26.011039018631" calcext:value-type="float">
            <text:p>26.0110390186</text:p>
          </table:table-cell>
          <table:table-cell table:formula="of:=[.D242]/([.E242]-[.E241])" office:value-type="float" office:value="48198.7548148686" calcext:value-type="float">
            <text:p>48198.7548148686</text:p>
          </table:table-cell>
          <table:table-cell table:formula="of:=[.E242]-[.E241]" office:value-type="float" office:value="0.101745367050171" calcext:value-type="float">
            <text:p>0.10174536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11932.65924" calcext:value-type="float">
            <text:p>1456011932.65924</text:p>
          </table:table-cell>
          <table:table-cell office:value-type="float" office:value="1456011932.65954" calcext:value-type="float">
            <text:p>1456011932.65954</text:p>
          </table:table-cell>
          <table:table-cell office:value-type="float" office:value="4808" calcext:value-type="float">
            <text:p>4808</text:p>
          </table:table-cell>
          <table:table-cell table:formula="of:=[.B243]-[.B$2]" office:value-type="float" office:value="26.1134617328644" calcext:value-type="float">
            <text:p>26.1134617329</text:p>
          </table:table-cell>
          <table:table-cell table:formula="of:=[.D243]/([.E243]-[.E242])" office:value-type="float" office:value="46942.712229278" calcext:value-type="float">
            <text:p>46942.712229278</text:p>
          </table:table-cell>
          <table:table-cell table:formula="of:=[.E243]-[.E242]" office:value-type="float" office:value="0.102422714233398" calcext:value-type="float">
            <text:p>0.10242271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11932.76124" calcext:value-type="float">
            <text:p>1456011932.76124</text:p>
          </table:table-cell>
          <table:table-cell office:value-type="float" office:value="1456011932.76152" calcext:value-type="float">
            <text:p>1456011932.76152</text:p>
          </table:table-cell>
          <table:table-cell office:value-type="float" office:value="4728" calcext:value-type="float">
            <text:p>4728</text:p>
          </table:table-cell>
          <table:table-cell table:formula="of:=[.B244]-[.B$2]" office:value-type="float" office:value="26.2154541015625" calcext:value-type="float">
            <text:p>26.2154541016</text:p>
          </table:table-cell>
          <table:table-cell table:formula="of:=[.D244]/([.E244]-[.E243])" office:value-type="float" office:value="46356.4094093556" calcext:value-type="float">
            <text:p>46356.4094093556</text:p>
          </table:table-cell>
          <table:table-cell table:formula="of:=[.E244]-[.E243]" office:value-type="float" office:value="0.10199236869812" calcext:value-type="float">
            <text:p>0.10199236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11932.86327" calcext:value-type="float">
            <text:p>1456011932.86327</text:p>
          </table:table-cell>
          <table:table-cell office:value-type="float" office:value="1456011932.86355" calcext:value-type="float">
            <text:p>1456011932.86355</text:p>
          </table:table-cell>
          <table:table-cell office:value-type="float" office:value="4648" calcext:value-type="float">
            <text:p>4648</text:p>
          </table:table-cell>
          <table:table-cell table:formula="of:=[.B245]-[.B$2]" office:value-type="float" office:value="26.3174824714661" calcext:value-type="float">
            <text:p>26.3174824715</text:p>
          </table:table-cell>
          <table:table-cell table:formula="of:=[.D245]/([.E245]-[.E244])" office:value-type="float" office:value="45555.9566853142" calcext:value-type="float">
            <text:p>45555.9566853142</text:p>
          </table:table-cell>
          <table:table-cell table:formula="of:=[.E245]-[.E244]" office:value-type="float" office:value="0.102028369903564" calcext:value-type="float">
            <text:p>0.10202836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11932.96438" calcext:value-type="float">
            <text:p>1456011932.96438</text:p>
          </table:table-cell>
          <table:table-cell office:value-type="float" office:value="1456011932.96466" calcext:value-type="float">
            <text:p>1456011932.96466</text:p>
          </table:table-cell>
          <table:table-cell office:value-type="float" office:value="4576" calcext:value-type="float">
            <text:p>4576</text:p>
          </table:table-cell>
          <table:table-cell table:formula="of:=[.B246]-[.B$2]" office:value-type="float" office:value="26.4185938835144" calcext:value-type="float">
            <text:p>26.4185938835</text:p>
          </table:table-cell>
          <table:table-cell table:formula="of:=[.D246]/([.E246]-[.E245])" office:value-type="float" office:value="45257.0081586071" calcext:value-type="float">
            <text:p>45257.0081586071</text:p>
          </table:table-cell>
          <table:table-cell table:formula="of:=[.E246]-[.E245]" office:value-type="float" office:value="0.10111141204834" calcext:value-type="float">
            <text:p>0.1011114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11933.06554" calcext:value-type="float">
            <text:p>1456011933.06554</text:p>
          </table:table-cell>
          <table:table-cell office:value-type="float" office:value="1456011933.06596" calcext:value-type="float">
            <text:p>1456011933.06596</text:p>
          </table:table-cell>
          <table:table-cell office:value-type="float" office:value="4512" calcext:value-type="float">
            <text:p>4512</text:p>
          </table:table-cell>
          <table:table-cell table:formula="of:=[.B247]-[.B$2]" office:value-type="float" office:value="26.5197570323944" calcext:value-type="float">
            <text:p>26.5197570324</text:p>
          </table:table-cell>
          <table:table-cell table:formula="of:=[.D247]/([.E247]-[.E246])" office:value-type="float" office:value="44601.2213929" calcext:value-type="float">
            <text:p>44601.2213929</text:p>
          </table:table-cell>
          <table:table-cell table:formula="of:=[.E247]-[.E246]" office:value-type="float" office:value="0.101163148880005" calcext:value-type="float">
            <text:p>0.101163148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11933.16774" calcext:value-type="float">
            <text:p>1456011933.16774</text:p>
          </table:table-cell>
          <table:table-cell office:value-type="float" office:value="1456011933.16802" calcext:value-type="float">
            <text:p>1456011933.16802</text:p>
          </table:table-cell>
          <table:table-cell office:value-type="float" office:value="4448" calcext:value-type="float">
            <text:p>4448</text:p>
          </table:table-cell>
          <table:table-cell table:formula="of:=[.B248]-[.B$2]" office:value-type="float" office:value="26.621954202652" calcext:value-type="float">
            <text:p>26.6219542027</text:p>
          </table:table-cell>
          <table:table-cell table:formula="of:=[.D248]/([.E248]-[.E247])" office:value-type="float" office:value="43523.7099891286" calcext:value-type="float">
            <text:p>43523.7099891286</text:p>
          </table:table-cell>
          <table:table-cell table:formula="of:=[.E248]-[.E247]" office:value-type="float" office:value="0.102197170257568" calcext:value-type="float">
            <text:p>0.10219717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11933.27" calcext:value-type="float">
            <text:p>1456011933.27</text:p>
          </table:table-cell>
          <table:table-cell office:value-type="float" office:value="1456011933.27028" calcext:value-type="float">
            <text:p>1456011933.27028</text:p>
          </table:table-cell>
          <table:table-cell office:value-type="float" office:value="4400" calcext:value-type="float">
            <text:p>4400</text:p>
          </table:table-cell>
          <table:table-cell table:formula="of:=[.B249]-[.B$2]" office:value-type="float" office:value="26.7242155075073" calcext:value-type="float">
            <text:p>26.7242155075</text:p>
          </table:table-cell>
          <table:table-cell table:formula="of:=[.D249]/([.E249]-[.E248])" office:value-type="float" office:value="43027.0277327676" calcext:value-type="float">
            <text:p>43027.0277327676</text:p>
          </table:table-cell>
          <table:table-cell table:formula="of:=[.E249]-[.E248]" office:value-type="float" office:value="0.102261304855347" calcext:value-type="float">
            <text:p>0.10226130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11933.37206" calcext:value-type="float">
            <text:p>1456011933.37206</text:p>
          </table:table-cell>
          <table:table-cell office:value-type="float" office:value="1456011933.37233" calcext:value-type="float">
            <text:p>1456011933.37233</text:p>
          </table:table-cell>
          <table:table-cell office:value-type="float" office:value="4360" calcext:value-type="float">
            <text:p>4360</text:p>
          </table:table-cell>
          <table:table-cell table:formula="of:=[.B250]-[.B$2]" office:value-type="float" office:value="26.8262755870819" calcext:value-type="float">
            <text:p>26.8262755871</text:p>
          </table:table-cell>
          <table:table-cell table:formula="of:=[.D250]/([.E250]-[.E249])" office:value-type="float" office:value="42719.9353378295" calcext:value-type="float">
            <text:p>42719.9353378295</text:p>
          </table:table-cell>
          <table:table-cell table:formula="of:=[.E250]-[.E249]" office:value-type="float" office:value="0.102060079574585" calcext:value-type="float">
            <text:p>0.10206007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11933.47302" calcext:value-type="float">
            <text:p>1456011933.47302</text:p>
          </table:table-cell>
          <table:table-cell office:value-type="float" office:value="1456011933.47332" calcext:value-type="float">
            <text:p>1456011933.47332</text:p>
          </table:table-cell>
          <table:table-cell office:value-type="float" office:value="4336" calcext:value-type="float">
            <text:p>4336</text:p>
          </table:table-cell>
          <table:table-cell table:formula="of:=[.B251]-[.B$2]" office:value-type="float" office:value="26.9272413253784" calcext:value-type="float">
            <text:p>26.9272413254</text:p>
          </table:table-cell>
          <table:table-cell table:formula="of:=[.D251]/([.E251]-[.E250])" office:value-type="float" office:value="42945.2611663805" calcext:value-type="float">
            <text:p>42945.2611663805</text:p>
          </table:table-cell>
          <table:table-cell table:formula="of:=[.E251]-[.E250]" office:value-type="float" office:value="0.100965738296509" calcext:value-type="float">
            <text:p>0.10096573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11933.57459" calcext:value-type="float">
            <text:p>1456011933.57459</text:p>
          </table:table-cell>
          <table:table-cell office:value-type="float" office:value="1456011933.57486" calcext:value-type="float">
            <text:p>1456011933.57486</text:p>
          </table:table-cell>
          <table:table-cell office:value-type="float" office:value="4312" calcext:value-type="float">
            <text:p>4312</text:p>
          </table:table-cell>
          <table:table-cell table:formula="of:=[.B252]-[.B$2]" office:value-type="float" office:value="27.0288021564484" calcext:value-type="float">
            <text:p>27.0288021564</text:p>
          </table:table-cell>
          <table:table-cell table:formula="of:=[.D252]/([.E252]-[.E251])" office:value-type="float" office:value="42457.3130661984" calcext:value-type="float">
            <text:p>42457.3130661984</text:p>
          </table:table-cell>
          <table:table-cell table:formula="of:=[.E252]-[.E251]" office:value-type="float" office:value="0.101560831069946" calcext:value-type="float">
            <text:p>0.10156083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11933.6766" calcext:value-type="float">
            <text:p>1456011933.6766</text:p>
          </table:table-cell>
          <table:table-cell office:value-type="float" office:value="1456011933.67693" calcext:value-type="float">
            <text:p>1456011933.67693</text:p>
          </table:table-cell>
          <table:table-cell office:value-type="float" office:value="4296" calcext:value-type="float">
            <text:p>4296</text:p>
          </table:table-cell>
          <table:table-cell table:formula="of:=[.B253]-[.B$2]" office:value-type="float" office:value="27.1308183670044" calcext:value-type="float">
            <text:p>27.130818367</text:p>
          </table:table-cell>
          <table:table-cell table:formula="of:=[.D253]/([.E253]-[.E252])" office:value-type="float" office:value="42110.954490321" calcext:value-type="float">
            <text:p>42110.954490321</text:p>
          </table:table-cell>
          <table:table-cell table:formula="of:=[.E253]-[.E252]" office:value-type="float" office:value="0.10201621055603" calcext:value-type="float">
            <text:p>0.10201621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11933.77834" calcext:value-type="float">
            <text:p>1456011933.77834</text:p>
          </table:table-cell>
          <table:table-cell office:value-type="float" office:value="1456011933.77861" calcext:value-type="float">
            <text:p>1456011933.77861</text:p>
          </table:table-cell>
          <table:table-cell office:value-type="float" office:value="4296" calcext:value-type="float">
            <text:p>4296</text:p>
          </table:table-cell>
          <table:table-cell table:formula="of:=[.B254]-[.B$2]" office:value-type="float" office:value="27.2325527667999" calcext:value-type="float">
            <text:p>27.2325527668</text:p>
          </table:table-cell>
          <table:table-cell table:formula="of:=[.D254]/([.E254]-[.E253])" office:value-type="float" office:value="42227.604513657" calcext:value-type="float">
            <text:p>42227.604513657</text:p>
          </table:table-cell>
          <table:table-cell table:formula="of:=[.E254]-[.E253]" office:value-type="float" office:value="0.101734399795532" calcext:value-type="float">
            <text:p>0.10173439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11933.88016" calcext:value-type="float">
            <text:p>1456011933.88016</text:p>
          </table:table-cell>
          <table:table-cell office:value-type="float" office:value="1456011933.88042" calcext:value-type="float">
            <text:p>1456011933.88042</text:p>
          </table:table-cell>
          <table:table-cell office:value-type="float" office:value="4296" calcext:value-type="float">
            <text:p>4296</text:p>
          </table:table-cell>
          <table:table-cell table:formula="of:=[.B255]-[.B$2]" office:value-type="float" office:value="27.3343732357025" calcext:value-type="float">
            <text:p>27.3343732357</text:p>
          </table:table-cell>
          <table:table-cell table:formula="of:=[.D255]/([.E255]-[.E254])" office:value-type="float" office:value="42191.9094097868" calcext:value-type="float">
            <text:p>42191.9094097868</text:p>
          </table:table-cell>
          <table:table-cell table:formula="of:=[.E255]-[.E254]" office:value-type="float" office:value="0.101820468902588" calcext:value-type="float">
            <text:p>0.10182046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11933.98018" calcext:value-type="float">
            <text:p>1456011933.98018</text:p>
          </table:table-cell>
          <table:table-cell office:value-type="float" office:value="1456011933.98045" calcext:value-type="float">
            <text:p>1456011933.98045</text:p>
          </table:table-cell>
          <table:table-cell office:value-type="float" office:value="4312" calcext:value-type="float">
            <text:p>4312</text:p>
          </table:table-cell>
          <table:table-cell table:formula="of:=[.B256]-[.B$2]" office:value-type="float" office:value="27.4343936443329" calcext:value-type="float">
            <text:p>27.4343936443</text:p>
          </table:table-cell>
          <table:table-cell table:formula="of:=[.D256]/([.E256]-[.E255])" office:value-type="float" office:value="43111.2015942181" calcext:value-type="float">
            <text:p>43111.2015942181</text:p>
          </table:table-cell>
          <table:table-cell table:formula="of:=[.E256]-[.E255]" office:value-type="float" office:value="0.100020408630371" calcext:value-type="float">
            <text:p>0.1000204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11934.08012" calcext:value-type="float">
            <text:p>1456011934.08012</text:p>
          </table:table-cell>
          <table:table-cell office:value-type="float" office:value="1456011934.08042" calcext:value-type="float">
            <text:p>1456011934.08042</text:p>
          </table:table-cell>
          <table:table-cell office:value-type="float" office:value="4336" calcext:value-type="float">
            <text:p>4336</text:p>
          </table:table-cell>
          <table:table-cell table:formula="of:=[.B257]-[.B$2]" office:value-type="float" office:value="27.5343413352966" calcext:value-type="float">
            <text:p>27.5343413353</text:p>
          </table:table-cell>
          <table:table-cell table:formula="of:=[.D257]/([.E257]-[.E256])" office:value-type="float" office:value="43382.6930686456" calcext:value-type="float">
            <text:p>43382.6930686456</text:p>
          </table:table-cell>
          <table:table-cell table:formula="of:=[.E257]-[.E256]" office:value-type="float" office:value="0.0999476909637451" calcext:value-type="float">
            <text:p>0.0999476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11934.18189" calcext:value-type="float">
            <text:p>1456011934.18189</text:p>
          </table:table-cell>
          <table:table-cell office:value-type="float" office:value="1456011934.18216" calcext:value-type="float">
            <text:p>1456011934.18216</text:p>
          </table:table-cell>
          <table:table-cell office:value-type="float" office:value="4360" calcext:value-type="float">
            <text:p>4360</text:p>
          </table:table-cell>
          <table:table-cell table:formula="of:=[.B258]-[.B$2]" office:value-type="float" office:value="27.6361048221588" calcext:value-type="float">
            <text:p>27.6361048222</text:p>
          </table:table-cell>
          <table:table-cell table:formula="of:=[.D258]/([.E258]-[.E257])" office:value-type="float" office:value="42844.4438613302" calcext:value-type="float">
            <text:p>42844.4438613302</text:p>
          </table:table-cell>
          <table:table-cell table:formula="of:=[.E258]-[.E257]" office:value-type="float" office:value="0.101763486862183" calcext:value-type="float">
            <text:p>0.10176348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11934.29089" calcext:value-type="float">
            <text:p>1456011934.29089</text:p>
          </table:table-cell>
          <table:table-cell office:value-type="float" office:value="1456011934.29117" calcext:value-type="float">
            <text:p>1456011934.29117</text:p>
          </table:table-cell>
          <table:table-cell office:value-type="float" office:value="4408" calcext:value-type="float">
            <text:p>4408</text:p>
          </table:table-cell>
          <table:table-cell table:formula="of:=[.B259]-[.B$2]" office:value-type="float" office:value="27.7451095581055" calcext:value-type="float">
            <text:p>27.7451095581</text:p>
          </table:table-cell>
          <table:table-cell table:formula="of:=[.D259]/([.E259]-[.E258])" office:value-type="float" office:value="40438.6099532151" calcext:value-type="float">
            <text:p>40438.6099532151</text:p>
          </table:table-cell>
          <table:table-cell table:formula="of:=[.E259]-[.E258]" office:value-type="float" office:value="0.109004735946655" calcext:value-type="float">
            <text:p>0.10900473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11934.39261" calcext:value-type="float">
            <text:p>1456011934.39261</text:p>
          </table:table-cell>
          <table:table-cell office:value-type="float" office:value="1456011934.39288" calcext:value-type="float">
            <text:p>1456011934.39288</text:p>
          </table:table-cell>
          <table:table-cell office:value-type="float" office:value="4456" calcext:value-type="float">
            <text:p>4456</text:p>
          </table:table-cell>
          <table:table-cell table:formula="of:=[.B260]-[.B$2]" office:value-type="float" office:value="27.8468284606934" calcext:value-type="float">
            <text:p>27.8468284607</text:p>
          </table:table-cell>
          <table:table-cell table:formula="of:=[.D260]/([.E260]-[.E259])" office:value-type="float" office:value="43807.0003375211" calcext:value-type="float">
            <text:p>43807.0003375211</text:p>
          </table:table-cell>
          <table:table-cell table:formula="of:=[.E260]-[.E259]" office:value-type="float" office:value="0.101718902587891" calcext:value-type="float">
            <text:p>0.10171890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11934.49402" calcext:value-type="float">
            <text:p>1456011934.49402</text:p>
          </table:table-cell>
          <table:table-cell office:value-type="float" office:value="1456011934.49431" calcext:value-type="float">
            <text:p>1456011934.49431</text:p>
          </table:table-cell>
          <table:table-cell office:value-type="float" office:value="4512" calcext:value-type="float">
            <text:p>4512</text:p>
          </table:table-cell>
          <table:table-cell table:formula="of:=[.B261]-[.B$2]" office:value-type="float" office:value="27.9482383728027" calcext:value-type="float">
            <text:p>27.9482383728</text:p>
          </table:table-cell>
          <table:table-cell table:formula="of:=[.D261]/([.E261]-[.E260])" office:value-type="float" office:value="44492.6921456515" calcext:value-type="float">
            <text:p>44492.6921456515</text:p>
          </table:table-cell>
          <table:table-cell table:formula="of:=[.E261]-[.E260]" office:value-type="float" office:value="0.101409912109375" calcext:value-type="float">
            <text:p>0.10140991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11934.59436" calcext:value-type="float">
            <text:p>1456011934.59436</text:p>
          </table:table-cell>
          <table:table-cell office:value-type="float" office:value="1456011934.59463" calcext:value-type="float">
            <text:p>1456011934.59463</text:p>
          </table:table-cell>
          <table:table-cell office:value-type="float" office:value="4576" calcext:value-type="float">
            <text:p>4576</text:p>
          </table:table-cell>
          <table:table-cell table:formula="of:=[.B262]-[.B$2]" office:value-type="float" office:value="28.0485754013061" calcext:value-type="float">
            <text:p>28.0485754013</text:p>
          </table:table-cell>
          <table:table-cell table:formula="of:=[.D262]/([.E262]-[.E261])" office:value-type="float" office:value="45606.2937905732" calcext:value-type="float">
            <text:p>45606.2937905732</text:p>
          </table:table-cell>
          <table:table-cell table:formula="of:=[.E262]-[.E261]" office:value-type="float" office:value="0.100337028503418" calcext:value-type="float">
            <text:p>0.10033702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11934.69501" calcext:value-type="float">
            <text:p>1456011934.69501</text:p>
          </table:table-cell>
          <table:table-cell office:value-type="float" office:value="1456011934.69528" calcext:value-type="float">
            <text:p>1456011934.69528</text:p>
          </table:table-cell>
          <table:table-cell office:value-type="float" office:value="4648" calcext:value-type="float">
            <text:p>4648</text:p>
          </table:table-cell>
          <table:table-cell table:formula="of:=[.B263]-[.B$2]" office:value-type="float" office:value="28.1492233276367" calcext:value-type="float">
            <text:p>28.1492233276</text:p>
          </table:table-cell>
          <table:table-cell table:formula="of:=[.D263]/([.E263]-[.E262])" office:value-type="float" office:value="46180.7825501957" calcext:value-type="float">
            <text:p>46180.7825501957</text:p>
          </table:table-cell>
          <table:table-cell table:formula="of:=[.E263]-[.E262]" office:value-type="float" office:value="0.100647926330566" calcext:value-type="float">
            <text:p>0.1006479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11934.7955" calcext:value-type="float">
            <text:p>1456011934.7955</text:p>
          </table:table-cell>
          <table:table-cell office:value-type="float" office:value="1456011934.79591" calcext:value-type="float">
            <text:p>1456011934.79591</text:p>
          </table:table-cell>
          <table:table-cell office:value-type="float" office:value="4728" calcext:value-type="float">
            <text:p>4728</text:p>
          </table:table-cell>
          <table:table-cell table:formula="of:=[.B264]-[.B$2]" office:value-type="float" office:value="28.2497189044952" calcext:value-type="float">
            <text:p>28.2497189045</text:p>
          </table:table-cell>
          <table:table-cell table:formula="of:=[.D264]/([.E264]-[.E263])" office:value-type="float" office:value="47046.8467150168" calcext:value-type="float">
            <text:p>47046.8467150168</text:p>
          </table:table-cell>
          <table:table-cell table:formula="of:=[.E264]-[.E263]" office:value-type="float" office:value="0.100495576858521" calcext:value-type="float">
            <text:p>0.10049557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11934.89696" calcext:value-type="float">
            <text:p>1456011934.89696</text:p>
          </table:table-cell>
          <table:table-cell office:value-type="float" office:value="1456011934.89723" calcext:value-type="float">
            <text:p>1456011934.89723</text:p>
          </table:table-cell>
          <table:table-cell office:value-type="float" office:value="4816" calcext:value-type="float">
            <text:p>4816</text:p>
          </table:table-cell>
          <table:table-cell table:formula="of:=[.B265]-[.B$2]" office:value-type="float" office:value="28.3511774539947" calcext:value-type="float">
            <text:p>28.351177454</text:p>
          </table:table-cell>
          <table:table-cell table:formula="of:=[.D265]/([.E265]-[.E264])" office:value-type="float" office:value="47467.6606728266" calcext:value-type="float">
            <text:p>47467.6606728266</text:p>
          </table:table-cell>
          <table:table-cell table:formula="of:=[.E265]-[.E264]" office:value-type="float" office:value="0.101458549499512" calcext:value-type="float">
            <text:p>0.10145854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11934.99872" calcext:value-type="float">
            <text:p>1456011934.99872</text:p>
          </table:table-cell>
          <table:table-cell office:value-type="float" office:value="1456011934.999" calcext:value-type="float">
            <text:p>1456011934.999</text:p>
          </table:table-cell>
          <table:table-cell office:value-type="float" office:value="4912" calcext:value-type="float">
            <text:p>4912</text:p>
          </table:table-cell>
          <table:table-cell table:formula="of:=[.B266]-[.B$2]" office:value-type="float" office:value="28.4529409408569" calcext:value-type="float">
            <text:p>28.4529409409</text:p>
          </table:table-cell>
          <table:table-cell table:formula="of:=[.D266]/([.E266]-[.E265])" office:value-type="float" office:value="48268.78629515" calcext:value-type="float">
            <text:p>48268.78629515</text:p>
          </table:table-cell>
          <table:table-cell table:formula="of:=[.E266]-[.E265]" office:value-type="float" office:value="0.101763486862183" calcext:value-type="float">
            <text:p>0.101763486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11935.09961" calcext:value-type="float">
            <text:p>1456011935.09961</text:p>
          </table:table-cell>
          <table:table-cell office:value-type="float" office:value="1456011935.09988" calcext:value-type="float">
            <text:p>1456011935.09988</text:p>
          </table:table-cell>
          <table:table-cell office:value-type="float" office:value="5008" calcext:value-type="float">
            <text:p>5008</text:p>
          </table:table-cell>
          <table:table-cell table:formula="of:=[.B267]-[.B$2]" office:value-type="float" office:value="28.5538258552551" calcext:value-type="float">
            <text:p>28.5538258553</text:p>
          </table:table-cell>
          <table:table-cell table:formula="of:=[.D267]/([.E267]-[.E266])" office:value-type="float" office:value="49640.7221027457" calcext:value-type="float">
            <text:p>49640.7221027457</text:p>
          </table:table-cell>
          <table:table-cell table:formula="of:=[.E267]-[.E266]" office:value-type="float" office:value="0.100884914398193" calcext:value-type="float">
            <text:p>0.10088491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11935.20009" calcext:value-type="float">
            <text:p>1456011935.20009</text:p>
          </table:table-cell>
          <table:table-cell office:value-type="float" office:value="1456011935.20041" calcext:value-type="float">
            <text:p>1456011935.20041</text:p>
          </table:table-cell>
          <table:table-cell office:value-type="float" office:value="5112" calcext:value-type="float">
            <text:p>5112</text:p>
          </table:table-cell>
          <table:table-cell table:formula="of:=[.B268]-[.B$2]" office:value-type="float" office:value="28.6543037891388" calcext:value-type="float">
            <text:p>28.6543037891</text:p>
          </table:table-cell>
          <table:table-cell table:formula="of:=[.D268]/([.E268]-[.E267])" office:value-type="float" office:value="50876.8423315577" calcext:value-type="float">
            <text:p>50876.8423315577</text:p>
          </table:table-cell>
          <table:table-cell table:formula="of:=[.E268]-[.E267]" office:value-type="float" office:value="0.100477933883667" calcext:value-type="float">
            <text:p>0.10047793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11935.30125" calcext:value-type="float">
            <text:p>1456011935.30125</text:p>
          </table:table-cell>
          <table:table-cell office:value-type="float" office:value="1456011935.30184" calcext:value-type="float">
            <text:p>1456011935.30184</text:p>
          </table:table-cell>
          <table:table-cell office:value-type="float" office:value="5216" calcext:value-type="float">
            <text:p>5216</text:p>
          </table:table-cell>
          <table:table-cell table:formula="of:=[.B269]-[.B$2]" office:value-type="float" office:value="28.7554683685303" calcext:value-type="float">
            <text:p>28.7554683685</text:p>
          </table:table-cell>
          <table:table-cell table:formula="of:=[.D269]/([.E269]-[.E268])" office:value-type="float" office:value="51559.5481281595" calcext:value-type="float">
            <text:p>51559.5481281595</text:p>
          </table:table-cell>
          <table:table-cell table:formula="of:=[.E269]-[.E268]" office:value-type="float" office:value="0.10116457939148" calcext:value-type="float">
            <text:p>0.10116457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11935.40353" calcext:value-type="float">
            <text:p>1456011935.40353</text:p>
          </table:table-cell>
          <table:table-cell office:value-type="float" office:value="1456011935.40381" calcext:value-type="float">
            <text:p>1456011935.40381</text:p>
          </table:table-cell>
          <table:table-cell office:value-type="float" office:value="5336" calcext:value-type="float">
            <text:p>5336</text:p>
          </table:table-cell>
          <table:table-cell table:formula="of:=[.B270]-[.B$2]" office:value-type="float" office:value="28.8577485084534" calcext:value-type="float">
            <text:p>28.8577485085</text:p>
          </table:table-cell>
          <table:table-cell table:formula="of:=[.D270]/([.E270]-[.E269])" office:value-type="float" office:value="52170.440947892" calcext:value-type="float">
            <text:p>52170.440947892</text:p>
          </table:table-cell>
          <table:table-cell table:formula="of:=[.E270]-[.E269]" office:value-type="float" office:value="0.102280139923096" calcext:value-type="float">
            <text:p>0.10228013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11935.50584" calcext:value-type="float">
            <text:p>1456011935.50584</text:p>
          </table:table-cell>
          <table:table-cell office:value-type="float" office:value="1456011935.50612" calcext:value-type="float">
            <text:p>1456011935.50612</text:p>
          </table:table-cell>
          <table:table-cell office:value-type="float" office:value="5456" calcext:value-type="float">
            <text:p>5456</text:p>
          </table:table-cell>
          <table:table-cell table:formula="of:=[.B271]-[.B$2]" office:value-type="float" office:value="28.9600524902344" calcext:value-type="float">
            <text:p>28.9600524902</text:p>
          </table:table-cell>
          <table:table-cell table:formula="of:=[.D271]/([.E271]-[.E270])" office:value-type="float" office:value="53331.2575426363" calcext:value-type="float">
            <text:p>53331.2575426363</text:p>
          </table:table-cell>
          <table:table-cell table:formula="of:=[.E271]-[.E270]" office:value-type="float" office:value="0.102303981781006" calcext:value-type="float">
            <text:p>0.10230398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11935.60626" calcext:value-type="float">
            <text:p>1456011935.60626</text:p>
          </table:table-cell>
          <table:table-cell office:value-type="float" office:value="1456011935.60654" calcext:value-type="float">
            <text:p>1456011935.60654</text:p>
          </table:table-cell>
          <table:table-cell office:value-type="float" office:value="5576" calcext:value-type="float">
            <text:p>5576</text:p>
          </table:table-cell>
          <table:table-cell table:formula="of:=[.B272]-[.B$2]" office:value-type="float" office:value="29.060480594635" calcext:value-type="float">
            <text:p>29.0604805946</text:p>
          </table:table-cell>
          <table:table-cell table:formula="of:=[.D272]/([.E272]-[.E271])" office:value-type="float" office:value="55522.306562273" calcext:value-type="float">
            <text:p>55522.306562273</text:p>
          </table:table-cell>
          <table:table-cell table:formula="of:=[.E272]-[.E271]" office:value-type="float" office:value="0.100428104400635" calcext:value-type="float">
            <text:p>0.10042810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11935.70732" calcext:value-type="float">
            <text:p>1456011935.70732</text:p>
          </table:table-cell>
          <table:table-cell office:value-type="float" office:value="1456011935.7076" calcext:value-type="float">
            <text:p>1456011935.7076</text:p>
          </table:table-cell>
          <table:table-cell office:value-type="float" office:value="5696" calcext:value-type="float">
            <text:p>5696</text:p>
          </table:table-cell>
          <table:table-cell table:formula="of:=[.B273]-[.B$2]" office:value-type="float" office:value="29.1615409851074" calcext:value-type="float">
            <text:p>29.1615409851</text:p>
          </table:table-cell>
          <table:table-cell table:formula="of:=[.D273]/([.E273]-[.E272])" office:value-type="float" office:value="56362.3391258806" calcext:value-type="float">
            <text:p>56362.3391258806</text:p>
          </table:table-cell>
          <table:table-cell table:formula="of:=[.E273]-[.E272]" office:value-type="float" office:value="0.101060390472412" calcext:value-type="float">
            <text:p>0.10106039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11935.80834" calcext:value-type="float">
            <text:p>1456011935.80834</text:p>
          </table:table-cell>
          <table:table-cell office:value-type="float" office:value="1456011935.80861" calcext:value-type="float">
            <text:p>1456011935.80861</text:p>
          </table:table-cell>
          <table:table-cell office:value-type="float" office:value="5824" calcext:value-type="float">
            <text:p>5824</text:p>
          </table:table-cell>
          <table:table-cell table:formula="of:=[.B274]-[.B$2]" office:value-type="float" office:value="29.2625532150269" calcext:value-type="float">
            <text:p>29.262553215</text:p>
          </table:table-cell>
          <table:table-cell table:formula="of:=[.D274]/([.E274]-[.E273])" office:value-type="float" office:value="57656.3848223643" calcext:value-type="float">
            <text:p>57656.3848223643</text:p>
          </table:table-cell>
          <table:table-cell table:formula="of:=[.E274]-[.E273]" office:value-type="float" office:value="0.101012229919434" calcext:value-type="float">
            <text:p>0.10101222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11935.90997" calcext:value-type="float">
            <text:p>1456011935.90997</text:p>
          </table:table-cell>
          <table:table-cell office:value-type="float" office:value="1456011935.91024" calcext:value-type="float">
            <text:p>1456011935.91024</text:p>
          </table:table-cell>
          <table:table-cell office:value-type="float" office:value="5944" calcext:value-type="float">
            <text:p>5944</text:p>
          </table:table-cell>
          <table:table-cell table:formula="of:=[.B275]-[.B$2]" office:value-type="float" office:value="29.3641896247864" calcext:value-type="float">
            <text:p>29.3641896248</text:p>
          </table:table-cell>
          <table:table-cell table:formula="of:=[.D275]/([.E275]-[.E274])" office:value-type="float" office:value="58482.9788268191" calcext:value-type="float">
            <text:p>58482.9788268191</text:p>
          </table:table-cell>
          <table:table-cell table:formula="of:=[.E275]-[.E274]" office:value-type="float" office:value="0.101636409759521" calcext:value-type="float">
            <text:p>0.10163640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11936.01204" calcext:value-type="float">
            <text:p>1456011936.01204</text:p>
          </table:table-cell>
          <table:table-cell office:value-type="float" office:value="1456011936.01231" calcext:value-type="float">
            <text:p>1456011936.01231</text:p>
          </table:table-cell>
          <table:table-cell office:value-type="float" office:value="6072" calcext:value-type="float">
            <text:p>6072</text:p>
          </table:table-cell>
          <table:table-cell table:formula="of:=[.B276]-[.B$2]" office:value-type="float" office:value="29.4662556648254" calcext:value-type="float">
            <text:p>29.4662556648</text:p>
          </table:table-cell>
          <table:table-cell table:formula="of:=[.D276]/([.E276]-[.E275])" office:value-type="float" office:value="59490.8943040813" calcext:value-type="float">
            <text:p>59490.8943040813</text:p>
          </table:table-cell>
          <table:table-cell table:formula="of:=[.E276]-[.E275]" office:value-type="float" office:value="0.102066040039063" calcext:value-type="float">
            <text:p>0.102066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11936.1135" calcext:value-type="float">
            <text:p>1456011936.1135</text:p>
          </table:table-cell>
          <table:table-cell office:value-type="float" office:value="1456011936.11377" calcext:value-type="float">
            <text:p>1456011936.11377</text:p>
          </table:table-cell>
          <table:table-cell office:value-type="float" office:value="6200" calcext:value-type="float">
            <text:p>6200</text:p>
          </table:table-cell>
          <table:table-cell table:formula="of:=[.B277]-[.B$2]" office:value-type="float" office:value="29.5677199363708" calcext:value-type="float">
            <text:p>29.5677199364</text:p>
          </table:table-cell>
          <table:table-cell table:formula="of:=[.D277]/([.E277]-[.E276])" office:value-type="float" office:value="61105.2531651519" calcext:value-type="float">
            <text:p>61105.2531651519</text:p>
          </table:table-cell>
          <table:table-cell table:formula="of:=[.E277]-[.E276]" office:value-type="float" office:value="0.10146427154541" calcext:value-type="float">
            <text:p>0.10146427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11936.21522" calcext:value-type="float">
            <text:p>1456011936.21522</text:p>
          </table:table-cell>
          <table:table-cell office:value-type="float" office:value="1456011936.21549" calcext:value-type="float">
            <text:p>1456011936.21549</text:p>
          </table:table-cell>
          <table:table-cell office:value-type="float" office:value="6328" calcext:value-type="float">
            <text:p>6328</text:p>
          </table:table-cell>
          <table:table-cell table:formula="of:=[.B278]-[.B$2]" office:value-type="float" office:value="29.6694340705872" calcext:value-type="float">
            <text:p>29.6694340706</text:p>
          </table:table-cell>
          <table:table-cell table:formula="of:=[.D278]/([.E278]-[.E277])" office:value-type="float" office:value="62213.5758098542" calcext:value-type="float">
            <text:p>62213.5758098542</text:p>
          </table:table-cell>
          <table:table-cell table:formula="of:=[.E278]-[.E277]" office:value-type="float" office:value="0.101714134216309" calcext:value-type="float">
            <text:p>0.10171413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11936.3168" calcext:value-type="float">
            <text:p>1456011936.3168</text:p>
          </table:table-cell>
          <table:table-cell office:value-type="float" office:value="1456011936.31707" calcext:value-type="float">
            <text:p>1456011936.31707</text:p>
          </table:table-cell>
          <table:table-cell office:value-type="float" office:value="6456" calcext:value-type="float">
            <text:p>6456</text:p>
          </table:table-cell>
          <table:table-cell table:formula="of:=[.B279]-[.B$2]" office:value-type="float" office:value="29.7710151672363" calcext:value-type="float">
            <text:p>29.7710151672</text:p>
          </table:table-cell>
          <table:table-cell table:formula="of:=[.D279]/([.E279]-[.E278])" office:value-type="float" office:value="63555.1319385442" calcext:value-type="float">
            <text:p>63555.1319385442</text:p>
          </table:table-cell>
          <table:table-cell table:formula="of:=[.E279]-[.E278]" office:value-type="float" office:value="0.10158109664917" calcext:value-type="float">
            <text:p>0.10158109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11936.4179" calcext:value-type="float">
            <text:p>1456011936.4179</text:p>
          </table:table-cell>
          <table:table-cell office:value-type="float" office:value="1456011936.41817" calcext:value-type="float">
            <text:p>1456011936.41817</text:p>
          </table:table-cell>
          <table:table-cell office:value-type="float" office:value="6576" calcext:value-type="float">
            <text:p>6576</text:p>
          </table:table-cell>
          <table:table-cell table:formula="of:=[.B280]-[.B$2]" office:value-type="float" office:value="29.8721134662628" calcext:value-type="float">
            <text:p>29.8721134663</text:p>
          </table:table-cell>
          <table:table-cell table:formula="of:=[.D280]/([.E280]-[.E279])" office:value-type="float" office:value="65045.6047561887" calcext:value-type="float">
            <text:p>65045.6047561887</text:p>
          </table:table-cell>
          <table:table-cell table:formula="of:=[.E280]-[.E279]" office:value-type="float" office:value="0.101098299026489" calcext:value-type="float">
            <text:p>0.1010982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11936.52059" calcext:value-type="float">
            <text:p>1456011936.52059</text:p>
          </table:table-cell>
          <table:table-cell office:value-type="float" office:value="1456011936.52089" calcext:value-type="float">
            <text:p>1456011936.52089</text:p>
          </table:table-cell>
          <table:table-cell office:value-type="float" office:value="6704" calcext:value-type="float">
            <text:p>6704</text:p>
          </table:table-cell>
          <table:table-cell table:formula="of:=[.B281]-[.B$2]" office:value-type="float" office:value="29.9748108386993" calcext:value-type="float">
            <text:p>29.9748108387</text:p>
          </table:table-cell>
          <table:table-cell table:formula="of:=[.D281]/([.E281]-[.E280])" office:value-type="float" office:value="65279.1774603941" calcext:value-type="float">
            <text:p>65279.1774603941</text:p>
          </table:table-cell>
          <table:table-cell table:formula="of:=[.E281]-[.E280]" office:value-type="float" office:value="0.102697372436523" calcext:value-type="float">
            <text:p>0.10269737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11936.62142" calcext:value-type="float">
            <text:p>1456011936.62142</text:p>
          </table:table-cell>
          <table:table-cell office:value-type="float" office:value="1456011936.62169" calcext:value-type="float">
            <text:p>1456011936.62169</text:p>
          </table:table-cell>
          <table:table-cell office:value-type="float" office:value="6816" calcext:value-type="float">
            <text:p>6816</text:p>
          </table:table-cell>
          <table:table-cell table:formula="of:=[.B282]-[.B$2]" office:value-type="float" office:value="30.0756320953369" calcext:value-type="float">
            <text:p>30.0756320953</text:p>
          </table:table-cell>
          <table:table-cell table:formula="of:=[.D282]/([.E282]-[.E281])" office:value-type="float" office:value="67604.791165238" calcext:value-type="float">
            <text:p>67604.791165238</text:p>
          </table:table-cell>
          <table:table-cell table:formula="of:=[.E282]-[.E281]" office:value-type="float" office:value="0.100821256637573" calcext:value-type="float">
            <text:p>0.10082125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11936.72259" calcext:value-type="float">
            <text:p>1456011936.72259</text:p>
          </table:table-cell>
          <table:table-cell office:value-type="float" office:value="1456011936.72286" calcext:value-type="float">
            <text:p>1456011936.72286</text:p>
          </table:table-cell>
          <table:table-cell office:value-type="float" office:value="6936" calcext:value-type="float">
            <text:p>6936</text:p>
          </table:table-cell>
          <table:table-cell table:formula="of:=[.B283]-[.B$2]" office:value-type="float" office:value="30.1768093109131" calcext:value-type="float">
            <text:p>30.1768093109</text:p>
          </table:table-cell>
          <table:table-cell table:formula="of:=[.D283]/([.E283]-[.E282])" office:value-type="float" office:value="68552.9835991404" calcext:value-type="float">
            <text:p>68552.9835991404</text:p>
          </table:table-cell>
          <table:table-cell table:formula="of:=[.E283]-[.E282]" office:value-type="float" office:value="0.101177215576172" calcext:value-type="float">
            <text:p>0.10117721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11936.82347" calcext:value-type="float">
            <text:p>1456011936.82347</text:p>
          </table:table-cell>
          <table:table-cell office:value-type="float" office:value="1456011936.82374" calcext:value-type="float">
            <text:p>1456011936.82374</text:p>
          </table:table-cell>
          <table:table-cell office:value-type="float" office:value="7040" calcext:value-type="float">
            <text:p>7040</text:p>
          </table:table-cell>
          <table:table-cell table:formula="of:=[.B284]-[.B$2]" office:value-type="float" office:value="30.2776894569397" calcext:value-type="float">
            <text:p>30.2776894569</text:p>
          </table:table-cell>
          <table:table-cell table:formula="of:=[.D284]/([.E284]-[.E283])" office:value-type="float" office:value="69785.7832020079" calcext:value-type="float">
            <text:p>69785.7832020079</text:p>
          </table:table-cell>
          <table:table-cell table:formula="of:=[.E284]-[.E283]" office:value-type="float" office:value="0.100880146026611" calcext:value-type="float">
            <text:p>0.1008801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11936.92444" calcext:value-type="float">
            <text:p>1456011936.92444</text:p>
          </table:table-cell>
          <table:table-cell office:value-type="float" office:value="1456011936.92471" calcext:value-type="float">
            <text:p>1456011936.92471</text:p>
          </table:table-cell>
          <table:table-cell office:value-type="float" office:value="7152" calcext:value-type="float">
            <text:p>7152</text:p>
          </table:table-cell>
          <table:table-cell table:formula="of:=[.B285]-[.B$2]" office:value-type="float" office:value="30.3786602020264" calcext:value-type="float">
            <text:p>30.378660202</text:p>
          </table:table-cell>
          <table:table-cell table:formula="of:=[.D285]/([.E285]-[.E284])" office:value-type="float" office:value="70832.3979768691" calcext:value-type="float">
            <text:p>70832.3979768691</text:p>
          </table:table-cell>
          <table:table-cell table:formula="of:=[.E285]-[.E284]" office:value-type="float" office:value="0.10097074508667" calcext:value-type="float">
            <text:p>0.10097074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11937.03632" calcext:value-type="float">
            <text:p>1456011937.03632</text:p>
          </table:table-cell>
          <table:table-cell office:value-type="float" office:value="1456011937.03659" calcext:value-type="float">
            <text:p>1456011937.03659</text:p>
          </table:table-cell>
          <table:table-cell office:value-type="float" office:value="7256" calcext:value-type="float">
            <text:p>7256</text:p>
          </table:table-cell>
          <table:table-cell table:formula="of:=[.B286]-[.B$2]" office:value-type="float" office:value="30.4905354976654" calcext:value-type="float">
            <text:p>30.4905354977</text:p>
          </table:table-cell>
          <table:table-cell table:formula="of:=[.D286]/([.E286]-[.E285])" office:value-type="float" office:value="64857.9291661605" calcext:value-type="float">
            <text:p>64857.9291661605</text:p>
          </table:table-cell>
          <table:table-cell table:formula="of:=[.E286]-[.E285]" office:value-type="float" office:value="0.111875295639038" calcext:value-type="float">
            <text:p>0.11187529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11937.15521" calcext:value-type="float">
            <text:p>1456011937.15521</text:p>
          </table:table-cell>
          <table:table-cell office:value-type="float" office:value="1456011937.15548" calcext:value-type="float">
            <text:p>1456011937.15548</text:p>
          </table:table-cell>
          <table:table-cell office:value-type="float" office:value="7368" calcext:value-type="float">
            <text:p>7368</text:p>
          </table:table-cell>
          <table:table-cell table:formula="of:=[.B287]-[.B$2]" office:value-type="float" office:value="30.6094281673431" calcext:value-type="float">
            <text:p>30.6094281673</text:p>
          </table:table-cell>
          <table:table-cell table:formula="of:=[.D287]/([.E287]-[.E286])" office:value-type="float" office:value="61971.8610068342" calcext:value-type="float">
            <text:p>61971.8610068342</text:p>
          </table:table-cell>
          <table:table-cell table:formula="of:=[.E287]-[.E286]" office:value-type="float" office:value="0.118892669677734" calcext:value-type="float">
            <text:p>0.118892669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11937.27603" calcext:value-type="float">
            <text:p>1456011937.27603</text:p>
          </table:table-cell>
          <table:table-cell office:value-type="float" office:value="1456011937.27629" calcext:value-type="float">
            <text:p>1456011937.27629</text:p>
          </table:table-cell>
          <table:table-cell office:value-type="float" office:value="7464" calcext:value-type="float">
            <text:p>7464</text:p>
          </table:table-cell>
          <table:table-cell table:formula="of:=[.B288]-[.B$2]" office:value-type="float" office:value="30.7302436828613" calcext:value-type="float">
            <text:p>30.7302436829</text:p>
          </table:table-cell>
          <table:table-cell table:formula="of:=[.D288]/([.E288]-[.E287])" office:value-type="float" office:value="61780.1444457381" calcext:value-type="float">
            <text:p>61780.1444457381</text:p>
          </table:table-cell>
          <table:table-cell table:formula="of:=[.E288]-[.E287]" office:value-type="float" office:value="0.120815515518188" calcext:value-type="float">
            <text:p>0.12081551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11937.39766" calcext:value-type="float">
            <text:p>1456011937.39766</text:p>
          </table:table-cell>
          <table:table-cell office:value-type="float" office:value="1456011937.39793" calcext:value-type="float">
            <text:p>1456011937.39793</text:p>
          </table:table-cell>
          <table:table-cell office:value-type="float" office:value="7560" calcext:value-type="float">
            <text:p>7560</text:p>
          </table:table-cell>
          <table:table-cell table:formula="of:=[.B289]-[.B$2]" office:value-type="float" office:value="30.8518757820129" calcext:value-type="float">
            <text:p>30.851875782</text:p>
          </table:table-cell>
          <table:table-cell table:formula="of:=[.D289]/([.E289]-[.E288])" office:value-type="float" office:value="62154.645465558" calcext:value-type="float">
            <text:p>62154.645465558</text:p>
          </table:table-cell>
          <table:table-cell table:formula="of:=[.E289]-[.E288]" office:value-type="float" office:value="0.121632099151611" calcext:value-type="float">
            <text:p>0.12163209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11937.52042" calcext:value-type="float">
            <text:p>1456011937.52042</text:p>
          </table:table-cell>
          <table:table-cell office:value-type="float" office:value="1456011937.52069" calcext:value-type="float">
            <text:p>1456011937.52069</text:p>
          </table:table-cell>
          <table:table-cell office:value-type="float" office:value="7640" calcext:value-type="float">
            <text:p>7640</text:p>
          </table:table-cell>
          <table:table-cell table:formula="of:=[.B290]-[.B$2]" office:value-type="float" office:value="30.9746389389038" calcext:value-type="float">
            <text:p>30.9746389389</text:p>
          </table:table-cell>
          <table:table-cell table:formula="of:=[.D290]/([.E290]-[.E289])" office:value-type="float" office:value="62233.6553856432" calcext:value-type="float">
            <text:p>62233.6553856432</text:p>
          </table:table-cell>
          <table:table-cell table:formula="of:=[.E290]-[.E289]" office:value-type="float" office:value="0.122763156890869" calcext:value-type="float">
            <text:p>0.122763156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11937.6445" calcext:value-type="float">
            <text:p>1456011937.6445</text:p>
          </table:table-cell>
          <table:table-cell office:value-type="float" office:value="1456011937.64479" calcext:value-type="float">
            <text:p>1456011937.64479</text:p>
          </table:table-cell>
          <table:table-cell office:value-type="float" office:value="7720" calcext:value-type="float">
            <text:p>7720</text:p>
          </table:table-cell>
          <table:table-cell table:formula="of:=[.B291]-[.B$2]" office:value-type="float" office:value="31.0987131595612" calcext:value-type="float">
            <text:p>31.0987131596</text:p>
          </table:table-cell>
          <table:table-cell table:formula="of:=[.D291]/([.E291]-[.E290])" office:value-type="float" office:value="62220.822013624" calcext:value-type="float">
            <text:p>62220.822013624</text:p>
          </table:table-cell>
          <table:table-cell table:formula="of:=[.E291]-[.E290]" office:value-type="float" office:value="0.124074220657349" calcext:value-type="float">
            <text:p>0.12407422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11937.76925" calcext:value-type="float">
            <text:p>1456011937.76925</text:p>
          </table:table-cell>
          <table:table-cell office:value-type="float" office:value="1456011937.76953" calcext:value-type="float">
            <text:p>1456011937.76953</text:p>
          </table:table-cell>
          <table:table-cell office:value-type="float" office:value="7776" calcext:value-type="float">
            <text:p>7776</text:p>
          </table:table-cell>
          <table:table-cell table:formula="of:=[.B292]-[.B$2]" office:value-type="float" office:value="31.2234716415405" calcext:value-type="float">
            <text:p>31.2234716415</text:p>
          </table:table-cell>
          <table:table-cell table:formula="of:=[.D292]/([.E292]-[.E291])" office:value-type="float" office:value="62328.4275075247" calcext:value-type="float">
            <text:p>62328.4275075247</text:p>
          </table:table-cell>
          <table:table-cell table:formula="of:=[.E292]-[.E291]" office:value-type="float" office:value="0.12475848197937" calcext:value-type="float">
            <text:p>0.12475848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11937.89484" calcext:value-type="float">
            <text:p>1456011937.89484</text:p>
          </table:table-cell>
          <table:table-cell office:value-type="float" office:value="1456011937.89511" calcext:value-type="float">
            <text:p>1456011937.89511</text:p>
          </table:table-cell>
          <table:table-cell office:value-type="float" office:value="7824" calcext:value-type="float">
            <text:p>7824</text:p>
          </table:table-cell>
          <table:table-cell table:formula="of:=[.B293]-[.B$2]" office:value-type="float" office:value="31.3490586280823" calcext:value-type="float">
            <text:p>31.3490586281</text:p>
          </table:table-cell>
          <table:table-cell table:formula="of:=[.D293]/([.E293]-[.E292])" office:value-type="float" office:value="62299.4484973897" calcext:value-type="float">
            <text:p>62299.4484973897</text:p>
          </table:table-cell>
          <table:table-cell table:formula="of:=[.E293]-[.E292]" office:value-type="float" office:value="0.125586986541748" calcext:value-type="float">
            <text:p>0.125586986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11938.02113" calcext:value-type="float">
            <text:p>1456011938.02113</text:p>
          </table:table-cell>
          <table:table-cell office:value-type="float" office:value="1456011938.02141" calcext:value-type="float">
            <text:p>1456011938.02141</text:p>
          </table:table-cell>
          <table:table-cell office:value-type="float" office:value="7864" calcext:value-type="float">
            <text:p>7864</text:p>
          </table:table-cell>
          <table:table-cell table:formula="of:=[.B294]-[.B$2]" office:value-type="float" office:value="31.4753496646881" calcext:value-type="float">
            <text:p>31.4753496647</text:p>
          </table:table-cell>
          <table:table-cell table:formula="of:=[.D294]/([.E294]-[.E293])" office:value-type="float" office:value="62268.8688869046" calcext:value-type="float">
            <text:p>62268.8688869046</text:p>
          </table:table-cell>
          <table:table-cell table:formula="of:=[.E294]-[.E293]" office:value-type="float" office:value="0.126291036605835" calcext:value-type="float">
            <text:p>0.12629103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11938.14754" calcext:value-type="float">
            <text:p>1456011938.14754</text:p>
          </table:table-cell>
          <table:table-cell office:value-type="float" office:value="1456011938.14781" calcext:value-type="float">
            <text:p>1456011938.14781</text:p>
          </table:table-cell>
          <table:table-cell office:value-type="float" office:value="7888" calcext:value-type="float">
            <text:p>7888</text:p>
          </table:table-cell>
          <table:table-cell table:formula="of:=[.B295]-[.B$2]" office:value-type="float" office:value="31.6017551422119" calcext:value-type="float">
            <text:p>31.6017551422</text:p>
          </table:table-cell>
          <table:table-cell table:formula="of:=[.D295]/([.E295]-[.E294])" office:value-type="float" office:value="62402.3590948786" calcext:value-type="float">
            <text:p>62402.3590948786</text:p>
          </table:table-cell>
          <table:table-cell table:formula="of:=[.E295]-[.E294]" office:value-type="float" office:value="0.126405477523804" calcext:value-type="float">
            <text:p>0.12640547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11938.27413" calcext:value-type="float">
            <text:p>1456011938.27413</text:p>
          </table:table-cell>
          <table:table-cell office:value-type="float" office:value="1456011938.2744" calcext:value-type="float">
            <text:p>1456011938.2744</text:p>
          </table:table-cell>
          <table:table-cell office:value-type="float" office:value="7888" calcext:value-type="float">
            <text:p>7888</text:p>
          </table:table-cell>
          <table:table-cell table:formula="of:=[.B296]-[.B$2]" office:value-type="float" office:value="31.7283437252045" calcext:value-type="float">
            <text:p>31.7283437252</text:p>
          </table:table-cell>
          <table:table-cell table:formula="of:=[.D296]/([.E296]-[.E295])" office:value-type="float" office:value="62312.0965060806" calcext:value-type="float">
            <text:p>62312.0965060806</text:p>
          </table:table-cell>
          <table:table-cell table:formula="of:=[.E296]-[.E295]" office:value-type="float" office:value="0.126588582992554" calcext:value-type="float">
            <text:p>0.1265885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11938.40039" calcext:value-type="float">
            <text:p>1456011938.40039</text:p>
          </table:table-cell>
          <table:table-cell office:value-type="float" office:value="1456011938.40066" calcext:value-type="float">
            <text:p>1456011938.40066</text:p>
          </table:table-cell>
          <table:table-cell office:value-type="float" office:value="7888" calcext:value-type="float">
            <text:p>7888</text:p>
          </table:table-cell>
          <table:table-cell table:formula="of:=[.B297]-[.B$2]" office:value-type="float" office:value="31.8546080589294" calcext:value-type="float">
            <text:p>31.8546080589</text:p>
          </table:table-cell>
          <table:table-cell table:formula="of:=[.D297]/([.E297]-[.E296])" office:value-type="float" office:value="62472.1151832263" calcext:value-type="float">
            <text:p>62472.1151832263</text:p>
          </table:table-cell>
          <table:table-cell table:formula="of:=[.E297]-[.E296]" office:value-type="float" office:value="0.126264333724976" calcext:value-type="float">
            <text:p>0.126264333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11938.53414" calcext:value-type="float">
            <text:p>1456011938.53414</text:p>
          </table:table-cell>
          <table:table-cell office:value-type="float" office:value="1456011938.53443" calcext:value-type="float">
            <text:p>1456011938.53443</text:p>
          </table:table-cell>
          <table:table-cell office:value-type="float" office:value="7864" calcext:value-type="float">
            <text:p>7864</text:p>
          </table:table-cell>
          <table:table-cell table:formula="of:=[.B298]-[.B$2]" office:value-type="float" office:value="31.9883594512939" calcext:value-type="float">
            <text:p>31.9883594513</text:p>
          </table:table-cell>
          <table:table-cell table:formula="of:=[.D298]/([.E298]-[.E297])" office:value-type="float" office:value="58795.6496076607" calcext:value-type="float">
            <text:p>58795.6496076607</text:p>
          </table:table-cell>
          <table:table-cell table:formula="of:=[.E298]-[.E297]" office:value-type="float" office:value="0.133751392364502" calcext:value-type="float">
            <text:p>0.13375139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11938.65993" calcext:value-type="float">
            <text:p>1456011938.65993</text:p>
          </table:table-cell>
          <table:table-cell office:value-type="float" office:value="1456011938.66022" calcext:value-type="float">
            <text:p>1456011938.66022</text:p>
          </table:table-cell>
          <table:table-cell office:value-type="float" office:value="7832" calcext:value-type="float">
            <text:p>7832</text:p>
          </table:table-cell>
          <table:table-cell table:formula="of:=[.B299]-[.B$2]" office:value-type="float" office:value="32.1141498088837" calcext:value-type="float">
            <text:p>32.1141498089</text:p>
          </table:table-cell>
          <table:table-cell table:formula="of:=[.D299]/([.E299]-[.E298])" office:value-type="float" office:value="62262.3239973996" calcext:value-type="float">
            <text:p>62262.3239973996</text:p>
          </table:table-cell>
          <table:table-cell table:formula="of:=[.E299]-[.E298]" office:value-type="float" office:value="0.125790357589722" calcext:value-type="float">
            <text:p>0.12579035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11938.78453" calcext:value-type="float">
            <text:p>1456011938.78453</text:p>
          </table:table-cell>
          <table:table-cell office:value-type="float" office:value="1456011938.78481" calcext:value-type="float">
            <text:p>1456011938.78481</text:p>
          </table:table-cell>
          <table:table-cell office:value-type="float" office:value="7784" calcext:value-type="float">
            <text:p>7784</text:p>
          </table:table-cell>
          <table:table-cell table:formula="of:=[.B300]-[.B$2]" office:value-type="float" office:value="32.2387478351593" calcext:value-type="float">
            <text:p>32.2387478352</text:p>
          </table:table-cell>
          <table:table-cell table:formula="of:=[.D300]/([.E300]-[.E299])" office:value-type="float" office:value="62472.8997133574" calcext:value-type="float">
            <text:p>62472.8997133574</text:p>
          </table:table-cell>
          <table:table-cell table:formula="of:=[.E300]-[.E299]" office:value-type="float" office:value="0.124598026275635" calcext:value-type="float">
            <text:p>0.12459802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11938.90853" calcext:value-type="float">
            <text:p>1456011938.90853</text:p>
          </table:table-cell>
          <table:table-cell office:value-type="float" office:value="1456011938.90883" calcext:value-type="float">
            <text:p>1456011938.90883</text:p>
          </table:table-cell>
          <table:table-cell office:value-type="float" office:value="7720" calcext:value-type="float">
            <text:p>7720</text:p>
          </table:table-cell>
          <table:table-cell table:formula="of:=[.B301]-[.B$2]" office:value-type="float" office:value="32.3627445697784" calcext:value-type="float">
            <text:p>32.3627445698</text:p>
          </table:table-cell>
          <table:table-cell table:formula="of:=[.D301]/([.E301]-[.E300])" office:value-type="float" office:value="62259.7040455315" calcext:value-type="float">
            <text:p>62259.7040455315</text:p>
          </table:table-cell>
          <table:table-cell table:formula="of:=[.E301]-[.E300]" office:value-type="float" office:value="0.123996734619141" calcext:value-type="float">
            <text:p>0.12399673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11939.03156" calcext:value-type="float">
            <text:p>1456011939.03156</text:p>
          </table:table-cell>
          <table:table-cell office:value-type="float" office:value="1456011939.03185" calcext:value-type="float">
            <text:p>1456011939.03185</text:p>
          </table:table-cell>
          <table:table-cell office:value-type="float" office:value="7648" calcext:value-type="float">
            <text:p>7648</text:p>
          </table:table-cell>
          <table:table-cell table:formula="of:=[.B302]-[.B$2]" office:value-type="float" office:value="32.4857776165009" calcext:value-type="float">
            <text:p>32.4857776165</text:p>
          </table:table-cell>
          <table:table-cell table:formula="of:=[.D302]/([.E302]-[.E301])" office:value-type="float" office:value="62162.1605230623" calcext:value-type="float">
            <text:p>62162.1605230623</text:p>
          </table:table-cell>
          <table:table-cell table:formula="of:=[.E302]-[.E301]" office:value-type="float" office:value="0.123033046722412" calcext:value-type="float">
            <text:p>0.12303304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11939.15353" calcext:value-type="float">
            <text:p>1456011939.15353</text:p>
          </table:table-cell>
          <table:table-cell office:value-type="float" office:value="1456011939.15381" calcext:value-type="float">
            <text:p>1456011939.15381</text:p>
          </table:table-cell>
          <table:table-cell office:value-type="float" office:value="7568" calcext:value-type="float">
            <text:p>7568</text:p>
          </table:table-cell>
          <table:table-cell table:formula="of:=[.B303]-[.B$2]" office:value-type="float" office:value="32.6077497005463" calcext:value-type="float">
            <text:p>32.6077497005</text:p>
          </table:table-cell>
          <table:table-cell table:formula="of:=[.D303]/([.E303]-[.E302])" office:value-type="float" office:value="62046.9844327858" calcext:value-type="float">
            <text:p>62046.9844327858</text:p>
          </table:table-cell>
          <table:table-cell table:formula="of:=[.E303]-[.E302]" office:value-type="float" office:value="0.12197208404541" calcext:value-type="float">
            <text:p>0.1219720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11939.27439" calcext:value-type="float">
            <text:p>1456011939.27439</text:p>
          </table:table-cell>
          <table:table-cell office:value-type="float" office:value="1456011939.27467" calcext:value-type="float">
            <text:p>1456011939.27467</text:p>
          </table:table-cell>
          <table:table-cell office:value-type="float" office:value="7480" calcext:value-type="float">
            <text:p>7480</text:p>
          </table:table-cell>
          <table:table-cell table:formula="of:=[.B304]-[.B$2]" office:value-type="float" office:value="32.7286057472229" calcext:value-type="float">
            <text:p>32.7286057472</text:p>
          </table:table-cell>
          <table:table-cell table:formula="of:=[.D304]/([.E304]-[.E303])" office:value-type="float" office:value="61891.8143170246" calcext:value-type="float">
            <text:p>61891.8143170246</text:p>
          </table:table-cell>
          <table:table-cell table:formula="of:=[.E304]-[.E303]" office:value-type="float" office:value="0.120856046676636" calcext:value-type="float">
            <text:p>0.12085604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11939.39345" calcext:value-type="float">
            <text:p>1456011939.39345</text:p>
          </table:table-cell>
          <table:table-cell office:value-type="float" office:value="1456011939.39374" calcext:value-type="float">
            <text:p>1456011939.39374</text:p>
          </table:table-cell>
          <table:table-cell office:value-type="float" office:value="7376" calcext:value-type="float">
            <text:p>7376</text:p>
          </table:table-cell>
          <table:table-cell table:formula="of:=[.B305]-[.B$2]" office:value-type="float" office:value="32.8476705551147" calcext:value-type="float">
            <text:p>32.8476705551</text:p>
          </table:table-cell>
          <table:table-cell table:formula="of:=[.D305]/([.E305]-[.E304])" office:value-type="float" office:value="61949.4553478816" calcext:value-type="float">
            <text:p>61949.4553478816</text:p>
          </table:table-cell>
          <table:table-cell table:formula="of:=[.E305]-[.E304]" office:value-type="float" office:value="0.119064807891846" calcext:value-type="float">
            <text:p>0.119064807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11939.51107" calcext:value-type="float">
            <text:p>1456011939.51107</text:p>
          </table:table-cell>
          <table:table-cell office:value-type="float" office:value="1456011939.51136" calcext:value-type="float">
            <text:p>1456011939.51136</text:p>
          </table:table-cell>
          <table:table-cell office:value-type="float" office:value="7264" calcext:value-type="float">
            <text:p>7264</text:p>
          </table:table-cell>
          <table:table-cell table:formula="of:=[.B306]-[.B$2]" office:value-type="float" office:value="32.965291261673" calcext:value-type="float">
            <text:p>32.9652912617</text:p>
          </table:table-cell>
          <table:table-cell table:formula="of:=[.D306]/([.E306]-[.E305])" office:value-type="float" office:value="61757.8333998869" calcext:value-type="float">
            <text:p>61757.8333998869</text:p>
          </table:table-cell>
          <table:table-cell table:formula="of:=[.E306]-[.E305]" office:value-type="float" office:value="0.117620706558228" calcext:value-type="float">
            <text:p>0.117620706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11939.62771" calcext:value-type="float">
            <text:p>1456011939.62771</text:p>
          </table:table-cell>
          <table:table-cell office:value-type="float" office:value="1456011939.62799" calcext:value-type="float">
            <text:p>1456011939.62799</text:p>
          </table:table-cell>
          <table:table-cell office:value-type="float" office:value="7152" calcext:value-type="float">
            <text:p>7152</text:p>
          </table:table-cell>
          <table:table-cell table:formula="of:=[.B307]-[.B$2]" office:value-type="float" office:value="33.0819220542908" calcext:value-type="float">
            <text:p>33.0819220543</text:p>
          </table:table-cell>
          <table:table-cell table:formula="of:=[.D307]/([.E307]-[.E306])" office:value-type="float" office:value="61321.7130696976" calcext:value-type="float">
            <text:p>61321.7130696976</text:p>
          </table:table-cell>
          <table:table-cell table:formula="of:=[.E307]-[.E306]" office:value-type="float" office:value="0.116630792617798" calcext:value-type="float">
            <text:p>0.11663079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11939.74156" calcext:value-type="float">
            <text:p>1456011939.74156</text:p>
          </table:table-cell>
          <table:table-cell office:value-type="float" office:value="1456011939.74184" calcext:value-type="float">
            <text:p>1456011939.74184</text:p>
          </table:table-cell>
          <table:table-cell office:value-type="float" office:value="7032" calcext:value-type="float">
            <text:p>7032</text:p>
          </table:table-cell>
          <table:table-cell table:formula="of:=[.B308]-[.B$2]" office:value-type="float" office:value="33.1957783699036" calcext:value-type="float">
            <text:p>33.1957783699</text:p>
          </table:table-cell>
          <table:table-cell table:formula="of:=[.D308]/([.E308]-[.E307])" office:value-type="float" office:value="61762.0547630814" calcext:value-type="float">
            <text:p>61762.0547630814</text:p>
          </table:table-cell>
          <table:table-cell table:formula="of:=[.E308]-[.E307]" office:value-type="float" office:value="0.113856315612793" calcext:value-type="float">
            <text:p>0.11385631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11939.85429" calcext:value-type="float">
            <text:p>1456011939.85429</text:p>
          </table:table-cell>
          <table:table-cell office:value-type="float" office:value="1456011939.85458" calcext:value-type="float">
            <text:p>1456011939.85458</text:p>
          </table:table-cell>
          <table:table-cell office:value-type="float" office:value="6912" calcext:value-type="float">
            <text:p>6912</text:p>
          </table:table-cell>
          <table:table-cell table:formula="of:=[.B309]-[.B$2]" office:value-type="float" office:value="33.3085029125214" calcext:value-type="float">
            <text:p>33.3085029125</text:p>
          </table:table-cell>
          <table:table-cell table:formula="of:=[.D309]/([.E309]-[.E308])" office:value-type="float" office:value="61317.6140659601" calcext:value-type="float">
            <text:p>61317.6140659601</text:p>
          </table:table-cell>
          <table:table-cell table:formula="of:=[.E309]-[.E308]" office:value-type="float" office:value="0.112724542617798" calcext:value-type="float">
            <text:p>0.11272454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11939.96543" calcext:value-type="float">
            <text:p>1456011939.96543</text:p>
          </table:table-cell>
          <table:table-cell office:value-type="float" office:value="1456011939.96585" calcext:value-type="float">
            <text:p>1456011939.96585</text:p>
          </table:table-cell>
          <table:table-cell office:value-type="float" office:value="6784" calcext:value-type="float">
            <text:p>6784</text:p>
          </table:table-cell>
          <table:table-cell table:formula="of:=[.B310]-[.B$2]" office:value-type="float" office:value="33.4196479320526" calcext:value-type="float">
            <text:p>33.4196479321</text:p>
          </table:table-cell>
          <table:table-cell table:formula="of:=[.D310]/([.E310]-[.E309])" office:value-type="float" office:value="61037.3728720483" calcext:value-type="float">
            <text:p>61037.3728720483</text:p>
          </table:table-cell>
          <table:table-cell table:formula="of:=[.E310]-[.E309]" office:value-type="float" office:value="0.11114501953125" calcext:value-type="float">
            <text:p>0.11114501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11940.07422" calcext:value-type="float">
            <text:p>1456011940.07422</text:p>
          </table:table-cell>
          <table:table-cell office:value-type="float" office:value="1456011940.07453" calcext:value-type="float">
            <text:p>1456011940.07453</text:p>
          </table:table-cell>
          <table:table-cell office:value-type="float" office:value="6656" calcext:value-type="float">
            <text:p>6656</text:p>
          </table:table-cell>
          <table:table-cell table:formula="of:=[.B311]-[.B$2]" office:value-type="float" office:value="33.5284416675568" calcext:value-type="float">
            <text:p>33.5284416676</text:p>
          </table:table-cell>
          <table:table-cell table:formula="of:=[.D311]/([.E311]-[.E310])" office:value-type="float" office:value="61179.9932151983" calcext:value-type="float">
            <text:p>61179.9932151983</text:p>
          </table:table-cell>
          <table:table-cell table:formula="of:=[.E311]-[.E310]" office:value-type="float" office:value="0.10879373550415" calcext:value-type="float">
            <text:p>0.10879373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11940.18139" calcext:value-type="float">
            <text:p>1456011940.18139</text:p>
          </table:table-cell>
          <table:table-cell office:value-type="float" office:value="1456011940.18168" calcext:value-type="float">
            <text:p>1456011940.18168</text:p>
          </table:table-cell>
          <table:table-cell office:value-type="float" office:value="6520" calcext:value-type="float">
            <text:p>6520</text:p>
          </table:table-cell>
          <table:table-cell table:formula="of:=[.B312]-[.B$2]" office:value-type="float" office:value="33.6356072425842" calcext:value-type="float">
            <text:p>33.6356072426</text:p>
          </table:table-cell>
          <table:table-cell table:formula="of:=[.D312]/([.E312]-[.E311])" office:value-type="float" office:value="60840.4331179016" calcext:value-type="float">
            <text:p>60840.4331179016</text:p>
          </table:table-cell>
          <table:table-cell table:formula="of:=[.E312]-[.E311]" office:value-type="float" office:value="0.107165575027466" calcext:value-type="float">
            <text:p>0.10716557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11940.28686" calcext:value-type="float">
            <text:p>1456011940.28686</text:p>
          </table:table-cell>
          <table:table-cell office:value-type="float" office:value="1456011940.28714" calcext:value-type="float">
            <text:p>1456011940.28714</text:p>
          </table:table-cell>
          <table:table-cell office:value-type="float" office:value="6392" calcext:value-type="float">
            <text:p>6392</text:p>
          </table:table-cell>
          <table:table-cell table:formula="of:=[.B313]-[.B$2]" office:value-type="float" office:value="33.741072177887" calcext:value-type="float">
            <text:p>33.7410721779</text:p>
          </table:table-cell>
          <table:table-cell table:formula="of:=[.D313]/([.E313]-[.E312])" office:value-type="float" office:value="60607.8217528122" calcext:value-type="float">
            <text:p>60607.8217528122</text:p>
          </table:table-cell>
          <table:table-cell table:formula="of:=[.E313]-[.E312]" office:value-type="float" office:value="0.105464935302734" calcext:value-type="float">
            <text:p>0.10546493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11940.39045" calcext:value-type="float">
            <text:p>1456011940.39045</text:p>
          </table:table-cell>
          <table:table-cell office:value-type="float" office:value="1456011940.39073" calcext:value-type="float">
            <text:p>1456011940.39073</text:p>
          </table:table-cell>
          <table:table-cell office:value-type="float" office:value="6264" calcext:value-type="float">
            <text:p>6264</text:p>
          </table:table-cell>
          <table:table-cell table:formula="of:=[.B314]-[.B$2]" office:value-type="float" office:value="33.8446702957153" calcext:value-type="float">
            <text:p>33.8446702957</text:p>
          </table:table-cell>
          <table:table-cell table:formula="of:=[.D314]/([.E314]-[.E313])" office:value-type="float" office:value="60464.4189615255" calcext:value-type="float">
            <text:p>60464.4189615255</text:p>
          </table:table-cell>
          <table:table-cell table:formula="of:=[.E314]-[.E313]" office:value-type="float" office:value="0.103598117828369" calcext:value-type="float">
            <text:p>0.10359811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11940.49198" calcext:value-type="float">
            <text:p>1456011940.49198</text:p>
          </table:table-cell>
          <table:table-cell office:value-type="float" office:value="1456011940.49226" calcext:value-type="float">
            <text:p>1456011940.49226</text:p>
          </table:table-cell>
          <table:table-cell office:value-type="float" office:value="6136" calcext:value-type="float">
            <text:p>6136</text:p>
          </table:table-cell>
          <table:table-cell table:formula="of:=[.B315]-[.B$2]" office:value-type="float" office:value="33.9461996555328" calcext:value-type="float">
            <text:p>33.9461996555</text:p>
          </table:table-cell>
          <table:table-cell table:formula="of:=[.D315]/([.E315]-[.E314])" office:value-type="float" office:value="60435.7203771325" calcext:value-type="float">
            <text:p>60435.7203771325</text:p>
          </table:table-cell>
          <table:table-cell table:formula="of:=[.E315]-[.E314]" office:value-type="float" office:value="0.101529359817505" calcext:value-type="float">
            <text:p>0.10152935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11940.59421" calcext:value-type="float">
            <text:p>1456011940.59421</text:p>
          </table:table-cell>
          <table:table-cell office:value-type="float" office:value="1456011940.59449" calcext:value-type="float">
            <text:p>1456011940.59449</text:p>
          </table:table-cell>
          <table:table-cell office:value-type="float" office:value="6008" calcext:value-type="float">
            <text:p>6008</text:p>
          </table:table-cell>
          <table:table-cell table:formula="of:=[.B316]-[.B$2]" office:value-type="float" office:value="34.0484266281128" calcext:value-type="float">
            <text:p>34.0484266281</text:p>
          </table:table-cell>
          <table:table-cell table:formula="of:=[.D316]/([.E316]-[.E315])" office:value-type="float" office:value="58771.1818942979" calcext:value-type="float">
            <text:p>58771.1818942979</text:p>
          </table:table-cell>
          <table:table-cell table:formula="of:=[.E316]-[.E315]" office:value-type="float" office:value="0.102226972579956" calcext:value-type="float">
            <text:p>0.10222697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11940.6974" calcext:value-type="float">
            <text:p>1456011940.6974</text:p>
          </table:table-cell>
          <table:table-cell office:value-type="float" office:value="1456011940.69768" calcext:value-type="float">
            <text:p>1456011940.69768</text:p>
          </table:table-cell>
          <table:table-cell office:value-type="float" office:value="5880" calcext:value-type="float">
            <text:p>5880</text:p>
          </table:table-cell>
          <table:table-cell table:formula="of:=[.B317]-[.B$2]" office:value-type="float" office:value="34.1516125202179" calcext:value-type="float">
            <text:p>34.1516125202</text:p>
          </table:table-cell>
          <table:table-cell table:formula="of:=[.D317]/([.E317]-[.E316])" office:value-type="float" office:value="56984.5342230581" calcext:value-type="float">
            <text:p>56984.5342230581</text:p>
          </table:table-cell>
          <table:table-cell table:formula="of:=[.E317]-[.E316]" office:value-type="float" office:value="0.103185892105103" calcext:value-type="float">
            <text:p>0.10318589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11940.79949" calcext:value-type="float">
            <text:p>1456011940.79949</text:p>
          </table:table-cell>
          <table:table-cell office:value-type="float" office:value="1456011940.79978" calcext:value-type="float">
            <text:p>1456011940.79978</text:p>
          </table:table-cell>
          <table:table-cell office:value-type="float" office:value="5752" calcext:value-type="float">
            <text:p>5752</text:p>
          </table:table-cell>
          <table:table-cell table:formula="of:=[.B318]-[.B$2]" office:value-type="float" office:value="34.2537088394165" calcext:value-type="float">
            <text:p>34.2537088394</text:p>
          </table:table-cell>
          <table:table-cell table:formula="of:=[.D318]/([.E318]-[.E317])" office:value-type="float" office:value="56338.9556562819" calcext:value-type="float">
            <text:p>56338.9556562819</text:p>
          </table:table-cell>
          <table:table-cell table:formula="of:=[.E318]-[.E317]" office:value-type="float" office:value="0.102096319198608" calcext:value-type="float">
            <text:p>0.10209631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11940.90046" calcext:value-type="float">
            <text:p>1456011940.90046</text:p>
          </table:table-cell>
          <table:table-cell office:value-type="float" office:value="1456011940.90074" calcext:value-type="float">
            <text:p>1456011940.90074</text:p>
          </table:table-cell>
          <table:table-cell office:value-type="float" office:value="5624" calcext:value-type="float">
            <text:p>5624</text:p>
          </table:table-cell>
          <table:table-cell table:formula="of:=[.B319]-[.B$2]" office:value-type="float" office:value="34.3546786308289" calcext:value-type="float">
            <text:p>34.3546786308</text:p>
          </table:table-cell>
          <table:table-cell table:formula="of:=[.D319]/([.E319]-[.E318])" office:value-type="float" office:value="55699.827852788" calcext:value-type="float">
            <text:p>55699.827852788</text:p>
          </table:table-cell>
          <table:table-cell table:formula="of:=[.E319]-[.E318]" office:value-type="float" office:value="0.100969791412354" calcext:value-type="float">
            <text:p>0.10096979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11941.002" calcext:value-type="float">
            <text:p>1456011941.002</text:p>
          </table:table-cell>
          <table:table-cell office:value-type="float" office:value="1456011941.00228" calcext:value-type="float">
            <text:p>1456011941.00228</text:p>
          </table:table-cell>
          <table:table-cell office:value-type="float" office:value="5504" calcext:value-type="float">
            <text:p>5504</text:p>
          </table:table-cell>
          <table:table-cell table:formula="of:=[.B320]-[.B$2]" office:value-type="float" office:value="34.4562151432037" calcext:value-type="float">
            <text:p>34.4562151432</text:p>
          </table:table-cell>
          <table:table-cell table:formula="of:=[.D320]/([.E320]-[.E319])" office:value-type="float" office:value="54207.1011822718" calcext:value-type="float">
            <text:p>54207.1011822718</text:p>
          </table:table-cell>
          <table:table-cell table:formula="of:=[.E320]-[.E319]" office:value-type="float" office:value="0.101536512374878" calcext:value-type="float">
            <text:p>0.10153651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11941.10397" calcext:value-type="float">
            <text:p>1456011941.10397</text:p>
          </table:table-cell>
          <table:table-cell office:value-type="float" office:value="1456011941.10429" calcext:value-type="float">
            <text:p>1456011941.10429</text:p>
          </table:table-cell>
          <table:table-cell office:value-type="float" office:value="5384" calcext:value-type="float">
            <text:p>5384</text:p>
          </table:table-cell>
          <table:table-cell table:formula="of:=[.B321]-[.B$2]" office:value-type="float" office:value="34.5581874847412" calcext:value-type="float">
            <text:p>34.5581874847</text:p>
          </table:table-cell>
          <table:table-cell table:formula="of:=[.D321]/([.E321]-[.E320])" office:value-type="float" office:value="52798.6306759597" calcext:value-type="float">
            <text:p>52798.6306759597</text:p>
          </table:table-cell>
          <table:table-cell table:formula="of:=[.E321]-[.E320]" office:value-type="float" office:value="0.101972341537476" calcext:value-type="float">
            <text:p>0.10197234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11941.20617" calcext:value-type="float">
            <text:p>1456011941.20617</text:p>
          </table:table-cell>
          <table:table-cell office:value-type="float" office:value="1456011941.20644" calcext:value-type="float">
            <text:p>1456011941.20644</text:p>
          </table:table-cell>
          <table:table-cell office:value-type="float" office:value="5272" calcext:value-type="float">
            <text:p>5272</text:p>
          </table:table-cell>
          <table:table-cell table:formula="of:=[.B322]-[.B$2]" office:value-type="float" office:value="34.6603863239288" calcext:value-type="float">
            <text:p>34.6603863239</text:p>
          </table:table-cell>
          <table:table-cell table:formula="of:=[.D322]/([.E322]-[.E321])" office:value-type="float" office:value="51585.713124602" calcext:value-type="float">
            <text:p>51585.713124602</text:p>
          </table:table-cell>
          <table:table-cell table:formula="of:=[.E322]-[.E321]" office:value-type="float" office:value="0.102198839187622" calcext:value-type="float">
            <text:p>0.10219883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11941.30977" calcext:value-type="float">
            <text:p>1456011941.30977</text:p>
          </table:table-cell>
          <table:table-cell office:value-type="float" office:value="1456011941.31006" calcext:value-type="float">
            <text:p>1456011941.31006</text:p>
          </table:table-cell>
          <table:table-cell office:value-type="float" office:value="5152" calcext:value-type="float">
            <text:p>5152</text:p>
          </table:table-cell>
          <table:table-cell table:formula="of:=[.B323]-[.B$2]" office:value-type="float" office:value="34.7639904022217" calcext:value-type="float">
            <text:p>34.7639904022</text:p>
          </table:table-cell>
          <table:table-cell table:formula="of:=[.D323]/([.E323]-[.E322])" office:value-type="float" office:value="49727.7721581325" calcext:value-type="float">
            <text:p>49727.7721581325</text:p>
          </table:table-cell>
          <table:table-cell table:formula="of:=[.E323]-[.E322]" office:value-type="float" office:value="0.103604078292847" calcext:value-type="float">
            <text:p>0.103604078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11941.41076" calcext:value-type="float">
            <text:p>1456011941.41076</text:p>
          </table:table-cell>
          <table:table-cell office:value-type="float" office:value="1456011941.41104" calcext:value-type="float">
            <text:p>1456011941.41104</text:p>
          </table:table-cell>
          <table:table-cell office:value-type="float" office:value="5048" calcext:value-type="float">
            <text:p>5048</text:p>
          </table:table-cell>
          <table:table-cell table:formula="of:=[.B324]-[.B$2]" office:value-type="float" office:value="34.864981174469" calcext:value-type="float">
            <text:p>34.8649811745</text:p>
          </table:table-cell>
          <table:table-cell table:formula="of:=[.D324]/([.E324]-[.E323])" office:value-type="float" office:value="49984.7648222557" calcext:value-type="float">
            <text:p>49984.7648222557</text:p>
          </table:table-cell>
          <table:table-cell table:formula="of:=[.E324]-[.E323]" office:value-type="float" office:value="0.100990772247314" calcext:value-type="float">
            <text:p>0.10099077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11941.51231" calcext:value-type="float">
            <text:p>1456011941.51231</text:p>
          </table:table-cell>
          <table:table-cell office:value-type="float" office:value="1456011941.51259" calcext:value-type="float">
            <text:p>1456011941.51259</text:p>
          </table:table-cell>
          <table:table-cell office:value-type="float" office:value="4952" calcext:value-type="float">
            <text:p>4952</text:p>
          </table:table-cell>
          <table:table-cell table:formula="of:=[.B325]-[.B$2]" office:value-type="float" office:value="34.9665286540985" calcext:value-type="float">
            <text:p>34.9665286541</text:p>
          </table:table-cell>
          <table:table-cell table:formula="of:=[.D325]/([.E325]-[.E324])" office:value-type="float" office:value="48765.3658964925" calcext:value-type="float">
            <text:p>48765.3658964925</text:p>
          </table:table-cell>
          <table:table-cell table:formula="of:=[.E325]-[.E324]" office:value-type="float" office:value="0.101547479629517" calcext:value-type="float">
            <text:p>0.10154747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11941.61368" calcext:value-type="float">
            <text:p>1456011941.61368</text:p>
          </table:table-cell>
          <table:table-cell office:value-type="float" office:value="1456011941.61396" calcext:value-type="float">
            <text:p>1456011941.61396</text:p>
          </table:table-cell>
          <table:table-cell office:value-type="float" office:value="4856" calcext:value-type="float">
            <text:p>4856</text:p>
          </table:table-cell>
          <table:table-cell table:formula="of:=[.B326]-[.B$2]" office:value-type="float" office:value="35.0678994655609" calcext:value-type="float">
            <text:p>35.0678994656</text:p>
          </table:table-cell>
          <table:table-cell table:formula="of:=[.D326]/([.E326]-[.E325])" office:value-type="float" office:value="47903.3355849287" calcext:value-type="float">
            <text:p>47903.3355849287</text:p>
          </table:table-cell>
          <table:table-cell table:formula="of:=[.E326]-[.E325]" office:value-type="float" office:value="0.101370811462402" calcext:value-type="float">
            <text:p>0.10137081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11941.7159" calcext:value-type="float">
            <text:p>1456011941.7159</text:p>
          </table:table-cell>
          <table:table-cell office:value-type="float" office:value="1456011941.71617" calcext:value-type="float">
            <text:p>1456011941.71617</text:p>
          </table:table-cell>
          <table:table-cell office:value-type="float" office:value="4760" calcext:value-type="float">
            <text:p>4760</text:p>
          </table:table-cell>
          <table:table-cell table:formula="of:=[.B327]-[.B$2]" office:value-type="float" office:value="35.1701135635376" calcext:value-type="float">
            <text:p>35.1701135635</text:p>
          </table:table-cell>
          <table:table-cell table:formula="of:=[.D327]/([.E327]-[.E326])" office:value-type="float" office:value="46568.9185173436" calcext:value-type="float">
            <text:p>46568.9185173436</text:p>
          </table:table-cell>
          <table:table-cell table:formula="of:=[.E327]-[.E326]" office:value-type="float" office:value="0.102214097976685" calcext:value-type="float">
            <text:p>0.1022140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11941.81841" calcext:value-type="float">
            <text:p>1456011941.81841</text:p>
          </table:table-cell>
          <table:table-cell office:value-type="float" office:value="1456011941.81869" calcext:value-type="float">
            <text:p>1456011941.81869</text:p>
          </table:table-cell>
          <table:table-cell office:value-type="float" office:value="4680" calcext:value-type="float">
            <text:p>4680</text:p>
          </table:table-cell>
          <table:table-cell table:formula="of:=[.B328]-[.B$2]" office:value-type="float" office:value="35.2726256847382" calcext:value-type="float">
            <text:p>35.2726256847</text:p>
          </table:table-cell>
          <table:table-cell table:formula="of:=[.D328]/([.E328]-[.E327])" office:value-type="float" office:value="45653.1378454626" calcext:value-type="float">
            <text:p>45653.1378454626</text:p>
          </table:table-cell>
          <table:table-cell table:formula="of:=[.E328]-[.E327]" office:value-type="float" office:value="0.102512121200562" calcext:value-type="float">
            <text:p>0.10251212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11941.92019" calcext:value-type="float">
            <text:p>1456011941.92019</text:p>
          </table:table-cell>
          <table:table-cell office:value-type="float" office:value="1456011941.92048" calcext:value-type="float">
            <text:p>1456011941.92048</text:p>
          </table:table-cell>
          <table:table-cell office:value-type="float" office:value="4600" calcext:value-type="float">
            <text:p>4600</text:p>
          </table:table-cell>
          <table:table-cell table:formula="of:=[.B329]-[.B$2]" office:value-type="float" office:value="35.3744087219238" calcext:value-type="float">
            <text:p>35.3744087219</text:p>
          </table:table-cell>
          <table:table-cell table:formula="of:=[.D329]/([.E329]-[.E328])" office:value-type="float" office:value="45194.1711231199" calcext:value-type="float">
            <text:p>45194.1711231199</text:p>
          </table:table-cell>
          <table:table-cell table:formula="of:=[.E329]-[.E328]" office:value-type="float" office:value="0.101783037185669" calcext:value-type="float">
            <text:p>0.101783037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11942.02163" calcext:value-type="float">
            <text:p>1456011942.02163</text:p>
          </table:table-cell>
          <table:table-cell office:value-type="float" office:value="1456011942.02225" calcext:value-type="float">
            <text:p>1456011942.02225</text:p>
          </table:table-cell>
          <table:table-cell office:value-type="float" office:value="4536" calcext:value-type="float">
            <text:p>4536</text:p>
          </table:table-cell>
          <table:table-cell table:formula="of:=[.B330]-[.B$2]" office:value-type="float" office:value="35.4758460521698" calcext:value-type="float">
            <text:p>35.4758460522</text:p>
          </table:table-cell>
          <table:table-cell table:formula="of:=[.D330]/([.E330]-[.E329])" office:value-type="float" office:value="44717.2652217958" calcext:value-type="float">
            <text:p>44717.2652217958</text:p>
          </table:table-cell>
          <table:table-cell table:formula="of:=[.E330]-[.E329]" office:value-type="float" office:value="0.101437330245972" calcext:value-type="float">
            <text:p>0.101437330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11942.12314" calcext:value-type="float">
            <text:p>1456011942.12314</text:p>
          </table:table-cell>
          <table:table-cell office:value-type="float" office:value="1456011942.12379" calcext:value-type="float">
            <text:p>1456011942.12379</text:p>
          </table:table-cell>
          <table:table-cell office:value-type="float" office:value="4472" calcext:value-type="float">
            <text:p>4472</text:p>
          </table:table-cell>
          <table:table-cell table:formula="of:=[.B331]-[.B$2]" office:value-type="float" office:value="35.5773570537567" calcext:value-type="float">
            <text:p>35.5773570538</text:p>
          </table:table-cell>
          <table:table-cell table:formula="of:=[.D331]/([.E331]-[.E330])" office:value-type="float" office:value="44054.3382499389" calcext:value-type="float">
            <text:p>44054.3382499389</text:p>
          </table:table-cell>
          <table:table-cell table:formula="of:=[.E331]-[.E330]" office:value-type="float" office:value="0.101511001586914" calcext:value-type="float">
            <text:p>0.10151100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11942.22675" calcext:value-type="float">
            <text:p>1456011942.22675</text:p>
          </table:table-cell>
          <table:table-cell office:value-type="float" office:value="1456011942.22704" calcext:value-type="float">
            <text:p>1456011942.22704</text:p>
          </table:table-cell>
          <table:table-cell office:value-type="float" office:value="4424" calcext:value-type="float">
            <text:p>4424</text:p>
          </table:table-cell>
          <table:table-cell table:formula="of:=[.B332]-[.B$2]" office:value-type="float" office:value="35.680971622467" calcext:value-type="float">
            <text:p>35.6809716225</text:p>
          </table:table-cell>
          <table:table-cell table:formula="of:=[.D332]/([.E332]-[.E331])" office:value-type="float" office:value="42696.6984958271" calcext:value-type="float">
            <text:p>42696.6984958271</text:p>
          </table:table-cell>
          <table:table-cell table:formula="of:=[.E332]-[.E331]" office:value-type="float" office:value="0.103614568710327" calcext:value-type="float">
            <text:p>0.1036145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11942.32923" calcext:value-type="float">
            <text:p>1456011942.32923</text:p>
          </table:table-cell>
          <table:table-cell office:value-type="float" office:value="1456011942.32951" calcext:value-type="float">
            <text:p>1456011942.32951</text:p>
          </table:table-cell>
          <table:table-cell office:value-type="float" office:value="4376" calcext:value-type="float">
            <text:p>4376</text:p>
          </table:table-cell>
          <table:table-cell table:formula="of:=[.B333]-[.B$2]" office:value-type="float" office:value="35.7834455966949" calcext:value-type="float">
            <text:p>35.7834455967</text:p>
          </table:table-cell>
          <table:table-cell table:formula="of:=[.D333]/([.E333]-[.E332])" office:value-type="float" office:value="42703.5257778491" calcext:value-type="float">
            <text:p>42703.5257778491</text:p>
          </table:table-cell>
          <table:table-cell table:formula="of:=[.E333]-[.E332]" office:value-type="float" office:value="0.102473974227905" calcext:value-type="float">
            <text:p>0.10247397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11942.43103" calcext:value-type="float">
            <text:p>1456011942.43103</text:p>
          </table:table-cell>
          <table:table-cell office:value-type="float" office:value="1456011942.43131" calcext:value-type="float">
            <text:p>1456011942.43131</text:p>
          </table:table-cell>
          <table:table-cell office:value-type="float" office:value="4344" calcext:value-type="float">
            <text:p>4344</text:p>
          </table:table-cell>
          <table:table-cell table:formula="of:=[.B334]-[.B$2]" office:value-type="float" office:value="35.885244846344" calcext:value-type="float">
            <text:p>35.8852448463</text:p>
          </table:table-cell>
          <table:table-cell table:formula="of:=[.D334]/([.E334]-[.E333])" office:value-type="float" office:value="42672.220227319" calcext:value-type="float">
            <text:p>42672.220227319</text:p>
          </table:table-cell>
          <table:table-cell table:formula="of:=[.E334]-[.E333]" office:value-type="float" office:value="0.101799249649048" calcext:value-type="float">
            <text:p>0.10179924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11942.53204" calcext:value-type="float">
            <text:p>1456011942.53204</text:p>
          </table:table-cell>
          <table:table-cell office:value-type="float" office:value="1456011942.53229" calcext:value-type="float">
            <text:p>1456011942.53229</text:p>
          </table:table-cell>
          <table:table-cell office:value-type="float" office:value="4320" calcext:value-type="float">
            <text:p>4320</text:p>
          </table:table-cell>
          <table:table-cell table:formula="of:=[.B335]-[.B$2]" office:value-type="float" office:value="35.9862549304962" calcext:value-type="float">
            <text:p>35.9862549305</text:p>
          </table:table-cell>
          <table:table-cell table:formula="of:=[.D335]/([.E335]-[.E334])" office:value-type="float" office:value="42768.0071376813" calcext:value-type="float">
            <text:p>42768.0071376813</text:p>
          </table:table-cell>
          <table:table-cell table:formula="of:=[.E335]-[.E334]" office:value-type="float" office:value="0.101010084152222" calcext:value-type="float">
            <text:p>0.101010084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11942.63338" calcext:value-type="float">
            <text:p>1456011942.63338</text:p>
          </table:table-cell>
          <table:table-cell office:value-type="float" office:value="1456011942.63364" calcext:value-type="float">
            <text:p>1456011942.63364</text:p>
          </table:table-cell>
          <table:table-cell office:value-type="float" office:value="4304" calcext:value-type="float">
            <text:p>4304</text:p>
          </table:table-cell>
          <table:table-cell table:formula="of:=[.B336]-[.B$2]" office:value-type="float" office:value="36.0875961780548" calcext:value-type="float">
            <text:p>36.0875961781</text:p>
          </table:table-cell>
          <table:table-cell table:formula="of:=[.D336]/([.E336]-[.E335])" office:value-type="float" office:value="42470.3672363171" calcext:value-type="float">
            <text:p>42470.3672363171</text:p>
          </table:table-cell>
          <table:table-cell table:formula="of:=[.E336]-[.E335]" office:value-type="float" office:value="0.101341247558594" calcext:value-type="float">
            <text:p>0.101341247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11942.73431" calcext:value-type="float">
            <text:p>1456011942.73431</text:p>
          </table:table-cell>
          <table:table-cell office:value-type="float" office:value="1456011942.73457" calcext:value-type="float">
            <text:p>1456011942.73457</text:p>
          </table:table-cell>
          <table:table-cell office:value-type="float" office:value="4296" calcext:value-type="float">
            <text:p>4296</text:p>
          </table:table-cell>
          <table:table-cell table:formula="of:=[.B337]-[.B$2]" office:value-type="float" office:value="36.1885294914246" calcext:value-type="float">
            <text:p>36.1885294914</text:p>
          </table:table-cell>
          <table:table-cell table:formula="of:=[.D337]/([.E337]-[.E336])" office:value-type="float" office:value="42562.7561067215" calcext:value-type="float">
            <text:p>42562.7561067215</text:p>
          </table:table-cell>
          <table:table-cell table:formula="of:=[.E337]-[.E336]" office:value-type="float" office:value="0.100933313369751" calcext:value-type="float">
            <text:p>0.10093331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11942.83575" calcext:value-type="float">
            <text:p>1456011942.83575</text:p>
          </table:table-cell>
          <table:table-cell office:value-type="float" office:value="1456011942.83599" calcext:value-type="float">
            <text:p>1456011942.83599</text:p>
          </table:table-cell>
          <table:table-cell office:value-type="float" office:value="4296" calcext:value-type="float">
            <text:p>4296</text:p>
          </table:table-cell>
          <table:table-cell table:formula="of:=[.B338]-[.B$2]" office:value-type="float" office:value="36.2899706363678" calcext:value-type="float">
            <text:p>36.2899706364</text:p>
          </table:table-cell>
          <table:table-cell table:formula="of:=[.D338]/([.E338]-[.E337])" office:value-type="float" office:value="42349.6797320642" calcext:value-type="float">
            <text:p>42349.6797320642</text:p>
          </table:table-cell>
          <table:table-cell table:formula="of:=[.E338]-[.E337]" office:value-type="float" office:value="0.101441144943237" calcext:value-type="float">
            <text:p>0.10144114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11942.93551" calcext:value-type="float">
            <text:p>1456011942.93551</text:p>
          </table:table-cell>
          <table:table-cell office:value-type="float" office:value="1456011942.93585" calcext:value-type="float">
            <text:p>1456011942.93585</text:p>
          </table:table-cell>
          <table:table-cell office:value-type="float" office:value="4304" calcext:value-type="float">
            <text:p>4304</text:p>
          </table:table-cell>
          <table:table-cell table:formula="of:=[.B339]-[.B$2]" office:value-type="float" office:value="36.3897249698639" calcext:value-type="float">
            <text:p>36.3897249699</text:p>
          </table:table-cell>
          <table:table-cell table:formula="of:=[.D339]/([.E339]-[.E338])" office:value-type="float" office:value="43145.9952581262" calcext:value-type="float">
            <text:p>43145.9952581262</text:p>
          </table:table-cell>
          <table:table-cell table:formula="of:=[.E339]-[.E338]" office:value-type="float" office:value="0.0997543334960938" calcext:value-type="float">
            <text:p>0.09975433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11943.03506" calcext:value-type="float">
            <text:p>1456011943.03506</text:p>
          </table:table-cell>
          <table:table-cell office:value-type="float" office:value="1456011943.03531" calcext:value-type="float">
            <text:p>1456011943.03531</text:p>
          </table:table-cell>
          <table:table-cell office:value-type="float" office:value="4320" calcext:value-type="float">
            <text:p>4320</text:p>
          </table:table-cell>
          <table:table-cell table:formula="of:=[.B340]-[.B$2]" office:value-type="float" office:value="36.4892723560333" calcext:value-type="float">
            <text:p>36.489272356</text:p>
          </table:table-cell>
          <table:table-cell table:formula="of:=[.D340]/([.E340]-[.E339])" office:value-type="float" office:value="43396.4181907016" calcext:value-type="float">
            <text:p>43396.4181907016</text:p>
          </table:table-cell>
          <table:table-cell table:formula="of:=[.E340]-[.E339]" office:value-type="float" office:value="0.0995473861694336" calcext:value-type="float">
            <text:p>0.09954738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11943.13616" calcext:value-type="float">
            <text:p>1456011943.13616</text:p>
          </table:table-cell>
          <table:table-cell office:value-type="float" office:value="1456011943.13645" calcext:value-type="float">
            <text:p>1456011943.13645</text:p>
          </table:table-cell>
          <table:table-cell office:value-type="float" office:value="4352" calcext:value-type="float">
            <text:p>4352</text:p>
          </table:table-cell>
          <table:table-cell table:formula="of:=[.B341]-[.B$2]" office:value-type="float" office:value="36.5903766155243" calcext:value-type="float">
            <text:p>36.5903766155</text:p>
          </table:table-cell>
          <table:table-cell table:formula="of:=[.D341]/([.E341]-[.E340])" office:value-type="float" office:value="43044.6750899633" calcext:value-type="float">
            <text:p>43044.6750899633</text:p>
          </table:table-cell>
          <table:table-cell table:formula="of:=[.E341]-[.E340]" office:value-type="float" office:value="0.101104259490967" calcext:value-type="float">
            <text:p>0.10110425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11943.23705" calcext:value-type="float">
            <text:p>1456011943.23705</text:p>
          </table:table-cell>
          <table:table-cell office:value-type="float" office:value="1456011943.23733" calcext:value-type="float">
            <text:p>1456011943.23733</text:p>
          </table:table-cell>
          <table:table-cell office:value-type="float" office:value="4384" calcext:value-type="float">
            <text:p>4384</text:p>
          </table:table-cell>
          <table:table-cell table:formula="of:=[.B342]-[.B$2]" office:value-type="float" office:value="36.6912651062012" calcext:value-type="float">
            <text:p>36.6912651062</text:p>
          </table:table-cell>
          <table:table-cell table:formula="of:=[.D342]/([.E342]-[.E341])" office:value-type="float" office:value="43453.9160075338" calcext:value-type="float">
            <text:p>43453.9160075338</text:p>
          </table:table-cell>
          <table:table-cell table:formula="of:=[.E342]-[.E341]" office:value-type="float" office:value="0.10088849067688" calcext:value-type="float">
            <text:p>0.10088849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11943.33851" calcext:value-type="float">
            <text:p>1456011943.33851</text:p>
          </table:table-cell>
          <table:table-cell office:value-type="float" office:value="1456011943.33879" calcext:value-type="float">
            <text:p>1456011943.33879</text:p>
          </table:table-cell>
          <table:table-cell office:value-type="float" office:value="4432" calcext:value-type="float">
            <text:p>4432</text:p>
          </table:table-cell>
          <table:table-cell table:formula="of:=[.B343]-[.B$2]" office:value-type="float" office:value="36.7927305698395" calcext:value-type="float">
            <text:p>36.7927305698</text:p>
          </table:table-cell>
          <table:table-cell table:formula="of:=[.D343]/([.E343]-[.E342])" office:value-type="float" office:value="43679.8871367579" calcext:value-type="float">
            <text:p>43679.8871367579</text:p>
          </table:table-cell>
          <table:table-cell table:formula="of:=[.E343]-[.E342]" office:value-type="float" office:value="0.101465463638306" calcext:value-type="float">
            <text:p>0.10146546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11943.43971" calcext:value-type="float">
            <text:p>1456011943.43971</text:p>
          </table:table-cell>
          <table:table-cell office:value-type="float" office:value="1456011943.43998" calcext:value-type="float">
            <text:p>1456011943.43998</text:p>
          </table:table-cell>
          <table:table-cell office:value-type="float" office:value="4480" calcext:value-type="float">
            <text:p>4480</text:p>
          </table:table-cell>
          <table:table-cell table:formula="of:=[.B344]-[.B$2]" office:value-type="float" office:value="36.8939259052277" calcext:value-type="float">
            <text:p>36.8939259052</text:p>
          </table:table-cell>
          <table:table-cell table:formula="of:=[.D344]/([.E344]-[.E343])" office:value-type="float" office:value="44270.8152783406" calcext:value-type="float">
            <text:p>44270.8152783406</text:p>
          </table:table-cell>
          <table:table-cell table:formula="of:=[.E344]-[.E343]" office:value-type="float" office:value="0.101195335388184" calcext:value-type="float">
            <text:p>0.10119533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11943.54069" calcext:value-type="float">
            <text:p>1456011943.54069</text:p>
          </table:table-cell>
          <table:table-cell office:value-type="float" office:value="1456011943.54096" calcext:value-type="float">
            <text:p>1456011943.54096</text:p>
          </table:table-cell>
          <table:table-cell office:value-type="float" office:value="4544" calcext:value-type="float">
            <text:p>4544</text:p>
          </table:table-cell>
          <table:table-cell table:formula="of:=[.B345]-[.B$2]" office:value-type="float" office:value="36.9949040412903" calcext:value-type="float">
            <text:p>36.9949040413</text:p>
          </table:table-cell>
          <table:table-cell table:formula="of:=[.D345]/([.E345]-[.E344])" office:value-type="float" office:value="44999.840333575" calcext:value-type="float">
            <text:p>44999.840333575</text:p>
          </table:table-cell>
          <table:table-cell table:formula="of:=[.E345]-[.E344]" office:value-type="float" office:value="0.100978136062622" calcext:value-type="float">
            <text:p>0.100978136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11943.6418" calcext:value-type="float">
            <text:p>1456011943.6418</text:p>
          </table:table-cell>
          <table:table-cell office:value-type="float" office:value="1456011943.64208" calcext:value-type="float">
            <text:p>1456011943.64208</text:p>
          </table:table-cell>
          <table:table-cell office:value-type="float" office:value="4608" calcext:value-type="float">
            <text:p>4608</text:p>
          </table:table-cell>
          <table:table-cell table:formula="of:=[.B346]-[.B$2]" office:value-type="float" office:value="37.0960211753845" calcext:value-type="float">
            <text:p>37.0960211754</text:p>
          </table:table-cell>
          <table:table-cell table:formula="of:=[.D346]/([.E346]-[.E345])" office:value-type="float" office:value="45570.9118071471" calcext:value-type="float">
            <text:p>45570.9118071471</text:p>
          </table:table-cell>
          <table:table-cell table:formula="of:=[.E346]-[.E345]" office:value-type="float" office:value="0.101117134094238" calcext:value-type="float">
            <text:p>0.10111713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11943.74243" calcext:value-type="float">
            <text:p>1456011943.74243</text:p>
          </table:table-cell>
          <table:table-cell office:value-type="float" office:value="1456011943.7427" calcext:value-type="float">
            <text:p>1456011943.7427</text:p>
          </table:table-cell>
          <table:table-cell office:value-type="float" office:value="4688" calcext:value-type="float">
            <text:p>4688</text:p>
          </table:table-cell>
          <table:table-cell table:formula="of:=[.B347]-[.B$2]" office:value-type="float" office:value="37.1966426372528" calcext:value-type="float">
            <text:p>37.1966426373</text:p>
          </table:table-cell>
          <table:table-cell table:formula="of:=[.D347]/([.E347]-[.E346])" office:value-type="float" office:value="46590.4580688423" calcext:value-type="float">
            <text:p>46590.4580688423</text:p>
          </table:table-cell>
          <table:table-cell table:formula="of:=[.E347]-[.E346]" office:value-type="float" office:value="0.100621461868286" calcext:value-type="float">
            <text:p>0.10062146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11943.844" calcext:value-type="float">
            <text:p>1456011943.844</text:p>
          </table:table-cell>
          <table:table-cell office:value-type="float" office:value="1456011943.84427" calcext:value-type="float">
            <text:p>1456011943.84427</text:p>
          </table:table-cell>
          <table:table-cell office:value-type="float" office:value="4768" calcext:value-type="float">
            <text:p>4768</text:p>
          </table:table-cell>
          <table:table-cell table:formula="of:=[.B348]-[.B$2]" office:value-type="float" office:value="37.2982120513916" calcext:value-type="float">
            <text:p>37.2982120514</text:p>
          </table:table-cell>
          <table:table-cell table:formula="of:=[.D348]/([.E348]-[.E347])" office:value-type="float" office:value="46943.2657501062" calcext:value-type="float">
            <text:p>46943.2657501062</text:p>
          </table:table-cell>
          <table:table-cell table:formula="of:=[.E348]-[.E347]" office:value-type="float" office:value="0.101569414138794" calcext:value-type="float">
            <text:p>0.10156941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11943.94654" calcext:value-type="float">
            <text:p>1456011943.94654</text:p>
          </table:table-cell>
          <table:table-cell office:value-type="float" office:value="1456011943.94682" calcext:value-type="float">
            <text:p>1456011943.94682</text:p>
          </table:table-cell>
          <table:table-cell office:value-type="float" office:value="4856" calcext:value-type="float">
            <text:p>4856</text:p>
          </table:table-cell>
          <table:table-cell table:formula="of:=[.B349]-[.B$2]" office:value-type="float" office:value="37.4007580280304" calcext:value-type="float">
            <text:p>37.400758028</text:p>
          </table:table-cell>
          <table:table-cell table:formula="of:=[.D349]/([.E349]-[.E348])" office:value-type="float" office:value="47354.3688320868" calcext:value-type="float">
            <text:p>47354.3688320868</text:p>
          </table:table-cell>
          <table:table-cell table:formula="of:=[.E349]-[.E348]" office:value-type="float" office:value="0.102545976638794" calcext:value-type="float">
            <text:p>0.10254597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11944.04803" calcext:value-type="float">
            <text:p>1456011944.04803</text:p>
          </table:table-cell>
          <table:table-cell office:value-type="float" office:value="1456011944.0483" calcext:value-type="float">
            <text:p>1456011944.0483</text:p>
          </table:table-cell>
          <table:table-cell office:value-type="float" office:value="4960" calcext:value-type="float">
            <text:p>4960</text:p>
          </table:table-cell>
          <table:table-cell table:formula="of:=[.B350]-[.B$2]" office:value-type="float" office:value="37.5022432804108" calcext:value-type="float">
            <text:p>37.5022432804</text:p>
          </table:table-cell>
          <table:table-cell table:formula="of:=[.D350]/([.E350]-[.E349])" office:value-type="float" office:value="48874.0963210074" calcext:value-type="float">
            <text:p>48874.0963210074</text:p>
          </table:table-cell>
          <table:table-cell table:formula="of:=[.E350]-[.E349]" office:value-type="float" office:value="0.101485252380371" calcext:value-type="float">
            <text:p>0.10148525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11944.1485" calcext:value-type="float">
            <text:p>1456011944.1485</text:p>
          </table:table-cell>
          <table:table-cell office:value-type="float" office:value="1456011944.14879" calcext:value-type="float">
            <text:p>1456011944.14879</text:p>
          </table:table-cell>
          <table:table-cell office:value-type="float" office:value="5056" calcext:value-type="float">
            <text:p>5056</text:p>
          </table:table-cell>
          <table:table-cell table:formula="of:=[.B351]-[.B$2]" office:value-type="float" office:value="37.6027128696442" calcext:value-type="float">
            <text:p>37.6027128696</text:p>
          </table:table-cell>
          <table:table-cell table:formula="of:=[.D351]/([.E351]-[.E350])" office:value-type="float" office:value="50323.685391552" calcext:value-type="float">
            <text:p>50323.685391552</text:p>
          </table:table-cell>
          <table:table-cell table:formula="of:=[.E351]-[.E350]" office:value-type="float" office:value="0.100469589233398" calcext:value-type="float">
            <text:p>0.10046958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11944.24925" calcext:value-type="float">
            <text:p>1456011944.24925</text:p>
          </table:table-cell>
          <table:table-cell office:value-type="float" office:value="1456011944.24952" calcext:value-type="float">
            <text:p>1456011944.24952</text:p>
          </table:table-cell>
          <table:table-cell office:value-type="float" office:value="5160" calcext:value-type="float">
            <text:p>5160</text:p>
          </table:table-cell>
          <table:table-cell table:formula="of:=[.B352]-[.B$2]" office:value-type="float" office:value="37.7034647464752" calcext:value-type="float">
            <text:p>37.7034647465</text:p>
          </table:table-cell>
          <table:table-cell table:formula="of:=[.D352]/([.E352]-[.E351])" office:value-type="float" office:value="51214.9268311152" calcext:value-type="float">
            <text:p>51214.9268311152</text:p>
          </table:table-cell>
          <table:table-cell table:formula="of:=[.E352]-[.E351]" office:value-type="float" office:value="0.100751876831055" calcext:value-type="float">
            <text:p>0.100751876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11944.35071" calcext:value-type="float">
            <text:p>1456011944.35071</text:p>
          </table:table-cell>
          <table:table-cell office:value-type="float" office:value="1456011944.35099" calcext:value-type="float">
            <text:p>1456011944.35099</text:p>
          </table:table-cell>
          <table:table-cell office:value-type="float" office:value="5272" calcext:value-type="float">
            <text:p>5272</text:p>
          </table:table-cell>
          <table:table-cell table:formula="of:=[.B353]-[.B$2]" office:value-type="float" office:value="37.8049263954163" calcext:value-type="float">
            <text:p>37.8049263954</text:p>
          </table:table-cell>
          <table:table-cell table:formula="of:=[.D353]/([.E353]-[.E352])" office:value-type="float" office:value="51960.5196152843" calcext:value-type="float">
            <text:p>51960.5196152843</text:p>
          </table:table-cell>
          <table:table-cell table:formula="of:=[.E353]-[.E352]" office:value-type="float" office:value="0.10146164894104" calcext:value-type="float">
            <text:p>0.101461648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11944.45269" calcext:value-type="float">
            <text:p>1456011944.45269</text:p>
          </table:table-cell>
          <table:table-cell office:value-type="float" office:value="1456011944.45296" calcext:value-type="float">
            <text:p>1456011944.45296</text:p>
          </table:table-cell>
          <table:table-cell office:value-type="float" office:value="5392" calcext:value-type="float">
            <text:p>5392</text:p>
          </table:table-cell>
          <table:table-cell table:formula="of:=[.B354]-[.B$2]" office:value-type="float" office:value="37.9069051742554" calcext:value-type="float">
            <text:p>37.9069051743</text:p>
          </table:table-cell>
          <table:table-cell table:formula="of:=[.D354]/([.E354]-[.E353])" office:value-type="float" office:value="52873.7455123559" calcext:value-type="float">
            <text:p>52873.7455123559</text:p>
          </table:table-cell>
          <table:table-cell table:formula="of:=[.E354]-[.E353]" office:value-type="float" office:value="0.101978778839111" calcext:value-type="float">
            <text:p>0.10197877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11944.55312" calcext:value-type="float">
            <text:p>1456011944.55312</text:p>
          </table:table-cell>
          <table:table-cell office:value-type="float" office:value="1456011944.55339" calcext:value-type="float">
            <text:p>1456011944.55339</text:p>
          </table:table-cell>
          <table:table-cell office:value-type="float" office:value="5512" calcext:value-type="float">
            <text:p>5512</text:p>
          </table:table-cell>
          <table:table-cell table:formula="of:=[.B355]-[.B$2]" office:value-type="float" office:value="38.0073366165161" calcext:value-type="float">
            <text:p>38.0073366165</text:p>
          </table:table-cell>
          <table:table-cell table:formula="of:=[.D355]/([.E355]-[.E354])" office:value-type="float" office:value="54883.2106352673" calcext:value-type="float">
            <text:p>54883.2106352673</text:p>
          </table:table-cell>
          <table:table-cell table:formula="of:=[.E355]-[.E354]" office:value-type="float" office:value="0.100431442260742" calcext:value-type="float">
            <text:p>0.10043144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11944.6534" calcext:value-type="float">
            <text:p>1456011944.6534</text:p>
          </table:table-cell>
          <table:table-cell office:value-type="float" office:value="1456011944.65368" calcext:value-type="float">
            <text:p>1456011944.65368</text:p>
          </table:table-cell>
          <table:table-cell office:value-type="float" office:value="5632" calcext:value-type="float">
            <text:p>5632</text:p>
          </table:table-cell>
          <table:table-cell table:formula="of:=[.B356]-[.B$2]" office:value-type="float" office:value="38.107620716095" calcext:value-type="float">
            <text:p>38.1076207161</text:p>
          </table:table-cell>
          <table:table-cell table:formula="of:=[.D356]/([.E356]-[.E355])" office:value-type="float" office:value="56160.4484026038" calcext:value-type="float">
            <text:p>56160.4484026038</text:p>
          </table:table-cell>
          <table:table-cell table:formula="of:=[.E356]-[.E355]" office:value-type="float" office:value="0.100284099578857" calcext:value-type="float">
            <text:p>0.10028409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11944.75399" calcext:value-type="float">
            <text:p>1456011944.75399</text:p>
          </table:table-cell>
          <table:table-cell office:value-type="float" office:value="1456011944.75426" calcext:value-type="float">
            <text:p>1456011944.75426</text:p>
          </table:table-cell>
          <table:table-cell office:value-type="float" office:value="5752" calcext:value-type="float">
            <text:p>5752</text:p>
          </table:table-cell>
          <table:table-cell table:formula="of:=[.B357]-[.B$2]" office:value-type="float" office:value="38.2082107067108" calcext:value-type="float">
            <text:p>38.2082107067</text:p>
          </table:table-cell>
          <table:table-cell table:formula="of:=[.D357]/([.E357]-[.E356])" office:value-type="float" office:value="57182.6278617224" calcext:value-type="float">
            <text:p>57182.6278617224</text:p>
          </table:table-cell>
          <table:table-cell table:formula="of:=[.E357]-[.E356]" office:value-type="float" office:value="0.100589990615845" calcext:value-type="float">
            <text:p>0.10058999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11944.85446" calcext:value-type="float">
            <text:p>1456011944.85446</text:p>
          </table:table-cell>
          <table:table-cell office:value-type="float" office:value="1456011944.85473" calcext:value-type="float">
            <text:p>1456011944.85473</text:p>
          </table:table-cell>
          <table:table-cell office:value-type="float" office:value="5880" calcext:value-type="float">
            <text:p>5880</text:p>
          </table:table-cell>
          <table:table-cell table:formula="of:=[.B358]-[.B$2]" office:value-type="float" office:value="38.3086743354797" calcext:value-type="float">
            <text:p>38.3086743355</text:p>
          </table:table-cell>
          <table:table-cell table:formula="of:=[.D358]/([.E358]-[.E357])" office:value-type="float" office:value="58528.6443666568" calcext:value-type="float">
            <text:p>58528.6443666568</text:p>
          </table:table-cell>
          <table:table-cell table:formula="of:=[.E358]-[.E357]" office:value-type="float" office:value="0.100463628768921" calcext:value-type="float">
            <text:p>0.10046362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11944.95754" calcext:value-type="float">
            <text:p>1456011944.95754</text:p>
          </table:table-cell>
          <table:table-cell office:value-type="float" office:value="1456011944.95781" calcext:value-type="float">
            <text:p>1456011944.95781</text:p>
          </table:table-cell>
          <table:table-cell office:value-type="float" office:value="6008" calcext:value-type="float">
            <text:p>6008</text:p>
          </table:table-cell>
          <table:table-cell table:formula="of:=[.B359]-[.B$2]" office:value-type="float" office:value="38.4117529392242" calcext:value-type="float">
            <text:p>38.4117529392</text:p>
          </table:table-cell>
          <table:table-cell table:formula="of:=[.D359]/([.E359]-[.E358])" office:value-type="float" office:value="58285.6168181282" calcext:value-type="float">
            <text:p>58285.6168181282</text:p>
          </table:table-cell>
          <table:table-cell table:formula="of:=[.E359]-[.E358]" office:value-type="float" office:value="0.103078603744507" calcext:value-type="float">
            <text:p>0.10307860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11945.05828" calcext:value-type="float">
            <text:p>1456011945.05828</text:p>
          </table:table-cell>
          <table:table-cell office:value-type="float" office:value="1456011945.05855" calcext:value-type="float">
            <text:p>1456011945.05855</text:p>
          </table:table-cell>
          <table:table-cell office:value-type="float" office:value="6136" calcext:value-type="float">
            <text:p>6136</text:p>
          </table:table-cell>
          <table:table-cell table:formula="of:=[.B360]-[.B$2]" office:value-type="float" office:value="38.5124979019165" calcext:value-type="float">
            <text:p>38.5124979019</text:p>
          </table:table-cell>
          <table:table-cell table:formula="of:=[.D360]/([.E360]-[.E359])" office:value-type="float" office:value="60906.2710037747" calcext:value-type="float">
            <text:p>60906.2710037747</text:p>
          </table:table-cell>
          <table:table-cell table:formula="of:=[.E360]-[.E359]" office:value-type="float" office:value="0.100744962692261" calcext:value-type="float">
            <text:p>0.10074496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11945.15825" calcext:value-type="float">
            <text:p>1456011945.15825</text:p>
          </table:table-cell>
          <table:table-cell office:value-type="float" office:value="1456011945.15854" calcext:value-type="float">
            <text:p>1456011945.15854</text:p>
          </table:table-cell>
          <table:table-cell office:value-type="float" office:value="6256" calcext:value-type="float">
            <text:p>6256</text:p>
          </table:table-cell>
          <table:table-cell table:formula="of:=[.B361]-[.B$2]" office:value-type="float" office:value="38.6124701499939" calcext:value-type="float">
            <text:p>38.61247015</text:p>
          </table:table-cell>
          <table:table-cell table:formula="of:=[.D361]/([.E361]-[.E360])" office:value-type="float" office:value="62577.3664222993" calcext:value-type="float">
            <text:p>62577.3664222993</text:p>
          </table:table-cell>
          <table:table-cell table:formula="of:=[.E361]-[.E360]" office:value-type="float" office:value="0.0999722480773926" calcext:value-type="float">
            <text:p>0.0999722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7:47:17.257359547</dc:date>
    <meta:editing-duration>PT35S</meta:editing-duration>
    <meta:editing-cycles>2</meta:editing-cycles>
    <meta:generator>LibreOffice/4.4.6.3$Linux_X86_64 LibreOffice_project/40m0$Build-3</meta:generator>
    <meta:document-statistic meta:table-count="1" meta:cell-count="25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259cm" svg:height="20.726cm" xlink:href=".." xlink:type="simple" chart:class="chart:scatter" chart:style-name="ch1">
        <chart:plot-area chart:style-name="ch2" table:cell-range-address="'relay1.comm.sub.network'.E2:'relay1.comm.sub.network'.F361" svg:x="0.685cm" svg:y="0.414cm" svg:width="32.889cm" svg:height="19.898cm">
          <chartooo:coordinate-region svg:x="1.862cm" svg:y="0.613cm" svg:width="31.525cm" svg:height="19.05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361" chart:class="chart:scatter">
            <chart:domain table:cell-range-address="'relay1.comm.sub.network'.E2:'relay1.comm.sub.network'.E361"/>
            <chart:data-point chart:repeated="36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361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8272075653076">
                <text:p>0.108272075653076</text:p>
              </table:table-cell>
              <table:table-cell office:value-type="float" office:value="39677.8206577029">
                <text:p>39677.8206577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0368394851685">
                <text:p>0.210368394851685</text:p>
              </table:table-cell>
              <table:table-cell office:value-type="float" office:value="42077.9126389755">
                <text:p>42077.9126389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3132524490356">
                <text:p>0.313132524490356</text:p>
              </table:table-cell>
              <table:table-cell office:value-type="float" office:value="41804.4702475964">
                <text:p>41804.470247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128707885742">
                <text:p>0.415128707885742</text:p>
              </table:table-cell>
              <table:table-cell office:value-type="float" office:value="42197.6573703317">
                <text:p>42197.6573703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8328132629395">
                <text:p>0.578328132629395</text:p>
              </table:table-cell>
              <table:table-cell office:value-type="float" office:value="26519.701321241">
                <text:p>26519.70132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930065155029">
                <text:p>0.681930065155029</text:p>
              </table:table-cell>
              <table:table-cell office:value-type="float" office:value="42315.8129691765">
                <text:p>42315.8129691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3806085586548">
                <text:p>0.783806085586548</text:p>
              </table:table-cell>
              <table:table-cell office:value-type="float" office:value="43425.331901081">
                <text:p>43425.331901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5939598083496">
                <text:p>0.885939598083496</text:p>
              </table:table-cell>
              <table:table-cell office:value-type="float" office:value="43864.1528179486">
                <text:p>43864.1528179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251043319702">
                <text:p>0.987251043319702</text:p>
              </table:table-cell>
              <table:table-cell office:value-type="float" office:value="44772.8288686869">
                <text:p>44772.8288686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962035179138">
                <text:p>1.08962035179138</text:p>
              </table:table-cell>
              <table:table-cell office:value-type="float" office:value="45013.4915317397">
                <text:p>45013.4915317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134974479675">
                <text:p>1.19134974479675</text:p>
              </table:table-cell>
              <table:table-cell office:value-type="float" office:value="46004.4030711252">
                <text:p>46004.4030711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409289360046">
                <text:p>1.29409289360046</text:p>
              </table:table-cell>
              <table:table-cell office:value-type="float" office:value="46406.9872834945">
                <text:p>46406.9872834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526700973511">
                <text:p>1.39526700973511</text:p>
              </table:table-cell>
              <table:table-cell office:value-type="float" office:value="47996.4657515524">
                <text:p>47996.4657515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667406082153">
                <text:p>1.49667406082153</text:p>
              </table:table-cell>
              <table:table-cell office:value-type="float" office:value="48832.8962034364">
                <text:p>48832.8962034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872961044312">
                <text:p>1.59872961044312</text:p>
              </table:table-cell>
              <table:table-cell office:value-type="float" office:value="49541.6468653341">
                <text:p>49541.6468653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125603675842">
                <text:p>1.70125603675842</text:p>
              </table:table-cell>
              <table:table-cell office:value-type="float" office:value="50328.4878391357">
                <text:p>50328.4878391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474638938904">
                <text:p>1.80474638938904</text:p>
              </table:table-cell>
              <table:table-cell office:value-type="float" office:value="50941.946432603">
                <text:p>50941.946432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0646719932556">
                <text:p>1.90646719932556</text:p>
              </table:table-cell>
              <table:table-cell office:value-type="float" office:value="53007.8358928203">
                <text:p>53007.8358928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0789737701416">
                <text:p>2.00789737701416</text:p>
              </table:table-cell>
              <table:table-cell office:value-type="float" office:value="54342.8013793136">
                <text:p>54342.8013793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0972809791565">
                <text:p>2.10972809791565</text:p>
              </table:table-cell>
              <table:table-cell office:value-type="float" office:value="55307.4745041664">
                <text:p>55307.4745041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1213603019714">
                <text:p>2.21213603019714</text:p>
              </table:table-cell>
              <table:table-cell office:value-type="float" office:value="56245.6430051452">
                <text:p>56245.6430051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384229660034">
                <text:p>2.31384229660034</text:p>
              </table:table-cell>
              <table:table-cell office:value-type="float" office:value="57892.2047601076">
                <text:p>57892.2047601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1666865348816">
                <text:p>2.41666865348816</text:p>
              </table:table-cell>
              <table:table-cell office:value-type="float" office:value="58506.4003246113">
                <text:p>58506.4003246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1915693283081">
                <text:p>2.51915693283081</text:p>
              </table:table-cell>
              <table:table-cell office:value-type="float" office:value="59948.3183775447">
                <text:p>59948.3183775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2103414535522">
                <text:p>2.62103414535522</text:p>
              </table:table-cell>
              <table:table-cell office:value-type="float" office:value="61564.3071162451">
                <text:p>61564.3071162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2367238998413">
                <text:p>2.72367238998413</text:p>
              </table:table-cell>
              <table:table-cell office:value-type="float" office:value="62354.9245521445">
                <text:p>62354.9245521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2547807693481">
                <text:p>2.82547807693481</text:p>
              </table:table-cell>
              <table:table-cell office:value-type="float" office:value="64043.5735496623">
                <text:p>64043.5735496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2807197570801">
                <text:p>2.92807197570801</text:p>
              </table:table-cell>
              <table:table-cell office:value-type="float" office:value="64799.1749947712">
                <text:p>64799.1749947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2949023246765">
                <text:p>3.02949023246765</text:p>
              </table:table-cell>
              <table:table-cell office:value-type="float" office:value="66733.5469592998">
                <text:p>66733.5469592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314685344696">
                <text:p>3.1314685344696</text:p>
              </table:table-cell>
              <table:table-cell office:value-type="float" office:value="67465.3319866831">
                <text:p>67465.3319866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340350151062">
                <text:p>3.2340350151062</text:p>
              </table:table-cell>
              <table:table-cell office:value-type="float" office:value="68248.4175780751">
                <text:p>68248.4175780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3730316162109">
                <text:p>3.33730316162109</text:p>
              </table:table-cell>
              <table:table-cell office:value-type="float" office:value="68791.7837178913">
                <text:p>68791.7837178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411084651947">
                <text:p>3.4411084651947</text:p>
              </table:table-cell>
              <table:table-cell office:value-type="float" office:value="69437.6852805869">
                <text:p>69437.6852805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5316710472107">
                <text:p>3.55316710472107</text:p>
              </table:table-cell>
              <table:table-cell office:value-type="float" office:value="65322.9419073718">
                <text:p>65322.9419073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7281341552734">
                <text:p>3.67281341552734</text:p>
              </table:table-cell>
              <table:table-cell office:value-type="float" office:value="62049.5521338772">
                <text:p>62049.552133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9421305656433">
                <text:p>3.79421305656433</text:p>
              </table:table-cell>
              <table:table-cell office:value-type="float" office:value="61944.1699807733">
                <text:p>61944.1699807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1658902168274">
                <text:p>3.91658902168274</text:p>
              </table:table-cell>
              <table:table-cell office:value-type="float" office:value="62169.0704758788">
                <text:p>62169.0704758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4029273986816">
                <text:p>4.04029273986816</text:p>
              </table:table-cell>
              <table:table-cell office:value-type="float" office:value="62148.495718424">
                <text:p>62148.495718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6472864151001">
                <text:p>4.16472864151001</text:p>
              </table:table-cell>
              <table:table-cell office:value-type="float" office:value="62297.1336866428">
                <text:p>62297.1336866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9016041755676">
                <text:p>4.29016041755676</text:p>
              </table:table-cell>
              <table:table-cell office:value-type="float" office:value="62248.9790552729">
                <text:p>62248.9790552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1601085662842">
                <text:p>4.41601085662842</text:p>
              </table:table-cell>
              <table:table-cell office:value-type="float" office:value="62359.7347604929">
                <text:p>62359.7347604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236078262329">
                <text:p>4.54236078262329</text:p>
              </table:table-cell>
              <table:table-cell office:value-type="float" office:value="62366.4789508444">
                <text:p>62366.4789508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689453125">
                <text:p>4.6689453125</text:p>
              </table:table-cell>
              <table:table-cell office:value-type="float" office:value="62314.0916799452">
                <text:p>62314.0916799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9536056518555">
                <text:p>4.79536056518555</text:p>
              </table:table-cell>
              <table:table-cell office:value-type="float" office:value="62397.5337819488">
                <text:p>62397.5337819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2191004753113">
                <text:p>4.92191004753113</text:p>
              </table:table-cell>
              <table:table-cell office:value-type="float" office:value="62268.1330175758">
                <text:p>62268.1330175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474967956543">
                <text:p>5.0474967956543</text:p>
              </table:table-cell>
              <table:table-cell office:value-type="float" office:value="62490.6697345415">
                <text:p>62490.6697345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7277503013611">
                <text:p>5.17277503013611</text:p>
              </table:table-cell>
              <table:table-cell office:value-type="float" office:value="62325.271682637">
                <text:p>62325.2716826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970597743988">
                <text:p>5.2970597743988</text:p>
              </table:table-cell>
              <table:table-cell office:value-type="float" office:value="62372.9006000522">
                <text:p>62372.900600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2078828811646">
                <text:p>5.42078828811646</text:p>
              </table:table-cell>
              <table:table-cell office:value-type="float" office:value="62136.0409900666">
                <text:p>62136.0409900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4306387901306">
                <text:p>5.54306387901306</text:p>
              </table:table-cell>
              <table:table-cell office:value-type="float" office:value="62220.1041451777">
                <text:p>62220.10414517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6453123092651">
                <text:p>5.66453123092651</text:p>
              </table:table-cell>
              <table:table-cell office:value-type="float" office:value="61909.6397635979">
                <text:p>61909.63976359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8439903259277">
                <text:p>5.78439903259277</text:p>
              </table:table-cell>
              <table:table-cell office:value-type="float" office:value="61934.8974186593">
                <text:p>61934.89741865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0267872810364">
                <text:p>5.90267872810364</text:p>
              </table:table-cell>
              <table:table-cell office:value-type="float" office:value="61887.2070001875">
                <text:p>61887.207000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01910352706909">
                <text:p>6.01910352706909</text:p>
              </table:table-cell>
              <table:table-cell office:value-type="float" office:value="61911.2084714768">
                <text:p>61911.2084714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3461518287659">
                <text:p>6.13461518287659</text:p>
              </table:table-cell>
              <table:table-cell office:value-type="float" office:value="61431.0300583499">
                <text:p>61431.0300583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4833178520203">
                <text:p>6.24833178520203</text:p>
              </table:table-cell>
              <table:table-cell office:value-type="float" office:value="61275.1335997417">
                <text:p>61275.1335997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6042165756226">
                <text:p>6.36042165756226</text:p>
              </table:table-cell>
              <table:table-cell office:value-type="float" office:value="61093.8335088134">
                <text:p>61093.8335088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47028994560242">
                <text:p>6.47028994560242</text:p>
              </table:table-cell>
              <table:table-cell office:value-type="float" office:value="61164.145904809">
                <text:p>61164.145904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5784227848053">
                <text:p>6.5784227848053</text:p>
              </table:table-cell>
              <table:table-cell office:value-type="float" office:value="60962.0541603644">
                <text:p>60962.0541603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8446946144104">
                <text:p>6.68446946144104</text:p>
              </table:table-cell>
              <table:table-cell office:value-type="float" office:value="60878.8526412346">
                <text:p>60878.8526412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78934478759766">
                <text:p>6.78934478759766</text:p>
              </table:table-cell>
              <table:table-cell office:value-type="float" office:value="60338.3105626775">
                <text:p>60338.3105626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89230966567993">
                <text:p>6.89230966567993</text:p>
              </table:table-cell>
              <table:table-cell office:value-type="float" office:value="60214.7073397767">
                <text:p>60214.7073397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9438714981079">
                <text:p>6.99438714981079</text:p>
              </table:table-cell>
              <table:table-cell office:value-type="float" office:value="59484.224672073">
                <text:p>59484.224672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9680581092835">
                <text:p>7.09680581092835</text:p>
              </table:table-cell>
              <table:table-cell office:value-type="float" office:value="58036.2986114183">
                <text:p>58036.2986114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0169758796692">
                <text:p>7.20169758796692</text:p>
              </table:table-cell>
              <table:table-cell office:value-type="float" office:value="55447.6257739551">
                <text:p>55447.6257739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0315518379211">
                <text:p>7.30315518379211</text:p>
              </table:table-cell>
              <table:table-cell office:value-type="float" office:value="56062.8305228132">
                <text:p>56062.8305228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40420818328857">
                <text:p>7.40420818328857</text:p>
              </table:table-cell>
              <table:table-cell office:value-type="float" office:value="55099.7993898742">
                <text:p>55099.7993898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50563931465149">
                <text:p>7.50563931465149</text:p>
              </table:table-cell>
              <table:table-cell office:value-type="float" office:value="53711.3204476381">
                <text:p>53711.3204476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60706949234009">
                <text:p>7.60706949234009</text:p>
              </table:table-cell>
              <table:table-cell office:value-type="float" office:value="52528.7456003234">
                <text:p>52528.74560032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70876693725586">
                <text:p>7.70876693725586</text:p>
              </table:table-cell>
              <table:table-cell office:value-type="float" office:value="51289.3908428086">
                <text:p>51289.3908428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1177949905396">
                <text:p>7.81177949905396</text:p>
              </table:table-cell>
              <table:table-cell office:value-type="float" office:value="49547.3553021992">
                <text:p>49547.3553021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1333913803101">
                <text:p>7.91333913803101</text:p>
              </table:table-cell>
              <table:table-cell office:value-type="float" office:value="49232.1561041571">
                <text:p>49232.15610415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01578760147095">
                <text:p>8.01578760147095</text:p>
              </table:table-cell>
              <table:table-cell office:value-type="float" office:value="47867.9702490109">
                <text:p>47867.9702490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1762642860413">
                <text:p>8.11762642860413</text:p>
              </table:table-cell>
              <table:table-cell office:value-type="float" office:value="47211.855589346">
                <text:p>47211.855589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1913385391235">
                <text:p>8.21913385391235</text:p>
              </table:table-cell>
              <table:table-cell office:value-type="float" office:value="46499.0613806597">
                <text:p>46499.0613806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32130026817322">
                <text:p>8.32130026817322</text:p>
              </table:table-cell>
              <table:table-cell office:value-type="float" office:value="45416.0991512589">
                <text:p>45416.0991512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2242193222046">
                <text:p>8.42242193222046</text:p>
              </table:table-cell>
              <table:table-cell office:value-type="float" office:value="45173.3072535867">
                <text:p>45173.3072535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2426099777222">
                <text:p>8.52426099777222</text:p>
              </table:table-cell>
              <table:table-cell office:value-type="float" office:value="44226.6430430955">
                <text:p>44226.6430430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2611532211304">
                <text:p>8.62611532211304</text:p>
              </table:table-cell>
              <table:table-cell office:value-type="float" office:value="43670.2126177412">
                <text:p>43670.2126177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2879576683044">
                <text:p>8.72879576683044</text:p>
              </table:table-cell>
              <table:table-cell office:value-type="float" office:value="42851.3921234904">
                <text:p>42851.3921234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3139491081238">
                <text:p>8.83139491081238</text:p>
              </table:table-cell>
              <table:table-cell office:value-type="float" office:value="42495.4812563323">
                <text:p>42495.4812563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3284177780151">
                <text:p>8.93284177780151</text:p>
              </table:table-cell>
              <table:table-cell office:value-type="float" office:value="42662.72708514">
                <text:p>42662.727085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3449392318726">
                <text:p>9.03449392318726</text:p>
              </table:table-cell>
              <table:table-cell office:value-type="float" office:value="42419.1735810114">
                <text:p>42419.1735810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366753578186">
                <text:p>9.1366753578186</text:p>
              </table:table-cell>
              <table:table-cell office:value-type="float" office:value="42042.8624387512">
                <text:p>42042.8624387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3873400688171">
                <text:p>9.23873400688171</text:p>
              </table:table-cell>
              <table:table-cell office:value-type="float" office:value="42093.4437153236">
                <text:p>42093.4437153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34170937538147">
                <text:p>9.34170937538147</text:p>
              </table:table-cell>
              <table:table-cell office:value-type="float" office:value="41718.7145099674">
                <text:p>41718.7145099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4332027435303">
                <text:p>9.44332027435303</text:p>
              </table:table-cell>
              <table:table-cell office:value-type="float" office:value="42436.3925882301">
                <text:p>42436.3925882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54531073570251">
                <text:p>9.54531073570251</text:p>
              </table:table-cell>
              <table:table-cell office:value-type="float" office:value="42513.7796479023">
                <text:p>42513.7796479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478590965271">
                <text:p>9.6478590965271</text:p>
              </table:table-cell>
              <table:table-cell office:value-type="float" office:value="42594.5374931124">
                <text:p>42594.5374931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5050067901611">
                <text:p>9.75050067901611</text:p>
              </table:table-cell>
              <table:table-cell office:value-type="float" office:value="42945.5576688114">
                <text:p>42945.5576688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85293078422546">
                <text:p>9.85293078422546</text:p>
              </table:table-cell>
              <table:table-cell office:value-type="float" office:value="43502.8353323728">
                <text:p>43502.8353323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5466303825378">
                <text:p>9.95466303825378</text:p>
              </table:table-cell>
              <table:table-cell office:value-type="float" office:value="44430.3534132028">
                <text:p>44430.3534132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0563609600067">
                <text:p>10.0563609600067</text:p>
              </table:table-cell>
              <table:table-cell office:value-type="float" office:value="45074.6674168683">
                <text:p>45074.66741686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1587433815002">
                <text:p>10.1587433815002</text:p>
              </table:table-cell>
              <table:table-cell office:value-type="float" office:value="45476.5567377621">
                <text:p>45476.5567377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2606353759766">
                <text:p>10.2606353759766</text:p>
              </table:table-cell>
              <table:table-cell office:value-type="float" office:value="46480.5898082674">
                <text:p>46480.58980826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630585670471">
                <text:p>10.3630585670471</text:p>
              </table:table-cell>
              <table:table-cell office:value-type="float" office:value="47098.7083059819">
                <text:p>47098.70830598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4651162624359">
                <text:p>10.4651162624359</text:p>
              </table:table-cell>
              <table:table-cell office:value-type="float" office:value="48208.0256785832">
                <text:p>48208.02567858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566150188446">
                <text:p>10.566150188446</text:p>
              </table:table-cell>
              <table:table-cell office:value-type="float" office:value="49725.87128304">
                <text:p>49725.87128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6667466163635">
                <text:p>10.6667466163635</text:p>
              </table:table-cell>
              <table:table-cell office:value-type="float" office:value="50975.9651128618">
                <text:p>50975.96511286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7673461437225">
                <text:p>10.7673461437225</text:p>
              </table:table-cell>
              <table:table-cell office:value-type="float" office:value="52008.1966322625">
                <text:p>52008.1966322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8687891960144">
                <text:p>10.8687891960144</text:p>
              </table:table-cell>
              <table:table-cell office:value-type="float" office:value="52758.6648773277">
                <text:p>52758.66487732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9692640304565">
                <text:p>10.9692640304565</text:p>
              </table:table-cell>
              <table:table-cell office:value-type="float" office:value="54381.7765944825">
                <text:p>54381.7765944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0696077346802">
                <text:p>11.0696077346802</text:p>
              </table:table-cell>
              <table:table-cell office:value-type="float" office:value="55648.7329544375">
                <text:p>55648.732954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1714346408844">
                <text:p>11.1714346408844</text:p>
              </table:table-cell>
              <table:table-cell office:value-type="float" office:value="56016.6287342569">
                <text:p>56016.62873425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736442089081">
                <text:p>11.2736442089081</text:p>
              </table:table-cell>
              <table:table-cell office:value-type="float" office:value="57059.2373372397">
                <text:p>57059.2373372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3742158412933">
                <text:p>11.3742158412933</text:p>
              </table:table-cell>
              <table:table-cell office:value-type="float" office:value="59261.2435400211">
                <text:p>59261.2435400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4750123023987">
                <text:p>11.4750123023987</text:p>
              </table:table-cell>
              <table:table-cell office:value-type="float" office:value="60398.945887963">
                <text:p>60398.945887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759296417236">
                <text:p>11.5759296417236</text:p>
              </table:table-cell>
              <table:table-cell office:value-type="float" office:value="61594.9651623756">
                <text:p>61594.96516237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6776716709137">
                <text:p>11.6776716709137</text:p>
              </table:table-cell>
              <table:table-cell office:value-type="float" office:value="62353.778969248">
                <text:p>62353.778969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7805788516998">
                <text:p>11.7805788516998</text:p>
              </table:table-cell>
              <table:table-cell office:value-type="float" office:value="62813.8867532853">
                <text:p>62813.88675328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8811211585999">
                <text:p>11.8811211585999</text:p>
              </table:table-cell>
              <table:table-cell office:value-type="float" office:value="65564.4395205179">
                <text:p>65564.43952051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814622402191">
                <text:p>11.9814622402191</text:p>
              </table:table-cell>
              <table:table-cell office:value-type="float" office:value="66891.8442145982">
                <text:p>66891.8442145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0819861888886">
                <text:p>12.0819861888886</text:p>
              </table:table-cell>
              <table:table-cell office:value-type="float" office:value="67884.3210033489">
                <text:p>67884.3210033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836228370667">
                <text:p>12.1836228370667</text:p>
              </table:table-cell>
              <table:table-cell office:value-type="float" office:value="68321.8123036864">
                <text:p>68321.8123036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2861049175262">
                <text:p>12.2861049175262</text:p>
              </table:table-cell>
              <table:table-cell office:value-type="float" office:value="68851.0612621877">
                <text:p>68851.0612621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3871517181396">
                <text:p>12.3871517181396</text:p>
              </table:table-cell>
              <table:table-cell office:value-type="float" office:value="70858.2553483664">
                <text:p>70858.2553483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5003886222839">
                <text:p>12.5003886222839</text:p>
              </table:table-cell>
              <table:table-cell office:value-type="float" office:value="64148.6982966628">
                <text:p>64148.69829666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194531917572">
                <text:p>12.6194531917572</text:p>
              </table:table-cell>
              <table:table-cell office:value-type="float" office:value="61949.5793973884">
                <text:p>61949.5793973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402675151825">
                <text:p>12.7402675151825</text:p>
              </table:table-cell>
              <table:table-cell office:value-type="float" office:value="61846.9713536939">
                <text:p>61846.97135369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8618695735931">
                <text:p>12.8618695735931</text:p>
              </table:table-cell>
              <table:table-cell office:value-type="float" office:value="62235.7885953148">
                <text:p>62235.7885953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9847910404205">
                <text:p>12.9847910404205</text:p>
              </table:table-cell>
              <table:table-cell office:value-type="float" office:value="62218.5871792385">
                <text:p>62218.5871792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1089425086975">
                <text:p>13.1089425086975</text:p>
              </table:table-cell>
              <table:table-cell office:value-type="float" office:value="62182.1079294604">
                <text:p>62182.1079294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2338893413544">
                <text:p>13.2338893413544</text:p>
              </table:table-cell>
              <table:table-cell office:value-type="float" office:value="62298.4979649471">
                <text:p>62298.49796494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3595612049103">
                <text:p>13.3595612049103</text:p>
              </table:table-cell>
              <table:table-cell office:value-type="float" office:value="62321.030168505">
                <text:p>62321.0301685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4857761859894">
                <text:p>13.4857761859894</text:p>
              </table:table-cell>
              <table:table-cell office:value-type="float" office:value="62306.391307633">
                <text:p>62306.3913076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122224330902">
                <text:p>13.6122224330902</text:p>
              </table:table-cell>
              <table:table-cell office:value-type="float" office:value="62382.2389422914">
                <text:p>62382.23894229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391426563263">
                <text:p>13.7391426563263</text:p>
              </table:table-cell>
              <table:table-cell office:value-type="float" office:value="62149.2761270011">
                <text:p>62149.2761270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8650376796722">
                <text:p>13.8650376796722</text:p>
              </table:table-cell>
              <table:table-cell office:value-type="float" office:value="62655.3758072275">
                <text:p>62655.37580722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9988989830017">
                <text:p>13.9988989830017</text:p>
              </table:table-cell>
              <table:table-cell office:value-type="float" office:value="58747.3736203258">
                <text:p>58747.3736203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124281167984">
                <text:p>14.124281167984</text:p>
              </table:table-cell>
              <table:table-cell office:value-type="float" office:value="62401.2095586348">
                <text:p>62401.2095586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2489929199219">
                <text:p>14.2489929199219</text:p>
              </table:table-cell>
              <table:table-cell office:value-type="float" office:value="62351.7822432176">
                <text:p>62351.7822432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3730301856995">
                <text:p>14.3730301856995</text:p>
              </table:table-cell>
              <table:table-cell office:value-type="float" office:value="62239.3596924556">
                <text:p>62239.3596924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959406852722">
                <text:p>14.4959406852722</text:p>
              </table:table-cell>
              <table:table-cell office:value-type="float" office:value="62159.0509074262">
                <text:p>62159.0509074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6177606582642">
                <text:p>14.6177606582642</text:p>
              </table:table-cell>
              <table:table-cell office:value-type="float" office:value="62058.7890008807">
                <text:p>62058.7890008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382814884186">
                <text:p>14.7382814884186</text:p>
              </table:table-cell>
              <table:table-cell office:value-type="float" office:value="61931.2030164134">
                <text:p>61931.20301641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573522567749">
                <text:p>14.8573522567749</text:p>
              </table:table-cell>
              <table:table-cell office:value-type="float" office:value="61879.167336445">
                <text:p>61879.1673364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9748423099518">
                <text:p>14.9748423099518</text:p>
              </table:table-cell>
              <table:table-cell office:value-type="float" office:value="61758.4195751123">
                <text:p>61758.4195751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0915038585663">
                <text:p>15.0915038585663</text:p>
              </table:table-cell>
              <table:table-cell office:value-type="float" office:value="61236.9721201519">
                <text:p>61236.97212015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2052142620087">
                <text:p>15.2052142620087</text:p>
              </table:table-cell>
              <table:table-cell office:value-type="float" office:value="61770.9531173994">
                <text:p>61770.95311739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317613363266">
                <text:p>15.317613363266</text:p>
              </table:table-cell>
              <table:table-cell office:value-type="float" office:value="61352.8037400623">
                <text:p>61352.80374006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42822265625">
                <text:p>15.42822265625</text:p>
              </table:table-cell>
              <table:table-cell office:value-type="float" office:value="61188.3488033729">
                <text:p>61188.34880337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5371177196503">
                <text:p>15.5371177196503</text:p>
              </table:table-cell>
              <table:table-cell office:value-type="float" office:value="60976.1342035605">
                <text:p>60976.13420356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6442787647247">
                <text:p>15.6442787647247</text:p>
              </table:table-cell>
              <table:table-cell office:value-type="float" office:value="60768.350994291">
                <text:p>60768.350994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7493784427643">
                <text:p>15.7493784427643</text:p>
              </table:table-cell>
              <table:table-cell office:value-type="float" office:value="60742.3364094188">
                <text:p>60742.3364094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8531692028046">
                <text:p>15.8531692028046</text:p>
              </table:table-cell>
              <table:table-cell office:value-type="float" office:value="60198.0368731767">
                <text:p>60198.0368731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9550065994263">
                <text:p>15.9550065994263</text:p>
              </table:table-cell>
              <table:table-cell office:value-type="float" office:value="60095.8017685192">
                <text:p>60095.8017685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0575320720673">
                <text:p>16.0575320720673</text:p>
              </table:table-cell>
              <table:table-cell office:value-type="float" office:value="58444.0124551478">
                <text:p>58444.0124551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1600794792175">
                <text:p>16.1600794792175</text:p>
              </table:table-cell>
              <table:table-cell office:value-type="float" office:value="57183.308315218">
                <text:p>57183.3083152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2615094184876">
                <text:p>16.2615094184876</text:p>
              </table:table-cell>
              <table:table-cell office:value-type="float" office:value="56630.2222138646">
                <text:p>56630.22221386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363180398941">
                <text:p>16.363180398941</text:p>
              </table:table-cell>
              <table:table-cell office:value-type="float" office:value="55237.0005182453">
                <text:p>55237.000518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4654040336609">
                <text:p>16.4654040336609</text:p>
              </table:table-cell>
              <table:table-cell office:value-type="float" office:value="53764.4744785508">
                <text:p>53764.47447855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568439245224">
                <text:p>16.568439245224</text:p>
              </table:table-cell>
              <table:table-cell office:value-type="float" office:value="52176.3377630096">
                <text:p>52176.3377630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6706564426422">
                <text:p>16.6706564426422</text:p>
              </table:table-cell>
              <table:table-cell office:value-type="float" office:value="51419.9188860122">
                <text:p>51419.9188860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7717006206512">
                <text:p>16.7717006206512</text:p>
              </table:table-cell>
              <table:table-cell office:value-type="float" office:value="50908.4254170501">
                <text:p>50908.42541705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8735857009888">
                <text:p>16.8735857009888</text:p>
              </table:table-cell>
              <table:table-cell office:value-type="float" office:value="49467.4979231847">
                <text:p>49467.49792318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9746763706207">
                <text:p>16.9746763706207</text:p>
              </table:table-cell>
              <table:table-cell office:value-type="float" office:value="48827.45378946">
                <text:p>48827.453789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0771539211273">
                <text:p>17.0771539211273</text:p>
              </table:table-cell>
              <table:table-cell office:value-type="float" office:value="47229.8564522058">
                <text:p>47229.8564522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1788606643677">
                <text:p>17.1788606643677</text:p>
              </table:table-cell>
              <table:table-cell office:value-type="float" office:value="46722.5657670498">
                <text:p>46722.56576704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2800579071045">
                <text:p>17.2800579071045</text:p>
              </table:table-cell>
              <table:table-cell office:value-type="float" office:value="46167.2657638555">
                <text:p>46167.26576385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3821635246277">
                <text:p>17.3821635246277</text:p>
              </table:table-cell>
              <table:table-cell office:value-type="float" office:value="45051.39003694">
                <text:p>45051.39003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4828708171844">
                <text:p>17.4828708171844</text:p>
              </table:table-cell>
              <table:table-cell office:value-type="float" office:value="44961.9872110834">
                <text:p>44961.98721108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5846059322357">
                <text:p>17.5846059322357</text:p>
              </table:table-cell>
              <table:table-cell office:value-type="float" office:value="43957.2904374889">
                <text:p>43957.29043748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6869373321533">
                <text:p>17.6869373321533</text:p>
              </table:table-cell>
              <table:table-cell office:value-type="float" office:value="43153.9097828797">
                <text:p>43153.90978287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7879323959351">
                <text:p>17.7879323959351</text:p>
              </table:table-cell>
              <table:table-cell office:value-type="float" office:value="43328.8503035854">
                <text:p>43328.85030358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8890461921692">
                <text:p>17.8890461921692</text:p>
              </table:table-cell>
              <table:table-cell office:value-type="float" office:value="42961.4964701888">
                <text:p>42961.49647018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9907145500183">
                <text:p>17.9907145500183</text:p>
              </table:table-cell>
              <table:table-cell office:value-type="float" office:value="42491.0964570807">
                <text:p>42491.09645708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092634677887">
                <text:p>18.092634677887</text:p>
              </table:table-cell>
              <table:table-cell office:value-type="float" office:value="42229.1463914439">
                <text:p>42229.1463914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1950964927673">
                <text:p>18.1950964927673</text:p>
              </table:table-cell>
              <table:table-cell office:value-type="float" office:value="41927.814815849">
                <text:p>41927.8148158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2961912155151">
                <text:p>18.2961912155151</text:p>
              </table:table-cell>
              <table:table-cell office:value-type="float" office:value="42494.7997603898">
                <text:p>42494.7997603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3960976600647">
                <text:p>18.3960976600647</text:p>
              </table:table-cell>
              <table:table-cell office:value-type="float" office:value="43080.3039724321">
                <text:p>43080.30397243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959402084351">
                <text:p>18.4959402084351</text:p>
              </table:table-cell>
              <table:table-cell office:value-type="float" office:value="43268.1263700838">
                <text:p>43268.12637008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5959393978119">
                <text:p>18.5959393978119</text:p>
              </table:table-cell>
              <table:table-cell office:value-type="float" office:value="43520.3527860629">
                <text:p>43520.3527860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6970670223236">
                <text:p>18.6970670223236</text:p>
              </table:table-cell>
              <table:table-cell office:value-type="float" office:value="43351.1616748397">
                <text:p>43351.16167483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7975785732269">
                <text:p>18.7975785732269</text:p>
              </table:table-cell>
              <table:table-cell office:value-type="float" office:value="44094.4345218893">
                <text:p>44094.43452188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8970420360565">
                <text:p>18.8970420360565</text:p>
              </table:table-cell>
              <table:table-cell office:value-type="float" office:value="45122.0968215159">
                <text:p>45122.09682151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9972434043884">
                <text:p>18.9972434043884</text:p>
              </table:table-cell>
              <table:table-cell office:value-type="float" office:value="45348.6821152817">
                <text:p>45348.68211528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0981914997101">
                <text:p>19.0981914997101</text:p>
              </table:table-cell>
              <table:table-cell office:value-type="float" office:value="45726.4694820823">
                <text:p>45726.46948208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2001864910126">
                <text:p>19.2001864910126</text:p>
              </table:table-cell>
              <table:table-cell office:value-type="float" office:value="45963.0413232413">
                <text:p>45963.0413232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3008191585541">
                <text:p>19.3008191585541</text:p>
              </table:table-cell>
              <table:table-cell office:value-type="float" office:value="47459.7376446395">
                <text:p>47459.7376446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4011740684509">
                <text:p>19.4011740684509</text:p>
              </table:table-cell>
              <table:table-cell office:value-type="float" office:value="48467.9823338932">
                <text:p>48467.98233389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5016624927521">
                <text:p>19.5016624927521</text:p>
              </table:table-cell>
              <table:table-cell office:value-type="float" office:value="49358.9190446025">
                <text:p>49358.9190446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6022508144379">
                <text:p>19.6022508144379</text:p>
              </table:table-cell>
              <table:table-cell office:value-type="float" office:value="50264.2843151662">
                <text:p>50264.28431516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7035524845123">
                <text:p>19.7035524845123</text:p>
              </table:table-cell>
              <table:table-cell office:value-type="float" office:value="50936.9687213161">
                <text:p>50936.9687213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8051285743713">
                <text:p>19.8051285743713</text:p>
              </table:table-cell>
              <table:table-cell office:value-type="float" office:value="51901.9781851981">
                <text:p>51901.9781851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9048578739166">
                <text:p>19.9048578739166</text:p>
              </table:table-cell>
              <table:table-cell office:value-type="float" office:value="54066.3578766182">
                <text:p>54066.35787661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0052406787872">
                <text:p>20.0052406787872</text:p>
              </table:table-cell>
              <table:table-cell office:value-type="float" office:value="54830.1076772533">
                <text:p>54830.10767725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1066019535065">
                <text:p>20.1066019535065</text:p>
              </table:table-cell>
              <table:table-cell office:value-type="float" office:value="55563.6264007151">
                <text:p>55563.6264007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2080175876617">
                <text:p>20.2080175876617</text:p>
              </table:table-cell>
              <table:table-cell office:value-type="float" office:value="56717.0934531982">
                <text:p>56717.09345319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3091707229614">
                <text:p>20.3091707229614</text:p>
              </table:table-cell>
              <table:table-cell office:value-type="float" office:value="58129.6860703284">
                <text:p>58129.6860703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409595489502">
                <text:p>20.409595489502</text:p>
              </table:table-cell>
              <table:table-cell office:value-type="float" office:value="59825.8796805409">
                <text:p>59825.8796805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511269569397">
                <text:p>20.511269569397</text:p>
              </table:table-cell>
              <table:table-cell office:value-type="float" office:value="60271.0150544493">
                <text:p>60271.01505444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612939119339">
                <text:p>20.612939119339</text:p>
              </table:table-cell>
              <table:table-cell office:value-type="float" office:value="61532.6811574151">
                <text:p>61532.6811574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7143414020538">
                <text:p>20.7143414020538</text:p>
              </table:table-cell>
              <table:table-cell office:value-type="float" office:value="62957.1625912272">
                <text:p>62957.16259122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8164646625519">
                <text:p>20.8164646625519</text:p>
              </table:table-cell>
              <table:table-cell office:value-type="float" office:value="63766.0800119532">
                <text:p>63766.08001195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9170541763306">
                <text:p>20.9170541763306</text:p>
              </table:table-cell>
              <table:table-cell office:value-type="float" office:value="65931.3257502317">
                <text:p>65931.32575023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018196105957">
                <text:p>21.018196105957</text:p>
              </table:table-cell>
              <table:table-cell office:value-type="float" office:value="66757.6743387865">
                <text:p>66757.67433878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1193830966949">
                <text:p>21.1193830966949</text:p>
              </table:table-cell>
              <table:table-cell office:value-type="float" office:value="67913.8686691376">
                <text:p>67913.8686691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2204823493958">
                <text:p>21.2204823493958</text:p>
              </table:table-cell>
              <table:table-cell office:value-type="float" office:value="69080.6293165048">
                <text:p>69080.6293165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3224811553955">
                <text:p>21.3224811553955</text:p>
              </table:table-cell>
              <table:table-cell office:value-type="float" office:value="69491.0095321799">
                <text:p>69491.00953217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4246382713318">
                <text:p>21.4246382713318</text:p>
              </table:table-cell>
              <table:table-cell office:value-type="float" office:value="70401.3610220362">
                <text:p>70401.36102203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5427520275116">
                <text:p>21.5427520275116</text:p>
              </table:table-cell>
              <table:table-cell office:value-type="float" office:value="61838.6903967461">
                <text:p>61838.69039674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6626522541046">
                <text:p>21.6626522541046</text:p>
              </table:table-cell>
              <table:table-cell office:value-type="float" office:value="61784.7039200792">
                <text:p>61784.7039200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7835001945496">
                <text:p>21.7835001945496</text:p>
              </table:table-cell>
              <table:table-cell office:value-type="float" office:value="62160.7614688492">
                <text:p>62160.76146884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9060270786285">
                <text:p>21.9060270786285</text:p>
              </table:table-cell>
              <table:table-cell office:value-type="float" office:value="62027.2037204596">
                <text:p>62027.20372045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0293729305267">
                <text:p>22.0293729305267</text:p>
              </table:table-cell>
              <table:table-cell office:value-type="float" office:value="62263.9503624239">
                <text:p>62263.95036242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1538193225861">
                <text:p>22.1538193225861</text:p>
              </table:table-cell>
              <table:table-cell office:value-type="float" office:value="62227.5975370043">
                <text:p>62227.59753700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2790586948395">
                <text:p>22.2790586948395</text:p>
              </table:table-cell>
              <table:table-cell office:value-type="float" office:value="62280.7337633164">
                <text:p>62280.7337633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4050748348236">
                <text:p>22.4050748348236</text:p>
              </table:table-cell>
              <table:table-cell office:value-type="float" office:value="62277.7368120329">
                <text:p>62277.73681203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5314855575562">
                <text:p>22.5314855575562</text:p>
              </table:table-cell>
              <table:table-cell office:value-type="float" office:value="62273.1982685942">
                <text:p>62273.19826859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6579196453094">
                <text:p>22.6579196453094</text:p>
              </table:table-cell>
              <table:table-cell office:value-type="float" office:value="62388.2383316708">
                <text:p>62388.23833167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783961057663">
                <text:p>22.783961057663</text:p>
              </table:table-cell>
              <table:table-cell office:value-type="float" office:value="62582.6056112103">
                <text:p>62582.60561121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9180655479431">
                <text:p>22.9180655479431</text:p>
              </table:table-cell>
              <table:table-cell office:value-type="float" office:value="58760.1502644562">
                <text:p>58760.15026445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443203449249">
                <text:p>23.0443203449249</text:p>
              </table:table-cell>
              <table:table-cell office:value-type="float" office:value="62160.0144122096">
                <text:p>62160.01441220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1690695285797">
                <text:p>23.1690695285797</text:p>
              </table:table-cell>
              <table:table-cell office:value-type="float" office:value="62589.587933552">
                <text:p>62589.5879335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2937297821045">
                <text:p>23.2937297821045</text:p>
              </table:table-cell>
              <table:table-cell office:value-type="float" office:value="62249.1915473078">
                <text:p>62249.1915473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4172298908234">
                <text:p>23.4172298908234</text:p>
              </table:table-cell>
              <table:table-cell office:value-type="float" office:value="62250.9573453128">
                <text:p>62250.9573453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5399720668793">
                <text:p>23.5399720668793</text:p>
              </table:table-cell>
              <table:table-cell office:value-type="float" office:value="62048.7614341379">
                <text:p>62048.76143413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6614294052124">
                <text:p>23.6614294052124</text:p>
              </table:table-cell>
              <table:table-cell office:value-type="float" office:value="61980.6106680224">
                <text:p>61980.6106680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7814512252808">
                <text:p>23.7814512252808</text:p>
              </table:table-cell>
              <table:table-cell office:value-type="float" office:value="61922.0738009726">
                <text:p>61922.0738009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8999691009521">
                <text:p>23.8999691009521</text:p>
              </table:table-cell>
              <table:table-cell office:value-type="float" office:value="61830.335369141">
                <text:p>61830.3353691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0167214870453">
                <text:p>24.0167214870453</text:p>
              </table:table-cell>
              <table:table-cell office:value-type="float" office:value="61806.0173454906">
                <text:p>61806.0173454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.1322405338287">
                <text:p>24.1322405338287</text:p>
              </table:table-cell>
              <table:table-cell office:value-type="float" office:value="61427.0996652371">
                <text:p>61427.09966523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.2457389831543">
                <text:p>24.2457389831543</text:p>
              </table:table-cell>
              <table:table-cell office:value-type="float" office:value="61463.394799253">
                <text:p>61463.3947992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357435464859">
                <text:p>24.357435464859</text:p>
              </table:table-cell>
              <table:table-cell office:value-type="float" office:value="61309.0036094764">
                <text:p>61309.00360947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.4673821926117">
                <text:p>24.4673821926117</text:p>
              </table:table-cell>
              <table:table-cell office:value-type="float" office:value="61120.5093353573">
                <text:p>61120.5093353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5755960941315">
                <text:p>24.5755960941315</text:p>
              </table:table-cell>
              <table:table-cell office:value-type="float" office:value="60916.3878893633">
                <text:p>60916.38788936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6826453208923">
                <text:p>24.6826453208923</text:p>
              </table:table-cell>
              <table:table-cell office:value-type="float" office:value="60383.434757916">
                <text:p>60383.4347579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7868614196777">
                <text:p>24.7868614196777</text:p>
              </table:table-cell>
              <table:table-cell office:value-type="float" office:value="60796.7490036924">
                <text:p>60796.7490036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8897314071655">
                <text:p>24.8897314071655</text:p>
              </table:table-cell>
              <table:table-cell office:value-type="float" office:value="60348.019394254">
                <text:p>60348.019394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9920327663422">
                <text:p>24.9920327663422</text:p>
              </table:table-cell>
              <table:table-cell office:value-type="float" office:value="59432.2504503791">
                <text:p>59432.25045037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0944833755493">
                <text:p>25.0944833755493</text:p>
              </table:table-cell>
              <table:table-cell office:value-type="float" office:value="58096.2870407648">
                <text:p>58096.28704076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.1967537403107">
                <text:p>25.1967537403107</text:p>
              </table:table-cell>
              <table:table-cell office:value-type="float" office:value="56947.0932619658">
                <text:p>56947.0932619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2989192008972">
                <text:p>25.2989192008972</text:p>
              </table:table-cell>
              <table:table-cell office:value-type="float" office:value="55752.6973137338">
                <text:p>55752.69731373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4003450870514">
                <text:p>25.4003450870514</text:p>
              </table:table-cell>
              <table:table-cell office:value-type="float" office:value="54897.2280265437">
                <text:p>54897.2280265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5019419193268">
                <text:p>25.5019419193268</text:p>
              </table:table-cell>
              <table:table-cell office:value-type="float" office:value="53623.7191454211">
                <text:p>53623.7191454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6040210723877">
                <text:p>25.6040210723877</text:p>
              </table:table-cell>
              <table:table-cell office:value-type="float" office:value="52273.1609735818">
                <text:p>52273.16097358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7064974308014">
                <text:p>25.7064974308014</text:p>
              </table:table-cell>
              <table:table-cell office:value-type="float" office:value="50899.54483885">
                <text:p>50899.544838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8081381320953">
                <text:p>25.8081381320953</text:p>
              </table:table-cell>
              <table:table-cell office:value-type="float" office:value="50294.8123627766">
                <text:p>50294.8123627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9092936515808">
                <text:p>25.9092936515808</text:p>
              </table:table-cell>
              <table:table-cell office:value-type="float" office:value="49507.9262651522">
                <text:p>49507.92626515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011039018631">
                <text:p>26.011039018631</text:p>
              </table:table-cell>
              <table:table-cell office:value-type="float" office:value="48198.7548148686">
                <text:p>48198.75481486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1134617328644">
                <text:p>26.1134617328644</text:p>
              </table:table-cell>
              <table:table-cell office:value-type="float" office:value="46942.712229278">
                <text:p>46942.7122292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.2154541015625">
                <text:p>26.2154541015625</text:p>
              </table:table-cell>
              <table:table-cell office:value-type="float" office:value="46356.4094093556">
                <text:p>46356.40940935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3174824714661">
                <text:p>26.3174824714661</text:p>
              </table:table-cell>
              <table:table-cell office:value-type="float" office:value="45555.9566853142">
                <text:p>45555.9566853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4185938835144">
                <text:p>26.4185938835144</text:p>
              </table:table-cell>
              <table:table-cell office:value-type="float" office:value="45257.0081586071">
                <text:p>45257.0081586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5197570323944">
                <text:p>26.5197570323944</text:p>
              </table:table-cell>
              <table:table-cell office:value-type="float" office:value="44601.2213929">
                <text:p>44601.22139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621954202652">
                <text:p>26.621954202652</text:p>
              </table:table-cell>
              <table:table-cell office:value-type="float" office:value="43523.7099891286">
                <text:p>43523.7099891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7242155075073">
                <text:p>26.7242155075073</text:p>
              </table:table-cell>
              <table:table-cell office:value-type="float" office:value="43027.0277327676">
                <text:p>43027.02773276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8262755870819">
                <text:p>26.8262755870819</text:p>
              </table:table-cell>
              <table:table-cell office:value-type="float" office:value="42719.9353378295">
                <text:p>42719.93533782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9272413253784">
                <text:p>26.9272413253784</text:p>
              </table:table-cell>
              <table:table-cell office:value-type="float" office:value="42945.2611663805">
                <text:p>42945.26116638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0288021564484">
                <text:p>27.0288021564484</text:p>
              </table:table-cell>
              <table:table-cell office:value-type="float" office:value="42457.3130661984">
                <text:p>42457.31306619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1308183670044">
                <text:p>27.1308183670044</text:p>
              </table:table-cell>
              <table:table-cell office:value-type="float" office:value="42110.954490321">
                <text:p>42110.9544903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2325527667999">
                <text:p>27.2325527667999</text:p>
              </table:table-cell>
              <table:table-cell office:value-type="float" office:value="42227.604513657">
                <text:p>42227.6045136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3343732357025">
                <text:p>27.3343732357025</text:p>
              </table:table-cell>
              <table:table-cell office:value-type="float" office:value="42191.9094097868">
                <text:p>42191.90940978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4343936443329">
                <text:p>27.4343936443329</text:p>
              </table:table-cell>
              <table:table-cell office:value-type="float" office:value="43111.2015942181">
                <text:p>43111.20159421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5343413352966">
                <text:p>27.5343413352966</text:p>
              </table:table-cell>
              <table:table-cell office:value-type="float" office:value="43382.6930686456">
                <text:p>43382.69306864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6361048221588">
                <text:p>27.6361048221588</text:p>
              </table:table-cell>
              <table:table-cell office:value-type="float" office:value="42844.4438613302">
                <text:p>42844.4438613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7451095581055">
                <text:p>27.7451095581055</text:p>
              </table:table-cell>
              <table:table-cell office:value-type="float" office:value="40438.6099532151">
                <text:p>40438.60995321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8468284606934">
                <text:p>27.8468284606934</text:p>
              </table:table-cell>
              <table:table-cell office:value-type="float" office:value="43807.0003375211">
                <text:p>43807.00033752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9482383728027">
                <text:p>27.9482383728027</text:p>
              </table:table-cell>
              <table:table-cell office:value-type="float" office:value="44492.6921456515">
                <text:p>44492.69214565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0485754013061">
                <text:p>28.0485754013061</text:p>
              </table:table-cell>
              <table:table-cell office:value-type="float" office:value="45606.2937905732">
                <text:p>45606.29379057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1492233276367">
                <text:p>28.1492233276367</text:p>
              </table:table-cell>
              <table:table-cell office:value-type="float" office:value="46180.7825501957">
                <text:p>46180.78255019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2497189044952">
                <text:p>28.2497189044952</text:p>
              </table:table-cell>
              <table:table-cell office:value-type="float" office:value="47046.8467150168">
                <text:p>47046.84671501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3511774539947">
                <text:p>28.3511774539947</text:p>
              </table:table-cell>
              <table:table-cell office:value-type="float" office:value="47467.6606728266">
                <text:p>47467.66067282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4529409408569">
                <text:p>28.4529409408569</text:p>
              </table:table-cell>
              <table:table-cell office:value-type="float" office:value="48268.78629515">
                <text:p>48268.786295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5538258552551">
                <text:p>28.5538258552551</text:p>
              </table:table-cell>
              <table:table-cell office:value-type="float" office:value="49640.7221027457">
                <text:p>49640.72210274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6543037891388">
                <text:p>28.6543037891388</text:p>
              </table:table-cell>
              <table:table-cell office:value-type="float" office:value="50876.8423315577">
                <text:p>50876.84233155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7554683685303">
                <text:p>28.7554683685303</text:p>
              </table:table-cell>
              <table:table-cell office:value-type="float" office:value="51559.5481281595">
                <text:p>51559.54812815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8577485084534">
                <text:p>28.8577485084534</text:p>
              </table:table-cell>
              <table:table-cell office:value-type="float" office:value="52170.440947892">
                <text:p>52170.4409478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9600524902344">
                <text:p>28.9600524902344</text:p>
              </table:table-cell>
              <table:table-cell office:value-type="float" office:value="53331.2575426363">
                <text:p>53331.25754263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060480594635">
                <text:p>29.060480594635</text:p>
              </table:table-cell>
              <table:table-cell office:value-type="float" office:value="55522.306562273">
                <text:p>55522.3065622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1615409851074">
                <text:p>29.1615409851074</text:p>
              </table:table-cell>
              <table:table-cell office:value-type="float" office:value="56362.3391258806">
                <text:p>56362.33912588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2625532150269">
                <text:p>29.2625532150269</text:p>
              </table:table-cell>
              <table:table-cell office:value-type="float" office:value="57656.3848223643">
                <text:p>57656.38482236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3641896247864">
                <text:p>29.3641896247864</text:p>
              </table:table-cell>
              <table:table-cell office:value-type="float" office:value="58482.9788268191">
                <text:p>58482.97882681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.4662556648254">
                <text:p>29.4662556648254</text:p>
              </table:table-cell>
              <table:table-cell office:value-type="float" office:value="59490.8943040813">
                <text:p>59490.89430408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5677199363708">
                <text:p>29.5677199363708</text:p>
              </table:table-cell>
              <table:table-cell office:value-type="float" office:value="61105.2531651519">
                <text:p>61105.25316515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6694340705872">
                <text:p>29.6694340705872</text:p>
              </table:table-cell>
              <table:table-cell office:value-type="float" office:value="62213.5758098542">
                <text:p>62213.57580985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7710151672363">
                <text:p>29.7710151672363</text:p>
              </table:table-cell>
              <table:table-cell office:value-type="float" office:value="63555.1319385442">
                <text:p>63555.1319385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8721134662628">
                <text:p>29.8721134662628</text:p>
              </table:table-cell>
              <table:table-cell office:value-type="float" office:value="65045.6047561887">
                <text:p>65045.60475618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9748108386993">
                <text:p>29.9748108386993</text:p>
              </table:table-cell>
              <table:table-cell office:value-type="float" office:value="65279.1774603941">
                <text:p>65279.17746039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0756320953369">
                <text:p>30.0756320953369</text:p>
              </table:table-cell>
              <table:table-cell office:value-type="float" office:value="67604.791165238">
                <text:p>67604.791165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.1768093109131">
                <text:p>30.1768093109131</text:p>
              </table:table-cell>
              <table:table-cell office:value-type="float" office:value="68552.9835991404">
                <text:p>68552.98359914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.2776894569397">
                <text:p>30.2776894569397</text:p>
              </table:table-cell>
              <table:table-cell office:value-type="float" office:value="69785.7832020079">
                <text:p>69785.78320200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.3786602020264">
                <text:p>30.3786602020264</text:p>
              </table:table-cell>
              <table:table-cell office:value-type="float" office:value="70832.3979768691">
                <text:p>70832.39797686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4905354976654">
                <text:p>30.4905354976654</text:p>
              </table:table-cell>
              <table:table-cell office:value-type="float" office:value="64857.9291661605">
                <text:p>64857.92916616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.6094281673431">
                <text:p>30.6094281673431</text:p>
              </table:table-cell>
              <table:table-cell office:value-type="float" office:value="61971.8610068342">
                <text:p>61971.86100683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.7302436828613">
                <text:p>30.7302436828613</text:p>
              </table:table-cell>
              <table:table-cell office:value-type="float" office:value="61780.1444457381">
                <text:p>61780.1444457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8518757820129">
                <text:p>30.8518757820129</text:p>
              </table:table-cell>
              <table:table-cell office:value-type="float" office:value="62154.645465558">
                <text:p>62154.6454655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9746389389038">
                <text:p>30.9746389389038</text:p>
              </table:table-cell>
              <table:table-cell office:value-type="float" office:value="62233.6553856432">
                <text:p>62233.65538564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.0987131595612">
                <text:p>31.0987131595612</text:p>
              </table:table-cell>
              <table:table-cell office:value-type="float" office:value="62220.822013624">
                <text:p>62220.8220136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.2234716415405">
                <text:p>31.2234716415405</text:p>
              </table:table-cell>
              <table:table-cell office:value-type="float" office:value="62328.4275075247">
                <text:p>62328.42750752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.3490586280823">
                <text:p>31.3490586280823</text:p>
              </table:table-cell>
              <table:table-cell office:value-type="float" office:value="62299.4484973897">
                <text:p>62299.44849738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.4753496646881">
                <text:p>31.4753496646881</text:p>
              </table:table-cell>
              <table:table-cell office:value-type="float" office:value="62268.8688869046">
                <text:p>62268.86888690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6017551422119">
                <text:p>31.6017551422119</text:p>
              </table:table-cell>
              <table:table-cell office:value-type="float" office:value="62402.3590948786">
                <text:p>62402.35909487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.7283437252045">
                <text:p>31.7283437252045</text:p>
              </table:table-cell>
              <table:table-cell office:value-type="float" office:value="62312.0965060806">
                <text:p>62312.09650608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.8546080589294">
                <text:p>31.8546080589294</text:p>
              </table:table-cell>
              <table:table-cell office:value-type="float" office:value="62472.1151832263">
                <text:p>62472.11518322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9883594512939">
                <text:p>31.9883594512939</text:p>
              </table:table-cell>
              <table:table-cell office:value-type="float" office:value="58795.6496076607">
                <text:p>58795.64960766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1141498088837">
                <text:p>32.1141498088837</text:p>
              </table:table-cell>
              <table:table-cell office:value-type="float" office:value="62262.3239973996">
                <text:p>62262.32399739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2387478351593">
                <text:p>32.2387478351593</text:p>
              </table:table-cell>
              <table:table-cell office:value-type="float" office:value="62472.8997133574">
                <text:p>62472.89971335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3627445697784">
                <text:p>32.3627445697784</text:p>
              </table:table-cell>
              <table:table-cell office:value-type="float" office:value="62259.7040455315">
                <text:p>62259.70404553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4857776165009">
                <text:p>32.4857776165009</text:p>
              </table:table-cell>
              <table:table-cell office:value-type="float" office:value="62162.1605230623">
                <text:p>62162.16052306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6077497005463">
                <text:p>32.6077497005463</text:p>
              </table:table-cell>
              <table:table-cell office:value-type="float" office:value="62046.9844327858">
                <text:p>62046.98443278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.7286057472229">
                <text:p>32.7286057472229</text:p>
              </table:table-cell>
              <table:table-cell office:value-type="float" office:value="61891.8143170246">
                <text:p>61891.81431702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.8476705551147">
                <text:p>32.8476705551147</text:p>
              </table:table-cell>
              <table:table-cell office:value-type="float" office:value="61949.4553478816">
                <text:p>61949.4553478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.965291261673">
                <text:p>32.965291261673</text:p>
              </table:table-cell>
              <table:table-cell office:value-type="float" office:value="61757.8333998869">
                <text:p>61757.83339988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.0819220542908">
                <text:p>33.0819220542908</text:p>
              </table:table-cell>
              <table:table-cell office:value-type="float" office:value="61321.7130696976">
                <text:p>61321.71306969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.1957783699036">
                <text:p>33.1957783699036</text:p>
              </table:table-cell>
              <table:table-cell office:value-type="float" office:value="61762.0547630814">
                <text:p>61762.05476308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.3085029125214">
                <text:p>33.3085029125214</text:p>
              </table:table-cell>
              <table:table-cell office:value-type="float" office:value="61317.6140659601">
                <text:p>61317.61406596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.4196479320526">
                <text:p>33.4196479320526</text:p>
              </table:table-cell>
              <table:table-cell office:value-type="float" office:value="61037.3728720483">
                <text:p>61037.37287204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5284416675568">
                <text:p>33.5284416675568</text:p>
              </table:table-cell>
              <table:table-cell office:value-type="float" office:value="61179.9932151983">
                <text:p>61179.99321519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6356072425842">
                <text:p>33.6356072425842</text:p>
              </table:table-cell>
              <table:table-cell office:value-type="float" office:value="60840.4331179016">
                <text:p>60840.4331179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741072177887">
                <text:p>33.741072177887</text:p>
              </table:table-cell>
              <table:table-cell office:value-type="float" office:value="60607.8217528122">
                <text:p>60607.82175281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.8446702957153">
                <text:p>33.8446702957153</text:p>
              </table:table-cell>
              <table:table-cell office:value-type="float" office:value="60464.4189615255">
                <text:p>60464.41896152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.9461996555328">
                <text:p>33.9461996555328</text:p>
              </table:table-cell>
              <table:table-cell office:value-type="float" office:value="60435.7203771325">
                <text:p>60435.72037713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.0484266281128">
                <text:p>34.0484266281128</text:p>
              </table:table-cell>
              <table:table-cell office:value-type="float" office:value="58771.1818942979">
                <text:p>58771.1818942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.1516125202179">
                <text:p>34.1516125202179</text:p>
              </table:table-cell>
              <table:table-cell office:value-type="float" office:value="56984.5342230581">
                <text:p>56984.5342230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.2537088394165">
                <text:p>34.2537088394165</text:p>
              </table:table-cell>
              <table:table-cell office:value-type="float" office:value="56338.9556562819">
                <text:p>56338.95565628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.3546786308289">
                <text:p>34.3546786308289</text:p>
              </table:table-cell>
              <table:table-cell office:value-type="float" office:value="55699.827852788">
                <text:p>55699.827852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.4562151432037">
                <text:p>34.4562151432037</text:p>
              </table:table-cell>
              <table:table-cell office:value-type="float" office:value="54207.1011822718">
                <text:p>54207.10118227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.5581874847412">
                <text:p>34.5581874847412</text:p>
              </table:table-cell>
              <table:table-cell office:value-type="float" office:value="52798.6306759597">
                <text:p>52798.63067595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6603863239288">
                <text:p>34.6603863239288</text:p>
              </table:table-cell>
              <table:table-cell office:value-type="float" office:value="51585.713124602">
                <text:p>51585.713124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.7639904022217">
                <text:p>34.7639904022217</text:p>
              </table:table-cell>
              <table:table-cell office:value-type="float" office:value="49727.7721581325">
                <text:p>49727.77215813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.864981174469">
                <text:p>34.864981174469</text:p>
              </table:table-cell>
              <table:table-cell office:value-type="float" office:value="49984.7648222557">
                <text:p>49984.76482225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.9665286540985">
                <text:p>34.9665286540985</text:p>
              </table:table-cell>
              <table:table-cell office:value-type="float" office:value="48765.3658964925">
                <text:p>48765.36589649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.0678994655609">
                <text:p>35.0678994655609</text:p>
              </table:table-cell>
              <table:table-cell office:value-type="float" office:value="47903.3355849287">
                <text:p>47903.33558492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.1701135635376">
                <text:p>35.1701135635376</text:p>
              </table:table-cell>
              <table:table-cell office:value-type="float" office:value="46568.9185173436">
                <text:p>46568.91851734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.2726256847382">
                <text:p>35.2726256847382</text:p>
              </table:table-cell>
              <table:table-cell office:value-type="float" office:value="45653.1378454626">
                <text:p>45653.13784546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3744087219238">
                <text:p>35.3744087219238</text:p>
              </table:table-cell>
              <table:table-cell office:value-type="float" office:value="45194.1711231199">
                <text:p>45194.17112311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4758460521698">
                <text:p>35.4758460521698</text:p>
              </table:table-cell>
              <table:table-cell office:value-type="float" office:value="44717.2652217958">
                <text:p>44717.2652217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5773570537567">
                <text:p>35.5773570537567</text:p>
              </table:table-cell>
              <table:table-cell office:value-type="float" office:value="44054.3382499389">
                <text:p>44054.33824993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680971622467">
                <text:p>35.680971622467</text:p>
              </table:table-cell>
              <table:table-cell office:value-type="float" office:value="42696.6984958271">
                <text:p>42696.69849582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.7834455966949">
                <text:p>35.7834455966949</text:p>
              </table:table-cell>
              <table:table-cell office:value-type="float" office:value="42703.5257778491">
                <text:p>42703.52577784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885244846344">
                <text:p>35.885244846344</text:p>
              </table:table-cell>
              <table:table-cell office:value-type="float" office:value="42672.220227319">
                <text:p>42672.2202273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.9862549304962">
                <text:p>35.9862549304962</text:p>
              </table:table-cell>
              <table:table-cell office:value-type="float" office:value="42768.0071376813">
                <text:p>42768.00713768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.0875961780548">
                <text:p>36.0875961780548</text:p>
              </table:table-cell>
              <table:table-cell office:value-type="float" office:value="42470.3672363171">
                <text:p>42470.36723631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.1885294914246">
                <text:p>36.1885294914246</text:p>
              </table:table-cell>
              <table:table-cell office:value-type="float" office:value="42562.7561067215">
                <text:p>42562.75610672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.2899706363678">
                <text:p>36.2899706363678</text:p>
              </table:table-cell>
              <table:table-cell office:value-type="float" office:value="42349.6797320642">
                <text:p>42349.67973206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.3897249698639">
                <text:p>36.3897249698639</text:p>
              </table:table-cell>
              <table:table-cell office:value-type="float" office:value="43145.9952581262">
                <text:p>43145.99525812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.4892723560333">
                <text:p>36.4892723560333</text:p>
              </table:table-cell>
              <table:table-cell office:value-type="float" office:value="43396.4181907016">
                <text:p>43396.41819070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.5903766155243">
                <text:p>36.5903766155243</text:p>
              </table:table-cell>
              <table:table-cell office:value-type="float" office:value="43044.6750899633">
                <text:p>43044.67508996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.6912651062012">
                <text:p>36.6912651062012</text:p>
              </table:table-cell>
              <table:table-cell office:value-type="float" office:value="43453.9160075338">
                <text:p>43453.91600753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.7927305698395">
                <text:p>36.7927305698395</text:p>
              </table:table-cell>
              <table:table-cell office:value-type="float" office:value="43679.8871367579">
                <text:p>43679.88713675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.8939259052277">
                <text:p>36.8939259052277</text:p>
              </table:table-cell>
              <table:table-cell office:value-type="float" office:value="44270.8152783406">
                <text:p>44270.81527834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.9949040412903">
                <text:p>36.9949040412903</text:p>
              </table:table-cell>
              <table:table-cell office:value-type="float" office:value="44999.840333575">
                <text:p>44999.8403335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0960211753845">
                <text:p>37.0960211753845</text:p>
              </table:table-cell>
              <table:table-cell office:value-type="float" office:value="45570.9118071471">
                <text:p>45570.91180714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1966426372528">
                <text:p>37.1966426372528</text:p>
              </table:table-cell>
              <table:table-cell office:value-type="float" office:value="46590.4580688423">
                <text:p>46590.45806884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2982120513916">
                <text:p>37.2982120513916</text:p>
              </table:table-cell>
              <table:table-cell office:value-type="float" office:value="46943.2657501062">
                <text:p>46943.26575010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4007580280304">
                <text:p>37.4007580280304</text:p>
              </table:table-cell>
              <table:table-cell office:value-type="float" office:value="47354.3688320868">
                <text:p>47354.36883208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5022432804108">
                <text:p>37.5022432804108</text:p>
              </table:table-cell>
              <table:table-cell office:value-type="float" office:value="48874.0963210074">
                <text:p>48874.0963210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6027128696442">
                <text:p>37.6027128696442</text:p>
              </table:table-cell>
              <table:table-cell office:value-type="float" office:value="50323.685391552">
                <text:p>50323.6853915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7034647464752">
                <text:p>37.7034647464752</text:p>
              </table:table-cell>
              <table:table-cell office:value-type="float" office:value="51214.9268311152">
                <text:p>51214.92683111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8049263954163">
                <text:p>37.8049263954163</text:p>
              </table:table-cell>
              <table:table-cell office:value-type="float" office:value="51960.5196152843">
                <text:p>51960.51961528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9069051742554">
                <text:p>37.9069051742554</text:p>
              </table:table-cell>
              <table:table-cell office:value-type="float" office:value="52873.7455123559">
                <text:p>52873.74551235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.0073366165161">
                <text:p>38.0073366165161</text:p>
              </table:table-cell>
              <table:table-cell office:value-type="float" office:value="54883.2106352673">
                <text:p>54883.21063526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.107620716095">
                <text:p>38.107620716095</text:p>
              </table:table-cell>
              <table:table-cell office:value-type="float" office:value="56160.4484026038">
                <text:p>56160.44840260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2082107067108">
                <text:p>38.2082107067108</text:p>
              </table:table-cell>
              <table:table-cell office:value-type="float" office:value="57182.6278617224">
                <text:p>57182.62786172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.3086743354797">
                <text:p>38.3086743354797</text:p>
              </table:table-cell>
              <table:table-cell office:value-type="float" office:value="58528.6443666568">
                <text:p>58528.64436665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4117529392242">
                <text:p>38.4117529392242</text:p>
              </table:table-cell>
              <table:table-cell office:value-type="float" office:value="58285.6168181282">
                <text:p>58285.61681812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5124979019165">
                <text:p>38.5124979019165</text:p>
              </table:table-cell>
              <table:table-cell office:value-type="float" office:value="60906.2710037747">
                <text:p>60906.27100377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6124701499939">
                <text:p>38.6124701499939</text:p>
              </table:table-cell>
              <table:table-cell office:value-type="float" office:value="62577.3664222993">
                <text:p>62577.3664222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